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6" style:family="table-cell" style:parent-style-name="Pivot_20_Table_20_Value" style:data-style-name="N0"/>
    <style:style style:name="ce2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3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ta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duração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 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4.8" calcext:value-type="float">
            <text:p>1004,8</text:p>
          </table:table-cell>
          <table:table-cell office:value-type="float" office:value="1007" calcext:value-type="float">
            <text:p>100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55" calcext:value-type="float">
            <text:p>1006,55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05" calcext:value-type="float">
            <text:p>1006,05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09.6" calcext:value-type="float">
            <text:p>1009,6</text:p>
          </table:table-cell>
          <table:table-cell table:number-columns-repeated="2"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12" calcext:value-type="float">
            <text:p>1007,12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" calcext:value-type="float">
            <text:p>1006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65" calcext:value-type="float">
            <text:p>1009,65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2" calcext:value-type="float">
            <text:p>1008,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.5" calcext:value-type="float">
            <text:p>1005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5.9" calcext:value-type="float">
            <text:p>1005,9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45" calcext:value-type="float">
            <text:p>1008,4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03" calcext:value-type="float">
            <text:p>1008,03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5" calcext:value-type="float">
            <text:p>1004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66" calcext:value-type="float">
            <text:p>1007,66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37" calcext:value-type="float">
            <text:p>1008,37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" calcext:value-type="float">
            <text:p>1007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35" calcext:value-type="float">
            <text:p>1010,3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10.31" calcext:value-type="float">
            <text:p>1010,31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" calcext:value-type="float">
            <text:p>1011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83" calcext:value-type="float">
            <text:p>1010,83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" calcext:value-type="float">
            <text:p>1010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65" calcext:value-type="float">
            <text:p>1007,65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5" calcext:value-type="float">
            <text:p>1005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95" calcext:value-type="float">
            <text:p>1005,95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4" calcext:value-type="float">
            <text:p>1004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5.7" calcext:value-type="float">
            <text:p>1005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6.85" calcext:value-type="float">
            <text:p>1006,85</text:p>
          </table:table-cell>
          <table:table-cell office:value-type="float" office:value="1005.5" calcext:value-type="float">
            <text:p>1005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38" calcext:value-type="float">
            <text:p>1007,3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table:number-columns-repeated="2"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3.5" calcext:value-type="float">
            <text:p>1003,5</text:p>
          </table:table-cell>
          <table:table-cell office:value-type="float" office:value="1003.8" calcext:value-type="float">
            <text:p>1003,8</text:p>
          </table:table-cell>
          <table:table-cell office:value-type="float" office:value="1004.2" calcext:value-type="float">
            <text:p>1004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5.47" calcext:value-type="float">
            <text:p>1005,47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8" calcext:value-type="float">
            <text:p>1004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1006.5" calcext:value-type="float">
            <text:p>1006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8" calcext:value-type="float">
            <text:p>1004,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4.7" calcext:value-type="float">
            <text:p>1004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3.6" calcext:value-type="float">
            <text:p>1003,6</text:p>
          </table:table-cell>
          <table:table-cell office:value-type="float" office:value="1003.4" calcext:value-type="float">
            <text:p>1003,4</text:p>
          </table:table-cell>
          <table:table-cell office:value-type="float" office:value="1003.8" calcext:value-type="float">
            <text:p>1003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15" calcext:value-type="float">
            <text:p>1009,15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" calcext:value-type="float">
            <text:p>1005</text:p>
          </table:table-cell>
          <table:table-cell office:value-type="float" office:value="1004.3" calcext:value-type="float">
            <text:p>1004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23" calcext:value-type="float">
            <text:p>1010,23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37" calcext:value-type="float">
            <text:p>1009,37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" calcext:value-type="float">
            <text:p>1008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table:number-columns-repeated="2"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" calcext:value-type="float">
            <text:p>1008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02" calcext:value-type="float">
            <text:p>1009,02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" calcext:value-type="float">
            <text:p>1010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" calcext:value-type="float">
            <text:p>1009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1.56" calcext:value-type="float">
            <text:p>1011,56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35" calcext:value-type="float">
            <text:p>1010,3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17" calcext:value-type="float">
            <text:p>1010,17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73" calcext:value-type="float">
            <text:p>1011,7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" calcext:value-type="float">
            <text:p>1010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10.29" calcext:value-type="float">
            <text:p>1010,29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65" calcext:value-type="float">
            <text:p>1010,65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8" calcext:value-type="float">
            <text:p>1009,8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57" calcext:value-type="float">
            <text:p>1010,57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35" calcext:value-type="float">
            <text:p>1010,35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" calcext:value-type="float">
            <text:p>1009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2" calcext:value-type="float">
            <text:p>1005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.53" calcext:value-type="float">
            <text:p>1006,53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5" calcext:value-type="float">
            <text:p>1008,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4.8" calcext:value-type="float">
            <text:p>1004,8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3.7" calcext:value-type="float">
            <text:p>1003,7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4.3" calcext:value-type="float">
            <text:p>1004,3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28" calcext:value-type="float">
            <text:p>1006,28</text:p>
          </table:table-cell>
          <table:table-cell office:value-type="float" office:value="1004.8" calcext:value-type="float">
            <text:p>1004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5" calcext:value-type="float">
            <text:p>1005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15" calcext:value-type="float">
            <text:p>1006,15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3.9" calcext:value-type="float">
            <text:p>1003,9</text:p>
          </table:table-cell>
          <table:table-cell office:value-type="float" office:value="1005.15" calcext:value-type="float">
            <text:p>1005,15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" calcext:value-type="float">
            <text:p>1010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" calcext:value-type="float">
            <text:p>1009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6" calcext:value-type="float">
            <text:p>1006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table:number-columns-repeated="2" office:value-type="float" office:value="1006.4" calcext:value-type="float">
            <text:p>1006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3.8" calcext:value-type="float">
            <text:p>1003,8</text:p>
          </table:table-cell>
          <table:table-cell office:value-type="float" office:value="1003.2" calcext:value-type="float">
            <text:p>1003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3.2" calcext:value-type="float">
            <text:p>1003,2</text:p>
          </table:table-cell>
          <table:table-cell office:value-type="float" office:value="1003.3" calcext:value-type="float">
            <text:p>1003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3.3" calcext:value-type="float">
            <text:p>1003,3</text:p>
          </table:table-cell>
          <table:table-cell office:value-type="float" office:value="1004.45" calcext:value-type="float">
            <text:p>1004,45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07" calcext:value-type="float">
            <text:p>1006,07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4.32" calcext:value-type="float">
            <text:p>1004,32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6.24" calcext:value-type="float">
            <text:p>1006,24</text:p>
          </table:table-cell>
          <table:table-cell office:value-type="float" office:value="1004.7" calcext:value-type="float">
            <text:p>1004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8" calcext:value-type="float">
            <text:p>1006,8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08" calcext:value-type="float">
            <text:p>1009,08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83" calcext:value-type="float">
            <text:p>1009,83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12.44" calcext:value-type="float">
            <text:p>1012,44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67" calcext:value-type="float">
            <text:p>1010,6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7" calcext:value-type="float">
            <text:p>1011,7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85" calcext:value-type="float">
            <text:p>1012,85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0.73" calcext:value-type="float">
            <text:p>1010,7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" calcext:value-type="float">
            <text:p>1011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93" calcext:value-type="float">
            <text:p>1010,93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3.6" calcext:value-type="float">
            <text:p>1003,6</text:p>
          </table:table-cell>
          <table:table-cell office:value-type="float" office:value="1003.7" calcext:value-type="float">
            <text:p>1003,7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03" calcext:value-type="float">
            <text:p>1008,03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75" calcext:value-type="float">
            <text:p>1005,75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7" calcext:value-type="float">
            <text:p>1007</text:p>
          </table:table-cell>
          <table:table-cell office:value-type="float" office:value="1006.72" calcext:value-type="float">
            <text:p>1006,72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75" calcext:value-type="float">
            <text:p>1005,75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6.55" calcext:value-type="float">
            <text:p>1006,5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1" calcext:value-type="float">
            <text:p>1004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7.18" calcext:value-type="float">
            <text:p>1007,1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004.8" calcext:value-type="float">
            <text:p>1004,8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1" calcext:value-type="float">
            <text:p>1008,1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8.07" calcext:value-type="float">
            <text:p>1008,07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05" calcext:value-type="float">
            <text:p>1005,05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6.01" calcext:value-type="float">
            <text:p>1006,0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37" calcext:value-type="float">
            <text:p>1007,37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4.3" calcext:value-type="float">
            <text:p>1004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5.95" calcext:value-type="float">
            <text:p>1005,95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01" calcext:value-type="float">
            <text:p>1005,01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75" calcext:value-type="float">
            <text:p>1006,7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4" calcext:value-type="float">
            <text:p>1007,44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17" calcext:value-type="float">
            <text:p>1007,17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7.66" calcext:value-type="float">
            <text:p>1007,66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41" calcext:value-type="float">
            <text:p>1006,41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5.88" calcext:value-type="float">
            <text:p>1005,88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" calcext:value-type="float">
            <text:p>1006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5.35" calcext:value-type="float">
            <text:p>1005,35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7" calcext:value-type="float">
            <text:p>1005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5" calcext:value-type="float">
            <text:p>1005</text:p>
          </table:table-cell>
          <table:table-cell office:value-type="float" office:value="1004.8" calcext:value-type="float">
            <text:p>1004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" calcext:value-type="float">
            <text:p>1006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7" calcext:value-type="float">
            <text:p>1007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9" calcext:value-type="float">
            <text:p>1008,9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34" calcext:value-type="float">
            <text:p>1009,34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" calcext:value-type="float">
            <text:p>100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table:number-columns-repeated="2"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12" calcext:value-type="float">
            <text:p>1009,1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75" calcext:value-type="float">
            <text:p>1007,7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05" calcext:value-type="float">
            <text:p>1010,0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table:number-columns-repeated="2"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9.12" calcext:value-type="float">
            <text:p>1009,12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64" calcext:value-type="float">
            <text:p>1008,6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10" calcext:value-type="float">
            <text:p>1010</text:p>
          </table:table-cell>
          <table:table-cell office:value-type="float" office:value="1011.76" calcext:value-type="float">
            <text:p>1011,76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45" calcext:value-type="float">
            <text:p>1009,4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" calcext:value-type="float">
            <text:p>1009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table:number-columns-repeated="2"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5" calcext:value-type="float">
            <text:p>1008,6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5" calcext:value-type="float">
            <text:p>1008,75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table:number-columns-repeated="2"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86" calcext:value-type="float">
            <text:p>1008,8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table:number-columns-repeated="2"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8.7" calcext:value-type="float">
            <text:p>1008,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table:number-columns-repeated="2"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9.9" calcext:value-type="float">
            <text:p>1009,9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" calcext:value-type="float">
            <text:p>1008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table:number-columns-repeated="2"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table:number-columns-repeated="2"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85" calcext:value-type="float">
            <text:p>1009,8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" calcext:value-type="float">
            <text:p>1010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" calcext:value-type="float">
            <text:p>1011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15" calcext:value-type="float">
            <text:p>1011,15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7" calcext:value-type="float">
            <text:p>1012,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table:number-columns-repeated="2"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2.57" calcext:value-type="float">
            <text:p>1012,57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2" calcext:value-type="float">
            <text:p>1012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table:number-columns-repeated="2"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65" calcext:value-type="float">
            <text:p>1009,65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7.84" calcext:value-type="float">
            <text:p>1007,84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" calcext:value-type="float">
            <text:p>1009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table:number-columns-repeated="2"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9.1" calcext:value-type="float">
            <text:p>1009,1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45" calcext:value-type="float">
            <text:p>1005,45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7.03" calcext:value-type="float">
            <text:p>1007,03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" calcext:value-type="float">
            <text:p>1006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22" calcext:value-type="float">
            <text:p>1008,22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33" calcext:value-type="float">
            <text:p>1007,33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table:number-columns-repeated="2"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6" calcext:value-type="float">
            <text:p>1006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4.27" calcext:value-type="float">
            <text:p>1004,27</text:p>
          </table:table-cell>
          <table:table-cell office:value-type="float" office:value="1003.8" calcext:value-type="float">
            <text:p>1003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3.43" calcext:value-type="float">
            <text:p>1003,43</text:p>
          </table:table-cell>
          <table:table-cell office:value-type="float" office:value="1003.6" calcext:value-type="float">
            <text:p>1003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5.9" calcext:value-type="float">
            <text:p>1005,9</text:p>
          </table:table-cell>
          <table:table-cell office:value-type="float" office:value="1003.7" calcext:value-type="float">
            <text:p>1003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75" calcext:value-type="float">
            <text:p>1007,7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9" calcext:value-type="float">
            <text:p>1006,9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3.8" calcext:value-type="float">
            <text:p>1003,8</text:p>
          </table:table-cell>
          <table:table-cell office:value-type="float" office:value="1003.9" calcext:value-type="float">
            <text:p>1003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4.3" calcext:value-type="float">
            <text:p>1004,3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4.5" calcext:value-type="float">
            <text:p>1004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4.1" calcext:value-type="float">
            <text:p>1004,1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6.53" calcext:value-type="float">
            <text:p>1006,53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3.5" calcext:value-type="float">
            <text:p>1003,5</text:p>
          </table:table-cell>
          <table:table-cell office:value-type="float" office:value="1004.3" calcext:value-type="float">
            <text:p>1004,3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2" calcext:value-type="float">
            <text:p>1006,5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28" calcext:value-type="float">
            <text:p>1006,28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4.1" calcext:value-type="float">
            <text:p>1004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4.6" calcext:value-type="float">
            <text:p>1004,6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1007.05" calcext:value-type="float">
            <text:p>1007,05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2" calcext:value-type="float">
            <text:p>1005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5.05" calcext:value-type="float">
            <text:p>1005,05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75" calcext:value-type="float">
            <text:p>1004,75</text:p>
          </table:table-cell>
          <table:table-cell office:value-type="float" office:value="1003.9" calcext:value-type="float">
            <text:p>1003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3.9" calcext:value-type="float">
            <text:p>1003,9</text:p>
          </table:table-cell>
          <table:table-cell office:value-type="float" office:value="1003.8" calcext:value-type="float">
            <text:p>1003,8</text:p>
          </table:table-cell>
          <table:table-cell office:value-type="float" office:value="1003.3" calcext:value-type="float">
            <text:p>1003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3.3" calcext:value-type="float">
            <text:p>1003,3</text:p>
          </table:table-cell>
          <table:table-cell office:value-type="float" office:value="1003.95" calcext:value-type="float">
            <text:p>1003,95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" calcext:value-type="float">
            <text:p>1006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" calcext:value-type="float">
            <text:p>1006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7" calcext:value-type="float">
            <text:p>1004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6.85" calcext:value-type="float">
            <text:p>1006,85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3.6" calcext:value-type="float">
            <text:p>1003,6</text:p>
          </table:table-cell>
          <table:table-cell office:value-type="float" office:value="1003.8" calcext:value-type="float">
            <text:p>1003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3.6" calcext:value-type="float">
            <text:p>1003,6</text:p>
          </table:table-cell>
          <table:table-cell office:value-type="float" office:value="1003.9" calcext:value-type="float">
            <text:p>1003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table:number-columns-repeated="2"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4.25" calcext:value-type="float">
            <text:p>1004,25</text:p>
          </table:table-cell>
          <table:table-cell office:value-type="float" office:value="1004.7" calcext:value-type="float">
            <text:p>1004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8.52" calcext:value-type="float">
            <text:p>1008,5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3" calcext:value-type="float">
            <text:p>1009,33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" calcext:value-type="float">
            <text:p>100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33" calcext:value-type="float">
            <text:p>1007,33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.5" calcext:value-type="float">
            <text:p>1007,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2" calcext:value-type="float">
            <text:p>1005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5.7" calcext:value-type="float">
            <text:p>1005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93" calcext:value-type="float">
            <text:p>1006,93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7.3" calcext:value-type="float">
            <text:p>1007,3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6" calcext:value-type="float">
            <text:p>1006</text:p>
          </table:table-cell>
          <table:table-cell office:value-type="float" office:value="1004.97" calcext:value-type="float">
            <text:p>1004,97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38" calcext:value-type="float">
            <text:p>1006,38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17" calcext:value-type="float">
            <text:p>1008,1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85" calcext:value-type="float">
            <text:p>1007,85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8.27" calcext:value-type="float">
            <text:p>1008,2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35" calcext:value-type="float">
            <text:p>1007,3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75" calcext:value-type="float">
            <text:p>1008,7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38" calcext:value-type="float">
            <text:p>1008,38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57" calcext:value-type="float">
            <text:p>1007,5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10" calcext:value-type="float">
            <text:p>1010</text:p>
          </table:table-cell>
          <table:table-cell office:value-type="float" office:value="1008.04" calcext:value-type="float">
            <text:p>1008,04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75" calcext:value-type="float">
            <text:p>1009,75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9.03" calcext:value-type="float">
            <text:p>1009,0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" calcext:value-type="float">
            <text:p>1010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13" calcext:value-type="float">
            <text:p>1009,13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table:number-columns-repeated="2"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5" calcext:value-type="float">
            <text:p>1009,5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" calcext:value-type="float">
            <text:p>1009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13" calcext:value-type="float">
            <text:p>1009,13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07" calcext:value-type="float">
            <text:p>1010,0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" calcext:value-type="float">
            <text:p>1009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57" calcext:value-type="float">
            <text:p>1010,57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77" calcext:value-type="float">
            <text:p>1008,77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45" calcext:value-type="float">
            <text:p>1008,45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15" calcext:value-type="float">
            <text:p>1008,15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07" calcext:value-type="float">
            <text:p>1007</text:p>
          </table:table-cell>
          <table:table-cell office:value-type="float" office:value="1007.77" calcext:value-type="float">
            <text:p>1007,77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92" calcext:value-type="float">
            <text:p>1007,92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48" calcext:value-type="float">
            <text:p>1007,48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08" calcext:value-type="float">
            <text:p>1008,08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" calcext:value-type="float">
            <text:p>100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45" calcext:value-type="float">
            <text:p>1009,4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65" calcext:value-type="float">
            <text:p>1010,65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" calcext:value-type="float">
            <text:p>1009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" calcext:value-type="float">
            <text:p>100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5" calcext:value-type="float">
            <text:p>1008,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55" calcext:value-type="float">
            <text:p>1010,55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" calcext:value-type="float">
            <text:p>1007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" calcext:value-type="float">
            <text:p>1009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table:number-columns-repeated="2"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1" calcext:value-type="float">
            <text:p>1006,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9.67" calcext:value-type="float">
            <text:p>1009,67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table:number-columns-repeated="2"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" calcext:value-type="float">
            <text:p>1007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1.5" calcext:value-type="float">
            <text:p>991,5</text:p>
          </table:table-cell>
          <table:table-cell office:value-type="float" office:value="993.35" calcext:value-type="float">
            <text:p>993,35</text:p>
          </table:table-cell>
          <table:table-cell office:value-type="float" office:value="993.8" calcext:value-type="float">
            <text:p>993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3" calcext:value-type="float">
            <text:p>989,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0.4" calcext:value-type="float">
            <text:p>990,4</text:p>
          </table:table-cell>
          <table:table-cell office:value-type="float" office:value="992.2" calcext:value-type="float">
            <text:p>992,2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1.3" calcext:value-type="float">
            <text:p>991,3</text:p>
          </table:table-cell>
          <table:table-cell office:value-type="float" office:value="995.3" calcext:value-type="float">
            <text:p>995,3</text:p>
          </table:table-cell>
          <table:table-cell office:value-type="float" office:value="994.4" calcext:value-type="float">
            <text:p>994,4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2.4" calcext:value-type="float">
            <text:p>992,4</text:p>
          </table:table-cell>
          <table:table-cell office:value-type="float" office:value="993.6" calcext:value-type="float">
            <text:p>993,6</text:p>
          </table:table-cell>
          <table:table-cell office:value-type="float" office:value="994.2" calcext:value-type="float">
            <text:p>994,2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992.3" calcext:value-type="float">
            <text:p>992,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993.6" calcext:value-type="float">
            <text:p>993,6</text:p>
          </table:table-cell>
          <table:table-cell office:value-type="float" office:value="992.6" calcext:value-type="float">
            <text:p>992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9.9" calcext:value-type="float">
            <text:p>989,9</text:p>
          </table:table-cell>
          <table:table-cell office:value-type="float" office:value="990.4" calcext:value-type="float">
            <text:p>990,4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.8" calcext:value-type="float">
            <text:p>991,8</text:p>
          </table:table-cell>
          <table:table-cell office:value-type="float" office:value="992.6" calcext:value-type="float">
            <text:p>992,6</text:p>
          </table:table-cell>
          <table:table-cell office:value-type="float" office:value="993.7" calcext:value-type="float">
            <text:p>993,7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85" calcext:value-type="float">
            <text:p>994,85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6.9" calcext:value-type="float">
            <text:p>996,9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2.8" calcext:value-type="float">
            <text:p>992,8</text:p>
          </table:table-cell>
          <table:table-cell office:value-type="float" office:value="992.9" calcext:value-type="float">
            <text:p>992,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2.8" calcext:value-type="float">
            <text:p>992,8</text:p>
          </table:table-cell>
          <table:table-cell office:value-type="float" office:value="994.15" calcext:value-type="float">
            <text:p>994,1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992.7" calcext:value-type="float">
            <text:p>992,7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3" calcext:value-type="float">
            <text:p>990,3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91.4" calcext:value-type="float">
            <text:p>991,4</text:p>
          </table:table-cell>
          <table:table-cell office:value-type="float" office:value="992.65" calcext:value-type="float">
            <text:p>992,65</text:p>
          </table:table-cell>
          <table:table-cell office:value-type="float" office:value="991.7" calcext:value-type="float">
            <text:p>991,7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9.6" calcext:value-type="float">
            <text:p>989,6</text:p>
          </table:table-cell>
          <table:table-cell office:value-type="float" office:value="989.35" calcext:value-type="float">
            <text:p>989,35</text:p>
          </table:table-cell>
          <table:table-cell office:value-type="float" office:value="989.6" calcext:value-type="float">
            <text:p>989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90.8" calcext:value-type="float">
            <text:p>990,8</text:p>
          </table:table-cell>
          <table:table-cell office:value-type="float" office:value="992.1" calcext:value-type="float">
            <text:p>992,1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.2" calcext:value-type="float">
            <text:p>989,2</text:p>
          </table:table-cell>
          <table:table-cell office:value-type="float" office:value="990.9" calcext:value-type="float">
            <text:p>990,9</text:p>
          </table:table-cell>
          <table:table-cell office:value-type="float" office:value="992.1" calcext:value-type="float">
            <text:p>992,1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8.2" calcext:value-type="float">
            <text:p>988,2</text:p>
          </table:table-cell>
          <table:table-cell office:value-type="float" office:value="989.3" calcext:value-type="float">
            <text:p>989,3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8.7" calcext:value-type="float">
            <text:p>988,7</text:p>
          </table:table-cell>
          <table:table-cell office:value-type="float" office:value="990.3" calcext:value-type="float">
            <text:p>990,3</text:p>
          </table:table-cell>
          <table:table-cell office:value-type="float" office:value="991.9" calcext:value-type="float">
            <text:p>991,9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8.6" calcext:value-type="float">
            <text:p>988,6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7" calcext:value-type="float">
            <text:p>989,7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8.1" calcext:value-type="float">
            <text:p>988,1</text:p>
          </table:table-cell>
          <table:table-cell office:value-type="float" office:value="989.9" calcext:value-type="float">
            <text:p>989,9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9.9" calcext:value-type="float">
            <text:p>989,9</text:p>
          </table:table-cell>
          <table:table-cell office:value-type="float" office:value="989.3" calcext:value-type="float">
            <text:p>989,3</text:p>
          </table:table-cell>
          <table:table-cell office:value-type="float" office:value="990.3" calcext:value-type="float">
            <text:p>990,3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90.7" calcext:value-type="float">
            <text:p>990,7</text:p>
          </table:table-cell>
          <table:table-cell office:value-type="float" office:value="990.45" calcext:value-type="float">
            <text:p>990,45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0.5" calcext:value-type="float">
            <text:p>990,5</text:p>
          </table:table-cell>
          <table:table-cell office:value-type="float" office:value="991.8" calcext:value-type="float">
            <text:p>991,8</text:p>
          </table:table-cell>
          <table:table-cell office:value-type="float" office:value="991.4" calcext:value-type="float">
            <text:p>991,4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8.7" calcext:value-type="float">
            <text:p>988,7</text:p>
          </table:table-cell>
          <table:table-cell office:value-type="float" office:value="990.25" calcext:value-type="float">
            <text:p>990,25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0.2" calcext:value-type="float">
            <text:p>990,2</text:p>
          </table:table-cell>
          <table:table-cell office:value-type="float" office:value="989.9" calcext:value-type="float">
            <text:p>989,9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0.5" calcext:value-type="float">
            <text:p>990,5</text:p>
          </table:table-cell>
          <table:table-cell office:value-type="float" office:value="991.3" calcext:value-type="float">
            <text:p>991,3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1" calcext:value-type="float">
            <text:p>990,1</text:p>
          </table:table-cell>
          <table:table-cell office:value-type="float" office:value="992.9" calcext:value-type="float">
            <text:p>992,9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990.1" calcext:value-type="float">
            <text:p>990,1</text:p>
          </table:table-cell>
          <table:table-cell office:value-type="float" office:value="990.9" calcext:value-type="float">
            <text:p>990,9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1.7" calcext:value-type="float">
            <text:p>991,7</text:p>
          </table:table-cell>
          <table:table-cell office:value-type="float" office:value="990.6" calcext:value-type="float">
            <text:p>990,6</text:p>
          </table:table-cell>
          <table:table-cell office:value-type="float" office:value="989.8" calcext:value-type="float">
            <text:p>989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9.8" calcext:value-type="float">
            <text:p>989,8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992.25" calcext:value-type="float">
            <text:p>992,25</text:p>
          </table:table-cell>
          <table:table-cell office:value-type="float" office:value="992.7" calcext:value-type="float">
            <text:p>992,7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0.6" calcext:value-type="float">
            <text:p>990,6</text:p>
          </table:table-cell>
          <table:table-cell office:value-type="float" office:value="990.5" calcext:value-type="float">
            <text:p>990,5</text:p>
          </table:table-cell>
          <table:table-cell office:value-type="float" office:value="992.5" calcext:value-type="float">
            <text:p>992,5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5.2" calcext:value-type="float">
            <text:p>995,2</text:p>
          </table:table-cell>
          <table:table-cell office:value-type="float" office:value="995.5" calcext:value-type="float">
            <text:p>995,5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6" calcext:value-type="float">
            <text:p>996</text:p>
          </table:table-cell>
          <table:table-cell office:value-type="float" office:value="994.9" calcext:value-type="float">
            <text:p>994,9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8.5" calcext:value-type="float">
            <text:p>998,5</text:p>
          </table:table-cell>
          <table:table-cell office:value-type="float" office:value="997.4" calcext:value-type="float">
            <text:p>997,4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8" calcext:value-type="float">
            <text:p>996,8</text:p>
          </table:table-cell>
          <table:table-cell office:value-type="float" office:value="996.2" calcext:value-type="float">
            <text:p>996,2</text:p>
          </table:table-cell>
          <table:table-cell office:value-type="float" office:value="995.5" calcext:value-type="float">
            <text:p>995,5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991.6" calcext:value-type="float">
            <text:p>991,6</text:p>
          </table:table-cell>
          <table:table-cell office:value-type="float" office:value="991.8" calcext:value-type="float">
            <text:p>991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2" calcext:value-type="float">
            <text:p>990,2</text:p>
          </table:table-cell>
          <table:table-cell office:value-type="float" office:value="993.8" calcext:value-type="float">
            <text:p>993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1.8" calcext:value-type="float">
            <text:p>991,8</text:p>
          </table:table-cell>
          <table:table-cell office:value-type="float" office:value="992.75" calcext:value-type="float">
            <text:p>992,75</text:p>
          </table:table-cell>
          <table:table-cell office:value-type="float" office:value="993.6" calcext:value-type="float">
            <text:p>993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6.1" calcext:value-type="float">
            <text:p>986,1</text:p>
          </table:table-cell>
          <table:table-cell office:value-type="float" office:value="987.6" calcext:value-type="float">
            <text:p>987,6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0.5" calcext:value-type="float">
            <text:p>990,5</text:p>
          </table:table-cell>
          <table:table-cell office:value-type="float" office:value="994.5" calcext:value-type="float">
            <text:p>994,5</text:p>
          </table:table-cell>
          <table:table-cell office:value-type="float" office:value="993.2" calcext:value-type="float">
            <text:p>993,2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0.3" calcext:value-type="float">
            <text:p>990,3</text:p>
          </table:table-cell>
          <table:table-cell office:value-type="float" office:value="990.6" calcext:value-type="float">
            <text:p>990,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0.4" calcext:value-type="float">
            <text:p>990,4</text:p>
          </table:table-cell>
          <table:table-cell office:value-type="float" office:value="993.567" calcext:value-type="float">
            <text:p>993,567</text:p>
          </table:table-cell>
          <table:table-cell office:value-type="float" office:value="993.9" calcext:value-type="float">
            <text:p>993,9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2.9" calcext:value-type="float">
            <text:p>992,9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2.6" calcext:value-type="float">
            <text:p>992,6</text:p>
          </table:table-cell>
          <table:table-cell office:value-type="float" office:value="991.4" calcext:value-type="float">
            <text:p>991,4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.7" calcext:value-type="float">
            <text:p>991,7</text:p>
          </table:table-cell>
          <table:table-cell office:value-type="float" office:value="992.5" calcext:value-type="float">
            <text:p>992,5</text:p>
          </table:table-cell>
          <table:table-cell office:value-type="float" office:value="992.9" calcext:value-type="float">
            <text:p>992,9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0.7" calcext:value-type="float">
            <text:p>990,7</text:p>
          </table:table-cell>
          <table:table-cell office:value-type="float" office:value="992.6" calcext:value-type="float">
            <text:p>992,6</text:p>
          </table:table-cell>
          <table:table-cell office:value-type="float" office:value="993.2" calcext:value-type="float">
            <text:p>993,2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.6" calcext:value-type="float">
            <text:p>991,6</text:p>
          </table:table-cell>
          <table:table-cell office:value-type="float" office:value="993.6" calcext:value-type="float">
            <text:p>993,6</text:p>
          </table:table-cell>
          <table:table-cell office:value-type="float" office:value="993.8" calcext:value-type="float">
            <text:p>993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3" calcext:value-type="float">
            <text:p>990,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8.2" calcext:value-type="float">
            <text:p>988,2</text:p>
          </table:table-cell>
          <table:table-cell office:value-type="float" office:value="989.2" calcext:value-type="float">
            <text:p>989,2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1.5" calcext:value-type="float">
            <text:p>991,5</text:p>
          </table:table-cell>
          <table:table-cell office:value-type="float" office:value="994.3" calcext:value-type="float">
            <text:p>994,3</text:p>
          </table:table-cell>
          <table:table-cell office:value-type="float" office:value="992.6" calcext:value-type="float">
            <text:p>992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8.9" calcext:value-type="float">
            <text:p>988,9</text:p>
          </table:table-cell>
          <table:table-cell table:number-columns-repeated="2" office:value-type="float" office:value="988.7" calcext:value-type="float">
            <text:p>988,7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1.9" calcext:value-type="float">
            <text:p>991,9</text:p>
          </table:table-cell>
          <table:table-cell office:value-type="float" office:value="991.3" calcext:value-type="float">
            <text:p>991,3</text:p>
          </table:table-cell>
          <table:table-cell office:value-type="float" office:value="989.9" calcext:value-type="float">
            <text:p>989,9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725" calcext:value-type="float">
            <text:p>989,725</text:p>
          </table:table-cell>
          <table:table-cell office:value-type="float" office:value="991.6" calcext:value-type="float">
            <text:p>991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89.2" calcext:value-type="float">
            <text:p>989,2</text:p>
          </table:table-cell>
          <table:table-cell office:value-type="float" office:value="990.667" calcext:value-type="float">
            <text:p>990,667</text:p>
          </table:table-cell>
          <table:table-cell office:value-type="float" office:value="992.1" calcext:value-type="float">
            <text:p>992,1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8.7" calcext:value-type="float">
            <text:p>988,7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0.7" calcext:value-type="float">
            <text:p>990,7</text:p>
          </table:table-cell>
          <table:table-cell office:value-type="float" office:value="989.7" calcext:value-type="float">
            <text:p>989,7</text:p>
          </table:table-cell>
          <table:table-cell office:value-type="float" office:value="988.8" calcext:value-type="float">
            <text:p>988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93" calcext:value-type="float">
            <text:p>993</text:p>
          </table:table-cell>
          <table:table-cell office:value-type="float" office:value="992.3" calcext:value-type="float">
            <text:p>992,3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4.3" calcext:value-type="float">
            <text:p>994,3</text:p>
          </table:table-cell>
          <table:table-cell office:value-type="float" office:value="992.7" calcext:value-type="float">
            <text:p>992,7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2.2" calcext:value-type="float">
            <text:p>992,2</text:p>
          </table:table-cell>
          <table:table-cell office:value-type="float" office:value="993.4" calcext:value-type="float">
            <text:p>993,4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2.2" calcext:value-type="float">
            <text:p>992,2</text:p>
          </table:table-cell>
          <table:table-cell office:value-type="float" office:value="992.5" calcext:value-type="float">
            <text:p>992,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92.6" calcext:value-type="float">
            <text:p>992,6</text:p>
          </table:table-cell>
          <table:table-cell office:value-type="float" office:value="991.9" calcext:value-type="float">
            <text:p>991,9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6.2" calcext:value-type="float">
            <text:p>986,2</text:p>
          </table:table-cell>
          <table:table-cell office:value-type="float" office:value="985.7" calcext:value-type="float">
            <text:p>985,7</text:p>
          </table:table-cell>
          <table:table-cell office:value-type="float" office:value="985.8" calcext:value-type="float">
            <text:p>985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0.1" calcext:value-type="float">
            <text:p>990,1</text:p>
          </table:table-cell>
          <table:table-cell office:value-type="float" office:value="991.1" calcext:value-type="float">
            <text:p>991,1</text:p>
          </table:table-cell>
          <table:table-cell office:value-type="float" office:value="990.7" calcext:value-type="float">
            <text:p>990,7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0.5" calcext:value-type="float">
            <text:p>990,5</text:p>
          </table:table-cell>
          <table:table-cell office:value-type="float" office:value="992.25" calcext:value-type="float">
            <text:p>992,25</text:p>
          </table:table-cell>
          <table:table-cell office:value-type="float" office:value="992.8" calcext:value-type="float">
            <text:p>992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1.8" calcext:value-type="float">
            <text:p>991,8</text:p>
          </table:table-cell>
          <table:table-cell office:value-type="float" office:value="992.9" calcext:value-type="float">
            <text:p>992,9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92.4" calcext:value-type="float">
            <text:p>992,4</text:p>
          </table:table-cell>
          <table:table-cell office:value-type="float" office:value="994.7" calcext:value-type="float">
            <text:p>994,7</text:p>
          </table:table-cell>
          <table:table-cell office:value-type="float" office:value="994.8" calcext:value-type="float">
            <text:p>994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0.1" calcext:value-type="float">
            <text:p>990,1</text:p>
          </table:table-cell>
          <table:table-cell table:number-columns-repeated="2" office:value-type="float" office:value="989.6" calcext:value-type="float">
            <text:p>989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4.2" calcext:value-type="float">
            <text:p>994,2</text:p>
          </table:table-cell>
          <table:table-cell office:value-type="float" office:value="993.8" calcext:value-type="float">
            <text:p>993,8</text:p>
          </table:table-cell>
          <table:table-cell office:value-type="float" office:value="993.4" calcext:value-type="float">
            <text:p>993,4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9.7" calcext:value-type="float">
            <text:p>989,7</text:p>
          </table:table-cell>
          <table:table-cell office:value-type="float" office:value="989.6" calcext:value-type="float">
            <text:p>989,6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5.4" calcext:value-type="float">
            <text:p>995,4</text:p>
          </table:table-cell>
          <table:table-cell office:value-type="float" office:value="993.5" calcext:value-type="float">
            <text:p>993,5</text:p>
          </table:table-cell>
          <table:table-cell office:value-type="float" office:value="993.7" calcext:value-type="float">
            <text:p>993,7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91.4" calcext:value-type="float">
            <text:p>991,4</text:p>
          </table:table-cell>
          <table:table-cell office:value-type="float" office:value="993.15" calcext:value-type="float">
            <text:p>993,15</text:p>
          </table:table-cell>
          <table:table-cell office:value-type="float" office:value="994.2" calcext:value-type="float">
            <text:p>994,2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89.4" calcext:value-type="float">
            <text:p>989,4</text:p>
          </table:table-cell>
          <table:table-cell office:value-type="float" office:value="992.85" calcext:value-type="float">
            <text:p>992,85</text:p>
          </table:table-cell>
          <table:table-cell office:value-type="float" office:value="994.1" calcext:value-type="float">
            <text:p>994,1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0.5" calcext:value-type="float">
            <text:p>990,5</text:p>
          </table:table-cell>
          <table:table-cell office:value-type="float" office:value="992.25" calcext:value-type="float">
            <text:p>992,25</text:p>
          </table:table-cell>
          <table:table-cell office:value-type="float" office:value="992.8" calcext:value-type="float">
            <text:p>992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1.6" calcext:value-type="float">
            <text:p>991,6</text:p>
          </table:table-cell>
          <table:table-cell office:value-type="float" office:value="994.05" calcext:value-type="float">
            <text:p>994,05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4.5" calcext:value-type="float">
            <text:p>994,5</text:p>
          </table:table-cell>
          <table:table-cell table:number-columns-repeated="2" office:value-type="float" office:value="994.8" calcext:value-type="float">
            <text:p>994,8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93.2" calcext:value-type="float">
            <text:p>993,2</text:p>
          </table:table-cell>
          <table:table-cell office:value-type="float" office:value="993.136" calcext:value-type="float">
            <text:p>993,136</text:p>
          </table:table-cell>
          <table:table-cell office:value-type="float" office:value="992.9" calcext:value-type="float">
            <text:p>992,9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8" calcext:value-type="float">
            <text:p>995,8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92.2" calcext:value-type="float">
            <text:p>992,2</text:p>
          </table:table-cell>
          <table:table-cell office:value-type="float" office:value="990.1" calcext:value-type="float">
            <text:p>990,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1" calcext:value-type="float">
            <text:p>1011,1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5" calcext:value-type="float">
            <text:p>1008,65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85" calcext:value-type="float">
            <text:p>1007,8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.23" calcext:value-type="float">
            <text:p>1012,2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8.27" calcext:value-type="float">
            <text:p>1008,27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2" calcext:value-type="float">
            <text:p>1010,22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45" calcext:value-type="float">
            <text:p>1008,45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2" calcext:value-type="float">
            <text:p>1008,2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5" calcext:value-type="float">
            <text:p>1015</text:p>
          </table:table-cell>
          <table:table-cell office:value-type="float" office:value="1014.05" calcext:value-type="float">
            <text:p>1014,05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38" calcext:value-type="float">
            <text:p>1010,38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3.7" calcext:value-type="float">
            <text:p>1013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" calcext:value-type="float">
            <text:p>1008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85" calcext:value-type="float">
            <text:p>1010,85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table:number-columns-repeated="2"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11.75" calcext:value-type="float">
            <text:p>1011,75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2.75" calcext:value-type="float">
            <text:p>1012,75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4.7" calcext:value-type="float">
            <text:p>1014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62" calcext:value-type="float">
            <text:p>1009,6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.9" calcext:value-type="float">
            <text:p>1007,9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" calcext:value-type="float">
            <text:p>1012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05" calcext:value-type="float">
            <text:p>1009,05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2" calcext:value-type="float">
            <text:p>1012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55" calcext:value-type="float">
            <text:p>1008,5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7.2" calcext:value-type="float">
            <text:p>1017,2</text:p>
          </table:table-cell>
          <table:table-cell office:value-type="float" office:value="1017.4" calcext:value-type="float">
            <text:p>1017,4</text:p>
          </table:table-cell>
          <table:table-cell office:value-type="float" office:value="1016.3" calcext:value-type="float">
            <text:p>1016,3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86" calcext:value-type="float">
            <text:p>1009,86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" calcext:value-type="float">
            <text:p>1008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" calcext:value-type="float">
            <text:p>1012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" calcext:value-type="float">
            <text:p>1009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83" calcext:value-type="float">
            <text:p>1009,83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5" calcext:value-type="float">
            <text:p>1010,2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55" calcext:value-type="float">
            <text:p>1008,55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55" calcext:value-type="float">
            <text:p>1006,5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table:number-columns-repeated="2"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85" calcext:value-type="float">
            <text:p>1009,85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6" calcext:value-type="float">
            <text:p>1008,6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02" calcext:value-type="float">
            <text:p>1009,02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10.72" calcext:value-type="float">
            <text:p>1010,72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85" calcext:value-type="float">
            <text:p>1009,85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table:number-columns-repeated="2"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8.88" calcext:value-type="float">
            <text:p>1008,88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97" calcext:value-type="float">
            <text:p>1008,97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45" calcext:value-type="float">
            <text:p>1012,45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27" calcext:value-type="float">
            <text:p>1011,27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" calcext:value-type="float">
            <text:p>1012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10.67" calcext:value-type="float">
            <text:p>1010,6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8.43" calcext:value-type="float">
            <text:p>1008,4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93" calcext:value-type="float">
            <text:p>1008,93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95" calcext:value-type="float">
            <text:p>1005,9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5.8" calcext:value-type="float">
            <text:p>1005,8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5.2" calcext:value-type="float">
            <text:p>1015,2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015.7" calcext:value-type="float">
            <text:p>1015,7</text:p>
          </table:table-cell>
          <table:table-cell office:value-type="float" office:value="1016.6" calcext:value-type="float">
            <text:p>1016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4.7" calcext:value-type="float">
            <text:p>1014,7</text:p>
          </table:table-cell>
          <table:table-cell office:value-type="float" office:value="1015.15" calcext:value-type="float">
            <text:p>1015,15</text:p>
          </table:table-cell>
          <table:table-cell office:value-type="float" office:value="1015.7" calcext:value-type="float">
            <text:p>1015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2" calcext:value-type="float">
            <text:p>1013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6.5" calcext:value-type="float">
            <text:p>1016,5</text:p>
          </table:table-cell>
          <table:table-cell office:value-type="float" office:value="1015.8" calcext:value-type="float">
            <text:p>1015,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15" calcext:value-type="float">
            <text:p>1015</text:p>
          </table:table-cell>
          <table:table-cell office:value-type="float" office:value="1014.77" calcext:value-type="float">
            <text:p>1014,77</text:p>
          </table:table-cell>
          <table:table-cell office:value-type="float" office:value="1015.5" calcext:value-type="float">
            <text:p>1015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15.9" calcext:value-type="float">
            <text:p>1015,9</text:p>
          </table:table-cell>
          <table:table-cell office:value-type="float" office:value="1015.75" calcext:value-type="float">
            <text:p>1015,75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3" calcext:value-type="float">
            <text:p>1013</text:p>
          </table:table-cell>
          <table:table-cell office:value-type="float" office:value="1014.75" calcext:value-type="float">
            <text:p>1014,75</text:p>
          </table:table-cell>
          <table:table-cell office:value-type="float" office:value="1014.8" calcext:value-type="float">
            <text:p>1014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" calcext:value-type="float">
            <text:p>1010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4.4" calcext:value-type="float">
            <text:p>1014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55" calcext:value-type="float">
            <text:p>1013,55</text:p>
          </table:table-cell>
          <table:table-cell office:value-type="float" office:value="1013.8" calcext:value-type="float">
            <text:p>1013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8" calcext:value-type="float">
            <text:p>1013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1012.83" calcext:value-type="float">
            <text:p>1012,8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4.27" calcext:value-type="float">
            <text:p>1014,27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75" calcext:value-type="float">
            <text:p>1013,75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4.6" calcext:value-type="float">
            <text:p>1014,6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5.06" calcext:value-type="float">
            <text:p>1015,06</text:p>
          </table:table-cell>
          <table:table-cell office:value-type="float" office:value="1015.1" calcext:value-type="float">
            <text:p>1015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85" calcext:value-type="float">
            <text:p>1013,85</text:p>
          </table:table-cell>
          <table:table-cell office:value-type="float" office:value="1015.2" calcext:value-type="float">
            <text:p>1015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7" calcext:value-type="float">
            <text:p>1010,7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" calcext:value-type="float">
            <text:p>1012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" calcext:value-type="float">
            <text:p>1011</text:p>
          </table:table-cell>
          <table:table-cell office:value-type="float" office:value="1015.6" calcext:value-type="float">
            <text:p>1015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5.15" calcext:value-type="float">
            <text:p>1015,15</text:p>
          </table:table-cell>
          <table:table-cell office:value-type="float" office:value="1014.7" calcext:value-type="float">
            <text:p>1014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4.1" calcext:value-type="float">
            <text:p>1014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4.1" calcext:value-type="float">
            <text:p>1014,1</text:p>
          </table:table-cell>
          <table:table-cell office:value-type="float" office:value="1015" calcext:value-type="float">
            <text:p>1015</text:p>
          </table:table-cell>
          <table:table-cell office:value-type="float" office:value="1014.9" calcext:value-type="float">
            <text:p>1014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9" calcext:value-type="float">
            <text:p>1010,9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3.2" calcext:value-type="float">
            <text:p>1013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4.6" calcext:value-type="float">
            <text:p>1014,6</text:p>
          </table:table-cell>
          <table:table-cell office:value-type="float" office:value="1015.75" calcext:value-type="float">
            <text:p>1015,75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4.1" calcext:value-type="float">
            <text:p>1014,1</text:p>
          </table:table-cell>
          <table:table-cell office:value-type="float" office:value="1013.9" calcext:value-type="float">
            <text:p>1013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3.9" calcext:value-type="float">
            <text:p>1013,9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3.33" calcext:value-type="float">
            <text:p>1013,33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1" calcext:value-type="float">
            <text:p>1010,1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85" calcext:value-type="float">
            <text:p>1013,85</text:p>
          </table:table-cell>
          <table:table-cell office:value-type="float" office:value="1014.5" calcext:value-type="float">
            <text:p>1014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8" calcext:value-type="float">
            <text:p>1011,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08" calcext:value-type="float">
            <text:p>1012,08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15" calcext:value-type="float">
            <text:p>1015</text:p>
          </table:table-cell>
          <table:table-cell office:value-type="float" office:value="1013.87" calcext:value-type="float">
            <text:p>1013,87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14.78" calcext:value-type="float">
            <text:p>1014,78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11" calcext:value-type="float">
            <text:p>1011</text:p>
          </table:table-cell>
          <table:table-cell office:value-type="float" office:value="1012.07" calcext:value-type="float">
            <text:p>1012,07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table:number-columns-repeated="2" office:value-type="float" office:value="1012.6" calcext:value-type="float">
            <text:p>1012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1.11" calcext:value-type="float">
            <text:p>1011,11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" calcext:value-type="float">
            <text:p>1011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3.13" calcext:value-type="float">
            <text:p>1013,13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11" calcext:value-type="float">
            <text:p>1011</text:p>
          </table:table-cell>
          <table:table-cell office:value-type="float" office:value="1012.26" calcext:value-type="float">
            <text:p>1012,26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9" calcext:value-type="float">
            <text:p>1011,9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table:number-columns-repeated="2" office:value-type="float" office:value="1012.7" calcext:value-type="float">
            <text:p>1012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" calcext:value-type="float">
            <text:p>1009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2" calcext:value-type="float">
            <text:p>1012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3.25" calcext:value-type="float">
            <text:p>1013,25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2" calcext:value-type="float">
            <text:p>1012,2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7" calcext:value-type="float">
            <text:p>1010,7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5.1" calcext:value-type="float">
            <text:p>1015,1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64" calcext:value-type="float">
            <text:p>1010,64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05" calcext:value-type="float">
            <text:p>1009,0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1.47" calcext:value-type="float">
            <text:p>1011,47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32" calcext:value-type="float">
            <text:p>1008,32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table:number-columns-repeated="2"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" calcext:value-type="float">
            <text:p>1011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75" calcext:value-type="float">
            <text:p>1009,7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97" calcext:value-type="float">
            <text:p>1011,9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43" calcext:value-type="float">
            <text:p>1012,43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06" calcext:value-type="float">
            <text:p>1011,06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09.63" calcext:value-type="float">
            <text:p>1009,63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" calcext:value-type="float">
            <text:p>100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56" calcext:value-type="float">
            <text:p>1010,56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" calcext:value-type="float">
            <text:p>1009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table:number-columns-repeated="2"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994.1" calcext:value-type="float">
            <text:p>994,1</text:p>
          </table:table-cell>
          <table:table-cell office:value-type="float" office:value="994.7" calcext:value-type="float">
            <text:p>994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5.5" calcext:value-type="float">
            <text:p>995,5</text:p>
          </table:table-cell>
          <table:table-cell office:value-type="float" office:value="994.8" calcext:value-type="float">
            <text:p>994,8</text:p>
          </table:table-cell>
          <table:table-cell office:value-type="float" office:value="994.9" calcext:value-type="float">
            <text:p>994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6" calcext:value-type="float">
            <text:p>995,6</text:p>
          </table:table-cell>
          <table:table-cell office:value-type="float" office:value="996.1" calcext:value-type="float">
            <text:p>996,1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5.8" calcext:value-type="float">
            <text:p>995,8</text:p>
          </table:table-cell>
          <table:table-cell office:value-type="float" office:value="1000.7" calcext:value-type="float">
            <text:p>1000,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6.9" calcext:value-type="float">
            <text:p>996,9</text:p>
          </table:table-cell>
          <table:table-cell office:value-type="float" office:value="998" calcext:value-type="float">
            <text:p>998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3.8" calcext:value-type="float">
            <text:p>993,8</text:p>
          </table:table-cell>
          <table:table-cell office:value-type="float" office:value="995.8" calcext:value-type="float">
            <text:p>995,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2" calcext:value-type="float">
            <text:p>996,2</text:p>
          </table:table-cell>
          <table:table-cell office:value-type="float" office:value="996.6" calcext:value-type="float">
            <text:p>996,6</text:p>
          </table:table-cell>
          <table:table-cell office:value-type="float" office:value="996.5" calcext:value-type="float">
            <text:p>996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996.6" calcext:value-type="float">
            <text:p>996,6</text:p>
          </table:table-cell>
          <table:table-cell office:value-type="float" office:value="997.7" calcext:value-type="float">
            <text:p>997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4" calcext:value-type="float">
            <text:p>997,4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7.9" calcext:value-type="float">
            <text:p>997,9</text:p>
          </table:table-cell>
          <table:table-cell office:value-type="float" office:value="999.3" calcext:value-type="float">
            <text:p>999,3</text:p>
          </table:table-cell>
          <table:table-cell office:value-type="float" office:value="999.6" calcext:value-type="float">
            <text:p>999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994.9" calcext:value-type="float">
            <text:p>994,9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996.1" calcext:value-type="float">
            <text:p>996,1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2" calcext:value-type="float">
            <text:p>998,2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.1" calcext:value-type="float">
            <text:p>994,1</text:p>
          </table:table-cell>
          <table:table-cell office:value-type="float" office:value="994.2" calcext:value-type="float">
            <text:p>994,2</text:p>
          </table:table-cell>
          <table:table-cell office:value-type="float" office:value="994.9" calcext:value-type="float">
            <text:p>994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4.2" calcext:value-type="float">
            <text:p>994,2</text:p>
          </table:table-cell>
          <table:table-cell office:value-type="float" office:value="996.2" calcext:value-type="float">
            <text:p>996,2</text:p>
          </table:table-cell>
          <table:table-cell office:value-type="float" office:value="996.7" calcext:value-type="float">
            <text:p>996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9" calcext:value-type="float">
            <text:p>998,9</text:p>
          </table:table-cell>
          <table:table-cell office:value-type="float" office:value="999.4" calcext:value-type="float">
            <text:p>999,4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8" calcext:value-type="float">
            <text:p>998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0.8" calcext:value-type="float">
            <text:p>1000,8</text:p>
          </table:table-cell>
          <table:table-cell office:value-type="float" office:value="999.8" calcext:value-type="float">
            <text:p>999,8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3.9" calcext:value-type="float">
            <text:p>993,9</text:p>
          </table:table-cell>
          <table:table-cell office:value-type="float" office:value="996.3" calcext:value-type="float">
            <text:p>996,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4.3" calcext:value-type="float">
            <text:p>994,3</text:p>
          </table:table-cell>
          <table:table-cell office:value-type="float" office:value="995.7" calcext:value-type="float">
            <text:p>995,7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93.3" calcext:value-type="float">
            <text:p>993,3</text:p>
          </table:table-cell>
          <table:table-cell office:value-type="float" office:value="995.1" calcext:value-type="float">
            <text:p>995,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3.3" calcext:value-type="float">
            <text:p>993,3</text:p>
          </table:table-cell>
          <table:table-cell office:value-type="float" office:value="994.7" calcext:value-type="float">
            <text:p>994,7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8" calcext:value-type="float">
            <text:p>995,8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3" calcext:value-type="float">
            <text:p>996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3.5" calcext:value-type="float">
            <text:p>993,5</text:p>
          </table:table-cell>
          <table:table-cell office:value-type="float" office:value="995.2" calcext:value-type="float">
            <text:p>995,2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96.6" calcext:value-type="float">
            <text:p>996,6</text:p>
          </table:table-cell>
          <table:table-cell office:value-type="float" office:value="995.1" calcext:value-type="float">
            <text:p>995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.5" calcext:value-type="float">
            <text:p>994,5</text:p>
          </table:table-cell>
          <table:table-cell office:value-type="float" office:value="994.3" calcext:value-type="float">
            <text:p>994,3</text:p>
          </table:table-cell>
          <table:table-cell office:value-type="float" office:value="994.1" calcext:value-type="float">
            <text:p>994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3.8" calcext:value-type="float">
            <text:p>993,8</text:p>
          </table:table-cell>
          <table:table-cell office:value-type="float" office:value="994.5" calcext:value-type="float">
            <text:p>994,5</text:p>
          </table:table-cell>
          <table:table-cell office:value-type="float" office:value="1003.8" calcext:value-type="float">
            <text:p>1003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2.6" calcext:value-type="float">
            <text:p>1002,6</text:p>
          </table:table-cell>
          <table:table-cell office:value-type="float" office:value="996" calcext:value-type="float">
            <text:p>99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6.7" calcext:value-type="float">
            <text:p>996,7</text:p>
          </table:table-cell>
          <table:table-cell office:value-type="float" office:value="996.5" calcext:value-type="float">
            <text:p>996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.7" calcext:value-type="float">
            <text:p>994,7</text:p>
          </table:table-cell>
          <table:table-cell office:value-type="float" office:value="995.7" calcext:value-type="float">
            <text:p>995,7</text:p>
          </table:table-cell>
          <table:table-cell office:value-type="float" office:value="1005.2" calcext:value-type="float">
            <text:p>1005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4.9" calcext:value-type="float">
            <text:p>994,9</text:p>
          </table:table-cell>
          <table:table-cell office:value-type="float" office:value="994.8" calcext:value-type="float">
            <text:p>994,8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999.4" calcext:value-type="float">
            <text:p>999,4</text:p>
          </table:table-cell>
          <table:table-cell office:value-type="float" office:value="999.9" calcext:value-type="float">
            <text:p>999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3.5" calcext:value-type="float">
            <text:p>993,5</text:p>
          </table:table-cell>
          <table:table-cell office:value-type="float" office:value="994.4" calcext:value-type="float">
            <text:p>994,4</text:p>
          </table:table-cell>
          <table:table-cell office:value-type="float" office:value="995.3" calcext:value-type="float">
            <text:p>995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5.7" calcext:value-type="float">
            <text:p>995,7</text:p>
          </table:table-cell>
          <table:table-cell office:value-type="float" office:value="994.6" calcext:value-type="float">
            <text:p>994,6</text:p>
          </table:table-cell>
          <table:table-cell office:value-type="float" office:value="993.9" calcext:value-type="float">
            <text:p>993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7.6" calcext:value-type="float">
            <text:p>997,6</text:p>
          </table:table-cell>
          <table:table-cell office:value-type="float" office:value="998.1" calcext:value-type="float">
            <text:p>998,1</text:p>
          </table:table-cell>
          <table:table-cell office:value-type="float" office:value="998.8" calcext:value-type="float">
            <text:p>998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1.9" calcext:value-type="float">
            <text:p>1001,9</text:p>
          </table:table-cell>
          <table:table-cell office:value-type="float" office:value="1001.5" calcext:value-type="float">
            <text:p>1001,5</text:p>
          </table:table-cell>
          <table:table-cell office:value-type="float" office:value="1000.5" calcext:value-type="float">
            <text:p>1000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0.5" calcext:value-type="float">
            <text:p>1000,5</text:p>
          </table:table-cell>
          <table:table-cell office:value-type="float" office:value="999.15" calcext:value-type="float">
            <text:p>999,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.1" calcext:value-type="float">
            <text:p>1000,1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1.3" calcext:value-type="float">
            <text:p>1001,3</text:p>
          </table:table-cell>
          <table:table-cell office:value-type="float" office:value="1002.5" calcext:value-type="float">
            <text:p>1002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7.2" calcext:value-type="float">
            <text:p>997,2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3.2" calcext:value-type="float">
            <text:p>993,2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9.3" calcext:value-type="float">
            <text:p>999,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7" calcext:value-type="float">
            <text:p>995,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6" calcext:value-type="float">
            <text:p>997,6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2.2" calcext:value-type="float">
            <text:p>1002,2</text:p>
          </table:table-cell>
          <table:table-cell office:value-type="float" office:value="994.2" calcext:value-type="float">
            <text:p>994,2</text:p>
          </table:table-cell>
          <table:table-cell office:value-type="float" office:value="993.7" calcext:value-type="float">
            <text:p>993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7" calcext:value-type="float">
            <text:p>994,7</text:p>
          </table:table-cell>
          <table:table-cell office:value-type="float" office:value="1002.5" calcext:value-type="float">
            <text:p>1002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2.7" calcext:value-type="float">
            <text:p>992,7</text:p>
          </table:table-cell>
          <table:table-cell office:value-type="float" office:value="994.2" calcext:value-type="float">
            <text:p>994,2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4.8" calcext:value-type="float">
            <text:p>994,8</text:p>
          </table:table-cell>
          <table:table-cell office:value-type="float" office:value="995.3" calcext:value-type="float">
            <text:p>995,3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0.7" calcext:value-type="float">
            <text:p>1000,7</text:p>
          </table:table-cell>
          <table:table-cell office:value-type="float" office:value="992.8" calcext:value-type="float">
            <text:p>992,8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87.7" calcext:value-type="float">
            <text:p>987,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3.3" calcext:value-type="float">
            <text:p>993,3</text:p>
          </table:table-cell>
          <table:table-cell office:value-type="float" office:value="995.4" calcext:value-type="float">
            <text:p>995,4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6.8" calcext:value-type="float">
            <text:p>996,8</text:p>
          </table:table-cell>
          <table:table-cell office:value-type="float" office:value="998.2" calcext:value-type="float">
            <text:p>998,2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9.4" calcext:value-type="float">
            <text:p>999,4</text:p>
          </table:table-cell>
          <table:table-cell office:value-type="float" office:value="995.85" calcext:value-type="float">
            <text:p>995,85</text:p>
          </table:table-cell>
          <table:table-cell office:value-type="float" office:value="1003.9" calcext:value-type="float">
            <text:p>1003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4.4" calcext:value-type="float">
            <text:p>994,4</text:p>
          </table:table-cell>
          <table:table-cell office:value-type="float" office:value="995.3" calcext:value-type="float">
            <text:p>995,3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6.5" calcext:value-type="float">
            <text:p>996,5</text:p>
          </table:table-cell>
          <table:table-cell office:value-type="float" office:value="996.4" calcext:value-type="float">
            <text:p>996,4</text:p>
          </table:table-cell>
          <table:table-cell office:value-type="float" office:value="999.5" calcext:value-type="float">
            <text:p>999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6.3" calcext:value-type="float">
            <text:p>996,3</text:p>
          </table:table-cell>
          <table:table-cell office:value-type="float" office:value="995.7" calcext:value-type="float">
            <text:p>995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5.4" calcext:value-type="float">
            <text:p>995,4</text:p>
          </table:table-cell>
          <table:table-cell office:value-type="float" office:value="996.4" calcext:value-type="float">
            <text:p>996,4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98.9" calcext:value-type="float">
            <text:p>998,9</text:p>
          </table:table-cell>
          <table:table-cell table:number-columns-repeated="2" office:value-type="float" office:value="999.5" calcext:value-type="float">
            <text:p>999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.2" calcext:value-type="float">
            <text:p>994,2</text:p>
          </table:table-cell>
          <table:table-cell office:value-type="float" office:value="994.5" calcext:value-type="float">
            <text:p>994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8" calcext:value-type="float">
            <text:p>994,8</text:p>
          </table:table-cell>
          <table:table-cell office:value-type="float" office:value="995.9" calcext:value-type="float">
            <text:p>995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3.2" calcext:value-type="float">
            <text:p>993,2</text:p>
          </table:table-cell>
          <table:table-cell office:value-type="float" office:value="993.9" calcext:value-type="float">
            <text:p>993,9</text:p>
          </table:table-cell>
          <table:table-cell office:value-type="float" office:value="994.5" calcext:value-type="float">
            <text:p>994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2.7" calcext:value-type="float">
            <text:p>992,7</text:p>
          </table:table-cell>
          <table:table-cell office:value-type="float" office:value="996.2" calcext:value-type="float">
            <text:p>996,2</text:p>
          </table:table-cell>
          <table:table-cell office:value-type="float" office:value="994.7" calcext:value-type="float">
            <text:p>994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98.4" calcext:value-type="float">
            <text:p>998,4</text:p>
          </table:table-cell>
          <table:table-cell office:value-type="float" office:value="998.267" calcext:value-type="float">
            <text:p>998,267</text:p>
          </table:table-cell>
          <table:table-cell office:value-type="float" office:value="998.2" calcext:value-type="float">
            <text:p>998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8.6" calcext:value-type="float">
            <text:p>998,6</text:p>
          </table:table-cell>
          <table:table-cell office:value-type="float" office:value="999.6" calcext:value-type="float">
            <text:p>999,6</text:p>
          </table:table-cell>
          <table:table-cell office:value-type="float" office:value="998.8" calcext:value-type="float">
            <text:p>998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8.8" calcext:value-type="float">
            <text:p>998,8</text:p>
          </table:table-cell>
          <table:table-cell office:value-type="float" office:value="998.1" calcext:value-type="float">
            <text:p>998,1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8.6" calcext:value-type="float">
            <text:p>998,6</text:p>
          </table:table-cell>
          <table:table-cell office:value-type="float" office:value="998.2" calcext:value-type="float">
            <text:p>998,2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8.8" calcext:value-type="float">
            <text:p>998,8</text:p>
          </table:table-cell>
          <table:table-cell office:value-type="float" office:value="998.567" calcext:value-type="float">
            <text:p>998,567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8.5" calcext:value-type="float">
            <text:p>998,5</text:p>
          </table:table-cell>
          <table:table-cell table:number-columns-repeated="2" office:value-type="float" office:value="998.3" calcext:value-type="float">
            <text:p>998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9.6" calcext:value-type="float">
            <text:p>999,6</text:p>
          </table:table-cell>
          <table:table-cell office:value-type="float" office:value="998.7" calcext:value-type="float">
            <text:p>998,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6.8" calcext:value-type="float">
            <text:p>996,8</text:p>
          </table:table-cell>
          <table:table-cell office:value-type="float" office:value="996.5" calcext:value-type="float">
            <text:p>996,5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3" calcext:value-type="float">
            <text:p>995,3</text:p>
          </table:table-cell>
          <table:table-cell office:value-type="float" office:value="994.3" calcext:value-type="float">
            <text:p>994,3</text:p>
          </table:table-cell>
          <table:table-cell office:value-type="float" office:value="994.8" calcext:value-type="float">
            <text:p>994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95.1" calcext:value-type="float">
            <text:p>995,1</text:p>
          </table:table-cell>
          <table:table-cell office:value-type="float" office:value="996.2" calcext:value-type="float">
            <text:p>996,2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99.6" calcext:value-type="float">
            <text:p>999,6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6" calcext:value-type="float">
            <text:p>996</text:p>
          </table:table-cell>
          <table:table-cell office:value-type="float" office:value="995.8" calcext:value-type="float">
            <text:p>995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5.8" calcext:value-type="float">
            <text:p>995,8</text:p>
          </table:table-cell>
          <table:table-cell office:value-type="float" office:value="996.2" calcext:value-type="float">
            <text:p>996,2</text:p>
          </table:table-cell>
          <table:table-cell office:value-type="float" office:value="997.3" calcext:value-type="float">
            <text:p>997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1" calcext:value-type="float">
            <text:p>996,1</text:p>
          </table:table-cell>
          <table:table-cell office:value-type="float" office:value="995.1" calcext:value-type="float">
            <text:p>995,1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.6" calcext:value-type="float">
            <text:p>994,6</text:p>
          </table:table-cell>
          <table:table-cell office:value-type="float" office:value="995.3" calcext:value-type="float">
            <text:p>995,3</text:p>
          </table:table-cell>
          <table:table-cell office:value-type="float" office:value="995.9" calcext:value-type="float">
            <text:p>995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995.9" calcext:value-type="float">
            <text:p>995,9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6.4" calcext:value-type="float">
            <text:p>996,4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7.2" calcext:value-type="float">
            <text:p>997,2</text:p>
          </table:table-cell>
          <table:table-cell office:value-type="float" office:value="996.4" calcext:value-type="float">
            <text:p>996,4</text:p>
          </table:table-cell>
          <table:table-cell office:value-type="float" office:value="994.9" calcext:value-type="float">
            <text:p>994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9.9" calcext:value-type="float">
            <text:p>999,9</text:p>
          </table:table-cell>
          <table:table-cell office:value-type="float" office:value="997.7" calcext:value-type="float">
            <text:p>997,7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6.8" calcext:value-type="float">
            <text:p>996,8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4.6" calcext:value-type="float">
            <text:p>994,6</text:p>
          </table:table-cell>
          <table:table-cell office:value-type="float" office:value="997.6" calcext:value-type="float">
            <text:p>997,6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999.767" calcext:value-type="float">
            <text:p>999,7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9" calcext:value-type="float">
            <text:p>999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7.7" calcext:value-type="float">
            <text:p>997,7</text:p>
          </table:table-cell>
          <table:table-cell office:value-type="float" office:value="998.4" calcext:value-type="float">
            <text:p>998,4</text:p>
          </table:table-cell>
          <table:table-cell office:value-type="float" office:value="999.3" calcext:value-type="float">
            <text:p>999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8.3" calcext:value-type="float">
            <text:p>998,3</text:p>
          </table:table-cell>
          <table:table-cell office:value-type="float" office:value="997.5" calcext:value-type="float">
            <text:p>997,5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8.1" calcext:value-type="float">
            <text:p>998,1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7.7" calcext:value-type="float">
            <text:p>997,7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98.2" calcext:value-type="float">
            <text:p>998,2</text:p>
          </table:table-cell>
          <table:table-cell office:value-type="float" office:value="999.05" calcext:value-type="float">
            <text:p>999,05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5.8" calcext:value-type="float">
            <text:p>995,8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96.5" calcext:value-type="float">
            <text:p>996,5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5.9" calcext:value-type="float">
            <text:p>995,9</text:p>
          </table:table-cell>
          <table:table-cell office:value-type="float" office:value="995.1" calcext:value-type="float">
            <text:p>995,1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5.8" calcext:value-type="float">
            <text:p>995,8</text:p>
          </table:table-cell>
          <table:table-cell office:value-type="float" office:value="996.3" calcext:value-type="float">
            <text:p>996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7.3" calcext:value-type="float">
            <text:p>997,3</text:p>
          </table:table-cell>
          <table:table-cell office:value-type="float" office:value="999.1" calcext:value-type="float">
            <text:p>999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65" calcext:value-type="float">
            <text:p>998,65</text:p>
          </table:table-cell>
          <table:table-cell office:value-type="float" office:value="998.2" calcext:value-type="float">
            <text:p>998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7.6" calcext:value-type="float">
            <text:p>997,6</text:p>
          </table:table-cell>
          <table:table-cell office:value-type="float" office:value="999.8" calcext:value-type="float">
            <text:p>999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2" calcext:value-type="float">
            <text:p>996,2</text:p>
          </table:table-cell>
          <table:table-cell office:value-type="float" office:value="997.1" calcext:value-type="float">
            <text:p>997,1</text:p>
          </table:table-cell>
          <table:table-cell office:value-type="float" office:value="995.6" calcext:value-type="float">
            <text:p>995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5.7" calcext:value-type="float">
            <text:p>995,7</text:p>
          </table:table-cell>
          <table:table-cell office:value-type="float" office:value="996.7" calcext:value-type="float">
            <text:p>996,7</text:p>
          </table:table-cell>
          <table:table-cell office:value-type="float" office:value="997.4" calcext:value-type="float">
            <text:p>997,4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2" calcext:value-type="float">
            <text:p>995,2</text:p>
          </table:table-cell>
          <table:table-cell office:value-type="float" office:value="996.1" calcext:value-type="float">
            <text:p>996,1</text:p>
          </table:table-cell>
          <table:table-cell office:value-type="float" office:value="995.5" calcext:value-type="float">
            <text:p>995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4.8" calcext:value-type="float">
            <text:p>994,8</text:p>
          </table:table-cell>
          <table:table-cell office:value-type="float" office:value="995.7" calcext:value-type="float">
            <text:p>995,7</text:p>
          </table:table-cell>
          <table:table-cell office:value-type="float" office:value="995.9" calcext:value-type="float">
            <text:p>995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8.2" calcext:value-type="float">
            <text:p>998,2</text:p>
          </table:table-cell>
          <table:table-cell office:value-type="float" office:value="998.8" calcext:value-type="float">
            <text:p>998,8</text:p>
          </table:table-cell>
          <table:table-cell office:value-type="float" office:value="999.4" calcext:value-type="float">
            <text:p>999,4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997.1" calcext:value-type="float">
            <text:p>997,1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9.3" calcext:value-type="float">
            <text:p>999,3</text:p>
          </table:table-cell>
          <table:table-cell office:value-type="float" office:value="1000.57" calcext:value-type="float">
            <text:p>1000,57</text:p>
          </table:table-cell>
          <table:table-cell office:value-type="float" office:value="1001.5" calcext:value-type="float">
            <text:p>1001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8.3" calcext:value-type="float">
            <text:p>998,3</text:p>
          </table:table-cell>
          <table:table-cell office:value-type="float" office:value="999.2" calcext:value-type="float">
            <text:p>999,2</text:p>
          </table:table-cell>
          <table:table-cell office:value-type="float" office:value="1001.4" calcext:value-type="float">
            <text:p>1001,4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1.7" calcext:value-type="float">
            <text:p>1001,7</text:p>
          </table:table-cell>
          <table:table-cell office:value-type="float" office:value="1001.2" calcext:value-type="float">
            <text:p>1001,2</text:p>
          </table:table-cell>
          <table:table-cell office:value-type="float" office:value="1002.2" calcext:value-type="float">
            <text:p>1002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0.6" calcext:value-type="float">
            <text:p>1000,6</text:p>
          </table:table-cell>
          <table:table-cell office:value-type="float" office:value="1001.65" calcext:value-type="float">
            <text:p>1001,65</text:p>
          </table:table-cell>
          <table:table-cell office:value-type="float" office:value="1002.2" calcext:value-type="float">
            <text:p>1002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6.6" calcext:value-type="float">
            <text:p>996,6</text:p>
          </table:table-cell>
          <table:table-cell office:value-type="float" office:value="998.25" calcext:value-type="float">
            <text:p>998,25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2.9" calcext:value-type="float">
            <text:p>992,9</text:p>
          </table:table-cell>
          <table:table-cell office:value-type="float" office:value="993.3" calcext:value-type="float">
            <text:p>993,3</text:p>
          </table:table-cell>
          <table:table-cell office:value-type="float" office:value="993.5" calcext:value-type="float">
            <text:p>993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97.6" calcext:value-type="float">
            <text:p>997,6</text:p>
          </table:table-cell>
          <table:table-cell office:value-type="float" office:value="997.583" calcext:value-type="float">
            <text:p>997,58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997.8" calcext:value-type="float">
            <text:p>997,8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5.5" calcext:value-type="float">
            <text:p>995,5</text:p>
          </table:table-cell>
          <table:table-cell office:value-type="float" office:value="995.9" calcext:value-type="float">
            <text:p>995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7" calcext:value-type="float">
            <text:p>997,7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6.2" calcext:value-type="float">
            <text:p>996,2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7" calcext:value-type="float">
            <text:p>995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5.6" calcext:value-type="float">
            <text:p>995,6</text:p>
          </table:table-cell>
          <table:table-cell office:value-type="float" office:value="995.55" calcext:value-type="float">
            <text:p>995,55</text:p>
          </table:table-cell>
          <table:table-cell office:value-type="float" office:value="995.7" calcext:value-type="float">
            <text:p>995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.5" calcext:value-type="float">
            <text:p>999,5</text:p>
          </table:table-cell>
          <table:table-cell office:value-type="float" office:value="1000.3" calcext:value-type="float">
            <text:p>1000,3</text:p>
          </table:table-cell>
          <table:table-cell office:value-type="float" office:value="999.9" calcext:value-type="float">
            <text:p>999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6.7" calcext:value-type="float">
            <text:p>996,7</text:p>
          </table:table-cell>
          <table:table-cell office:value-type="float" office:value="999.15" calcext:value-type="float">
            <text:p>999,15</text:p>
          </table:table-cell>
          <table:table-cell office:value-type="float" office:value="1000.1" calcext:value-type="float">
            <text:p>1000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2" calcext:value-type="float">
            <text:p>995,2</text:p>
          </table:table-cell>
          <table:table-cell office:value-type="float" office:value="996" calcext:value-type="float">
            <text:p>996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999.5" calcext:value-type="float">
            <text:p>999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8.9" calcext:value-type="float">
            <text:p>998,9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1" calcext:value-type="float">
            <text:p>998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3" calcext:value-type="float">
            <text:p>996,3</text:p>
          </table:table-cell>
          <table:table-cell office:value-type="float" office:value="995.8" calcext:value-type="float">
            <text:p>995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5.3" calcext:value-type="float">
            <text:p>995,3</text:p>
          </table:table-cell>
          <table:table-cell office:value-type="float" office:value="997.3" calcext:value-type="float">
            <text:p>997,3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65" calcext:value-type="float">
            <text:p>996,65</text:p>
          </table:table-cell>
          <table:table-cell office:value-type="float" office:value="997.4" calcext:value-type="float">
            <text:p>997,4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4.7" calcext:value-type="float">
            <text:p>994,7</text:p>
          </table:table-cell>
          <table:table-cell office:value-type="float" office:value="995.7" calcext:value-type="float">
            <text:p>995,7</text:p>
          </table:table-cell>
          <table:table-cell office:value-type="float" office:value="996.3" calcext:value-type="float">
            <text:p>996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993.6" calcext:value-type="float">
            <text:p>993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3.6" calcext:value-type="float">
            <text:p>993,6</text:p>
          </table:table-cell>
          <table:table-cell office:value-type="float" office:value="995.35" calcext:value-type="float">
            <text:p>995,35</text:p>
          </table:table-cell>
          <table:table-cell office:value-type="float" office:value="995.4" calcext:value-type="float">
            <text:p>995,4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5.9" calcext:value-type="float">
            <text:p>995,9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999.133" calcext:value-type="float">
            <text:p>999,133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7.2" calcext:value-type="float">
            <text:p>997,2</text:p>
          </table:table-cell>
          <table:table-cell office:value-type="float" office:value="997.3" calcext:value-type="float">
            <text:p>997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9.5" calcext:value-type="float">
            <text:p>999,5</text:p>
          </table:table-cell>
          <table:table-cell office:value-type="float" office:value="999.75" calcext:value-type="float">
            <text:p>999,75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7.6" calcext:value-type="float">
            <text:p>997,6</text:p>
          </table:table-cell>
          <table:table-cell office:value-type="float" office:value="997.3" calcext:value-type="float">
            <text:p>997,3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9.1" calcext:value-type="float">
            <text:p>999,1</text:p>
          </table:table-cell>
          <table:table-cell office:value-type="float" office:value="997.7" calcext:value-type="float">
            <text:p>997,7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5.8" calcext:value-type="float">
            <text:p>995,8</text:p>
          </table:table-cell>
          <table:table-cell office:value-type="float" office:value="997.2" calcext:value-type="float">
            <text:p>997,2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6.5" calcext:value-type="float">
            <text:p>996,5</text:p>
          </table:table-cell>
          <table:table-cell office:value-type="float" office:value="996.65" calcext:value-type="float">
            <text:p>996,65</text:p>
          </table:table-cell>
          <table:table-cell office:value-type="float" office:value="996.8" calcext:value-type="float">
            <text:p>996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4.4" calcext:value-type="float">
            <text:p>994,4</text:p>
          </table:table-cell>
          <table:table-cell office:value-type="float" office:value="995.7" calcext:value-type="float">
            <text:p>995,7</text:p>
          </table:table-cell>
          <table:table-cell office:value-type="float" office:value="996.4" calcext:value-type="float">
            <text:p>996,4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5.5" calcext:value-type="float">
            <text:p>995,5</text:p>
          </table:table-cell>
          <table:table-cell office:value-type="float" office:value="996.45" calcext:value-type="float">
            <text:p>996,45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6.1" calcext:value-type="float">
            <text:p>996,1</text:p>
          </table:table-cell>
          <table:table-cell office:value-type="float" office:value="995.7" calcext:value-type="float">
            <text:p>995,7</text:p>
          </table:table-cell>
          <table:table-cell office:value-type="float" office:value="995.1" calcext:value-type="float">
            <text:p>995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9.4" calcext:value-type="float">
            <text:p>999,4</text:p>
          </table:table-cell>
          <table:table-cell office:value-type="float" office:value="999.5" calcext:value-type="float">
            <text:p>999,5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7.4" calcext:value-type="float">
            <text:p>997,4</text:p>
          </table:table-cell>
          <table:table-cell office:value-type="float" office:value="997.8" calcext:value-type="float">
            <text:p>997,8</text:p>
          </table:table-cell>
          <table:table-cell office:value-type="float" office:value="997.7" calcext:value-type="float">
            <text:p>997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8.2" calcext:value-type="float">
            <text:p>998,2</text:p>
          </table:table-cell>
          <table:table-cell office:value-type="float" office:value="997.7" calcext:value-type="float">
            <text:p>997,7</text:p>
          </table:table-cell>
          <table:table-cell office:value-type="float" office:value="996.2" calcext:value-type="float">
            <text:p>996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7.4" calcext:value-type="float">
            <text:p>997,4</text:p>
          </table:table-cell>
          <table:table-cell office:value-type="float" office:value="998.3" calcext:value-type="float">
            <text:p>998,3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4.4" calcext:value-type="float">
            <text:p>994,4</text:p>
          </table:table-cell>
          <table:table-cell office:value-type="float" office:value="996.2" calcext:value-type="float">
            <text:p>996,2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4" calcext:value-type="float">
            <text:p>997,4</text:p>
          </table:table-cell>
          <table:table-cell office:value-type="float" office:value="996.4" calcext:value-type="float">
            <text:p>996,4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85" calcext:value-type="float">
            <text:p>996,85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8.5" calcext:value-type="float">
            <text:p>998,5</text:p>
          </table:table-cell>
          <table:table-cell office:value-type="float" office:value="999.1" calcext:value-type="float">
            <text:p>999,1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7.6" calcext:value-type="float">
            <text:p>997,6</text:p>
          </table:table-cell>
          <table:table-cell table:number-columns-repeated="2" office:value-type="float" office:value="998.3" calcext:value-type="float">
            <text:p>998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4.9" calcext:value-type="float">
            <text:p>994,9</text:p>
          </table:table-cell>
          <table:table-cell office:value-type="float" office:value="995.6" calcext:value-type="float">
            <text:p>995,6</text:p>
          </table:table-cell>
          <table:table-cell office:value-type="float" office:value="995.8" calcext:value-type="float">
            <text:p>995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6.8" calcext:value-type="float">
            <text:p>996,8</text:p>
          </table:table-cell>
          <table:table-cell office:value-type="float" office:value="996.95" calcext:value-type="float">
            <text:p>996,95</text:p>
          </table:table-cell>
          <table:table-cell office:value-type="float" office:value="996.2" calcext:value-type="float">
            <text:p>996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5.7" calcext:value-type="float">
            <text:p>995,7</text:p>
          </table:table-cell>
          <table:table-cell office:value-type="float" office:value="996.6" calcext:value-type="float">
            <text:p>996,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996.4" calcext:value-type="float">
            <text:p>996,4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3.8" calcext:value-type="float">
            <text:p>993,8</text:p>
          </table:table-cell>
          <table:table-cell office:value-type="float" office:value="994.6" calcext:value-type="float">
            <text:p>994,6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4.4" calcext:value-type="float">
            <text:p>994,4</text:p>
          </table:table-cell>
          <table:table-cell office:value-type="float" office:value="994.7" calcext:value-type="float">
            <text:p>994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5.5" calcext:value-type="float">
            <text:p>995,5</text:p>
          </table:table-cell>
          <table:table-cell office:value-type="float" office:value="997.2" calcext:value-type="float">
            <text:p>997,2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8.9" calcext:value-type="float">
            <text:p>998,9</text:p>
          </table:table-cell>
          <table:table-cell office:value-type="float" office:value="999.3" calcext:value-type="float">
            <text:p>999,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3.9" calcext:value-type="float">
            <text:p>993,9</text:p>
          </table:table-cell>
          <table:table-cell office:value-type="float" office:value="994.2" calcext:value-type="float">
            <text:p>994,2</text:p>
          </table:table-cell>
          <table:table-cell office:value-type="float" office:value="994.8" calcext:value-type="float">
            <text:p>994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8" calcext:value-type="float">
            <text:p>998</text:p>
          </table:table-cell>
          <table:table-cell office:value-type="float" office:value="1000.2" calcext:value-type="float">
            <text:p>1000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6" calcext:value-type="float">
            <text:p>996</text:p>
          </table:table-cell>
          <table:table-cell office:value-type="float" office:value="1000.25" calcext:value-type="float">
            <text:p>1000,25</text:p>
          </table:table-cell>
          <table:table-cell office:value-type="float" office:value="998.4" calcext:value-type="float">
            <text:p>998,4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7.9" calcext:value-type="float">
            <text:p>997,9</text:p>
          </table:table-cell>
          <table:table-cell office:value-type="float" office:value="997.3" calcext:value-type="float">
            <text:p>997,3</text:p>
          </table:table-cell>
          <table:table-cell office:value-type="float" office:value="996.8" calcext:value-type="float">
            <text:p>996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96" calcext:value-type="float">
            <text:p>996</text:p>
          </table:table-cell>
          <table:table-cell office:value-type="float" office:value="998.186" calcext:value-type="float">
            <text:p>998,186</text:p>
          </table:table-cell>
          <table:table-cell office:value-type="float" office:value="998.2" calcext:value-type="float">
            <text:p>998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1" calcext:value-type="float">
            <text:p>996,1</text:p>
          </table:table-cell>
          <table:table-cell office:value-type="float" office:value="995.4" calcext:value-type="float">
            <text:p>995,4</text:p>
          </table:table-cell>
          <table:table-cell office:value-type="float" office:value="994.7" calcext:value-type="float">
            <text:p>994,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7" calcext:value-type="float">
            <text:p>997,7</text:p>
          </table:table-cell>
          <table:table-cell office:value-type="float" office:value="998.1" calcext:value-type="float">
            <text:p>998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7.6" calcext:value-type="float">
            <text:p>997,6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3" calcext:value-type="float">
            <text:p>997,3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4.8" calcext:value-type="float">
            <text:p>994,8</text:p>
          </table:table-cell>
          <table:table-cell office:value-type="float" office:value="997.6" calcext:value-type="float">
            <text:p>997,6</text:p>
          </table:table-cell>
          <table:table-cell office:value-type="float" office:value="998.1" calcext:value-type="float">
            <text:p>998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1000.1" calcext:value-type="float">
            <text:p>1000,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00.8" calcext:value-type="float">
            <text:p>1000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2" calcext:value-type="float">
            <text:p>995,2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97.5" calcext:value-type="float">
            <text:p>997,5</text:p>
          </table:table-cell>
          <table:table-cell office:value-type="float" office:value="998.8" calcext:value-type="float">
            <text:p>998,8</text:p>
          </table:table-cell>
          <table:table-cell office:value-type="float" office:value="998.5" calcext:value-type="float">
            <text:p>998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8.5" calcext:value-type="float">
            <text:p>998,5</text:p>
          </table:table-cell>
          <table:table-cell office:value-type="float" office:value="998.2" calcext:value-type="float">
            <text:p>998,2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9.4" calcext:value-type="float">
            <text:p>999,4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9.8" calcext:value-type="float">
            <text:p>999,8</text:p>
          </table:table-cell>
          <table:table-cell office:value-type="float" office:value="999.55" calcext:value-type="float">
            <text:p>999,55</text:p>
          </table:table-cell>
          <table:table-cell office:value-type="float" office:value="998.5" calcext:value-type="float">
            <text:p>998,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01.2" calcext:value-type="float">
            <text:p>1001,2</text:p>
          </table:table-cell>
          <table:table-cell office:value-type="float" office:value="1000.6" calcext:value-type="float">
            <text:p>1000,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9.9" calcext:value-type="float">
            <text:p>999,9</text:p>
          </table:table-cell>
          <table:table-cell office:value-type="float" office:value="1000.2" calcext:value-type="float">
            <text:p>1000,2</text:p>
          </table:table-cell>
          <table:table-cell office:value-type="float" office:value="1001.1" calcext:value-type="float">
            <text:p>1001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8.2" calcext:value-type="float">
            <text:p>998,2</text:p>
          </table:table-cell>
          <table:table-cell office:value-type="float" office:value="999.233" calcext:value-type="float">
            <text:p>999,233</text:p>
          </table:table-cell>
          <table:table-cell office:value-type="float" office:value="999.9" calcext:value-type="float">
            <text:p>999,9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8.5" calcext:value-type="float">
            <text:p>998,5</text:p>
          </table:table-cell>
          <table:table-cell office:value-type="float" office:value="1000.3" calcext:value-type="float">
            <text:p>1000,3</text:p>
          </table:table-cell>
          <table:table-cell office:value-type="float" office:value="1000.1" calcext:value-type="float">
            <text:p>1000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01.05" calcext:value-type="float">
            <text:p>1001,05</text:p>
          </table:table-cell>
          <table:table-cell office:value-type="float" office:value="1001.4" calcext:value-type="float">
            <text:p>1001,4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.4" calcext:value-type="float">
            <text:p>1000,4</text:p>
          </table:table-cell>
          <table:table-cell office:value-type="float" office:value="999.8" calcext:value-type="float">
            <text:p>999,8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.3" calcext:value-type="float">
            <text:p>1000,3</text:p>
          </table:table-cell>
          <table:table-cell office:value-type="float" office:value="1000.5" calcext:value-type="float">
            <text:p>1000,5</text:p>
          </table:table-cell>
          <table:table-cell office:value-type="float" office:value="1000.1" calcext:value-type="float">
            <text:p>1000,1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3" calcext:value-type="float">
            <text:p>997,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996.3" calcext:value-type="float">
            <text:p>996,3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92.7" calcext:value-type="float">
            <text:p>992,7</text:p>
          </table:table-cell>
          <table:table-cell office:value-type="float" office:value="994.5" calcext:value-type="float">
            <text:p>994,5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75" calcext:value-type="float">
            <text:p>1010,7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3.05" calcext:value-type="float">
            <text:p>1013,05</text:p>
          </table:table-cell>
          <table:table-cell office:value-type="float" office:value="1013.2" calcext:value-type="float">
            <text:p>1013,2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2.9" calcext:value-type="float">
            <text:p>1012,9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8" calcext:value-type="float">
            <text:p>1009,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62" calcext:value-type="float">
            <text:p>1011,62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3.35" calcext:value-type="float">
            <text:p>1013,35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10" calcext:value-type="float">
            <text:p>1010</text:p>
          </table:table-cell>
          <table:table-cell office:value-type="float" office:value="1011.76" calcext:value-type="float">
            <text:p>1011,76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1.57" calcext:value-type="float">
            <text:p>1011,57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12.8" calcext:value-type="float">
            <text:p>1012,8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table:number-columns-repeated="2"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" calcext:value-type="float">
            <text:p>1011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8" calcext:value-type="float">
            <text:p>1012,8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4.88" calcext:value-type="float">
            <text:p>1014,88</text:p>
          </table:table-cell>
          <table:table-cell office:value-type="float" office:value="1015.1" calcext:value-type="float">
            <text:p>1015,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9" calcext:value-type="float">
            <text:p>1013,9</text:p>
          </table:table-cell>
          <table:table-cell office:value-type="float" office:value="1015.1" calcext:value-type="float">
            <text:p>1015,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5.7" calcext:value-type="float">
            <text:p>1015,7</text:p>
          </table:table-cell>
          <table:table-cell office:value-type="float" office:value="1015.4" calcext:value-type="float">
            <text:p>1015,4</text:p>
          </table:table-cell>
          <table:table-cell office:value-type="float" office:value="1014.5" calcext:value-type="float">
            <text:p>1014,5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4.1" calcext:value-type="float">
            <text:p>1014,1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7" calcext:value-type="float">
            <text:p>1017</text:p>
          </table:table-cell>
          <table:table-cell office:value-type="float" office:value="1016.9" calcext:value-type="float">
            <text:p>1016,9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4.4" calcext:value-type="float">
            <text:p>1014,4</text:p>
          </table:table-cell>
          <table:table-cell office:value-type="float" office:value="1014" calcext:value-type="float">
            <text:p>1014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2" calcext:value-type="float">
            <text:p>1013,2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4.7" calcext:value-type="float">
            <text:p>1014,7</text:p>
          </table:table-cell>
          <table:table-cell office:value-type="float" office:value="1014.9" calcext:value-type="float">
            <text:p>1014,9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4.4" calcext:value-type="float">
            <text:p>1014,4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4.9" calcext:value-type="float">
            <text:p>1014,9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table:number-columns-repeated="2"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4.7" calcext:value-type="float">
            <text:p>1014,7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14" calcext:value-type="float">
            <text:p>1014</text:p>
          </table:table-cell>
          <table:table-cell office:value-type="float" office:value="1014.4" calcext:value-type="float">
            <text:p>1014,4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3.9" calcext:value-type="float">
            <text:p>1013,9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3.9" calcext:value-type="float">
            <text:p>1013,9</text:p>
          </table:table-cell>
          <table:table-cell office:value-type="float" office:value="1014.3" calcext:value-type="float">
            <text:p>1014,3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5.2" calcext:value-type="float">
            <text:p>1015,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16.5" calcext:value-type="float">
            <text:p>1016,5</text:p>
          </table:table-cell>
          <table:table-cell office:value-type="float" office:value="1015.22" calcext:value-type="float">
            <text:p>1015,22</text:p>
          </table:table-cell>
          <table:table-cell office:value-type="float" office:value="1015.6" calcext:value-type="float">
            <text:p>1015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6.1" calcext:value-type="float">
            <text:p>1016,1</text:p>
          </table:table-cell>
          <table:table-cell office:value-type="float" office:value="1015.7" calcext:value-type="float">
            <text:p>1015,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2" calcext:value-type="float">
            <text:p>1012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55" calcext:value-type="float">
            <text:p>1008,5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table:number-columns-repeated="2"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.67" calcext:value-type="float">
            <text:p>1011,67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52" calcext:value-type="float">
            <text:p>1010,5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" calcext:value-type="float">
            <text:p>1011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table:number-columns-repeated="2"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65" calcext:value-type="float">
            <text:p>1008,6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12" calcext:value-type="float">
            <text:p>1012</text:p>
          </table:table-cell>
          <table:table-cell office:value-type="float" office:value="1011.17" calcext:value-type="float">
            <text:p>1011,1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4" calcext:value-type="float">
            <text:p>1010,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" calcext:value-type="float">
            <text:p>1011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.17" calcext:value-type="float">
            <text:p>1011,1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4" calcext:value-type="float">
            <text:p>984,4</text:p>
          </table:table-cell>
          <table:table-cell table:number-columns-repeated="2" office:value-type="float" office:value="984.1" calcext:value-type="float">
            <text:p>984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4.8" calcext:value-type="float">
            <text:p>984,8</text:p>
          </table:table-cell>
          <table:table-cell office:value-type="float" office:value="986.1" calcext:value-type="float">
            <text:p>986,1</text:p>
          </table:table-cell>
          <table:table-cell office:value-type="float" office:value="988.3" calcext:value-type="float">
            <text:p>988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4.8" calcext:value-type="float">
            <text:p>984,8</text:p>
          </table:table-cell>
          <table:table-cell office:value-type="float" office:value="985.7" calcext:value-type="float">
            <text:p>985,7</text:p>
          </table:table-cell>
          <table:table-cell office:value-type="float" office:value="987.5" calcext:value-type="float">
            <text:p>987,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4.7" calcext:value-type="float">
            <text:p>984,7</text:p>
          </table:table-cell>
          <table:table-cell office:value-type="float" office:value="985" calcext:value-type="float">
            <text:p>985</text:p>
          </table:table-cell>
          <table:table-cell office:value-type="float" office:value="985.9" calcext:value-type="float">
            <text:p>985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87.3" calcext:value-type="float">
            <text:p>987,3</text:p>
          </table:table-cell>
          <table:table-cell office:value-type="float" office:value="988.5" calcext:value-type="float">
            <text:p>988,5</text:p>
          </table:table-cell>
          <table:table-cell office:value-type="float" office:value="987.8" calcext:value-type="float">
            <text:p>987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4.9" calcext:value-type="float">
            <text:p>984,9</text:p>
          </table:table-cell>
          <table:table-cell office:value-type="float" office:value="986.2" calcext:value-type="float">
            <text:p>986,2</text:p>
          </table:table-cell>
          <table:table-cell office:value-type="float" office:value="986.8" calcext:value-type="float">
            <text:p>986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7.2" calcext:value-type="float">
            <text:p>987,2</text:p>
          </table:table-cell>
          <table:table-cell office:value-type="float" office:value="987.6" calcext:value-type="float">
            <text:p>987,6</text:p>
          </table:table-cell>
          <table:table-cell office:value-type="float" office:value="987.1" calcext:value-type="float">
            <text:p>987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38" calcext:value-type="float">
            <text:p>985,38</text:p>
          </table:table-cell>
          <table:table-cell office:value-type="float" office:value="986.2" calcext:value-type="float">
            <text:p>986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6.9" calcext:value-type="float">
            <text:p>986,9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87.8" calcext:value-type="float">
            <text:p>987,8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7.6" calcext:value-type="float">
            <text:p>987,6</text:p>
          </table:table-cell>
          <table:table-cell office:value-type="float" office:value="986.9" calcext:value-type="float">
            <text:p>986,9</text:p>
          </table:table-cell>
          <table:table-cell office:value-type="float" office:value="986.2" calcext:value-type="float">
            <text:p>986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5.3" calcext:value-type="float">
            <text:p>985,3</text:p>
          </table:table-cell>
          <table:table-cell office:value-type="float" office:value="986" calcext:value-type="float">
            <text:p>986</text:p>
          </table:table-cell>
          <table:table-cell office:value-type="float" office:value="986.4" calcext:value-type="float">
            <text:p>986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7.1" calcext:value-type="float">
            <text:p>987,1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88.7" calcext:value-type="float">
            <text:p>988,7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7" calcext:value-type="float">
            <text:p>989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87.2" calcext:value-type="float">
            <text:p>987,2</text:p>
          </table:table-cell>
          <table:table-cell office:value-type="float" office:value="986.5" calcext:value-type="float">
            <text:p>986,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86.5" calcext:value-type="float">
            <text:p>986,5</text:p>
          </table:table-cell>
          <table:table-cell office:value-type="float" office:value="987.033" calcext:value-type="float">
            <text:p>987,033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8.8" calcext:value-type="float">
            <text:p>988,8</text:p>
          </table:table-cell>
          <table:table-cell office:value-type="float" office:value="988.6" calcext:value-type="float">
            <text:p>988,6</text:p>
          </table:table-cell>
          <table:table-cell office:value-type="float" office:value="988.1" calcext:value-type="float">
            <text:p>988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7.5" calcext:value-type="float">
            <text:p>987,5</text:p>
          </table:table-cell>
          <table:table-cell office:value-type="float" office:value="987" calcext:value-type="float">
            <text:p>987</text:p>
          </table:table-cell>
          <table:table-cell office:value-type="float" office:value="986.4" calcext:value-type="float">
            <text:p>986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6.7" calcext:value-type="float">
            <text:p>986,7</text:p>
          </table:table-cell>
          <table:table-cell office:value-type="float" office:value="986.6" calcext:value-type="float">
            <text:p>986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4.3" calcext:value-type="float">
            <text:p>984,3</text:p>
          </table:table-cell>
          <table:table-cell office:value-type="float" office:value="985.05" calcext:value-type="float">
            <text:p>985,05</text:p>
          </table:table-cell>
          <table:table-cell office:value-type="float" office:value="986.6" calcext:value-type="float">
            <text:p>986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87.8" calcext:value-type="float">
            <text:p>987,8</text:p>
          </table:table-cell>
          <table:table-cell office:value-type="float" office:value="987.15" calcext:value-type="float">
            <text:p>987,15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7.1" calcext:value-type="float">
            <text:p>987,1</text:p>
          </table:table-cell>
          <table:table-cell office:value-type="float" office:value="987.333" calcext:value-type="float">
            <text:p>987,333</text:p>
          </table:table-cell>
          <table:table-cell office:value-type="float" office:value="986.2" calcext:value-type="float">
            <text:p>986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5.6" calcext:value-type="float">
            <text:p>985,6</text:p>
          </table:table-cell>
          <table:table-cell office:value-type="float" office:value="984.9" calcext:value-type="float">
            <text:p>984,9</text:p>
          </table:table-cell>
          <table:table-cell office:value-type="float" office:value="985.4" calcext:value-type="float">
            <text:p>985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2.6" calcext:value-type="float">
            <text:p>982,6</text:p>
          </table:table-cell>
          <table:table-cell office:value-type="float" office:value="983.8" calcext:value-type="float">
            <text:p>983,8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5.9" calcext:value-type="float">
            <text:p>985,9</text:p>
          </table:table-cell>
          <table:table-cell office:value-type="float" office:value="985.8" calcext:value-type="float">
            <text:p>985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89.4" calcext:value-type="float">
            <text:p>989,4</text:p>
          </table:table-cell>
          <table:table-cell office:value-type="float" office:value="987.9" calcext:value-type="float">
            <text:p>987,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7.7" calcext:value-type="float">
            <text:p>987,7</text:p>
          </table:table-cell>
          <table:table-cell office:value-type="float" office:value="988.9" calcext:value-type="float">
            <text:p>988,9</text:p>
          </table:table-cell>
          <table:table-cell office:value-type="float" office:value="989.7" calcext:value-type="float">
            <text:p>989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89.5" calcext:value-type="float">
            <text:p>989,5</text:p>
          </table:table-cell>
          <table:table-cell office:value-type="float" office:value="989.6" calcext:value-type="float">
            <text:p>989,6</text:p>
          </table:table-cell>
          <table:table-cell office:value-type="float" office:value="988.7" calcext:value-type="float">
            <text:p>988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8.1" calcext:value-type="float">
            <text:p>988,1</text:p>
          </table:table-cell>
          <table:table-cell table:number-columns-repeated="2" office:value-type="float" office:value="989.9" calcext:value-type="float">
            <text:p>989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6.9" calcext:value-type="float">
            <text:p>986,9</text:p>
          </table:table-cell>
          <table:table-cell office:value-type="float" office:value="987" calcext:value-type="float">
            <text:p>987</text:p>
          </table:table-cell>
          <table:table-cell office:value-type="float" office:value="987.7" calcext:value-type="float">
            <text:p>987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7.3" calcext:value-type="float">
            <text:p>987,3</text:p>
          </table:table-cell>
          <table:table-cell office:value-type="float" office:value="986.6" calcext:value-type="float">
            <text:p>986,6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2.4" calcext:value-type="float">
            <text:p>992,4</text:p>
          </table:table-cell>
          <table:table-cell office:value-type="float" office:value="991.55" calcext:value-type="float">
            <text:p>991,55</text:p>
          </table:table-cell>
          <table:table-cell office:value-type="float" office:value="989.9" calcext:value-type="float">
            <text:p>989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8.6" calcext:value-type="float">
            <text:p>988,6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5" calcext:value-type="float">
            <text:p>986,5</text:p>
          </table:table-cell>
          <table:table-cell office:value-type="float" office:value="986" calcext:value-type="float">
            <text:p>986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.9" calcext:value-type="float">
            <text:p>988,9</text:p>
          </table:table-cell>
          <table:table-cell office:value-type="float" office:value="989" calcext:value-type="float">
            <text:p>989</text:p>
          </table:table-cell>
          <table:table-cell office:value-type="float" office:value="988.1" calcext:value-type="float">
            <text:p>988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8.6" calcext:value-type="float">
            <text:p>988,6</text:p>
          </table:table-cell>
          <table:table-cell office:value-type="float" office:value="988.4" calcext:value-type="float">
            <text:p>988,4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9.2" calcext:value-type="float">
            <text:p>989,2</text:p>
          </table:table-cell>
          <table:table-cell office:value-type="float" office:value="990.1" calcext:value-type="float">
            <text:p>990,1</text:p>
          </table:table-cell>
          <table:table-cell office:value-type="float" office:value="990.7" calcext:value-type="float">
            <text:p>990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5.6" calcext:value-type="float">
            <text:p>985,6</text:p>
          </table:table-cell>
          <table:table-cell office:value-type="float" office:value="986.2" calcext:value-type="float">
            <text:p>986,2</text:p>
          </table:table-cell>
          <table:table-cell office:value-type="float" office:value="986.5" calcext:value-type="float">
            <text:p>986,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4.8" calcext:value-type="float">
            <text:p>984,8</text:p>
          </table:table-cell>
          <table:table-cell office:value-type="float" office:value="984.1" calcext:value-type="float">
            <text:p>984,1</text:p>
          </table:table-cell>
          <table:table-cell office:value-type="float" office:value="983.1" calcext:value-type="float">
            <text:p>983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office:value-type="float" office:value="987.167" calcext:value-type="float">
            <text:p>987,167</text:p>
          </table:table-cell>
          <table:table-cell office:value-type="float" office:value="985.8" calcext:value-type="float">
            <text:p>985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5.8" calcext:value-type="float">
            <text:p>985,8</text:p>
          </table:table-cell>
          <table:table-cell office:value-type="float" office:value="985.7" calcext:value-type="float">
            <text:p>985,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86.5" calcext:value-type="float">
            <text:p>986,5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7" calcext:value-type="float">
            <text:p>987</text:p>
          </table:table-cell>
          <table:table-cell office:value-type="float" office:value="986.45" calcext:value-type="float">
            <text:p>986,4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8.7" calcext:value-type="float">
            <text:p>988,7</text:p>
          </table:table-cell>
          <table:table-cell office:value-type="float" office:value="988.1" calcext:value-type="float">
            <text:p>988,1</text:p>
          </table:table-cell>
          <table:table-cell office:value-type="float" office:value="987.4" calcext:value-type="float">
            <text:p>987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2.2" calcext:value-type="float">
            <text:p>982,2</text:p>
          </table:table-cell>
          <table:table-cell office:value-type="float" office:value="982.9" calcext:value-type="float">
            <text:p>982,9</text:p>
          </table:table-cell>
          <table:table-cell office:value-type="float" office:value="983.7" calcext:value-type="float">
            <text:p>983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5.4" calcext:value-type="float">
            <text:p>985,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982.8" calcext:value-type="float">
            <text:p>982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5.2" calcext:value-type="float">
            <text:p>985,2</text:p>
          </table:table-cell>
          <table:table-cell office:value-type="float" office:value="986.1" calcext:value-type="float">
            <text:p>986,1</text:p>
          </table:table-cell>
          <table:table-cell office:value-type="float" office:value="986.8" calcext:value-type="float">
            <text:p>986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2" calcext:value-type="float">
            <text:p>984,2</text:p>
          </table:table-cell>
          <table:table-cell office:value-type="float" office:value="984" calcext:value-type="float">
            <text:p>984</text:p>
          </table:table-cell>
          <table:table-cell office:value-type="float" office:value="983.9" calcext:value-type="float">
            <text:p>983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5.2" calcext:value-type="float">
            <text:p>985,2</text:p>
          </table:table-cell>
          <table:table-cell office:value-type="float" office:value="984.2" calcext:value-type="float">
            <text:p>984,2</text:p>
          </table:table-cell>
          <table:table-cell office:value-type="float" office:value="983.3" calcext:value-type="float">
            <text:p>983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987.6" calcext:value-type="float">
            <text:p>987,6</text:p>
          </table:table-cell>
          <table:table-cell office:value-type="float" office:value="986.5" calcext:value-type="float">
            <text:p>986,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7.5" calcext:value-type="float">
            <text:p>987,5</text:p>
          </table:table-cell>
          <table:table-cell office:value-type="float" office:value="986.7" calcext:value-type="float">
            <text:p>986,7</text:p>
          </table:table-cell>
          <table:table-cell office:value-type="float" office:value="985.5" calcext:value-type="float">
            <text:p>985,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5.5" calcext:value-type="float">
            <text:p>985,5</text:p>
          </table:table-cell>
          <table:table-cell office:value-type="float" office:value="985.25" calcext:value-type="float">
            <text:p>985,25</text:p>
          </table:table-cell>
          <table:table-cell office:value-type="float" office:value="985.3" calcext:value-type="float">
            <text:p>985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4.2" calcext:value-type="float">
            <text:p>984,2</text:p>
          </table:table-cell>
          <table:table-cell office:value-type="float" office:value="984.3" calcext:value-type="float">
            <text:p>984,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87.5" calcext:value-type="float">
            <text:p>987,5</text:p>
          </table:table-cell>
          <table:table-cell office:value-type="float" office:value="988.45" calcext:value-type="float">
            <text:p>988,45</text:p>
          </table:table-cell>
          <table:table-cell office:value-type="float" office:value="987.7" calcext:value-type="float">
            <text:p>987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7.5" calcext:value-type="float">
            <text:p>987,5</text:p>
          </table:table-cell>
          <table:table-cell office:value-type="float" office:value="986.533" calcext:value-type="float">
            <text:p>986,533</text:p>
          </table:table-cell>
          <table:table-cell office:value-type="float" office:value="984.9" calcext:value-type="float">
            <text:p>984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7" calcext:value-type="float">
            <text:p>985,7</text:p>
          </table:table-cell>
          <table:table-cell office:value-type="float" office:value="984.8" calcext:value-type="float">
            <text:p>984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8" calcext:value-type="float">
            <text:p>984,8</text:p>
          </table:table-cell>
          <table:table-cell office:value-type="float" office:value="985.5" calcext:value-type="float">
            <text:p>985,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85.7" calcext:value-type="float">
            <text:p>985,7</text:p>
          </table:table-cell>
          <table:table-cell office:value-type="float" office:value="989.067" calcext:value-type="float">
            <text:p>989,067</text:p>
          </table:table-cell>
          <table:table-cell office:value-type="float" office:value="988.2" calcext:value-type="float">
            <text:p>988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85.8" calcext:value-type="float">
            <text:p>985,8</text:p>
          </table:table-cell>
          <table:table-cell office:value-type="float" office:value="987.6" calcext:value-type="float">
            <text:p>987,6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9.8" calcext:value-type="float">
            <text:p>989,8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3" calcext:value-type="float">
            <text:p>988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9" calcext:value-type="float">
            <text:p>988,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0.2" calcext:value-type="float">
            <text:p>990,2</text:p>
          </table:table-cell>
          <table:table-cell office:value-type="float" office:value="991" calcext:value-type="float">
            <text:p>991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1.1" calcext:value-type="float">
            <text:p>991,1</text:p>
          </table:table-cell>
          <table:table-cell office:value-type="float" office:value="991.6" calcext:value-type="float">
            <text:p>991,6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9.3" calcext:value-type="float">
            <text:p>989,3</text:p>
          </table:table-cell>
          <table:table-cell office:value-type="float" office:value="991.3" calcext:value-type="float">
            <text:p>991,3</text:p>
          </table:table-cell>
          <table:table-cell office:value-type="float" office:value="991.8" calcext:value-type="float">
            <text:p>991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91.1" calcext:value-type="float">
            <text:p>991,1</text:p>
          </table:table-cell>
          <table:table-cell office:value-type="float" office:value="990.733" calcext:value-type="float">
            <text:p>990,733</text:p>
          </table:table-cell>
          <table:table-cell office:value-type="float" office:value="990.5" calcext:value-type="float">
            <text:p>990,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1.7" calcext:value-type="float">
            <text:p>991,7</text:p>
          </table:table-cell>
          <table:table-cell office:value-type="float" office:value="990.8" calcext:value-type="float">
            <text:p>990,8</text:p>
          </table:table-cell>
          <table:table-cell office:value-type="float" office:value="991.4" calcext:value-type="float">
            <text:p>991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91.4" calcext:value-type="float">
            <text:p>991,4</text:p>
          </table:table-cell>
          <table:table-cell office:value-type="float" office:value="992.55" calcext:value-type="float">
            <text:p>992,55</text:p>
          </table:table-cell>
          <table:table-cell office:value-type="float" office:value="991.6" calcext:value-type="float">
            <text:p>991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1.6" calcext:value-type="float">
            <text:p>991,6</text:p>
          </table:table-cell>
          <table:table-cell office:value-type="float" office:value="990.7" calcext:value-type="float">
            <text:p>990,7</text:p>
          </table:table-cell>
          <table:table-cell office:value-type="float" office:value="989.9" calcext:value-type="float">
            <text:p>989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5.3" calcext:value-type="float">
            <text:p>985,3</text:p>
          </table:table-cell>
          <table:table-cell office:value-type="float" office:value="984.8" calcext:value-type="float">
            <text:p>984,8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985.15" calcext:value-type="float">
            <text:p>985,15</text:p>
          </table:table-cell>
          <table:table-cell office:value-type="float" office:value="984.4" calcext:value-type="float">
            <text:p>984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3.9" calcext:value-type="float">
            <text:p>983,9</text:p>
          </table:table-cell>
          <table:table-cell office:value-type="float" office:value="984.9" calcext:value-type="float">
            <text:p>984,9</text:p>
          </table:table-cell>
          <table:table-cell office:value-type="float" office:value="986.2" calcext:value-type="float">
            <text:p>986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87.5" calcext:value-type="float">
            <text:p>987,5</text:p>
          </table:table-cell>
          <table:table-cell office:value-type="float" office:value="987.8" calcext:value-type="float">
            <text:p>987,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5.8" calcext:value-type="float">
            <text:p>985,8</text:p>
          </table:table-cell>
          <table:table-cell table:number-columns-repeated="2" office:value-type="float" office:value="985.7" calcext:value-type="float">
            <text:p>985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5.7" calcext:value-type="float">
            <text:p>985,7</text:p>
          </table:table-cell>
          <table:table-cell office:value-type="float" office:value="986" calcext:value-type="float">
            <text:p>986</text:p>
          </table:table-cell>
          <table:table-cell office:value-type="float" office:value="987.2" calcext:value-type="float">
            <text:p>987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5.4" calcext:value-type="float">
            <text:p>985,4</text:p>
          </table:table-cell>
          <table:table-cell office:value-type="float" office:value="985.45" calcext:value-type="float">
            <text:p>985,45</text:p>
          </table:table-cell>
          <table:table-cell office:value-type="float" office:value="985.6" calcext:value-type="float">
            <text:p>985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9" calcext:value-type="float">
            <text:p>985,9</text:p>
          </table:table-cell>
          <table:table-cell office:value-type="float" office:value="986.6" calcext:value-type="float">
            <text:p>986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82.7" calcext:value-type="float">
            <text:p>982,7</text:p>
          </table:table-cell>
          <table:table-cell office:value-type="float" office:value="985.1" calcext:value-type="float">
            <text:p>985,1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86.6" calcext:value-type="float">
            <text:p>986,6</text:p>
          </table:table-cell>
          <table:table-cell office:value-type="float" office:value="985.35" calcext:value-type="float">
            <text:p>985,35</text:p>
          </table:table-cell>
          <table:table-cell office:value-type="float" office:value="984.2" calcext:value-type="float">
            <text:p>984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7.9" calcext:value-type="float">
            <text:p>987,9</text:p>
          </table:table-cell>
          <table:table-cell office:value-type="float" office:value="988.7" calcext:value-type="float">
            <text:p>988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1" calcext:value-type="float">
            <text:p>984,1</text:p>
          </table:table-cell>
          <table:table-cell office:value-type="float" office:value="984" calcext:value-type="float">
            <text:p>984</text:p>
          </table:table-cell>
          <table:table-cell office:value-type="float" office:value="983.9" calcext:value-type="float">
            <text:p>983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3.7" calcext:value-type="float">
            <text:p>983,7</text:p>
          </table:table-cell>
          <table:table-cell office:value-type="float" office:value="984.1" calcext:value-type="float">
            <text:p>984,1</text:p>
          </table:table-cell>
          <table:table-cell office:value-type="float" office:value="984.9" calcext:value-type="float">
            <text:p>984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86.3" calcext:value-type="float">
            <text:p>986,3</text:p>
          </table:table-cell>
          <table:table-cell office:value-type="float" office:value="985.4" calcext:value-type="float">
            <text:p>985,4</text:p>
          </table:table-cell>
          <table:table-cell office:value-type="float" office:value="983.9" calcext:value-type="float">
            <text:p>983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83.9" calcext:value-type="float">
            <text:p>983,9</text:p>
          </table:table-cell>
          <table:table-cell office:value-type="float" office:value="983.567" calcext:value-type="float">
            <text:p>983,567</text:p>
          </table:table-cell>
          <table:table-cell office:value-type="float" office:value="983.6" calcext:value-type="float">
            <text:p>983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4.7" calcext:value-type="float">
            <text:p>984,7</text:p>
          </table:table-cell>
          <table:table-cell office:value-type="float" office:value="984.2" calcext:value-type="float">
            <text:p>984,2</text:p>
          </table:table-cell>
          <table:table-cell office:value-type="float" office:value="983.8" calcext:value-type="float">
            <text:p>983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3.4" calcext:value-type="float">
            <text:p>983,4</text:p>
          </table:table-cell>
          <table:table-cell office:value-type="float" office:value="983.65" calcext:value-type="float">
            <text:p>983,65</text:p>
          </table:table-cell>
          <table:table-cell office:value-type="float" office:value="984.1" calcext:value-type="float">
            <text:p>984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4.1" calcext:value-type="float">
            <text:p>984,1</text:p>
          </table:table-cell>
          <table:table-cell office:value-type="float" office:value="984.8" calcext:value-type="float">
            <text:p>984,8</text:p>
          </table:table-cell>
          <table:table-cell office:value-type="float" office:value="985.8" calcext:value-type="float">
            <text:p>985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6.2" calcext:value-type="float">
            <text:p>986,2</text:p>
          </table:table-cell>
          <table:table-cell office:value-type="float" office:value="985.5" calcext:value-type="float">
            <text:p>985,5</text:p>
          </table:table-cell>
          <table:table-cell office:value-type="float" office:value="984.4" calcext:value-type="float">
            <text:p>984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5.3" calcext:value-type="float">
            <text:p>985,3</text:p>
          </table:table-cell>
          <table:table-cell office:value-type="float" office:value="987.4" calcext:value-type="float">
            <text:p>987,4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8.6" calcext:value-type="float">
            <text:p>988,6</text:p>
          </table:table-cell>
          <table:table-cell office:value-type="float" office:value="987.233" calcext:value-type="float">
            <text:p>987,233</text:p>
          </table:table-cell>
          <table:table-cell office:value-type="float" office:value="986.7" calcext:value-type="float">
            <text:p>986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86.5" calcext:value-type="float">
            <text:p>986,5</text:p>
          </table:table-cell>
          <table:table-cell office:value-type="float" office:value="987.55" calcext:value-type="float">
            <text:p>987,55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5.8" calcext:value-type="float">
            <text:p>985,8</text:p>
          </table:table-cell>
          <table:table-cell office:value-type="float" office:value="986.5" calcext:value-type="float">
            <text:p>986,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84.7" calcext:value-type="float">
            <text:p>984,7</text:p>
          </table:table-cell>
          <table:table-cell office:value-type="float" office:value="985.9" calcext:value-type="float">
            <text:p>985,9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88.9" calcext:value-type="float">
            <text:p>988,9</text:p>
          </table:table-cell>
          <table:table-cell office:value-type="float" office:value="989.867" calcext:value-type="float">
            <text:p>989,867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8.8" calcext:value-type="float">
            <text:p>988,8</text:p>
          </table:table-cell>
          <table:table-cell office:value-type="float" office:value="988.2" calcext:value-type="float">
            <text:p>988,2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6.5" calcext:value-type="float">
            <text:p>986,5</text:p>
          </table:table-cell>
          <table:table-cell office:value-type="float" office:value="985.6" calcext:value-type="float">
            <text:p>985,6</text:p>
          </table:table-cell>
          <table:table-cell office:value-type="float" office:value="984.7" calcext:value-type="float">
            <text:p>984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4.9" calcext:value-type="float">
            <text:p>984,9</text:p>
          </table:table-cell>
          <table:table-cell office:value-type="float" office:value="986.55" calcext:value-type="float">
            <text:p>986,55</text:p>
          </table:table-cell>
          <table:table-cell office:value-type="float" office:value="987.1" calcext:value-type="float">
            <text:p>987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5.4" calcext:value-type="float">
            <text:p>985,4</text:p>
          </table:table-cell>
          <table:table-cell office:value-type="float" office:value="985.3" calcext:value-type="float">
            <text:p>985,3</text:p>
          </table:table-cell>
          <table:table-cell office:value-type="float" office:value="985.6" calcext:value-type="float">
            <text:p>985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5.9" calcext:value-type="float">
            <text:p>985,9</text:p>
          </table:table-cell>
          <table:table-cell table:number-columns-repeated="2" office:value-type="float" office:value="986.9" calcext:value-type="float">
            <text:p>986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.3" calcext:value-type="float">
            <text:p>988,3</text:p>
          </table:table-cell>
          <table:table-cell office:value-type="float" office:value="988.4" calcext:value-type="float">
            <text:p>988,4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5.8" calcext:value-type="float">
            <text:p>985,8</text:p>
          </table:table-cell>
          <table:table-cell office:value-type="float" office:value="986.2" calcext:value-type="float">
            <text:p>986,2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8.4" calcext:value-type="float">
            <text:p>988,4</text:p>
          </table:table-cell>
          <table:table-cell office:value-type="float" office:value="988.6" calcext:value-type="float">
            <text:p>988,6</text:p>
          </table:table-cell>
          <table:table-cell office:value-type="float" office:value="987.9" calcext:value-type="float">
            <text:p>987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.5" calcext:value-type="float">
            <text:p>989,5</text:p>
          </table:table-cell>
          <table:table-cell office:value-type="float" office:value="990.3" calcext:value-type="float">
            <text:p>990,3</text:p>
          </table:table-cell>
          <table:table-cell office:value-type="float" office:value="991.1" calcext:value-type="float">
            <text:p>991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2.5" calcext:value-type="float">
            <text:p>992,5</text:p>
          </table:table-cell>
          <table:table-cell office:value-type="float" office:value="993.2" calcext:value-type="float">
            <text:p>993,2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5" calcext:value-type="float">
            <text:p>989,5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7.6" calcext:value-type="float">
            <text:p>987,6</text:p>
          </table:table-cell>
          <table:table-cell office:value-type="float" office:value="988.3" calcext:value-type="float">
            <text:p>988,3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8.4" calcext:value-type="float">
            <text:p>988,4</text:p>
          </table:table-cell>
          <table:table-cell office:value-type="float" office:value="988.5" calcext:value-type="float">
            <text:p>988,5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2.8" calcext:value-type="float">
            <text:p>992,8</text:p>
          </table:table-cell>
          <table:table-cell office:value-type="float" office:value="991.85" calcext:value-type="float">
            <text:p>991,85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1.6" calcext:value-type="float">
            <text:p>991,6</text:p>
          </table:table-cell>
          <table:table-cell office:value-type="float" office:value="991.8" calcext:value-type="float">
            <text:p>991,8</text:p>
          </table:table-cell>
          <table:table-cell office:value-type="float" office:value="991.2" calcext:value-type="float">
            <text:p>991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5.3" calcext:value-type="float">
            <text:p>985,3</text:p>
          </table:table-cell>
          <table:table-cell office:value-type="float" office:value="986.85" calcext:value-type="float">
            <text:p>986,85</text:p>
          </table:table-cell>
          <table:table-cell office:value-type="float" office:value="987.7" calcext:value-type="float">
            <text:p>987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4.7" calcext:value-type="float">
            <text:p>984,7</text:p>
          </table:table-cell>
          <table:table-cell office:value-type="float" office:value="984.5" calcext:value-type="float">
            <text:p>984,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7" calcext:value-type="float">
            <text:p>986,7</text:p>
          </table:table-cell>
          <table:table-cell office:value-type="float" office:value="986.5" calcext:value-type="float">
            <text:p>986,5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5.5" calcext:value-type="float">
            <text:p>985,5</text:p>
          </table:table-cell>
          <table:table-cell office:value-type="float" office:value="984.2" calcext:value-type="float">
            <text:p>984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3.8" calcext:value-type="float">
            <text:p>983,8</text:p>
          </table:table-cell>
          <table:table-cell office:value-type="float" office:value="983.9" calcext:value-type="float">
            <text:p>983,9</text:p>
          </table:table-cell>
          <table:table-cell office:value-type="float" office:value="984.3" calcext:value-type="float">
            <text:p>984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5.2" calcext:value-type="float">
            <text:p>985,2</text:p>
          </table:table-cell>
          <table:table-cell office:value-type="float" office:value="985.6" calcext:value-type="float">
            <text:p>985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1" calcext:value-type="float">
            <text:p>984,1</text:p>
          </table:table-cell>
          <table:table-cell office:value-type="float" office:value="983.8" calcext:value-type="float">
            <text:p>983,8</text:p>
          </table:table-cell>
          <table:table-cell office:value-type="float" office:value="983.3" calcext:value-type="float">
            <text:p>983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3.9" calcext:value-type="float">
            <text:p>983,9</text:p>
          </table:table-cell>
          <table:table-cell office:value-type="float" office:value="985.05" calcext:value-type="float">
            <text:p>985,05</text:p>
          </table:table-cell>
          <table:table-cell office:value-type="float" office:value="985.7" calcext:value-type="float">
            <text:p>985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.5" calcext:value-type="float">
            <text:p>988,5</text:p>
          </table:table-cell>
          <table:table-cell table:number-columns-repeated="2" office:value-type="float" office:value="987.9" calcext:value-type="float">
            <text:p>987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4.6" calcext:value-type="float">
            <text:p>984,6</text:p>
          </table:table-cell>
          <table:table-cell office:value-type="float" office:value="985.5" calcext:value-type="float">
            <text:p>985,5</text:p>
          </table:table-cell>
          <table:table-cell office:value-type="float" office:value="984.5" calcext:value-type="float">
            <text:p>984,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5.4" calcext:value-type="float">
            <text:p>985,4</text:p>
          </table:table-cell>
          <table:table-cell office:value-type="float" office:value="985.3" calcext:value-type="float">
            <text:p>985,3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85.4" calcext:value-type="float">
            <text:p>985,4</text:p>
          </table:table-cell>
          <table:table-cell office:value-type="float" office:value="984.5" calcext:value-type="float">
            <text:p>984,5</text:p>
          </table:table-cell>
          <table:table-cell office:value-type="float" office:value="983.8" calcext:value-type="float">
            <text:p>983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87.3" calcext:value-type="float">
            <text:p>987,3</text:p>
          </table:table-cell>
          <table:table-cell office:value-type="float" office:value="988.3" calcext:value-type="float">
            <text:p>988,3</text:p>
          </table:table-cell>
          <table:table-cell office:value-type="float" office:value="989.1" calcext:value-type="float">
            <text:p>989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4" calcext:value-type="float">
            <text:p>985,4</text:p>
          </table:table-cell>
          <table:table-cell office:value-type="float" office:value="986.5" calcext:value-type="float">
            <text:p>986,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6.6" calcext:value-type="float">
            <text:p>986,6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4.7" calcext:value-type="float">
            <text:p>984,7</text:p>
          </table:table-cell>
          <table:table-cell office:value-type="float" office:value="985.3" calcext:value-type="float">
            <text:p>985,3</text:p>
          </table:table-cell>
          <table:table-cell office:value-type="float" office:value="985.9" calcext:value-type="float">
            <text:p>985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5.9" calcext:value-type="float">
            <text:p>985,9</text:p>
          </table:table-cell>
          <table:table-cell office:value-type="float" office:value="985.3" calcext:value-type="float">
            <text:p>985,3</text:p>
          </table:table-cell>
          <table:table-cell office:value-type="float" office:value="985.1" calcext:value-type="float">
            <text:p>985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6.7" calcext:value-type="float">
            <text:p>986,7</text:p>
          </table:table-cell>
          <table:table-cell office:value-type="float" office:value="986.8" calcext:value-type="float">
            <text:p>986,8</text:p>
          </table:table-cell>
          <table:table-cell office:value-type="float" office:value="986.7" calcext:value-type="float">
            <text:p>986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3" calcext:value-type="float">
            <text:p>984,3</text:p>
          </table:table-cell>
          <table:table-cell office:value-type="float" office:value="983.4" calcext:value-type="float">
            <text:p>983,4</text:p>
          </table:table-cell>
          <table:table-cell office:value-type="float" office:value="983.7" calcext:value-type="float">
            <text:p>983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4.6" calcext:value-type="float">
            <text:p>984,6</text:p>
          </table:table-cell>
          <table:table-cell office:value-type="float" office:value="983.9" calcext:value-type="float">
            <text:p>983,9</text:p>
          </table:table-cell>
          <table:table-cell office:value-type="float" office:value="982.8" calcext:value-type="float">
            <text:p>982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float" office:value="982.8" calcext:value-type="float">
            <text:p>982,8</text:p>
          </table:table-cell>
          <table:table-cell office:value-type="float" office:value="983.9" calcext:value-type="float">
            <text:p>983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7.6" calcext:value-type="float">
            <text:p>987,6</text:p>
          </table:table-cell>
          <table:table-cell office:value-type="float" office:value="986.2" calcext:value-type="float">
            <text:p>986,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3.7" calcext:value-type="float">
            <text:p>983,7</text:p>
          </table:table-cell>
          <table:table-cell office:value-type="float" office:value="984.4" calcext:value-type="float">
            <text:p>984,4</text:p>
          </table:table-cell>
          <table:table-cell office:value-type="float" office:value="985.4" calcext:value-type="float">
            <text:p>985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4.9" calcext:value-type="float">
            <text:p>984,9</text:p>
          </table:table-cell>
          <table:table-cell office:value-type="float" office:value="986.95" calcext:value-type="float">
            <text:p>986,95</text:p>
          </table:table-cell>
          <table:table-cell office:value-type="float" office:value="987.7" calcext:value-type="float">
            <text:p>987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45" calcext:value-type="float">
            <text:p>989,45</text:p>
          </table:table-cell>
          <table:table-cell office:value-type="float" office:value="987.8" calcext:value-type="float">
            <text:p>987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5" calcext:value-type="float">
            <text:p>984,5</text:p>
          </table:table-cell>
          <table:table-cell office:value-type="float" office:value="984.6" calcext:value-type="float">
            <text:p>984,6</text:p>
          </table:table-cell>
          <table:table-cell office:value-type="float" office:value="984.8" calcext:value-type="float">
            <text:p>984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55" calcext:value-type="float">
            <text:p>988,5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8.5" calcext:value-type="float">
            <text:p>988,5</text:p>
          </table:table-cell>
          <table:table-cell office:value-type="float" office:value="988.8" calcext:value-type="float">
            <text:p>988,8</text:p>
          </table:table-cell>
          <table:table-cell office:value-type="float" office:value="987.4" calcext:value-type="float">
            <text:p>987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3.5" calcext:value-type="float">
            <text:p>983,5</text:p>
          </table:table-cell>
          <table:table-cell office:value-type="float" office:value="983.6" calcext:value-type="float">
            <text:p>983,6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984.9" calcext:value-type="float">
            <text:p>984,9</text:p>
          </table:table-cell>
          <table:table-cell office:value-type="float" office:value="985.1" calcext:value-type="float">
            <text:p>985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3.1" calcext:value-type="float">
            <text:p>983,1</text:p>
          </table:table-cell>
          <table:table-cell office:value-type="float" office:value="983.6" calcext:value-type="float">
            <text:p>983,6</text:p>
          </table:table-cell>
          <table:table-cell office:value-type="float" office:value="984.2" calcext:value-type="float">
            <text:p>984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5.3" calcext:value-type="float">
            <text:p>985,3</text:p>
          </table:table-cell>
          <table:table-cell office:value-type="float" office:value="985.2" calcext:value-type="float">
            <text:p>985,2</text:p>
          </table:table-cell>
          <table:table-cell office:value-type="float" office:value="984.5" calcext:value-type="float">
            <text:p>984,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5.5" calcext:value-type="float">
            <text:p>985,5</text:p>
          </table:table-cell>
          <table:table-cell office:value-type="float" office:value="985.6" calcext:value-type="float">
            <text:p>985,6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3" calcext:value-type="float">
            <text:p>985,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84.6" calcext:value-type="float">
            <text:p>984,6</text:p>
          </table:table-cell>
          <table:table-cell office:value-type="float" office:value="986.825" calcext:value-type="float">
            <text:p>986,825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8.4" calcext:value-type="float">
            <text:p>988,4</text:p>
          </table:table-cell>
          <table:table-cell office:value-type="float" office:value="988.267" calcext:value-type="float">
            <text:p>988,26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6.3" calcext:value-type="float">
            <text:p>986,3</text:p>
          </table:table-cell>
          <table:table-cell office:value-type="float" office:value="986.85" calcext:value-type="float">
            <text:p>986,85</text:p>
          </table:table-cell>
          <table:table-cell office:value-type="float" office:value="986.9" calcext:value-type="float">
            <text:p>986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7.4" calcext:value-type="float">
            <text:p>987,4</text:p>
          </table:table-cell>
          <table:table-cell office:value-type="float" office:value="986.6" calcext:value-type="float">
            <text:p>986,6</text:p>
          </table:table-cell>
          <table:table-cell office:value-type="float" office:value="985.4" calcext:value-type="float">
            <text:p>985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6" calcext:value-type="float">
            <text:p>984,6</text:p>
          </table:table-cell>
          <table:table-cell office:value-type="float" office:value="984.5" calcext:value-type="float">
            <text:p>984,5</text:p>
          </table:table-cell>
          <table:table-cell office:value-type="float" office:value="984.7" calcext:value-type="float">
            <text:p>984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.5" calcext:value-type="float">
            <text:p>988,5</text:p>
          </table:table-cell>
          <table:table-cell office:value-type="float" office:value="988" calcext:value-type="float">
            <text:p>988</text:p>
          </table:table-cell>
          <table:table-cell office:value-type="float" office:value="987.5" calcext:value-type="float">
            <text:p>987,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6" calcext:value-type="float">
            <text:p>986,6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7" calcext:value-type="float">
            <text:p>985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4.3" calcext:value-type="float">
            <text:p>984,3</text:p>
          </table:table-cell>
          <table:table-cell office:value-type="float" office:value="984.9" calcext:value-type="float">
            <text:p>984,9</text:p>
          </table:table-cell>
          <table:table-cell office:value-type="float" office:value="985.3" calcext:value-type="float">
            <text:p>985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88.4" calcext:value-type="float">
            <text:p>988,4</text:p>
          </table:table-cell>
          <table:table-cell office:value-type="float" office:value="989.35" calcext:value-type="float">
            <text:p>989,35</text:p>
          </table:table-cell>
          <table:table-cell office:value-type="float" office:value="990.4" calcext:value-type="float">
            <text:p>990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9.7" calcext:value-type="float">
            <text:p>989,7</text:p>
          </table:table-cell>
          <table:table-cell office:value-type="float" office:value="989.3" calcext:value-type="float">
            <text:p>989,3</text:p>
          </table:table-cell>
          <table:table-cell office:value-type="float" office:value="988.6" calcext:value-type="float">
            <text:p>988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8" calcext:value-type="float">
            <text:p>989,8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990.7" calcext:value-type="float">
            <text:p>990,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8.1" calcext:value-type="float">
            <text:p>988,1</text:p>
          </table:table-cell>
          <table:table-cell office:value-type="float" office:value="988.2" calcext:value-type="float">
            <text:p>988,2</text:p>
          </table:table-cell>
          <table:table-cell office:value-type="float" office:value="988.9" calcext:value-type="float">
            <text:p>988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88.9" calcext:value-type="float">
            <text:p>988,9</text:p>
          </table:table-cell>
          <table:table-cell office:value-type="float" office:value="989.65" calcext:value-type="float">
            <text:p>989,65</text:p>
          </table:table-cell>
          <table:table-cell office:value-type="float" office:value="989.6" calcext:value-type="float">
            <text:p>989,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15" calcext:value-type="float">
            <text:p>989,15</text:p>
          </table:table-cell>
          <table:table-cell office:value-type="float" office:value="987.8" calcext:value-type="float">
            <text:p>987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986.15" calcext:value-type="float">
            <text:p>986,15</text:p>
          </table:table-cell>
          <table:table-cell office:value-type="float" office:value="987.1" calcext:value-type="float">
            <text:p>987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88.6" calcext:value-type="float">
            <text:p>988,6</text:p>
          </table:table-cell>
          <table:table-cell office:value-type="float" office:value="988.05" calcext:value-type="float">
            <text:p>988,0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6.7" calcext:value-type="float">
            <text:p>986,7</text:p>
          </table:table-cell>
          <table:table-cell office:value-type="float" office:value="986.5" calcext:value-type="float">
            <text:p>986,5</text:p>
          </table:table-cell>
          <table:table-cell office:value-type="float" office:value="986.8" calcext:value-type="float">
            <text:p>986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87.9" calcext:value-type="float">
            <text:p>987,9</text:p>
          </table:table-cell>
          <table:table-cell office:value-type="float" office:value="988.2" calcext:value-type="float">
            <text:p>988,2</text:p>
          </table:table-cell>
          <table:table-cell office:value-type="float" office:value="988.9" calcext:value-type="float">
            <text:p>988,9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1.5" calcext:value-type="float">
            <text:p>991,5</text:p>
          </table:table-cell>
          <table:table-cell office:value-type="float" office:value="992" calcext:value-type="float">
            <text:p>992</text:p>
          </table:table-cell>
          <table:table-cell office:value-type="float" office:value="991.4" calcext:value-type="float">
            <text:p>991,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4" calcext:value-type="float">
            <text:p>989,4</text:p>
          </table:table-cell>
          <table:table-cell office:value-type="float" office:value="989.8" calcext:value-type="float">
            <text:p>989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990.35" calcext:value-type="float">
            <text:p>990,35</text:p>
          </table:table-cell>
          <table:table-cell office:value-type="float" office:value="990.2" calcext:value-type="float">
            <text:p>990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0.2" calcext:value-type="float">
            <text:p>990,2</text:p>
          </table:table-cell>
          <table:table-cell office:value-type="float" office:value="989.55" calcext:value-type="float">
            <text:p>989,55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89.2" calcext:value-type="float">
            <text:p>989,2</text:p>
          </table:table-cell>
          <table:table-cell office:value-type="float" office:value="989.5" calcext:value-type="float">
            <text:p>989,5</text:p>
          </table:table-cell>
          <table:table-cell office:value-type="float" office:value="989.7" calcext:value-type="float">
            <text:p>989,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0.2" calcext:value-type="float">
            <text:p>990,2</text:p>
          </table:table-cell>
          <table:table-cell office:value-type="float" office:value="990.85" calcext:value-type="float">
            <text:p>990,85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6" calcext:value-type="float">
            <text:p>989,6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989.65" calcext:value-type="float">
            <text:p>989,65</text:p>
          </table:table-cell>
          <table:table-cell office:value-type="float" office:value="990.5" calcext:value-type="float">
            <text:p>990,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9.2" calcext:value-type="float">
            <text:p>989,2</text:p>
          </table:table-cell>
          <table:table-cell office:value-type="float" office:value="989" calcext:value-type="float">
            <text:p>989</text:p>
          </table:table-cell>
          <table:table-cell office:value-type="float" office:value="989.1" calcext:value-type="float">
            <text:p>989,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2" calcext:value-type="float">
            <text:p>989,2</text:p>
          </table:table-cell>
          <table:table-cell office:value-type="float" office:value="988.8" calcext:value-type="float">
            <text:p>988,8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88.6" calcext:value-type="float">
            <text:p>988,6</text:p>
          </table:table-cell>
          <table:table-cell office:value-type="float" office:value="988.7" calcext:value-type="float">
            <text:p>988,7</text:p>
          </table:table-cell>
          <table:table-cell office:value-type="float" office:value="988.3" calcext:value-type="float">
            <text:p>988,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6.7" calcext:value-type="float">
            <text:p>986,7</text:p>
          </table:table-cell>
          <table:table-cell office:value-type="float" office:value="987.2" calcext:value-type="float">
            <text:p>987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8.25" calcext:value-type="float">
            <text:p>1008,2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94" calcext:value-type="float">
            <text:p>1010,94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5" calcext:value-type="float">
            <text:p>1010,55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1" calcext:value-type="float">
            <text:p>1009,1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" calcext:value-type="float">
            <text:p>1007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5.85" calcext:value-type="float">
            <text:p>1005,85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" calcext:value-type="float">
            <text:p>1007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" calcext:value-type="float">
            <text:p>1010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4" calcext:value-type="float">
            <text:p>1006,4</text:p>
          </table:table-cell>
          <table:table-cell table:number-columns-repeated="2"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" calcext:value-type="float">
            <text:p>1009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table:number-columns-repeated="2"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5" calcext:value-type="float">
            <text:p>1009,5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7" calcext:value-type="float">
            <text:p>1011,7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2.07" calcext:value-type="float">
            <text:p>1012,07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7" calcext:value-type="float">
            <text:p>1012,7</text:p>
          </table:table-cell>
          <table:table-cell office:value-type="float" office:value="1013.3" calcext:value-type="float">
            <text:p>1013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85" calcext:value-type="float">
            <text:p>1006,8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table:number-columns-repeated="2"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table:number-columns-repeated="2" office:value-type="float" office:value="1012.5" calcext:value-type="float">
            <text:p>1012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37" calcext:value-type="float">
            <text:p>1008,3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9.73" calcext:value-type="float">
            <text:p>1009,73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table:number-columns-repeated="2"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7" calcext:value-type="float">
            <text:p>1006,7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10.55" calcext:value-type="float">
            <text:p>1010,55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table:number-columns-repeated="2"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9.94" calcext:value-type="float">
            <text:p>1009,94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10.56" calcext:value-type="float">
            <text:p>1010,56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15" calcext:value-type="float">
            <text:p>1009,1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table:number-columns-repeated="2"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table:number-columns-repeated="2"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3" calcext:value-type="float">
            <text:p>1013</text:p>
          </table:table-cell>
          <table:table-cell office:value-type="float" office:value="1013.7" calcext:value-type="float">
            <text:p>1013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10.08" calcext:value-type="float">
            <text:p>1010,08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1.85" calcext:value-type="float">
            <text:p>1011,85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table:number-columns-repeated="2" office:value-type="float" office:value="1011.1" calcext:value-type="float">
            <text:p>1011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5" calcext:value-type="float">
            <text:p>1009,15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75" calcext:value-type="float">
            <text:p>1006,7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45" calcext:value-type="float">
            <text:p>1006,45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2" calcext:value-type="float">
            <text:p>1006,2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5.9" calcext:value-type="float">
            <text:p>1005,9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7" calcext:value-type="float">
            <text:p>1007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table:number-columns-repeated="2"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.4" calcext:value-type="float">
            <text:p>1007,4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table:number-columns-repeated="2"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table:number-columns-repeated="2" office:value-type="float" office:value="1006.6" calcext:value-type="float">
            <text:p>1006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table:number-columns-repeated="2"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table:number-columns-repeated="2" office:value-type="float" office:value="1009.2" calcext:value-type="float">
            <text:p>1009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2" calcext:value-type="float">
            <text:p>1012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2" calcext:value-type="float">
            <text:p>1012,2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" calcext:value-type="float">
            <text:p>1011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2" calcext:value-type="float">
            <text:p>1011,2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5.75" calcext:value-type="float">
            <text:p>1005,75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7" calcext:value-type="float">
            <text:p>1005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15" calcext:value-type="float">
            <text:p>1005,1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3.5" calcext:value-type="float">
            <text:p>1003,5</text:p>
          </table:table-cell>
          <table:table-cell office:value-type="float" office:value="1003.3" calcext:value-type="float">
            <text:p>1003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007.2" calcext:value-type="float">
            <text:p>1007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85" calcext:value-type="float">
            <text:p>1008,85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35" calcext:value-type="float">
            <text:p>1009,35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8" calcext:value-type="float">
            <text:p>1013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1.75" calcext:value-type="float">
            <text:p>1011,75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75" calcext:value-type="float">
            <text:p>1007,75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7" calcext:value-type="float">
            <text:p>1009,3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09.08" calcext:value-type="float">
            <text:p>1009,0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6" calcext:value-type="float">
            <text:p>1008,6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" calcext:value-type="float">
            <text:p>1011</text:p>
          </table:table-cell>
          <table:table-cell office:value-type="float" office:value="1013.8" calcext:value-type="float">
            <text:p>1013,8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" calcext:value-type="float">
            <text:p>1011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55" calcext:value-type="float">
            <text:p>1006,55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3" calcext:value-type="float">
            <text:p>1006,3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" calcext:value-type="float">
            <text:p>1007</text:p>
          </table:table-cell>
        </table:table-row>
      </table:table>
      <table:table table:name="Tabela dinâmica_tratado_1" table:style-name="ta1">
        <table:table-column table:style-name="co6" table:default-cell-style-name="ce4"/>
        <table:table-column table:style-name="co6" table:number-columns-repeated="2" table:default-cell-style-name="ce10"/>
        <table:table-column table:style-name="co6" table:default-cell-style-name="ce19"/>
        <table:table-column table:style-name="co6" table:default-cell-style-name="ce26"/>
        <table:table-column table:style-name="co6" table:default-cell-style-name="ce33"/>
        <table:table-row table:style-name="ro1">
          <table:table-cell table:style-name="ce1"/>
          <table:table-cell table:style-name="ce7"/>
          <table:table-cell table:style-name="ce14"/>
          <table:table-cell table:style-name="ce16" office:value-type="string" calcext:value-type="string">
            <text:p>Dados</text:p>
          </table:table-cell>
          <table:table-cell table:style-name="ce23"/>
          <table:table-cell table:style-name="ce30"/>
        </table:table-row>
        <table:table-row table:style-name="ro1">
          <table:table-cell table:style-name="ce2" office:value-type="string" calcext:value-type="string">
            <text:p>Local</text:p>
          </table:table-cell>
          <table:table-cell table:style-name="ce8" office:value-type="string" calcext:value-type="string">
            <text:p>hora</text:p>
          </table:table-cell>
          <table:table-cell table:style-name="ce8" office:value-type="string" calcext:value-type="string">
            <text:p>duração</text:p>
          </table:table-cell>
          <table:table-cell table:style-name="ce17" office:value-type="string" calcext:value-type="string">
            <text:p>Média - antes</text:p>
          </table:table-cell>
          <table:table-cell table:style-name="ce24" office:value-type="string" calcext:value-type="string">
            <text:p>Média - durante </text:p>
          </table:table-cell>
          <table:table-cell table:style-name="ce31" office:value-type="string" calcext:value-type="string">
            <text:p>Média - depois</text:p>
          </table:table-cell>
        </table:table-row>
        <table:table-row table:style-name="ro1">
          <table:table-cell table:style-name="ce3" office:value-type="string" calcext:value-type="string">
            <text:p>APODI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8.35" calcext:value-type="float">
            <text:p>998,35</text:p>
          </table:table-cell>
          <table:table-cell table:style-name="ce25" office:value-type="float" office:value="999.05" calcext:value-type="float">
            <text:p>999,05</text:p>
          </table:table-cell>
          <table:table-cell table:style-name="ce32" office:value-type="float" office:value="998.733333333333" calcext:value-type="float">
            <text:p>998,73333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998.5" calcext:value-type="float">
            <text:p>998,5</text:p>
          </table:table-cell>
          <table:table-cell table:style-name="ce27" office:value-type="float" office:value="1000.3" calcext:value-type="float">
            <text:p>1000,3</text:p>
          </table:table-cell>
          <table:table-cell table:style-name="ce34" office:value-type="float" office:value="1000.1" calcext:value-type="float">
            <text:p>1000,1</text:p>
          </table:table-cell>
        </table:table-row>
        <table:table-row table:style-name="ro1"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style-name="ce18" office:value-type="float" office:value="997.875" calcext:value-type="float">
            <text:p>997,875</text:p>
          </table:table-cell>
          <table:table-cell table:style-name="ce25" office:value-type="float" office:value="999.55" calcext:value-type="float">
            <text:p>999,55</text:p>
          </table:table-cell>
          <table:table-cell table:style-name="ce32" office:value-type="float" office:value="998.525" calcext:value-type="float">
            <text:p>998,5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6" calcext:value-type="float">
            <text:p>996</text:p>
          </table:table-cell>
          <table:table-cell office:value-type="float" office:value="1000.25" calcext:value-type="float">
            <text:p>1000,25</text:p>
          </table:table-cell>
          <table:table-cell office:value-type="float" office:value="998.4" calcext:value-type="float">
            <text:p>998,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8.9" calcext:value-type="float">
            <text:p>998,9</text:p>
          </table:table-cell>
          <table:table-cell office:value-type="float" office:value="998.85" calcext:value-type="float">
            <text:p>998,85</text:p>
          </table:table-cell>
          <table:table-cell office:value-type="float" office:value="997.65" calcext:value-type="float">
            <text:p>997,6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20" office:value-type="float" office:value="997.6" calcext:value-type="float">
            <text:p>997,6</text:p>
          </table:table-cell>
          <table:table-cell table:style-name="ce27" office:value-type="float" office:value="997.583" calcext:value-type="float">
            <text:p>997,583</text:p>
          </table:table-cell>
          <table:table-cell table:style-name="ce34" office:value-type="float" office:value="998" calcext:value-type="float">
            <text:p>998</text:p>
          </table:table-cell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0.35" calcext:value-type="float">
            <text:p>1000,35</text:p>
          </table:table-cell>
          <table:table-cell table:style-name="ce25" office:value-type="float" office:value="1000.45" calcext:value-type="float">
            <text:p>1000,45</text:p>
          </table:table-cell>
          <table:table-cell table:style-name="ce32" office:value-type="float" office:value="999.95" calcext:value-type="float">
            <text:p>999,9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98.15" calcext:value-type="float">
            <text:p>998,15</text:p>
          </table:table-cell>
          <table:table-cell table:style-name="ce27" office:value-type="float" office:value="998.35" calcext:value-type="float">
            <text:p>998,35</text:p>
          </table:table-cell>
          <table:table-cell table:style-name="ce34" office:value-type="float" office:value="997.45" calcext:value-type="float">
            <text:p>997,45</text:p>
          </table:table-cell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9.15" calcext:value-type="float">
            <text:p>999,15</text:p>
          </table:table-cell>
          <table:table-cell table:style-name="ce25" office:value-type="float" office:value="998.725" calcext:value-type="float">
            <text:p>998,725</text:p>
          </table:table-cell>
          <table:table-cell table:style-name="ce32" office:value-type="float" office:value="998.525" calcext:value-type="float">
            <text:p>998,52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99.8" calcext:value-type="float">
            <text:p>999,8</text:p>
          </table:table-cell>
          <table:table-cell table:style-name="ce27" office:value-type="float" office:value="999.55" calcext:value-type="float">
            <text:p>999,55</text:p>
          </table:table-cell>
          <table:table-cell table:style-name="ce34" office:value-type="float" office:value="998.5" calcext:value-type="float">
            <text:p>998,5</text:p>
          </table:table-cell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97.75" calcext:value-type="float">
            <text:p>997,75</text:p>
          </table:table-cell>
          <table:table-cell table:style-name="ce28" office:value-type="float" office:value="997.4" calcext:value-type="float">
            <text:p>997,4</text:p>
          </table:table-cell>
          <table:table-cell table:style-name="ce35" office:value-type="float" office:value="997.05" calcext:value-type="float">
            <text:p>997,05</text:p>
          </table:table-cell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97.766666666667" calcext:value-type="float">
            <text:p>997,766666666667</text:p>
          </table:table-cell>
          <table:table-cell table:style-name="ce28" office:value-type="float" office:value="997.233333333333" calcext:value-type="float">
            <text:p>997,233333333333</text:p>
          </table:table-cell>
          <table:table-cell table:style-name="ce35" office:value-type="float" office:value="997.1" calcext:value-type="float">
            <text:p>997,1</text:p>
          </table:table-cell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97.85" calcext:value-type="float">
            <text:p>997,85</text:p>
          </table:table-cell>
          <table:table-cell table:style-name="ce28" office:value-type="float" office:value="997.75" calcext:value-type="float">
            <text:p>997,75</text:p>
          </table:table-cell>
          <table:table-cell table:style-name="ce35" office:value-type="float" office:value="997.8" calcext:value-type="float">
            <text:p>997,8</text:p>
          </table:table-cell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6.8" calcext:value-type="float">
            <text:p>996,8</text:p>
          </table:table-cell>
          <table:table-cell table:style-name="ce25" office:value-type="float" office:value="997.1" calcext:value-type="float">
            <text:p>997,1</text:p>
          </table:table-cell>
          <table:table-cell table:style-name="ce32" office:value-type="float" office:value="997.8" calcext:value-type="float">
            <text:p>997,8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98.5" calcext:value-type="float">
            <text:p>998,5</text:p>
          </table:table-cell>
          <table:table-cell table:style-name="ce27" office:value-type="float" office:value="999.25" calcext:value-type="float">
            <text:p>999,25</text:p>
          </table:table-cell>
          <table:table-cell table:style-name="ce34" office:value-type="float" office:value="999.9" calcext:value-type="float">
            <text:p>999,9</text:p>
          </table:table-cell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7.85" calcext:value-type="float">
            <text:p>997,85</text:p>
          </table:table-cell>
          <table:table-cell table:style-name="ce25" office:value-type="float" office:value="998.1" calcext:value-type="float">
            <text:p>998,1</text:p>
          </table:table-cell>
          <table:table-cell table:style-name="ce32" office:value-type="float" office:value="998.65" calcext:value-type="float">
            <text:p>998,6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95.5" calcext:value-type="float">
            <text:p>995,5</text:p>
          </table:table-cell>
          <table:table-cell table:style-name="ce27" office:value-type="float" office:value="996.45" calcext:value-type="float">
            <text:p>996,45</text:p>
          </table:table-cell>
          <table:table-cell table:style-name="ce34" office:value-type="float" office:value="997.5" calcext:value-type="float">
            <text:p>997,5</text:p>
          </table:table-cell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6.75" calcext:value-type="float">
            <text:p>996,75</text:p>
          </table:table-cell>
          <table:table-cell table:style-name="ce25" office:value-type="float" office:value="996.3" calcext:value-type="float">
            <text:p>996,3</text:p>
          </table:table-cell>
          <table:table-cell table:style-name="ce32" office:value-type="float" office:value="997.8" calcext:value-type="float">
            <text:p>997,8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998.2" calcext:value-type="float">
            <text:p>998,2</text:p>
          </table:table-cell>
          <table:table-cell table:style-name="ce27" office:value-type="float" office:value="999.233" calcext:value-type="float">
            <text:p>999,233</text:p>
          </table:table-cell>
          <table:table-cell table:style-name="ce34" office:value-type="float" office:value="999.9" calcext:value-type="float">
            <text:p>999,9</text:p>
          </table:table-cell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98.5" calcext:value-type="float">
            <text:p>998,5</text:p>
          </table:table-cell>
          <table:table-cell table:style-name="ce28" office:value-type="float" office:value="999.1" calcext:value-type="float">
            <text:p>999,1</text:p>
          </table:table-cell>
          <table:table-cell table:style-name="ce35" office:value-type="float" office:value="998.9" calcext:value-type="float">
            <text:p>998,9</text:p>
          </table:table-cell>
        </table:table-row>
        <table:table-row table:style-name="ro1">
          <table:table-cell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98.25" calcext:value-type="float">
            <text:p>998,25</text:p>
          </table:table-cell>
          <table:table-cell table:style-name="ce28" office:value-type="float" office:value="999.55" calcext:value-type="float">
            <text:p>999,55</text:p>
          </table:table-cell>
          <table:table-cell table:style-name="ce35" office:value-type="float" office:value="998.95" calcext:value-type="float">
            <text:p>998,95</text:p>
          </table:table-cell>
        </table:table-row>
        <table:table-row table:style-name="ro1">
          <table:table-cell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01.9" calcext:value-type="float">
            <text:p>1001,9</text:p>
          </table:table-cell>
          <table:table-cell table:style-name="ce28" office:value-type="float" office:value="1001.5" calcext:value-type="float">
            <text:p>1001,5</text:p>
          </table:table-cell>
          <table:table-cell table:style-name="ce35" office:value-type="float" office:value="1000.5" calcext:value-type="float">
            <text:p>1000,5</text:p>
          </table:table-cell>
        </table:table-row>
        <table:table-row table:style-name="ro1">
          <table:table-cell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98.542857142857" calcext:value-type="float">
            <text:p>998,542857142857</text:p>
          </table:table-cell>
          <table:table-cell table:style-name="ce28" office:value-type="float" office:value="997.6" calcext:value-type="float">
            <text:p>997,6</text:p>
          </table:table-cell>
          <table:table-cell table:style-name="ce35" office:value-type="float" office:value="996.485714285714" calcext:value-type="float">
            <text:p>996,485714285714</text:p>
          </table:table-cell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9.766666666667" calcext:value-type="float">
            <text:p>999,766666666667</text:p>
          </table:table-cell>
          <table:table-cell table:style-name="ce25" office:value-type="float" office:value="995.933333333333" calcext:value-type="float">
            <text:p>995,933333333333</text:p>
          </table:table-cell>
          <table:table-cell table:style-name="ce32" office:value-type="float" office:value="996.866666666667" calcext:value-type="float">
            <text:p>996,86666666666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00.5" calcext:value-type="float">
            <text:p>1000,5</text:p>
          </table:table-cell>
          <table:table-cell table:style-name="ce27" office:value-type="float" office:value="999.15" calcext:value-type="float">
            <text:p>999,15</text:p>
          </table:table-cell>
          <table:table-cell table:style-name="ce34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7.266666666667" calcext:value-type="float">
            <text:p>997,266666666667</text:p>
          </table:table-cell>
          <table:table-cell table:style-name="ce25" office:value-type="float" office:value="996.15" calcext:value-type="float">
            <text:p>996,15</text:p>
          </table:table-cell>
          <table:table-cell table:style-name="ce32" office:value-type="float" office:value="996.716666666667" calcext:value-type="float">
            <text:p>996,71666666666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8.9" calcext:value-type="float">
            <text:p>998,9</text:p>
          </table:table-cell>
          <table:table-cell table:number-columns-repeated="2" office:value-type="float" office:value="999.5" calcext:value-type="float">
            <text:p>999,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998.4" calcext:value-type="float">
            <text:p>998,4</text:p>
          </table:table-cell>
          <table:table-cell table:style-name="ce27" office:value-type="float" office:value="998.267" calcext:value-type="float">
            <text:p>998,267</text:p>
          </table:table-cell>
          <table:table-cell table:style-name="ce34" office:value-type="float" office:value="998.2" calcext:value-type="float">
            <text:p>998,2</text:p>
          </table:table-cell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5.01" calcext:value-type="float">
            <text:p>995,01</text:p>
          </table:table-cell>
          <table:table-cell table:style-name="ce25" office:value-type="float" office:value="993.97" calcext:value-type="float">
            <text:p>993,97</text:p>
          </table:table-cell>
          <table:table-cell table:style-name="ce32" office:value-type="float" office:value="997.37" calcext:value-type="float">
            <text:p>997,3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96.142857142857" calcext:value-type="float">
            <text:p>996,142857142857</text:p>
          </table:table-cell>
          <table:table-cell table:style-name="ce27" office:value-type="float" office:value="996.428571428571" calcext:value-type="float">
            <text:p>996,428571428571</text:p>
          </table:table-cell>
          <table:table-cell table:style-name="ce34" office:value-type="float" office:value="996.771428571429" calcext:value-type="float">
            <text:p>996,771428571429</text:p>
          </table:table-cell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5.375" calcext:value-type="float">
            <text:p>995,375</text:p>
          </table:table-cell>
          <table:table-cell table:style-name="ce25" office:value-type="float" office:value="995.966666666667" calcext:value-type="float">
            <text:p>995,966666666667</text:p>
          </table:table-cell>
          <table:table-cell table:style-name="ce32" office:value-type="float" office:value="997.425" calcext:value-type="float">
            <text:p>997,4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7.2" calcext:value-type="float">
            <text:p>997,2</text:p>
          </table:table-cell>
          <table:table-cell office:value-type="float" office:value="996.233333333334" calcext:value-type="float">
            <text:p>996,233333333334</text:p>
          </table:table-cell>
          <table:table-cell office:value-type="float" office:value="999.533333333333" calcext:value-type="float">
            <text:p>999,53333333333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992.7" calcext:value-type="float">
            <text:p>992,7</text:p>
          </table:table-cell>
          <table:table-cell table:style-name="ce27" office:value-type="float" office:value="994.5" calcext:value-type="float">
            <text:p>994,5</text:p>
          </table:table-cell>
          <table:table-cell table:style-name="ce34" office:value-type="float" office:value="998.6" calcext:value-type="float">
            <text:p>998,6</text:p>
          </table:table-cell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5.25625" calcext:value-type="float">
            <text:p>995,25625</text:p>
          </table:table-cell>
          <table:table-cell table:style-name="ce25" office:value-type="float" office:value="996.33125" calcext:value-type="float">
            <text:p>996,33125</text:p>
          </table:table-cell>
          <table:table-cell table:style-name="ce32" office:value-type="float" office:value="997.575" calcext:value-type="float">
            <text:p>997,57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4.5" calcext:value-type="float">
            <text:p>994,5</text:p>
          </table:table-cell>
          <table:table-cell office:value-type="float" office:value="995.875" calcext:value-type="float">
            <text:p>995,87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9.3" calcext:value-type="float">
            <text:p>999,3</text:p>
          </table:table-cell>
          <table:table-cell office:value-type="float" office:value="1000.57" calcext:value-type="float">
            <text:p>1000,57</text:p>
          </table:table-cell>
          <table:table-cell office:value-type="float" office:value="1001.5" calcext:value-type="float">
            <text:p>1001,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996.7" calcext:value-type="float">
            <text:p>996,7</text:p>
          </table:table-cell>
          <table:table-cell table:style-name="ce27" office:value-type="float" office:value="999.15" calcext:value-type="float">
            <text:p>999,15</text:p>
          </table:table-cell>
          <table:table-cell table:style-name="ce34" office:value-type="float" office:value="1000.1" calcext:value-type="float">
            <text:p>1000,1</text:p>
          </table:table-cell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6.226666666667" calcext:value-type="float">
            <text:p>996,226666666667</text:p>
          </table:table-cell>
          <table:table-cell table:style-name="ce25" office:value-type="float" office:value="997.12" calcext:value-type="float">
            <text:p>997,12</text:p>
          </table:table-cell>
          <table:table-cell table:style-name="ce32" office:value-type="float" office:value="998.006666666667" calcext:value-type="float">
            <text:p>998,00666666666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5.5" calcext:value-type="float">
            <text:p>995,5</text:p>
          </table:table-cell>
          <table:table-cell office:value-type="float" office:value="997.11" calcext:value-type="float">
            <text:p>997,11</text:p>
          </table:table-cell>
          <table:table-cell office:value-type="float" office:value="998.18" calcext:value-type="float">
            <text:p>998,18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20" office:value-type="float" office:value="996" calcext:value-type="float">
            <text:p>996</text:p>
          </table:table-cell>
          <table:table-cell table:style-name="ce27" office:value-type="float" office:value="998.186" calcext:value-type="float">
            <text:p>998,186</text:p>
          </table:table-cell>
          <table:table-cell table:style-name="ce34" office:value-type="float" office:value="998.2" calcext:value-type="float">
            <text:p>998,2</text:p>
          </table:table-cell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6.3" calcext:value-type="float">
            <text:p>996,3</text:p>
          </table:table-cell>
          <table:table-cell table:style-name="ce25" office:value-type="float" office:value="997.3" calcext:value-type="float">
            <text:p>997,3</text:p>
          </table:table-cell>
          <table:table-cell table:style-name="ce32" office:value-type="float" office:value="998.627272727273" calcext:value-type="float">
            <text:p>998,62727272727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6.75" calcext:value-type="float">
            <text:p>996,75</text:p>
          </table:table-cell>
          <table:table-cell office:value-type="float" office:value="997.85" calcext:value-type="float">
            <text:p>997,85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997.25" calcext:value-type="float">
            <text:p>997,25</text:p>
          </table:table-cell>
          <table:table-cell table:style-name="ce27" office:value-type="float" office:value="998.8335" calcext:value-type="float">
            <text:p>998,8335</text:p>
          </table:table-cell>
          <table:table-cell table:style-name="ce34" office:value-type="float" office:value="999.15" calcext:value-type="float">
            <text:p>999,15</text:p>
          </table:table-cell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6.175" calcext:value-type="float">
            <text:p>996,175</text:p>
          </table:table-cell>
          <table:table-cell table:style-name="ce25" office:value-type="float" office:value="998.4375" calcext:value-type="float">
            <text:p>998,4375</text:p>
          </table:table-cell>
          <table:table-cell table:style-name="ce32" office:value-type="float" office:value="998.65" calcext:value-type="float">
            <text:p>998,6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7.5" calcext:value-type="float">
            <text:p>997,5</text:p>
          </table:table-cell>
          <table:table-cell office:value-type="float" office:value="998.8" calcext:value-type="float">
            <text:p>998,8</text:p>
          </table:table-cell>
          <table:table-cell office:value-type="float" office:value="998.5" calcext:value-type="float">
            <text:p>998,5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998.7" calcext:value-type="float">
            <text:p>998,7</text:p>
          </table:table-cell>
          <table:table-cell table:style-name="ce27" office:value-type="float" office:value="998.65" calcext:value-type="float">
            <text:p>998,65</text:p>
          </table:table-cell>
          <table:table-cell table:style-name="ce34" office:value-type="float" office:value="998.2" calcext:value-type="float">
            <text:p>998,2</text:p>
          </table:table-cell>
        </table:table-row>
        <table:table-row table:style-name="ro1">
          <table:table-cell table:style-name="ce3" office:value-type="string" calcext:value-type="string">
            <text:p>CAICO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8" office:value-type="float" office:value="995.4" calcext:value-type="float">
            <text:p>995,4</text:p>
          </table:table-cell>
          <table:table-cell table:style-name="ce25" office:value-type="float" office:value="993.5" calcext:value-type="float">
            <text:p>993,5</text:p>
          </table:table-cell>
          <table:table-cell table:style-name="ce32" office:value-type="float" office:value="993.7" calcext:value-type="float">
            <text:p>993,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20" office:value-type="float" office:value="993.2" calcext:value-type="float">
            <text:p>993,2</text:p>
          </table:table-cell>
          <table:table-cell table:style-name="ce27" office:value-type="float" office:value="993.136" calcext:value-type="float">
            <text:p>993,136</text:p>
          </table:table-cell>
          <table:table-cell table:style-name="ce34" office:value-type="float" office:value="992.9" calcext:value-type="float">
            <text:p>992,9</text:p>
          </table:table-cell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21" office:value-type="float" office:value="992" calcext:value-type="float">
            <text:p>992</text:p>
          </table:table-cell>
          <table:table-cell table:style-name="ce28" office:value-type="float" office:value="994.033333333333" calcext:value-type="float">
            <text:p>994,033333333333</text:p>
          </table:table-cell>
          <table:table-cell table:style-name="ce35" office:value-type="float" office:value="993.233333333333" calcext:value-type="float">
            <text:p>993,233333333333</text:p>
          </table:table-cell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90.5" calcext:value-type="float">
            <text:p>990,5</text:p>
          </table:table-cell>
          <table:table-cell table:style-name="ce28" office:value-type="float" office:value="994.5" calcext:value-type="float">
            <text:p>994,5</text:p>
          </table:table-cell>
          <table:table-cell table:style-name="ce35" office:value-type="float" office:value="993.2" calcext:value-type="float">
            <text:p>993,2</text:p>
          </table:table-cell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94.2" calcext:value-type="float">
            <text:p>994,2</text:p>
          </table:table-cell>
          <table:table-cell table:style-name="ce28" office:value-type="float" office:value="993.8" calcext:value-type="float">
            <text:p>993,8</text:p>
          </table:table-cell>
          <table:table-cell table:style-name="ce35" office:value-type="float" office:value="993.4" calcext:value-type="float">
            <text:p>993,4</text:p>
          </table:table-cell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21" office:value-type="float" office:value="993.7" calcext:value-type="float">
            <text:p>993,7</text:p>
          </table:table-cell>
          <table:table-cell table:style-name="ce28" office:value-type="float" office:value="994.85" calcext:value-type="float">
            <text:p>994,85</text:p>
          </table:table-cell>
          <table:table-cell table:style-name="ce35" office:value-type="float" office:value="996.6" calcext:value-type="float">
            <text:p>996,6</text:p>
          </table:table-cell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21" office:value-type="float" office:value="990.4" calcext:value-type="float">
            <text:p>990,4</text:p>
          </table:table-cell>
          <table:table-cell table:style-name="ce28" office:value-type="float" office:value="993.567" calcext:value-type="float">
            <text:p>993,567</text:p>
          </table:table-cell>
          <table:table-cell table:style-name="ce35" office:value-type="float" office:value="993.9" calcext:value-type="float">
            <text:p>993,9</text:p>
          </table:table-cell>
        </table:table-row>
        <table:table-row table:style-name="ro1">
          <table:table-cell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96.6" calcext:value-type="float">
            <text:p>996,6</text:p>
          </table:table-cell>
          <table:table-cell table:style-name="ce28" office:value-type="float" office:value="996.9" calcext:value-type="float">
            <text:p>996,9</text:p>
          </table:table-cell>
          <table:table-cell table:style-name="ce35" office:value-type="float" office:value="996.6" calcext:value-type="float">
            <text:p>996,6</text:p>
          </table:table-cell>
        </table:table-row>
        <table:table-row table:style-name="ro1">
          <table:table-cell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96.4" calcext:value-type="float">
            <text:p>996,4</text:p>
          </table:table-cell>
          <table:table-cell table:style-name="ce28" office:value-type="float" office:value="995.8" calcext:value-type="float">
            <text:p>995,8</text:p>
          </table:table-cell>
          <table:table-cell table:style-name="ce35" office:value-type="float" office:value="994.6" calcext:value-type="float">
            <text:p>994,6</text:p>
          </table:table-cell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4.25" calcext:value-type="float">
            <text:p>994,25</text:p>
          </table:table-cell>
          <table:table-cell table:style-name="ce25" office:value-type="float" office:value="993.65" calcext:value-type="float">
            <text:p>993,65</text:p>
          </table:table-cell>
          <table:table-cell table:style-name="ce32" office:value-type="float" office:value="992.4" calcext:value-type="float">
            <text:p>992,4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94.3" calcext:value-type="float">
            <text:p>994,3</text:p>
          </table:table-cell>
          <table:table-cell table:style-name="ce27" office:value-type="float" office:value="992.7" calcext:value-type="float">
            <text:p>992,7</text:p>
          </table:table-cell>
          <table:table-cell table:style-name="ce34" office:value-type="float" office:value="990.8" calcext:value-type="float">
            <text:p>990,8</text:p>
          </table:table-cell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3.583333333333" calcext:value-type="float">
            <text:p>993,583333333333</text:p>
          </table:table-cell>
          <table:table-cell table:style-name="ce25" office:value-type="float" office:value="992.916666666667" calcext:value-type="float">
            <text:p>992,916666666667</text:p>
          </table:table-cell>
          <table:table-cell table:style-name="ce32" office:value-type="float" office:value="992.066666666667" calcext:value-type="float">
            <text:p>992,06666666666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92.4" calcext:value-type="float">
            <text:p>992,4</text:p>
          </table:table-cell>
          <table:table-cell table:style-name="ce27" office:value-type="float" office:value="991" calcext:value-type="float">
            <text:p>991</text:p>
          </table:table-cell>
          <table:table-cell table:style-name="ce34" office:value-type="float" office:value="992.15" calcext:value-type="float">
            <text:p>992,15</text:p>
          </table:table-cell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2.875" calcext:value-type="float">
            <text:p>992,875</text:p>
          </table:table-cell>
          <table:table-cell table:style-name="ce25" office:value-type="float" office:value="992.75" calcext:value-type="float">
            <text:p>992,75</text:p>
          </table:table-cell>
          <table:table-cell table:style-name="ce32" office:value-type="float" office:value="991.975" calcext:value-type="float">
            <text:p>991,97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91.05" calcext:value-type="float">
            <text:p>991,05</text:p>
          </table:table-cell>
          <table:table-cell table:style-name="ce27" office:value-type="float" office:value="991.55" calcext:value-type="float">
            <text:p>991,55</text:p>
          </table:table-cell>
          <table:table-cell table:style-name="ce34" office:value-type="float" office:value="990.9" calcext:value-type="float">
            <text:p>990,9</text:p>
          </table:table-cell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9.533333333333" calcext:value-type="float">
            <text:p>989,533333333333</text:p>
          </table:table-cell>
          <table:table-cell table:style-name="ce25" office:value-type="float" office:value="989.7" calcext:value-type="float">
            <text:p>989,7</text:p>
          </table:table-cell>
          <table:table-cell table:style-name="ce32" office:value-type="float" office:value="990.166666666667" calcext:value-type="float">
            <text:p>990,16666666666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0.966666666667" calcext:value-type="float">
            <text:p>990,966666666667</text:p>
          </table:table-cell>
          <table:table-cell office:value-type="float" office:value="991.816666666667" calcext:value-type="float">
            <text:p>991,816666666667</text:p>
          </table:table-cell>
          <table:table-cell office:value-type="float" office:value="992.333333333333" calcext:value-type="float">
            <text:p>992,33333333333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989.1" calcext:value-type="float">
            <text:p>989,1</text:p>
          </table:table-cell>
          <table:table-cell table:style-name="ce27" office:value-type="float" office:value="989.725" calcext:value-type="float">
            <text:p>989,725</text:p>
          </table:table-cell>
          <table:table-cell table:style-name="ce34" office:value-type="float" office:value="991.6" calcext:value-type="float">
            <text:p>991,6</text:p>
          </table:table-cell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9.14" calcext:value-type="float">
            <text:p>989,14</text:p>
          </table:table-cell>
          <table:table-cell table:style-name="ce25" office:value-type="float" office:value="989.2" calcext:value-type="float">
            <text:p>989,2</text:p>
          </table:table-cell>
          <table:table-cell table:style-name="ce32" office:value-type="float" office:value="989.4" calcext:value-type="float">
            <text:p>989,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0.625" calcext:value-type="float">
            <text:p>990,625</text:p>
          </table:table-cell>
          <table:table-cell office:value-type="float" office:value="992.225" calcext:value-type="float">
            <text:p>992,225</text:p>
          </table:table-cell>
          <table:table-cell office:value-type="float" office:value="992.55" calcext:value-type="float">
            <text:p>992,5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989.2" calcext:value-type="float">
            <text:p>989,2</text:p>
          </table:table-cell>
          <table:table-cell table:style-name="ce27" office:value-type="float" office:value="990.667" calcext:value-type="float">
            <text:p>990,667</text:p>
          </table:table-cell>
          <table:table-cell table:style-name="ce34" office:value-type="float" office:value="992.1" calcext:value-type="float">
            <text:p>992,1</text:p>
          </table:table-cell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0.175" calcext:value-type="float">
            <text:p>990,175</text:p>
          </table:table-cell>
          <table:table-cell table:style-name="ce25" office:value-type="float" office:value="991" calcext:value-type="float">
            <text:p>991</text:p>
          </table:table-cell>
          <table:table-cell table:style-name="ce32" office:value-type="float" office:value="991.6375" calcext:value-type="float">
            <text:p>991,637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0.033333333333" calcext:value-type="float">
            <text:p>990,033333333333</text:p>
          </table:table-cell>
          <table:table-cell office:value-type="float" office:value="990.65" calcext:value-type="float">
            <text:p>990,65</text:p>
          </table:table-cell>
          <table:table-cell office:value-type="float" office:value="992.066666666667" calcext:value-type="float">
            <text:p>992,06666666666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20" office:value-type="float" office:value="991.6" calcext:value-type="float">
            <text:p>991,6</text:p>
          </table:table-cell>
          <table:table-cell table:style-name="ce27" office:value-type="float" office:value="994.05" calcext:value-type="float">
            <text:p>994,05</text:p>
          </table:table-cell>
          <table:table-cell table:style-name="ce34" office:value-type="float" office:value="995.2" calcext:value-type="float">
            <text:p>995,2</text:p>
          </table:table-cell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0.077777777778" calcext:value-type="float">
            <text:p>990,077777777778</text:p>
          </table:table-cell>
          <table:table-cell table:style-name="ce25" office:value-type="float" office:value="991.077777777778" calcext:value-type="float">
            <text:p>991,077777777778</text:p>
          </table:table-cell>
          <table:table-cell table:style-name="ce32" office:value-type="float" office:value="992.566666666666" calcext:value-type="float">
            <text:p>992,56666666666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989.4" calcext:value-type="float">
            <text:p>989,4</text:p>
          </table:table-cell>
          <table:table-cell table:style-name="ce27" office:value-type="float" office:value="992.85" calcext:value-type="float">
            <text:p>992,85</text:p>
          </table:table-cell>
          <table:table-cell table:style-name="ce34" office:value-type="float" office:value="994.1" calcext:value-type="float">
            <text:p>994,1</text:p>
          </table:table-cell>
        </table:table-row>
        <table:table-row table:style-name="ro1">
          <table:table-cell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91.15" calcext:value-type="float">
            <text:p>991,15</text:p>
          </table:table-cell>
          <table:table-cell table:style-name="ce28" office:value-type="float" office:value="992.35" calcext:value-type="float">
            <text:p>992,35</text:p>
          </table:table-cell>
          <table:table-cell table:style-name="ce35" office:value-type="float" office:value="992.35" calcext:value-type="float">
            <text:p>992,35</text:p>
          </table:table-cell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1" calcext:value-type="float">
            <text:p>991</text:p>
          </table:table-cell>
          <table:table-cell table:style-name="ce25" office:value-type="float" office:value="993.95" calcext:value-type="float">
            <text:p>993,95</text:p>
          </table:table-cell>
          <table:table-cell table:style-name="ce32" office:value-type="float" office:value="993.8" calcext:value-type="float">
            <text:p>993,8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91.9" calcext:value-type="float">
            <text:p>991,9</text:p>
          </table:table-cell>
          <table:table-cell table:style-name="ce27" office:value-type="float" office:value="993.925" calcext:value-type="float">
            <text:p>993,925</text:p>
          </table:table-cell>
          <table:table-cell table:style-name="ce34" office:value-type="float" office:value="994.5" calcext:value-type="float">
            <text:p>994,5</text:p>
          </table:table-cell>
        </table:table-row>
        <table:table-row table:style-name="ro1">
          <table:table-cell table:style-name="ce3" office:value-type="string" calcext:value-type="string">
            <text:p>CALCANHA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2.14" calcext:value-type="float">
            <text:p>1012,14</text:p>
          </table:table-cell>
          <table:table-cell table:style-name="ce28" office:value-type="float" office:value="1012.7" calcext:value-type="float">
            <text:p>1012,7</text:p>
          </table:table-cell>
          <table:table-cell table:style-name="ce35" office:value-type="float" office:value="1012.88" calcext:value-type="float">
            <text:p>1012,88</text:p>
          </table:table-cell>
        </table:table-row>
        <table:table-row table:style-name="ro1"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style-name="ce18" office:value-type="float" office:value="1012.425" calcext:value-type="float">
            <text:p>1012,425</text:p>
          </table:table-cell>
          <table:table-cell table:style-name="ce25" office:value-type="float" office:value="1012.425" calcext:value-type="float">
            <text:p>1012,425</text:p>
          </table:table-cell>
          <table:table-cell table:style-name="ce32" office:value-type="float" office:value="1012.175" calcext:value-type="float">
            <text:p>1012,17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1011.7" calcext:value-type="float">
            <text:p>1011,7</text:p>
          </table:table-cell>
          <table:table-cell table:style-name="ce27" office:value-type="float" office:value="1011.17" calcext:value-type="float">
            <text:p>1011,17</text:p>
          </table:table-cell>
          <table:table-cell table:style-name="ce34" office:value-type="float" office:value="1010.1" calcext:value-type="float">
            <text:p>1010,1</text:p>
          </table:table-cell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5" calcext:value-type="float">
            <text:p>1011,5</text:p>
          </table:table-cell>
          <table:table-cell table:style-name="ce25" office:value-type="float" office:value="1011.46666666667" calcext:value-type="float">
            <text:p>1011,46666666667</text:p>
          </table:table-cell>
          <table:table-cell table:style-name="ce32" office:value-type="float" office:value="1010.7" calcext:value-type="float">
            <text:p>1010,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2" calcext:value-type="float">
            <text:p>1012</text:p>
          </table:table-cell>
          <table:table-cell office:value-type="float" office:value="1011.17" calcext:value-type="float">
            <text:p>1011,1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20" office:value-type="float" office:value="1016.5" calcext:value-type="float">
            <text:p>1016,5</text:p>
          </table:table-cell>
          <table:table-cell table:style-name="ce27" office:value-type="float" office:value="1015.22" calcext:value-type="float">
            <text:p>1015,22</text:p>
          </table:table-cell>
          <table:table-cell table:style-name="ce34" office:value-type="float" office:value="1015.6" calcext:value-type="float">
            <text:p>1015,6</text:p>
          </table:table-cell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2.58" calcext:value-type="float">
            <text:p>1012,58</text:p>
          </table:table-cell>
          <table:table-cell table:style-name="ce25" office:value-type="float" office:value="1012.1" calcext:value-type="float">
            <text:p>1012,1</text:p>
          </table:table-cell>
          <table:table-cell table:style-name="ce32" office:value-type="float" office:value="1011.4" calcext:value-type="float">
            <text:p>1011,4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12.5" calcext:value-type="float">
            <text:p>1012,5</text:p>
          </table:table-cell>
          <table:table-cell table:style-name="ce27" office:value-type="float" office:value="1011.57" calcext:value-type="float">
            <text:p>1011,57</text:p>
          </table:table-cell>
          <table:table-cell table:style-name="ce34" office:value-type="float" office:value="1011.1" calcext:value-type="float">
            <text:p>1011,1</text:p>
          </table:table-cell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2.15" calcext:value-type="float">
            <text:p>1012,15</text:p>
          </table:table-cell>
          <table:table-cell table:style-name="ce25" office:value-type="float" office:value="1011.4" calcext:value-type="float">
            <text:p>1011,4</text:p>
          </table:table-cell>
          <table:table-cell table:style-name="ce32" office:value-type="float" office:value="1010.55" calcext:value-type="float">
            <text:p>1010,5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09.6" calcext:value-type="float">
            <text:p>1009,6</text:p>
          </table:table-cell>
          <table:table-cell table:style-name="ce27" office:value-type="float" office:value="1009.05" calcext:value-type="float">
            <text:p>1009,05</text:p>
          </table:table-cell>
          <table:table-cell table:style-name="ce34" office:value-type="float" office:value="1008.65" calcext:value-type="float">
            <text:p>1008,65</text:p>
          </table:table-cell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35" calcext:value-type="float">
            <text:p>1010,35</text:p>
          </table:table-cell>
          <table:table-cell table:style-name="ce25" office:value-type="float" office:value="1009.85" calcext:value-type="float">
            <text:p>1009,85</text:p>
          </table:table-cell>
          <table:table-cell table:style-name="ce32" office:value-type="float" office:value="1010.7" calcext:value-type="float">
            <text:p>1010,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10.9" calcext:value-type="float">
            <text:p>1010,9</text:p>
          </table:table-cell>
          <table:table-cell table:style-name="ce27" office:value-type="float" office:value="1010.52" calcext:value-type="float">
            <text:p>1010,52</text:p>
          </table:table-cell>
          <table:table-cell table:style-name="ce34" office:value-type="float" office:value="1011" calcext:value-type="float">
            <text:p>1011</text:p>
          </table:table-cell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2.5" calcext:value-type="float">
            <text:p>1012,5</text:p>
          </table:table-cell>
          <table:table-cell table:style-name="ce28" office:value-type="float" office:value="1012.3" calcext:value-type="float">
            <text:p>1012,3</text:p>
          </table:table-cell>
          <table:table-cell table:style-name="ce35" office:value-type="float" office:value="1012.1" calcext:value-type="float">
            <text:p>1012,1</text:p>
          </table:table-cell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9.86666666667" calcext:value-type="float">
            <text:p>1009,86666666667</text:p>
          </table:table-cell>
          <table:table-cell table:style-name="ce25" office:value-type="float" office:value="1009.83333333333" calcext:value-type="float">
            <text:p>1009,83333333333</text:p>
          </table:table-cell>
          <table:table-cell table:style-name="ce32" office:value-type="float" office:value="1010.06666666667" calcext:value-type="float">
            <text:p>1010,0666666666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9" calcext:value-type="float">
            <text:p>1013,9</text:p>
          </table:table-cell>
          <table:table-cell office:value-type="float" office:value="1015.1" calcext:value-type="float">
            <text:p>1015,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10" calcext:value-type="float">
            <text:p>1010</text:p>
          </table:table-cell>
          <table:table-cell table:style-name="ce27" office:value-type="float" office:value="1011.76" calcext:value-type="float">
            <text:p>1011,76</text:p>
          </table:table-cell>
          <table:table-cell table:style-name="ce34" office:value-type="float" office:value="1013.1" calcext:value-type="float">
            <text:p>1013,1</text:p>
          </table:table-cell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12" calcext:value-type="float">
            <text:p>1011,12</text:p>
          </table:table-cell>
          <table:table-cell table:style-name="ce25" office:value-type="float" office:value="1011.38" calcext:value-type="float">
            <text:p>1011,38</text:p>
          </table:table-cell>
          <table:table-cell table:style-name="ce32" office:value-type="float" office:value="1011.74" calcext:value-type="float">
            <text:p>1011,74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10.75" calcext:value-type="float">
            <text:p>1010,75</text:p>
          </table:table-cell>
          <table:table-cell table:style-name="ce27" office:value-type="float" office:value="1011.45" calcext:value-type="float">
            <text:p>1011,45</text:p>
          </table:table-cell>
          <table:table-cell table:style-name="ce34" office:value-type="float" office:value="1012.45" calcext:value-type="float">
            <text:p>1012,45</text:p>
          </table:table-cell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09.35" calcext:value-type="float">
            <text:p>1009,35</text:p>
          </table:table-cell>
          <table:table-cell table:style-name="ce28" office:value-type="float" office:value="1010.05" calcext:value-type="float">
            <text:p>1010,05</text:p>
          </table:table-cell>
          <table:table-cell table:style-name="ce35" office:value-type="float" office:value="1010.65" calcext:value-type="float">
            <text:p>1010,65</text:p>
          </table:table-cell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63333333333" calcext:value-type="float">
            <text:p>1010,63333333333</text:p>
          </table:table-cell>
          <table:table-cell table:style-name="ce25" office:value-type="float" office:value="1011.16666666667" calcext:value-type="float">
            <text:p>1011,16666666667</text:p>
          </table:table-cell>
          <table:table-cell table:style-name="ce32" office:value-type="float" office:value="1011.83333333333" calcext:value-type="float">
            <text:p>1011,8333333333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10.6" calcext:value-type="float">
            <text:p>1010,6</text:p>
          </table:table-cell>
          <table:table-cell table:style-name="ce27" office:value-type="float" office:value="1012" calcext:value-type="float">
            <text:p>1012</text:p>
          </table:table-cell>
          <table:table-cell table:style-name="ce34" office:value-type="float" office:value="1012.7" calcext:value-type="float">
            <text:p>1012,7</text:p>
          </table:table-cell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56666666667" calcext:value-type="float">
            <text:p>1010,56666666667</text:p>
          </table:table-cell>
          <table:table-cell table:style-name="ce25" office:value-type="float" office:value="1011.4" calcext:value-type="float">
            <text:p>1011,4</text:p>
          </table:table-cell>
          <table:table-cell table:style-name="ce32" office:value-type="float" office:value="1011.66666666667" calcext:value-type="float">
            <text:p>1011,6666666666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2.43333333333" calcext:value-type="float">
            <text:p>1012,43333333333</text:p>
          </table:table-cell>
          <table:table-cell office:value-type="float" office:value="1013.36666666667" calcext:value-type="float">
            <text:p>1013,36666666667</text:p>
          </table:table-cell>
          <table:table-cell office:value-type="float" office:value="1013.36666666667" calcext:value-type="float">
            <text:p>1013,3666666666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1010.3" calcext:value-type="float">
            <text:p>1010,3</text:p>
          </table:table-cell>
          <table:table-cell table:style-name="ce27" office:value-type="float" office:value="1011.67" calcext:value-type="float">
            <text:p>1011,67</text:p>
          </table:table-cell>
          <table:table-cell table:style-name="ce34" office:value-type="float" office:value="1011.3" calcext:value-type="float">
            <text:p>1011,3</text:p>
          </table:table-cell>
        </table:table-row>
        <table:table-row table:style-name="ro1">
          <table:table-cell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2.675" calcext:value-type="float">
            <text:p>1012,675</text:p>
          </table:table-cell>
          <table:table-cell table:style-name="ce28" office:value-type="float" office:value="1012.9" calcext:value-type="float">
            <text:p>1012,9</text:p>
          </table:table-cell>
          <table:table-cell table:style-name="ce35" office:value-type="float" office:value="1012.875" calcext:value-type="float">
            <text:p>1012,875</text:p>
          </table:table-cell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2.6" calcext:value-type="float">
            <text:p>1012,6</text:p>
          </table:table-cell>
          <table:table-cell table:style-name="ce25" office:value-type="float" office:value="1012.66666666667" calcext:value-type="float">
            <text:p>1012,66666666667</text:p>
          </table:table-cell>
          <table:table-cell table:style-name="ce32" office:value-type="float" office:value="1011.9" calcext:value-type="float">
            <text:p>1011,9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14.4" calcext:value-type="float">
            <text:p>1014,4</text:p>
          </table:table-cell>
          <table:table-cell table:style-name="ce27" office:value-type="float" office:value="1014.2" calcext:value-type="float">
            <text:p>1014,2</text:p>
          </table:table-cell>
          <table:table-cell table:style-name="ce34" office:value-type="float" office:value="1012.7" calcext:value-type="float">
            <text:p>1012,7</text:p>
          </table:table-cell>
        </table:table-row>
        <table:table-row table:style-name="ro1">
          <table:table-cell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4.06666666667" calcext:value-type="float">
            <text:p>1014,06666666667</text:p>
          </table:table-cell>
          <table:table-cell table:style-name="ce28" office:value-type="float" office:value="1013.63333333333" calcext:value-type="float">
            <text:p>1013,63333333333</text:p>
          </table:table-cell>
          <table:table-cell table:style-name="ce35" office:value-type="float" office:value="1012.7" calcext:value-type="float">
            <text:p>1012,7</text:p>
          </table:table-cell>
        </table:table-row>
        <table:table-row table:style-name="ro1">
          <table:table-cell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0.53333333333" calcext:value-type="float">
            <text:p>1010,53333333333</text:p>
          </table:table-cell>
          <table:table-cell table:style-name="ce28" office:value-type="float" office:value="1010.2" calcext:value-type="float">
            <text:p>1010,2</text:p>
          </table:table-cell>
          <table:table-cell table:style-name="ce35" office:value-type="float" office:value="1009.6" calcext:value-type="float">
            <text:p>1009,6</text:p>
          </table:table-cell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65" calcext:value-type="float">
            <text:p>1011,65</text:p>
          </table:table-cell>
          <table:table-cell table:style-name="ce25" office:value-type="float" office:value="1011.1" calcext:value-type="float">
            <text:p>1011,1</text:p>
          </table:table-cell>
          <table:table-cell table:style-name="ce32" office:value-type="float" office:value="1010.35" calcext:value-type="float">
            <text:p>1010,3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10.65" calcext:value-type="float">
            <text:p>1010,65</text:p>
          </table:table-cell>
          <table:table-cell table:style-name="ce27" office:value-type="float" office:value="1009.7" calcext:value-type="float">
            <text:p>1009,7</text:p>
          </table:table-cell>
          <table:table-cell table:style-name="ce34" office:value-type="float" office:value="1008.65" calcext:value-type="float">
            <text:p>1008,65</text:p>
          </table:table-cell>
        </table:table-row>
        <table:table-row table:style-name="ro1">
          <table:table-cell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0.8" calcext:value-type="float">
            <text:p>1010,8</text:p>
          </table:table-cell>
          <table:table-cell table:style-name="ce28" office:value-type="float" office:value="1010.45" calcext:value-type="float">
            <text:p>1010,45</text:p>
          </table:table-cell>
          <table:table-cell table:style-name="ce35" office:value-type="float" office:value="1010" calcext:value-type="float">
            <text:p>1010</text:p>
          </table:table-cell>
        </table:table-row>
        <table:table-row table:style-name="ro1"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0.975" calcext:value-type="float">
            <text:p>1010,975</text:p>
          </table:table-cell>
          <table:table-cell table:style-name="ce28" office:value-type="float" office:value="1010.625" calcext:value-type="float">
            <text:p>1010,625</text:p>
          </table:table-cell>
          <table:table-cell table:style-name="ce35" office:value-type="float" office:value="1011.65" calcext:value-type="float">
            <text:p>1011,65</text:p>
          </table:table-cell>
        </table:table-row>
        <table:table-row table:style-name="ro1">
          <table:table-cell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1.35" calcext:value-type="float">
            <text:p>1011,35</text:p>
          </table:table-cell>
          <table:table-cell table:style-name="ce28" office:value-type="float" office:value="1011.6" calcext:value-type="float">
            <text:p>1011,6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2" calcext:value-type="float">
            <text:p>1008,2</text:p>
          </table:table-cell>
          <table:table-cell table:style-name="ce25" office:value-type="float" office:value="1008.8" calcext:value-type="float">
            <text:p>1008,8</text:p>
          </table:table-cell>
          <table:table-cell table:style-name="ce32" office:value-type="float" office:value="1009.1" calcext:value-type="float">
            <text:p>1009,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07.8" calcext:value-type="float">
            <text:p>1007,8</text:p>
          </table:table-cell>
          <table:table-cell table:style-name="ce27" office:value-type="float" office:value="1008.55" calcext:value-type="float">
            <text:p>1008,55</text:p>
          </table:table-cell>
          <table:table-cell table:style-name="ce34" office:value-type="float" office:value="1009.4" calcext:value-type="float">
            <text:p>1009,4</text:p>
          </table:table-cell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8" calcext:value-type="float">
            <text:p>1010,8</text:p>
          </table:table-cell>
          <table:table-cell table:style-name="ce25" office:value-type="float" office:value="1011.26666666667" calcext:value-type="float">
            <text:p>1011,26666666667</text:p>
          </table:table-cell>
          <table:table-cell table:style-name="ce32" office:value-type="float" office:value="1011.5" calcext:value-type="float">
            <text:p>1011,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14.3" calcext:value-type="float">
            <text:p>1014,3</text:p>
          </table:table-cell>
          <table:table-cell table:style-name="ce27" office:value-type="float" office:value="1015.2" calcext:value-type="float">
            <text:p>1015,2</text:p>
          </table:table-cell>
          <table:table-cell table:style-name="ce34" office:value-type="float" office:value="1016" calcext:value-type="float">
            <text:p>1016</text:p>
          </table:table-cell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03333333333" calcext:value-type="float">
            <text:p>1011,03333333333</text:p>
          </table:table-cell>
          <table:table-cell table:style-name="ce25" office:value-type="float" office:value="1011.8" calcext:value-type="float">
            <text:p>1011,8</text:p>
          </table:table-cell>
          <table:table-cell table:style-name="ce32" office:value-type="float" office:value="1012.36666666667" calcext:value-type="float">
            <text:p>1012,3666666666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11.75" calcext:value-type="float">
            <text:p>1011,75</text:p>
          </table:table-cell>
          <table:table-cell table:style-name="ce27" office:value-type="float" office:value="1013.25" calcext:value-type="float">
            <text:p>1013,25</text:p>
          </table:table-cell>
          <table:table-cell table:style-name="ce34" office:value-type="float" office:value="1013.4" calcext:value-type="float">
            <text:p>1013,4</text:p>
          </table:table-cell>
        </table:table-row>
        <table:table-row table:style-name="ro1">
          <table:table-cell table:style-name="ce5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1.15" calcext:value-type="float">
            <text:p>1011,15</text:p>
          </table:table-cell>
          <table:table-cell table:style-name="ce28" office:value-type="float" office:value="1011.75" calcext:value-type="float">
            <text:p>1011,75</text:p>
          </table:table-cell>
          <table:table-cell table:style-name="ce35" office:value-type="float" office:value="1012.2" calcext:value-type="float">
            <text:p>1012,2</text:p>
          </table:table-cell>
        </table:table-row>
        <table:table-row table:style-name="ro1">
          <table:table-cell table:style-name="ce3" office:value-type="string" calcext:value-type="string">
            <text:p>IPANGUACU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1.23333333333" calcext:value-type="float">
            <text:p>1011,23333333333</text:p>
          </table:table-cell>
          <table:table-cell table:style-name="ce28" office:value-type="float" office:value="1012.06666666667" calcext:value-type="float">
            <text:p>1012,06666666667</text:p>
          </table:table-cell>
          <table:table-cell table:style-name="ce35" office:value-type="float" office:value="1012.13333333333" calcext:value-type="float">
            <text:p>1012,13333333333</text:p>
          </table:table-cell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1.45" calcext:value-type="float">
            <text:p>1011,45</text:p>
          </table:table-cell>
          <table:table-cell table:style-name="ce28" office:value-type="float" office:value="1011.05" calcext:value-type="float">
            <text:p>1011,05</text:p>
          </table:table-cell>
          <table:table-cell table:style-name="ce35" office:value-type="float" office:value="1010.45" calcext:value-type="float">
            <text:p>1010,45</text:p>
          </table:table-cell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1.6" calcext:value-type="float">
            <text:p>1011,6</text:p>
          </table:table-cell>
          <table:table-cell table:style-name="ce28" office:value-type="float" office:value="1011.1" calcext:value-type="float">
            <text:p>1011,1</text:p>
          </table:table-cell>
          <table:table-cell table:style-name="ce35" office:value-type="float" office:value="1011.1" calcext:value-type="float">
            <text:p>1011,1</text:p>
          </table:table-cell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0.6" calcext:value-type="float">
            <text:p>1010,6</text:p>
          </table:table-cell>
          <table:table-cell table:style-name="ce28" office:value-type="float" office:value="1010.1" calcext:value-type="float">
            <text:p>1010,1</text:p>
          </table:table-cell>
          <table:table-cell table:style-name="ce35" office:value-type="float" office:value="1009.85" calcext:value-type="float">
            <text:p>1009,85</text:p>
          </table:table-cell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" calcext:value-type="float">
            <text:p>1010</text:p>
          </table:table-cell>
          <table:table-cell table:style-name="ce25" office:value-type="float" office:value="1010.55" calcext:value-type="float">
            <text:p>1010,55</text:p>
          </table:table-cell>
          <table:table-cell table:style-name="ce32" office:value-type="float" office:value="1011.45" calcext:value-type="float">
            <text:p>1011,4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09.2" calcext:value-type="float">
            <text:p>1009,2</text:p>
          </table:table-cell>
          <table:table-cell table:style-name="ce27" office:value-type="float" office:value="1010.2" calcext:value-type="float">
            <text:p>1010,2</text:p>
          </table:table-cell>
          <table:table-cell table:style-name="ce34" office:value-type="float" office:value="1011.1" calcext:value-type="float">
            <text:p>1011,1</text:p>
          </table:table-cell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8" calcext:value-type="float">
            <text:p>1008,8</text:p>
          </table:table-cell>
          <table:table-cell table:style-name="ce25" office:value-type="float" office:value="1010.66666666667" calcext:value-type="float">
            <text:p>1010,66666666667</text:p>
          </table:table-cell>
          <table:table-cell table:style-name="ce32" office:value-type="float" office:value="1011.3" calcext:value-type="float">
            <text:p>1011,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07.7" calcext:value-type="float">
            <text:p>1007,7</text:p>
          </table:table-cell>
          <table:table-cell table:style-name="ce27" office:value-type="float" office:value="1012.2" calcext:value-type="float">
            <text:p>1012,2</text:p>
          </table:table-cell>
          <table:table-cell table:style-name="ce34" office:value-type="float" office:value="1011.2" calcext:value-type="float">
            <text:p>1011,2</text:p>
          </table:table-cell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21" office:value-type="float" office:value="1010.2" calcext:value-type="float">
            <text:p>1010,2</text:p>
          </table:table-cell>
          <table:table-cell table:style-name="ce28" office:value-type="float" office:value="1009.37" calcext:value-type="float">
            <text:p>1009,37</text:p>
          </table:table-cell>
          <table:table-cell table:style-name="ce35" office:value-type="float" office:value="1007.8" calcext:value-type="float">
            <text:p>1007,8</text:p>
          </table:table-cell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18" office:value-type="float" office:value="1010.9" calcext:value-type="float">
            <text:p>1010,9</text:p>
          </table:table-cell>
          <table:table-cell table:style-name="ce25" office:value-type="float" office:value="1010.6" calcext:value-type="float">
            <text:p>1010,6</text:p>
          </table:table-cell>
          <table:table-cell table:style-name="ce32" office:value-type="float" office:value="1008.7" calcext:value-type="float">
            <text:p>1008,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10.8" calcext:value-type="float">
            <text:p>1010,8</text:p>
          </table:table-cell>
          <table:table-cell table:style-name="ce27" office:value-type="float" office:value="1010.94" calcext:value-type="float">
            <text:p>1010,94</text:p>
          </table:table-cell>
          <table:table-cell table:style-name="ce34" office:value-type="float" office:value="1009.3" calcext:value-type="float">
            <text:p>1009,3</text:p>
          </table:table-cell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7" calcext:value-type="float">
            <text:p>1011,7</text:p>
          </table:table-cell>
          <table:table-cell table:style-name="ce25" office:value-type="float" office:value="1011.7" calcext:value-type="float">
            <text:p>1011,7</text:p>
          </table:table-cell>
          <table:table-cell table:style-name="ce32" office:value-type="float" office:value="1011.05" calcext:value-type="float">
            <text:p>1011,0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11.43333333333" calcext:value-type="float">
            <text:p>1011,43333333333</text:p>
          </table:table-cell>
          <table:table-cell table:style-name="ce27" office:value-type="float" office:value="1011.08333333333" calcext:value-type="float">
            <text:p>1011,08333333333</text:p>
          </table:table-cell>
          <table:table-cell table:style-name="ce34" office:value-type="float" office:value="1009.56666666667" calcext:value-type="float">
            <text:p>1009,56666666667</text:p>
          </table:table-cell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2" calcext:value-type="float">
            <text:p>1011,2</text:p>
          </table:table-cell>
          <table:table-cell table:style-name="ce25" office:value-type="float" office:value="1010.825" calcext:value-type="float">
            <text:p>1010,825</text:p>
          </table:table-cell>
          <table:table-cell table:style-name="ce32" office:value-type="float" office:value="1009.7" calcext:value-type="float">
            <text:p>1009,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11.6" calcext:value-type="float">
            <text:p>1011,6</text:p>
          </table:table-cell>
          <table:table-cell table:style-name="ce27" office:value-type="float" office:value="1009.08" calcext:value-type="float">
            <text:p>1009,08</text:p>
          </table:table-cell>
          <table:table-cell table:style-name="ce34" office:value-type="float" office:value="1008" calcext:value-type="float">
            <text:p>1008</text:p>
          </table:table-cell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26428571429" calcext:value-type="float">
            <text:p>1011,26428571429</text:p>
          </table:table-cell>
          <table:table-cell table:style-name="ce25" office:value-type="float" office:value="1010.54285714286" calcext:value-type="float">
            <text:p>1010,54285714286</text:p>
          </table:table-cell>
          <table:table-cell table:style-name="ce32" office:value-type="float" office:value="1009.46428571429" calcext:value-type="float">
            <text:p>1009,4642857142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0.325" calcext:value-type="float">
            <text:p>1010,325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2.07" calcext:value-type="float">
            <text:p>1012,07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09.5" calcext:value-type="float">
            <text:p>1009,5</text:p>
          </table:table-cell>
          <table:table-cell table:style-name="ce27" office:value-type="float" office:value="1008.5" calcext:value-type="float">
            <text:p>1008,5</text:p>
          </table:table-cell>
          <table:table-cell table:style-name="ce34" office:value-type="float" office:value="1006.9" calcext:value-type="float">
            <text:p>1006,9</text:p>
          </table:table-cell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9.11428571429" calcext:value-type="float">
            <text:p>1009,11428571429</text:p>
          </table:table-cell>
          <table:table-cell table:style-name="ce25" office:value-type="float" office:value="1008.63571428571" calcext:value-type="float">
            <text:p>1008,63571428571</text:p>
          </table:table-cell>
          <table:table-cell table:style-name="ce32" office:value-type="float" office:value="1007.77142857143" calcext:value-type="float">
            <text:p>1007,7714285714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025" calcext:value-type="float">
            <text:p>1008,025</text:p>
          </table:table-cell>
          <table:table-cell office:value-type="float" office:value="1007.26875" calcext:value-type="float">
            <text:p>1007,26875</text:p>
          </table:table-cell>
          <table:table-cell office:value-type="float" office:value="1006.85" calcext:value-type="float">
            <text:p>1006,8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1010.1" calcext:value-type="float">
            <text:p>1010,1</text:p>
          </table:table-cell>
          <table:table-cell table:style-name="ce27" office:value-type="float" office:value="1008.7" calcext:value-type="float">
            <text:p>1008,7</text:p>
          </table:table-cell>
          <table:table-cell table:style-name="ce34" office:value-type="float" office:value="1007.8" calcext:value-type="float">
            <text:p>1007,8</text:p>
          </table:table-cell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56666666667" calcext:value-type="float">
            <text:p>1008,56666666667</text:p>
          </table:table-cell>
          <table:table-cell table:style-name="ce25" office:value-type="float" office:value="1008.32857142857" calcext:value-type="float">
            <text:p>1008,32857142857</text:p>
          </table:table-cell>
          <table:table-cell table:style-name="ce32" office:value-type="float" office:value="1008.01904761905" calcext:value-type="float">
            <text:p>1008,0190476190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07.58333333333" calcext:value-type="float">
            <text:p>1007,58333333333</text:p>
          </table:table-cell>
          <table:table-cell table:style-name="ce27" office:value-type="float" office:value="1006.85" calcext:value-type="float">
            <text:p>1006,85</text:p>
          </table:table-cell>
          <table:table-cell table:style-name="ce34" office:value-type="float" office:value="1006.45" calcext:value-type="float">
            <text:p>1006,45</text:p>
          </table:table-cell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7.44" calcext:value-type="float">
            <text:p>1007,44</text:p>
          </table:table-cell>
          <table:table-cell table:style-name="ce25" office:value-type="float" office:value="1007.48" calcext:value-type="float">
            <text:p>1007,48</text:p>
          </table:table-cell>
          <table:table-cell table:style-name="ce32" office:value-type="float" office:value="1007.704" calcext:value-type="float">
            <text:p>1007,70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6.97" calcext:value-type="float">
            <text:p>1006,97</text:p>
          </table:table-cell>
          <table:table-cell office:value-type="float" office:value="1007.645" calcext:value-type="float">
            <text:p>1007,645</text:p>
          </table:table-cell>
          <table:table-cell office:value-type="float" office:value="1008.61" calcext:value-type="float">
            <text:p>1008,6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8.675" calcext:value-type="float">
            <text:p>1008,675</text:p>
          </table:table-cell>
          <table:table-cell office:value-type="float" office:value="1009.35" calcext:value-type="float">
            <text:p>1009,3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07.3" calcext:value-type="float">
            <text:p>1007,3</text:p>
          </table:table-cell>
          <table:table-cell table:style-name="ce27" office:value-type="float" office:value="1009.94" calcext:value-type="float">
            <text:p>1009,94</text:p>
          </table:table-cell>
          <table:table-cell table:style-name="ce34" office:value-type="float" office:value="1010.2" calcext:value-type="float">
            <text:p>1010,2</text:p>
          </table:table-cell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7.59090909091" calcext:value-type="float">
            <text:p>1007,59090909091</text:p>
          </table:table-cell>
          <table:table-cell table:style-name="ce25" office:value-type="float" office:value="1007.98787878788" calcext:value-type="float">
            <text:p>1007,98787878788</text:p>
          </table:table-cell>
          <table:table-cell table:style-name="ce32" office:value-type="float" office:value="1009.31515151515" calcext:value-type="float">
            <text:p>1009,315151515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1007.65" calcext:value-type="float">
            <text:p>1007,65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37" calcext:value-type="float">
            <text:p>1008,3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08.2" calcext:value-type="float">
            <text:p>1008,2</text:p>
          </table:table-cell>
          <table:table-cell table:style-name="ce27" office:value-type="float" office:value="1010.08" calcext:value-type="float">
            <text:p>1010,08</text:p>
          </table:table-cell>
          <table:table-cell table:style-name="ce34" office:value-type="float" office:value="1011.2" calcext:value-type="float">
            <text:p>1011,2</text:p>
          </table:table-cell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11666666667" calcext:value-type="float">
            <text:p>1008,11666666667</text:p>
          </table:table-cell>
          <table:table-cell table:style-name="ce25" office:value-type="float" office:value="1008.85" calcext:value-type="float">
            <text:p>1008,85</text:p>
          </table:table-cell>
          <table:table-cell table:style-name="ce32" office:value-type="float" office:value="1009.59166666667" calcext:value-type="float">
            <text:p>1009,5916666666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13333333333" calcext:value-type="float">
            <text:p>1008,13333333333</text:p>
          </table:table-cell>
          <table:table-cell office:value-type="float" office:value="1009.24166666667" calcext:value-type="float">
            <text:p>1009,24166666667</text:p>
          </table:table-cell>
          <table:table-cell office:value-type="float" office:value="1009.61666666667" calcext:value-type="float">
            <text:p>1009,6166666666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06.3" calcext:value-type="float">
            <text:p>1006,3</text:p>
          </table:table-cell>
          <table:table-cell table:style-name="ce27" office:value-type="float" office:value="1009.73" calcext:value-type="float">
            <text:p>1009,73</text:p>
          </table:table-cell>
          <table:table-cell table:style-name="ce34" office:value-type="float" office:value="1010.7" calcext:value-type="float">
            <text:p>1010,7</text:p>
          </table:table-cell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54444444444" calcext:value-type="float">
            <text:p>1008,54444444444</text:p>
          </table:table-cell>
          <table:table-cell table:style-name="ce25" office:value-type="float" office:value="1009.45" calcext:value-type="float">
            <text:p>1009,45</text:p>
          </table:table-cell>
          <table:table-cell table:style-name="ce32" office:value-type="float" office:value="1010.26666666667" calcext:value-type="float">
            <text:p>1010,2666666666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7.96666666667" calcext:value-type="float">
            <text:p>1007,96666666667</text:p>
          </table:table-cell>
          <table:table-cell office:value-type="float" office:value="1010.05" calcext:value-type="float">
            <text:p>1010,0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08.6" calcext:value-type="float">
            <text:p>1008,6</text:p>
          </table:table-cell>
          <table:table-cell table:style-name="ce27" office:value-type="float" office:value="1010.56" calcext:value-type="float">
            <text:p>1010,56</text:p>
          </table:table-cell>
          <table:table-cell table:style-name="ce34" office:value-type="float" office:value="1011.2" calcext:value-type="float">
            <text:p>1011,2</text:p>
          </table:table-cell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9.81428571429" calcext:value-type="float">
            <text:p>1009,81428571429</text:p>
          </table:table-cell>
          <table:table-cell table:style-name="ce25" office:value-type="float" office:value="1010.28571428571" calcext:value-type="float">
            <text:p>1010,28571428571</text:p>
          </table:table-cell>
          <table:table-cell table:style-name="ce32" office:value-type="float" office:value="1011.02857142857" calcext:value-type="float">
            <text:p>1011,0285714285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1" calcext:value-type="float">
            <text:p>1011</text:p>
          </table:table-cell>
          <table:table-cell office:value-type="float" office:value="1011.93333333333" calcext:value-type="float">
            <text:p>1011,9333333333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07.9" calcext:value-type="float">
            <text:p>1007,9</text:p>
          </table:table-cell>
          <table:table-cell table:style-name="ce27" office:value-type="float" office:value="1009.9" calcext:value-type="float">
            <text:p>1009,9</text:p>
          </table:table-cell>
          <table:table-cell table:style-name="ce34" office:value-type="float" office:value="1010.2" calcext:value-type="float">
            <text:p>1010,2</text:p>
          </table:table-cell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9.1" calcext:value-type="float">
            <text:p>1009,1</text:p>
          </table:table-cell>
          <table:table-cell table:style-name="ce25" office:value-type="float" office:value="1010.45" calcext:value-type="float">
            <text:p>1010,45</text:p>
          </table:table-cell>
          <table:table-cell table:style-name="ce32" office:value-type="float" office:value="1010.3" calcext:value-type="float">
            <text:p>1010,3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08.6" calcext:value-type="float">
            <text:p>1008,6</text:p>
          </table:table-cell>
          <table:table-cell table:style-name="ce27" office:value-type="float" office:value="1009.8" calcext:value-type="float">
            <text:p>1009,8</text:p>
          </table:table-cell>
          <table:table-cell table:style-name="ce34" office:value-type="float" office:value="1010.6" calcext:value-type="float">
            <text:p>1010,6</text:p>
          </table:table-cell>
        </table:table-row>
        <table:table-row table:style-name="ro1">
          <table:table-cell table:style-name="ce3" office:value-type="string" calcext:value-type="string">
            <text:p>MACAU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1" office:value-type="float" office:value="1012" calcext:value-type="float">
            <text:p>1012</text:p>
          </table:table-cell>
          <table:table-cell table:style-name="ce28" office:value-type="float" office:value="1012" calcext:value-type="float">
            <text:p>1012</text:p>
          </table:table-cell>
          <table:table-cell table:style-name="ce35" office:value-type="float" office:value="1011.8" calcext:value-type="float">
            <text:p>1011,8</text:p>
          </table:table-cell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office:value-type="float" office:value="1011.8" calcext:value-type="float">
            <text:p>1011,8</text:p>
          </table:table-cell>
          <table:table-cell table:style-name="ce28" office:value-type="float" office:value="1011.35" calcext:value-type="float">
            <text:p>1011,35</text:p>
          </table:table-cell>
          <table:table-cell table:style-name="ce35" office:value-type="float" office:value="1010.7" calcext:value-type="float">
            <text:p>1010,7</text:p>
          </table:table-cell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9.9" calcext:value-type="float">
            <text:p>1009,9</text:p>
          </table:table-cell>
          <table:table-cell table:style-name="ce25" office:value-type="float" office:value="1009.3" calcext:value-type="float">
            <text:p>1009,3</text:p>
          </table:table-cell>
          <table:table-cell table:style-name="ce32" office:value-type="float" office:value="1008.9" calcext:value-type="float">
            <text:p>1008,9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09.5" calcext:value-type="float">
            <text:p>1009,5</text:p>
          </table:table-cell>
          <table:table-cell table:style-name="ce27" office:value-type="float" office:value="1008.55" calcext:value-type="float">
            <text:p>1008,55</text:p>
          </table:table-cell>
          <table:table-cell table:style-name="ce34" office:value-type="float" office:value="1008.2" calcext:value-type="float">
            <text:p>1008,2</text:p>
          </table:table-cell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09.4" calcext:value-type="float">
            <text:p>1009,4</text:p>
          </table:table-cell>
          <table:table-cell table:style-name="ce28" office:value-type="float" office:value="1009.1" calcext:value-type="float">
            <text:p>1009,1</text:p>
          </table:table-cell>
          <table:table-cell table:style-name="ce35" office:value-type="float" office:value="1008.8" calcext:value-type="float">
            <text:p>1008,8</text:p>
          </table:table-cell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1010.7" calcext:value-type="float">
            <text:p>1010,7</text:p>
          </table:table-cell>
          <table:table-cell table:style-name="ce25" office:value-type="float" office:value="1010.2" calcext:value-type="float">
            <text:p>1010,2</text:p>
          </table:table-cell>
          <table:table-cell table:style-name="ce32" office:value-type="float" office:value="1009.1" calcext:value-type="float">
            <text:p>1009,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08.9" calcext:value-type="float">
            <text:p>1008,9</text:p>
          </table:table-cell>
          <table:table-cell table:style-name="ce27" office:value-type="float" office:value="1009.86" calcext:value-type="float">
            <text:p>1009,86</text:p>
          </table:table-cell>
          <table:table-cell table:style-name="ce34" office:value-type="float" office:value="1011.8" calcext:value-type="float">
            <text:p>1011,8</text:p>
          </table:table-cell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09.2" calcext:value-type="float">
            <text:p>1009,2</text:p>
          </table:table-cell>
          <table:table-cell table:style-name="ce28" office:value-type="float" office:value="1009.6" calcext:value-type="float">
            <text:p>1009,6</text:p>
          </table:table-cell>
          <table:table-cell table:style-name="ce35" office:value-type="float" office:value="1010" calcext:value-type="float">
            <text:p>1010</text:p>
          </table:table-cell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0.6" calcext:value-type="float">
            <text:p>1010,6</text:p>
          </table:table-cell>
          <table:table-cell table:style-name="ce28" office:value-type="float" office:value="1010.95" calcext:value-type="float">
            <text:p>1010,95</text:p>
          </table:table-cell>
          <table:table-cell table:style-name="ce35" office:value-type="float" office:value="1011.55" calcext:value-type="float">
            <text:p>1011,55</text:p>
          </table:table-cell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2.9" calcext:value-type="float">
            <text:p>1012,9</text:p>
          </table:table-cell>
          <table:table-cell table:style-name="ce25" office:value-type="float" office:value="1014.2" calcext:value-type="float">
            <text:p>1014,2</text:p>
          </table:table-cell>
          <table:table-cell table:style-name="ce32" office:value-type="float" office:value="1014.7" calcext:value-type="float">
            <text:p>1014,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07.65" calcext:value-type="float">
            <text:p>1007,65</text:p>
          </table:table-cell>
          <table:table-cell table:style-name="ce27" office:value-type="float" office:value="1010.825" calcext:value-type="float">
            <text:p>1010,825</text:p>
          </table:table-cell>
          <table:table-cell table:style-name="ce34" office:value-type="float" office:value="1012" calcext:value-type="float">
            <text:p>1012</text:p>
          </table:table-cell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3.4" calcext:value-type="float">
            <text:p>1013,4</text:p>
          </table:table-cell>
          <table:table-cell table:style-name="ce28" office:value-type="float" office:value="1013.8" calcext:value-type="float">
            <text:p>1013,8</text:p>
          </table:table-cell>
          <table:table-cell table:style-name="ce35" office:value-type="float" office:value="1013.7" calcext:value-type="float">
            <text:p>1013,7</text:p>
          </table:table-cell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4" calcext:value-type="float">
            <text:p>1011,4</text:p>
          </table:table-cell>
          <table:table-cell table:style-name="ce25" office:value-type="float" office:value="1011.7" calcext:value-type="float">
            <text:p>1011,7</text:p>
          </table:table-cell>
          <table:table-cell table:style-name="ce32" office:value-type="float" office:value="1011" calcext:value-type="float">
            <text:p>101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13.46666666667" calcext:value-type="float">
            <text:p>1013,46666666667</text:p>
          </table:table-cell>
          <table:table-cell table:style-name="ce27" office:value-type="float" office:value="1013.9" calcext:value-type="float">
            <text:p>1013,9</text:p>
          </table:table-cell>
          <table:table-cell table:style-name="ce34" office:value-type="float" office:value="1013.03333333333" calcext:value-type="float">
            <text:p>1013,03333333333</text:p>
          </table:table-cell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2.26666666667" calcext:value-type="float">
            <text:p>1012,26666666667</text:p>
          </table:table-cell>
          <table:table-cell table:style-name="ce25" office:value-type="float" office:value="1012.1" calcext:value-type="float">
            <text:p>1012,1</text:p>
          </table:table-cell>
          <table:table-cell table:style-name="ce32" office:value-type="float" office:value="1011.66666666667" calcext:value-type="float">
            <text:p>1011,6666666666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11.5" calcext:value-type="float">
            <text:p>1011,5</text:p>
          </table:table-cell>
          <table:table-cell table:style-name="ce27" office:value-type="float" office:value="1011.3" calcext:value-type="float">
            <text:p>1011,3</text:p>
          </table:table-cell>
          <table:table-cell table:style-name="ce34" office:value-type="float" office:value="1010.5" calcext:value-type="float">
            <text:p>1010,5</text:p>
          </table:table-cell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16" calcext:value-type="float">
            <text:p>1011,16</text:p>
          </table:table-cell>
          <table:table-cell table:style-name="ce25" office:value-type="float" office:value="1010.88" calcext:value-type="float">
            <text:p>1010,88</text:p>
          </table:table-cell>
          <table:table-cell table:style-name="ce32" office:value-type="float" office:value="1009.86" calcext:value-type="float">
            <text:p>1009,8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3" calcext:value-type="float">
            <text:p>1013</text:p>
          </table:table-cell>
          <table:table-cell office:value-type="float" office:value="1012.375" calcext:value-type="float">
            <text:p>1012,375</text:p>
          </table:table-cell>
          <table:table-cell office:value-type="float" office:value="1011.05" calcext:value-type="float">
            <text:p>1011,0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1010.55" calcext:value-type="float">
            <text:p>1010,55</text:p>
          </table:table-cell>
          <table:table-cell table:style-name="ce27" office:value-type="float" office:value="1010.015" calcext:value-type="float">
            <text:p>1010,015</text:p>
          </table:table-cell>
          <table:table-cell table:style-name="ce34" office:value-type="float" office:value="1008.4" calcext:value-type="float">
            <text:p>1008,4</text:p>
          </table:table-cell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56363636364" calcext:value-type="float">
            <text:p>1010,56363636364</text:p>
          </table:table-cell>
          <table:table-cell table:style-name="ce25" office:value-type="float" office:value="1009.76363636364" calcext:value-type="float">
            <text:p>1009,76363636364</text:p>
          </table:table-cell>
          <table:table-cell table:style-name="ce32" office:value-type="float" office:value="1008.89090909091" calcext:value-type="float">
            <text:p>1008,8909090909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1.325" calcext:value-type="float">
            <text:p>1011,325</text:p>
          </table:table-cell>
          <table:table-cell office:value-type="float" office:value="1010.6125" calcext:value-type="float">
            <text:p>1010,6125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0.25" calcext:value-type="float">
            <text:p>1010,25</text:p>
          </table:table-cell>
          <table:table-cell office:value-type="float" office:value="1009.185" calcext:value-type="float">
            <text:p>1009,18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10.6" calcext:value-type="float">
            <text:p>1010,6</text:p>
          </table:table-cell>
          <table:table-cell table:style-name="ce27" office:value-type="float" office:value="1009.4" calcext:value-type="float">
            <text:p>1009,4</text:p>
          </table:table-cell>
          <table:table-cell table:style-name="ce34" office:value-type="float" office:value="1008.4" calcext:value-type="float">
            <text:p>1008,4</text:p>
          </table:table-cell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73076923077" calcext:value-type="float">
            <text:p>1010,73076923077</text:p>
          </table:table-cell>
          <table:table-cell table:style-name="ce25" office:value-type="float" office:value="1010.07692307692" calcext:value-type="float">
            <text:p>1010,07692307692</text:p>
          </table:table-cell>
          <table:table-cell table:style-name="ce32" office:value-type="float" office:value="1009.53076923077" calcext:value-type="float">
            <text:p>1009,5307692307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45" calcext:value-type="float">
            <text:p>1008,4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62" calcext:value-type="float">
            <text:p>1009,6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20" office:value-type="float" office:value="1009.4" calcext:value-type="float">
            <text:p>1009,4</text:p>
          </table:table-cell>
          <table:table-cell table:style-name="ce27" office:value-type="float" office:value="1010.22" calcext:value-type="float">
            <text:p>1010,22</text:p>
          </table:table-cell>
          <table:table-cell table:style-name="ce34" office:value-type="float" office:value="1009.7" calcext:value-type="float">
            <text:p>1009,7</text:p>
          </table:table-cell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46153846154" calcext:value-type="float">
            <text:p>1008,46153846154</text:p>
          </table:table-cell>
          <table:table-cell table:style-name="ce25" office:value-type="float" office:value="1007.9" calcext:value-type="float">
            <text:p>1007,9</text:p>
          </table:table-cell>
          <table:table-cell table:style-name="ce32" office:value-type="float" office:value="1007.46153846154" calcext:value-type="float">
            <text:p>1007,4615384615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32" calcext:value-type="float">
            <text:p>1008,32</text:p>
          </table:table-cell>
          <table:table-cell office:value-type="float" office:value="1007.88" calcext:value-type="float">
            <text:p>1007,88</text:p>
          </table:table-cell>
          <table:table-cell office:value-type="float" office:value="1007.44" calcext:value-type="float">
            <text:p>1007,44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08.8" calcext:value-type="float">
            <text:p>1008,8</text:p>
          </table:table-cell>
          <table:table-cell table:style-name="ce27" office:value-type="float" office:value="1009.02" calcext:value-type="float">
            <text:p>1009,02</text:p>
          </table:table-cell>
          <table:table-cell table:style-name="ce34" office:value-type="float" office:value="1009.3" calcext:value-type="float">
            <text:p>1009,3</text:p>
          </table:table-cell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82727272727" calcext:value-type="float">
            <text:p>1008,82727272727</text:p>
          </table:table-cell>
          <table:table-cell table:style-name="ce25" office:value-type="float" office:value="1008.71818181818" calcext:value-type="float">
            <text:p>1008,71818181818</text:p>
          </table:table-cell>
          <table:table-cell table:style-name="ce32" office:value-type="float" office:value="1008.82727272727" calcext:value-type="float">
            <text:p>1008,8272727272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9.05" calcext:value-type="float">
            <text:p>1009,05</text:p>
          </table:table-cell>
          <table:table-cell office:value-type="float" office:value="1009.565" calcext:value-type="float">
            <text:p>1009,56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08.9" calcext:value-type="float">
            <text:p>1008,9</text:p>
          </table:table-cell>
          <table:table-cell table:style-name="ce27" office:value-type="float" office:value="1009.515" calcext:value-type="float">
            <text:p>1009,515</text:p>
          </table:table-cell>
          <table:table-cell table:style-name="ce34" office:value-type="float" office:value="1011.15" calcext:value-type="float">
            <text:p>1011,15</text:p>
          </table:table-cell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44285714286" calcext:value-type="float">
            <text:p>1008,44285714286</text:p>
          </table:table-cell>
          <table:table-cell table:style-name="ce25" office:value-type="float" office:value="1008.64285714286" calcext:value-type="float">
            <text:p>1008,64285714286</text:p>
          </table:table-cell>
          <table:table-cell table:style-name="ce32" office:value-type="float" office:value="1008.94285714286" calcext:value-type="float">
            <text:p>1008,9428571428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75" calcext:value-type="float">
            <text:p>1008,75</text:p>
          </table:table-cell>
          <table:table-cell office:value-type="float" office:value="1009.03333333333" calcext:value-type="float">
            <text:p>1009,0333333333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1006.7" calcext:value-type="float">
            <text:p>1006,7</text:p>
          </table:table-cell>
          <table:table-cell table:style-name="ce27" office:value-type="float" office:value="1008.7" calcext:value-type="float">
            <text:p>1008,7</text:p>
          </table:table-cell>
          <table:table-cell table:style-name="ce34" office:value-type="float" office:value="1010.4" calcext:value-type="float">
            <text:p>1010,4</text:p>
          </table:table-cell>
        </table:table-row>
        <table:table-row table:style-name="ro1">
          <table:table-cell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08.15833333333" calcext:value-type="float">
            <text:p>1008,15833333333</text:p>
          </table:table-cell>
          <table:table-cell table:style-name="ce28" office:value-type="float" office:value="1008.45833333333" calcext:value-type="float">
            <text:p>1008,45833333333</text:p>
          </table:table-cell>
          <table:table-cell table:style-name="ce35" office:value-type="float" office:value="1008.81666666667" calcext:value-type="float">
            <text:p>1008,81666666667</text:p>
          </table:table-cell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7.8" calcext:value-type="float">
            <text:p>1007,8</text:p>
          </table:table-cell>
          <table:table-cell table:style-name="ce25" office:value-type="float" office:value="1007.9" calcext:value-type="float">
            <text:p>1007,9</text:p>
          </table:table-cell>
          <table:table-cell table:style-name="ce32" office:value-type="float" office:value="1009.1" calcext:value-type="float">
            <text:p>1009,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08.8" calcext:value-type="float">
            <text:p>1008,8</text:p>
          </table:table-cell>
          <table:table-cell table:style-name="ce27" office:value-type="float" office:value="1009.85" calcext:value-type="float">
            <text:p>1009,85</text:p>
          </table:table-cell>
          <table:table-cell table:style-name="ce34" office:value-type="float" office:value="1010.4" calcext:value-type="float">
            <text:p>1010,4</text:p>
          </table:table-cell>
        </table:table-row>
        <table:table-row table:style-name="ro1">
          <table:table-cell table:style-name="ce5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21" office:value-type="float" office:value="1009.4" calcext:value-type="float">
            <text:p>1009,4</text:p>
          </table:table-cell>
          <table:table-cell table:style-name="ce28" office:value-type="float" office:value="1010.25" calcext:value-type="float">
            <text:p>1010,25</text:p>
          </table:table-cell>
          <table:table-cell table:style-name="ce35" office:value-type="float" office:value="1011" calcext:value-type="float">
            <text:p>1011</text:p>
          </table:table-cell>
        </table:table-row>
        <table:table-row table:style-name="ro1">
          <table:table-cell table:style-name="ce3" office:value-type="string" calcext:value-type="string">
            <text:p>MOSSORO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2.13333333333" calcext:value-type="float">
            <text:p>1012,13333333333</text:p>
          </table:table-cell>
          <table:table-cell table:style-name="ce25" office:value-type="float" office:value="1012.4" calcext:value-type="float">
            <text:p>1012,4</text:p>
          </table:table-cell>
          <table:table-cell table:style-name="ce32" office:value-type="float" office:value="1012.53333333333" calcext:value-type="float">
            <text:p>1012,5333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5.15" calcext:value-type="float">
            <text:p>1015,15</text:p>
          </table:table-cell>
          <table:table-cell office:value-type="float" office:value="1014.7" calcext:value-type="float">
            <text:p>1014,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20" office:value-type="float" office:value="1007.85" calcext:value-type="float">
            <text:p>1007,85</text:p>
          </table:table-cell>
          <table:table-cell table:style-name="ce27" office:value-type="float" office:value="1009.535" calcext:value-type="float">
            <text:p>1009,535</text:p>
          </table:table-cell>
          <table:table-cell table:style-name="ce34" office:value-type="float" office:value="1010.25" calcext:value-type="float">
            <text:p>1010,25</text:p>
          </table:table-cell>
        </table:table-row>
        <table:table-row table:style-name="ro1"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style-name="ce18" office:value-type="float" office:value="1010.76666666667" calcext:value-type="float">
            <text:p>1010,76666666667</text:p>
          </table:table-cell>
          <table:table-cell table:style-name="ce25" office:value-type="float" office:value="1011.75" calcext:value-type="float">
            <text:p>1011,75</text:p>
          </table:table-cell>
          <table:table-cell table:style-name="ce32" office:value-type="float" office:value="1010.93333333333" calcext:value-type="float">
            <text:p>1010,9333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1.73333333333" calcext:value-type="float">
            <text:p>1011,73333333333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1.83333333333" calcext:value-type="float">
            <text:p>1011,8333333333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12.3" calcext:value-type="float">
            <text:p>1012,3</text:p>
          </table:table-cell>
          <table:table-cell table:style-name="ce27" office:value-type="float" office:value="1011.97" calcext:value-type="float">
            <text:p>1011,97</text:p>
          </table:table-cell>
          <table:table-cell table:style-name="ce34" office:value-type="float" office:value="1010.6" calcext:value-type="float">
            <text:p>1010,6</text:p>
          </table:table-cell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8" calcext:value-type="float">
            <text:p>1010,8</text:p>
          </table:table-cell>
          <table:table-cell table:style-name="ce25" office:value-type="float" office:value="1010.7" calcext:value-type="float">
            <text:p>1010,7</text:p>
          </table:table-cell>
          <table:table-cell table:style-name="ce32" office:value-type="float" office:value="1010.1" calcext:value-type="float">
            <text:p>1010,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85" calcext:value-type="float">
            <text:p>1011,85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1015" calcext:value-type="float">
            <text:p>1015</text:p>
          </table:table-cell>
          <table:table-cell table:style-name="ce27" office:value-type="float" office:value="1013.87" calcext:value-type="float">
            <text:p>1013,87</text:p>
          </table:table-cell>
          <table:table-cell table:style-name="ce34" office:value-type="float" office:value="1012.4" calcext:value-type="float">
            <text:p>1012,4</text:p>
          </table:table-cell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58" calcext:value-type="float">
            <text:p>1011,58</text:p>
          </table:table-cell>
          <table:table-cell table:style-name="ce25" office:value-type="float" office:value="1011.66" calcext:value-type="float">
            <text:p>1011,66</text:p>
          </table:table-cell>
          <table:table-cell table:style-name="ce32" office:value-type="float" office:value="1011.06" calcext:value-type="float">
            <text:p>1011,0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20" office:value-type="float" office:value="1012.4" calcext:value-type="float">
            <text:p>1012,4</text:p>
          </table:table-cell>
          <table:table-cell table:style-name="ce27" office:value-type="float" office:value="1011.11" calcext:value-type="float">
            <text:p>1011,11</text:p>
          </table:table-cell>
          <table:table-cell table:style-name="ce34" office:value-type="float" office:value="1012.4" calcext:value-type="float">
            <text:p>1012,4</text:p>
          </table:table-cell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95" calcext:value-type="float">
            <text:p>1010,95</text:p>
          </table:table-cell>
          <table:table-cell table:style-name="ce25" office:value-type="float" office:value="1010.71666666667" calcext:value-type="float">
            <text:p>1010,71666666667</text:p>
          </table:table-cell>
          <table:table-cell table:style-name="ce32" office:value-type="float" office:value="1010.33333333333" calcext:value-type="float">
            <text:p>1010,3333333333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20" office:value-type="float" office:value="1012.7" calcext:value-type="float">
            <text:p>1012,7</text:p>
          </table:table-cell>
          <table:table-cell table:style-name="ce27" office:value-type="float" office:value="1012.43" calcext:value-type="float">
            <text:p>1012,43</text:p>
          </table:table-cell>
          <table:table-cell table:style-name="ce34" office:value-type="float" office:value="1013.5" calcext:value-type="float">
            <text:p>1013,5</text:p>
          </table:table-cell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8" calcext:value-type="float">
            <text:p>1008,8</text:p>
          </table:table-cell>
          <table:table-cell table:style-name="ce25" office:value-type="float" office:value="1010.03333333333" calcext:value-type="float">
            <text:p>1010,03333333333</text:p>
          </table:table-cell>
          <table:table-cell table:style-name="ce32" office:value-type="float" office:value="1010.3" calcext:value-type="float">
            <text:p>1010,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1009.4" calcext:value-type="float">
            <text:p>1009,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08" calcext:value-type="float">
            <text:p>1012,08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20" office:value-type="float" office:value="1012.35" calcext:value-type="float">
            <text:p>1012,35</text:p>
          </table:table-cell>
          <table:table-cell table:style-name="ce27" office:value-type="float" office:value="1012.415" calcext:value-type="float">
            <text:p>1012,415</text:p>
          </table:table-cell>
          <table:table-cell table:style-name="ce34" office:value-type="float" office:value="1012.9" calcext:value-type="float">
            <text:p>1012,9</text:p>
          </table:table-cell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011.43333333333" calcext:value-type="float">
            <text:p>1011,43333333333</text:p>
          </table:table-cell>
          <table:table-cell table:style-name="ce28" office:value-type="float" office:value="1011.43333333333" calcext:value-type="float">
            <text:p>1011,43333333333</text:p>
          </table:table-cell>
          <table:table-cell table:style-name="ce35" office:value-type="float" office:value="1011.7" calcext:value-type="float">
            <text:p>1011,7</text:p>
          </table:table-cell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8" calcext:value-type="float">
            <text:p>1011,8</text:p>
          </table:table-cell>
          <table:table-cell table:style-name="ce25" office:value-type="float" office:value="1011.75" calcext:value-type="float">
            <text:p>1011,75</text:p>
          </table:table-cell>
          <table:table-cell table:style-name="ce32" office:value-type="float" office:value="1012" calcext:value-type="float">
            <text:p>101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85" calcext:value-type="float">
            <text:p>1013,85</text:p>
          </table:table-cell>
          <table:table-cell office:value-type="float" office:value="1015.2" calcext:value-type="float">
            <text:p>1015,2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20" office:value-type="float" office:value="1010.9" calcext:value-type="float">
            <text:p>1010,9</text:p>
          </table:table-cell>
          <table:table-cell table:style-name="ce27" office:value-type="float" office:value="1011.06" calcext:value-type="float">
            <text:p>1011,06</text:p>
          </table:table-cell>
          <table:table-cell table:style-name="ce34" office:value-type="float" office:value="1011.1" calcext:value-type="float">
            <text:p>1011,1</text:p>
          </table:table-cell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4" calcext:value-type="float">
            <text:p>1010,4</text:p>
          </table:table-cell>
          <table:table-cell table:style-name="ce25" office:value-type="float" office:value="1010.8" calcext:value-type="float">
            <text:p>1010,8</text:p>
          </table:table-cell>
          <table:table-cell table:style-name="ce32" office:value-type="float" office:value="1011.325" calcext:value-type="float">
            <text:p>1011,32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1011" calcext:value-type="float">
            <text:p>1011</text:p>
          </table:table-cell>
          <table:table-cell table:style-name="ce27" office:value-type="float" office:value="1012.07" calcext:value-type="float">
            <text:p>1012,07</text:p>
          </table:table-cell>
          <table:table-cell table:style-name="ce34" office:value-type="float" office:value="1012.9" calcext:value-type="float">
            <text:p>1012,9</text:p>
          </table:table-cell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91666666667" calcext:value-type="float">
            <text:p>1010,91666666667</text:p>
          </table:table-cell>
          <table:table-cell table:style-name="ce25" office:value-type="float" office:value="1011.61666666667" calcext:value-type="float">
            <text:p>1011,61666666667</text:p>
          </table:table-cell>
          <table:table-cell table:style-name="ce32" office:value-type="float" office:value="1012.36666666667" calcext:value-type="float">
            <text:p>1012,3666666666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2.15" calcext:value-type="float">
            <text:p>1012,15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10.72" calcext:value-type="float">
            <text:p>1010,72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11.9" calcext:value-type="float">
            <text:p>1011,9</text:p>
          </table:table-cell>
          <table:table-cell table:style-name="ce27" office:value-type="float" office:value="1015.06" calcext:value-type="float">
            <text:p>1015,06</text:p>
          </table:table-cell>
          <table:table-cell table:style-name="ce34" office:value-type="float" office:value="1015.1" calcext:value-type="float">
            <text:p>1015,1</text:p>
          </table:table-cell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975" calcext:value-type="float">
            <text:p>1011,975</text:p>
          </table:table-cell>
          <table:table-cell table:style-name="ce25" office:value-type="float" office:value="1012.625" calcext:value-type="float">
            <text:p>1012,625</text:p>
          </table:table-cell>
          <table:table-cell table:style-name="ce32" office:value-type="float" office:value="1012.95" calcext:value-type="float">
            <text:p>1012,9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9.15" calcext:value-type="float">
            <text:p>1009,15</text:p>
          </table:table-cell>
          <table:table-cell office:value-type="float" office:value="1010.15" calcext:value-type="float">
            <text:p>1010,15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1008.8" calcext:value-type="float">
            <text:p>1008,8</text:p>
          </table:table-cell>
          <table:table-cell table:style-name="ce27" office:value-type="float" office:value="1010.67" calcext:value-type="float">
            <text:p>1010,67</text:p>
          </table:table-cell>
          <table:table-cell table:style-name="ce34" office:value-type="float" office:value="1010.6" calcext:value-type="float">
            <text:p>1010,6</text:p>
          </table:table-cell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81428571429" calcext:value-type="float">
            <text:p>1010,81428571429</text:p>
          </table:table-cell>
          <table:table-cell table:style-name="ce25" office:value-type="float" office:value="1011.82857142857" calcext:value-type="float">
            <text:p>1011,82857142857</text:p>
          </table:table-cell>
          <table:table-cell table:style-name="ce32" office:value-type="float" office:value="1011.85714285714" calcext:value-type="float">
            <text:p>1011,85714285714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13.42" calcext:value-type="float">
            <text:p>1013,42</text:p>
          </table:table-cell>
          <table:table-cell table:style-name="ce27" office:value-type="float" office:value="1014.1" calcext:value-type="float">
            <text:p>1014,1</text:p>
          </table:table-cell>
          <table:table-cell table:style-name="ce34" office:value-type="float" office:value="1013.84" calcext:value-type="float">
            <text:p>1013,84</text:p>
          </table:table-cell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2.4" calcext:value-type="float">
            <text:p>1012,4</text:p>
          </table:table-cell>
          <table:table-cell table:style-name="ce25" office:value-type="float" office:value="1012.9" calcext:value-type="float">
            <text:p>1012,9</text:p>
          </table:table-cell>
          <table:table-cell table:style-name="ce32" office:value-type="float" office:value="1012.5" calcext:value-type="float">
            <text:p>1012,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13.1" calcext:value-type="float">
            <text:p>1013,1</text:p>
          </table:table-cell>
          <table:table-cell table:style-name="ce27" office:value-type="float" office:value="1013.33" calcext:value-type="float">
            <text:p>1013,33</text:p>
          </table:table-cell>
          <table:table-cell table:style-name="ce34" office:value-type="float" office:value="1012.4" calcext:value-type="float">
            <text:p>1012,4</text:p>
          </table:table-cell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2.84" calcext:value-type="float">
            <text:p>1012,84</text:p>
          </table:table-cell>
          <table:table-cell table:style-name="ce25" office:value-type="float" office:value="1012.84" calcext:value-type="float">
            <text:p>1012,84</text:p>
          </table:table-cell>
          <table:table-cell table:style-name="ce32" office:value-type="float" office:value="1012.26" calcext:value-type="float">
            <text:p>1012,2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13.4" calcext:value-type="float">
            <text:p>1013,4</text:p>
          </table:table-cell>
          <table:table-cell table:style-name="ce27" office:value-type="float" office:value="1013.3" calcext:value-type="float">
            <text:p>1013,3</text:p>
          </table:table-cell>
          <table:table-cell table:style-name="ce34" office:value-type="float" office:value="1012" calcext:value-type="float">
            <text:p>1012</text:p>
          </table:table-cell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2.05714285714" calcext:value-type="float">
            <text:p>1012,05714285714</text:p>
          </table:table-cell>
          <table:table-cell table:style-name="ce25" office:value-type="float" office:value="1011.48571428571" calcext:value-type="float">
            <text:p>1011,48571428571</text:p>
          </table:table-cell>
          <table:table-cell table:style-name="ce32" office:value-type="float" office:value="1010.58571428571" calcext:value-type="float">
            <text:p>1010,5857142857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3.9" calcext:value-type="float">
            <text:p>1013,9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1012.6" calcext:value-type="float">
            <text:p>1012,6</text:p>
          </table:table-cell>
          <table:table-cell table:style-name="ce27" office:value-type="float" office:value="1011.47" calcext:value-type="float">
            <text:p>1011,47</text:p>
          </table:table-cell>
          <table:table-cell table:style-name="ce34" office:value-type="float" office:value="1010.5" calcext:value-type="float">
            <text:p>1010,5</text:p>
          </table:table-cell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46" calcext:value-type="float">
            <text:p>1011,46</text:p>
          </table:table-cell>
          <table:table-cell table:style-name="ce25" office:value-type="float" office:value="1010.82" calcext:value-type="float">
            <text:p>1010,82</text:p>
          </table:table-cell>
          <table:table-cell table:style-name="ce32" office:value-type="float" office:value="1009.96" calcext:value-type="float">
            <text:p>1009,9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1011" calcext:value-type="float">
            <text:p>1011</text:p>
          </table:table-cell>
          <table:table-cell table:style-name="ce27" office:value-type="float" office:value="1009.85" calcext:value-type="float">
            <text:p>1009,85</text:p>
          </table:table-cell>
          <table:table-cell table:style-name="ce34" office:value-type="float" office:value="1008.825" calcext:value-type="float">
            <text:p>1008,825</text:p>
          </table:table-cell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9.875" calcext:value-type="float">
            <text:p>1009,875</text:p>
          </table:table-cell>
          <table:table-cell table:style-name="ce25" office:value-type="float" office:value="1009.075" calcext:value-type="float">
            <text:p>1009,075</text:p>
          </table:table-cell>
          <table:table-cell table:style-name="ce32" office:value-type="float" office:value="1008.475" calcext:value-type="float">
            <text:p>1008,47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0.53333333333" calcext:value-type="float">
            <text:p>1010,53333333333</text:p>
          </table:table-cell>
          <table:table-cell office:value-type="float" office:value="1009.91666666667" calcext:value-type="float">
            <text:p>1009,9166666666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93" calcext:value-type="float">
            <text:p>1008,93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1012.83" calcext:value-type="float">
            <text:p>1012,8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10.1" calcext:value-type="float">
            <text:p>1010,1</text:p>
          </table:table-cell>
          <table:table-cell table:style-name="ce27" office:value-type="float" office:value="1008.32" calcext:value-type="float">
            <text:p>1008,32</text:p>
          </table:table-cell>
          <table:table-cell table:style-name="ce34" office:value-type="float" office:value="1008.8" calcext:value-type="float">
            <text:p>1008,8</text:p>
          </table:table-cell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97777777778" calcext:value-type="float">
            <text:p>1010,97777777778</text:p>
          </table:table-cell>
          <table:table-cell table:style-name="ce25" office:value-type="float" office:value="1010.71111111111" calcext:value-type="float">
            <text:p>1010,71111111111</text:p>
          </table:table-cell>
          <table:table-cell table:style-name="ce32" office:value-type="float" office:value="1010.17777777778" calcext:value-type="float">
            <text:p>1010,1777777777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5.9" calcext:value-type="float">
            <text:p>1015,9</text:p>
          </table:table-cell>
          <table:table-cell office:value-type="float" office:value="1015.75" calcext:value-type="float">
            <text:p>1015,75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1015" calcext:value-type="float">
            <text:p>1015</text:p>
          </table:table-cell>
          <table:table-cell table:style-name="ce27" office:value-type="float" office:value="1014.77" calcext:value-type="float">
            <text:p>1014,77</text:p>
          </table:table-cell>
          <table:table-cell table:style-name="ce34" office:value-type="float" office:value="1015.5" calcext:value-type="float">
            <text:p>1015,5</text:p>
          </table:table-cell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05" calcext:value-type="float">
            <text:p>1010,05</text:p>
          </table:table-cell>
          <table:table-cell table:style-name="ce25" office:value-type="float" office:value="1009.75" calcext:value-type="float">
            <text:p>1009,75</text:p>
          </table:table-cell>
          <table:table-cell table:style-name="ce32" office:value-type="float" office:value="1010.26" calcext:value-type="float">
            <text:p>1010,2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10.6" calcext:value-type="float">
            <text:p>1010,6</text:p>
          </table:table-cell>
          <table:table-cell table:style-name="ce27" office:value-type="float" office:value="1010.66" calcext:value-type="float">
            <text:p>1010,66</text:p>
          </table:table-cell>
          <table:table-cell table:style-name="ce34" office:value-type="float" office:value="1011.14" calcext:value-type="float">
            <text:p>1011,14</text:p>
          </table:table-cell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9.13333333333" calcext:value-type="float">
            <text:p>1009,13333333333</text:p>
          </table:table-cell>
          <table:table-cell table:style-name="ce25" office:value-type="float" office:value="1009.2" calcext:value-type="float">
            <text:p>1009,2</text:p>
          </table:table-cell>
          <table:table-cell table:style-name="ce32" office:value-type="float" office:value="1009.5" calcext:value-type="float">
            <text:p>1009,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06.5" calcext:value-type="float">
            <text:p>1006,5</text:p>
          </table:table-cell>
          <table:table-cell table:style-name="ce27" office:value-type="float" office:value="1007.8" calcext:value-type="float">
            <text:p>1007,8</text:p>
          </table:table-cell>
          <table:table-cell table:style-name="ce34" office:value-type="float" office:value="1009.5" calcext:value-type="float">
            <text:p>1009,5</text:p>
          </table:table-cell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0.2625" calcext:value-type="float">
            <text:p>1010,2625</text:p>
          </table:table-cell>
          <table:table-cell table:style-name="ce25" office:value-type="float" office:value="1010.75" calcext:value-type="float">
            <text:p>1010,75</text:p>
          </table:table-cell>
          <table:table-cell table:style-name="ce32" office:value-type="float" office:value="1011.35" calcext:value-type="float">
            <text:p>1011,3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025" calcext:value-type="float">
            <text:p>1008,025</text:p>
          </table:table-cell>
          <table:table-cell office:value-type="float" office:value="1008.7125" calcext:value-type="float">
            <text:p>1008,7125</text:p>
          </table:table-cell>
          <table:table-cell office:value-type="float" office:value="1009.85" calcext:value-type="float">
            <text:p>1009,8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06.3" calcext:value-type="float">
            <text:p>1006,3</text:p>
          </table:table-cell>
          <table:table-cell table:style-name="ce27" office:value-type="float" office:value="1008.88" calcext:value-type="float">
            <text:p>1008,88</text:p>
          </table:table-cell>
          <table:table-cell table:style-name="ce34" office:value-type="float" office:value="1008.8" calcext:value-type="float">
            <text:p>1008,8</text:p>
          </table:table-cell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9.9375" calcext:value-type="float">
            <text:p>1009,9375</text:p>
          </table:table-cell>
          <table:table-cell table:style-name="ce25" office:value-type="float" office:value="1010.75" calcext:value-type="float">
            <text:p>1010,75</text:p>
          </table:table-cell>
          <table:table-cell table:style-name="ce32" office:value-type="float" office:value="1011.125" calcext:value-type="float">
            <text:p>1011,12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1009.4" calcext:value-type="float">
            <text:p>1009,4</text:p>
          </table:table-cell>
          <table:table-cell table:style-name="ce27" office:value-type="float" office:value="1009.75" calcext:value-type="float">
            <text:p>1009,75</text:p>
          </table:table-cell>
          <table:table-cell table:style-name="ce34" office:value-type="float" office:value="1011.3" calcext:value-type="float">
            <text:p>1011,3</text:p>
          </table:table-cell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2.275" calcext:value-type="float">
            <text:p>1012,275</text:p>
          </table:table-cell>
          <table:table-cell table:style-name="ce25" office:value-type="float" office:value="1012.825" calcext:value-type="float">
            <text:p>1012,825</text:p>
          </table:table-cell>
          <table:table-cell table:style-name="ce32" office:value-type="float" office:value="1013.225" calcext:value-type="float">
            <text:p>1013,2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2.65" calcext:value-type="float">
            <text:p>1012,65</text:p>
          </table:table-cell>
          <table:table-cell office:value-type="float" office:value="1013.25" calcext:value-type="float">
            <text:p>1013,2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11" calcext:value-type="float">
            <text:p>1011</text:p>
          </table:table-cell>
          <table:table-cell table:style-name="ce27" office:value-type="float" office:value="1012.26" calcext:value-type="float">
            <text:p>1012,26</text:p>
          </table:table-cell>
          <table:table-cell table:style-name="ce34" office:value-type="float" office:value="1011.2" calcext:value-type="float">
            <text:p>1011,2</text:p>
          </table:table-cell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11.23333333333" calcext:value-type="float">
            <text:p>1011,23333333333</text:p>
          </table:table-cell>
          <table:table-cell table:style-name="ce25" office:value-type="float" office:value="1011.81666666667" calcext:value-type="float">
            <text:p>1011,81666666667</text:p>
          </table:table-cell>
          <table:table-cell table:style-name="ce32" office:value-type="float" office:value="1012.16666666667" calcext:value-type="float">
            <text:p>1012,1666666666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13.6" calcext:value-type="float">
            <text:p>1013,6</text:p>
          </table:table-cell>
          <table:table-cell table:style-name="ce27" office:value-type="float" office:value="1014.78" calcext:value-type="float">
            <text:p>1014,78</text:p>
          </table:table-cell>
          <table:table-cell table:style-name="ce34" office:value-type="float" office:value="1012.9" calcext:value-type="float">
            <text:p>1012,9</text:p>
          </table:table-cell>
        </table:table-row>
        <table:table-row table:style-name="ro1">
          <table:table-cell table:style-name="ce3" office:value-type="string" calcext:value-type="string">
            <text:p>NATAL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9.02857142857" calcext:value-type="float">
            <text:p>1009,02857142857</text:p>
          </table:table-cell>
          <table:table-cell table:style-name="ce25" office:value-type="float" office:value="1009.92857142857" calcext:value-type="float">
            <text:p>1009,92857142857</text:p>
          </table:table-cell>
          <table:table-cell table:style-name="ce32" office:value-type="float" office:value="1009.51428571429" calcext:value-type="float">
            <text:p>1009,5142857142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35" calcext:value-type="float">
            <text:p>1007,3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7.86666666667" calcext:value-type="float">
            <text:p>1007,86666666667</text:p>
          </table:table-cell>
          <table:table-cell office:value-type="float" office:value="1009.03666666667" calcext:value-type="float">
            <text:p>1009,03666666667</text:p>
          </table:table-cell>
          <table:table-cell office:value-type="float" office:value="1008.43333333333" calcext:value-type="float">
            <text:p>1008,4333333333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08.7" calcext:value-type="float">
            <text:p>1008,7</text:p>
          </table:table-cell>
          <table:table-cell table:style-name="ce27" office:value-type="float" office:value="1009.12" calcext:value-type="float">
            <text:p>1009,12</text:p>
          </table:table-cell>
          <table:table-cell table:style-name="ce34" office:value-type="float" office:value="1007.9" calcext:value-type="float">
            <text:p>1007,9</text:p>
          </table:table-cell>
        </table:table-row>
        <table:table-row table:style-name="ro1"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style-name="ce18" office:value-type="float" office:value="1009.53333333333" calcext:value-type="float">
            <text:p>1009,53333333333</text:p>
          </table:table-cell>
          <table:table-cell table:style-name="ce25" office:value-type="float" office:value="1009.85" calcext:value-type="float">
            <text:p>1009,85</text:p>
          </table:table-cell>
          <table:table-cell table:style-name="ce32" office:value-type="float" office:value="1009.55833333333" calcext:value-type="float">
            <text:p>1009,5583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7.56666666667" calcext:value-type="float">
            <text:p>1007,56666666667</text:p>
          </table:table-cell>
          <table:table-cell office:value-type="float" office:value="1007.58333333333" calcext:value-type="float">
            <text:p>1007,58333333333</text:p>
          </table:table-cell>
          <table:table-cell office:value-type="float" office:value="1006.96666666667" calcext:value-type="float">
            <text:p>1006,9666666666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8.475" calcext:value-type="float">
            <text:p>1008,475</text:p>
          </table:table-cell>
          <table:table-cell office:value-type="float" office:value="1008.1725" calcext:value-type="float">
            <text:p>1008,172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20" office:value-type="float" office:value="1007.6" calcext:value-type="float">
            <text:p>1007,6</text:p>
          </table:table-cell>
          <table:table-cell table:style-name="ce27" office:value-type="float" office:value="1007.33" calcext:value-type="float">
            <text:p>1007,33</text:p>
          </table:table-cell>
          <table:table-cell table:style-name="ce34" office:value-type="float" office:value="1006.4" calcext:value-type="float">
            <text:p>1006,4</text:p>
          </table:table-cell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0625" calcext:value-type="float">
            <text:p>1008,0625</text:p>
          </table:table-cell>
          <table:table-cell table:style-name="ce25" office:value-type="float" office:value="1008.38125" calcext:value-type="float">
            <text:p>1008,38125</text:p>
          </table:table-cell>
          <table:table-cell table:style-name="ce32" office:value-type="float" office:value="1007.54375" calcext:value-type="float">
            <text:p>1007,5437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66" calcext:value-type="float">
            <text:p>1008,66</text:p>
          </table:table-cell>
          <table:table-cell office:value-type="float" office:value="1008.17" calcext:value-type="float">
            <text:p>1008,17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57" calcext:value-type="float">
            <text:p>1010,57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20" office:value-type="float" office:value="1007.6" calcext:value-type="float">
            <text:p>1007,6</text:p>
          </table:table-cell>
          <table:table-cell table:style-name="ce27" office:value-type="float" office:value="1006.41" calcext:value-type="float">
            <text:p>1006,41</text:p>
          </table:table-cell>
          <table:table-cell table:style-name="ce34" office:value-type="float" office:value="1008.2" calcext:value-type="float">
            <text:p>1008,2</text:p>
          </table:table-cell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32727272727" calcext:value-type="float">
            <text:p>1008,32727272727</text:p>
          </table:table-cell>
          <table:table-cell table:style-name="ce25" office:value-type="float" office:value="1007.99090909091" calcext:value-type="float">
            <text:p>1007,99090909091</text:p>
          </table:table-cell>
          <table:table-cell table:style-name="ce32" office:value-type="float" office:value="1007.36363636364" calcext:value-type="float">
            <text:p>1007,363636363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95" calcext:value-type="float">
            <text:p>1007,95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1.75" calcext:value-type="float">
            <text:p>1011,75</text:p>
          </table:table-cell>
          <table:table-cell office:value-type="float" office:value="1010.85" calcext:value-type="float">
            <text:p>1010,85</text:p>
          </table:table-cell>
          <table:table-cell office:value-type="float" office:value="1010.35" calcext:value-type="float">
            <text:p>1010,3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" calcext:value-type="float">
            <text:p>1010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7.84" calcext:value-type="float">
            <text:p>1007,84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66" calcext:value-type="float">
            <text:p>1007,66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2" calcext:value-type="float">
            <text:p>1006,5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13" calcext:value-type="float">
            <text:p>13</text:p>
          </table:table-cell>
          <table:table-cell table:style-name="ce20" office:value-type="float" office:value="1007.4" calcext:value-type="float">
            <text:p>1007,4</text:p>
          </table:table-cell>
          <table:table-cell table:style-name="ce27" office:value-type="float" office:value="1006.8" calcext:value-type="float">
            <text:p>1006,8</text:p>
          </table:table-cell>
          <table:table-cell table:style-name="ce34" office:value-type="float" office:value="1006.1" calcext:value-type="float">
            <text:p>1006,1</text:p>
          </table:table-cell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46875" calcext:value-type="float">
            <text:p>1008,46875</text:p>
          </table:table-cell>
          <table:table-cell table:style-name="ce25" office:value-type="float" office:value="1008.0375" calcext:value-type="float">
            <text:p>1008,0375</text:p>
          </table:table-cell>
          <table:table-cell table:style-name="ce32" office:value-type="float" office:value="1007.5125" calcext:value-type="float">
            <text:p>1007,51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7.43333333333" calcext:value-type="float">
            <text:p>1007,43333333333</text:p>
          </table:table-cell>
          <table:table-cell office:value-type="float" office:value="1006.88333333333" calcext:value-type="float">
            <text:p>1006,88333333333</text:p>
          </table:table-cell>
          <table:table-cell office:value-type="float" office:value="1006.53333333333" calcext:value-type="float">
            <text:p>1006,5333333333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6" calcext:value-type="float">
            <text:p>1006</text:p>
          </table:table-cell>
          <table:table-cell office:value-type="float" office:value="1004.97" calcext:value-type="float">
            <text:p>1004,97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07.1" calcext:value-type="float">
            <text:p>1007,1</text:p>
          </table:table-cell>
          <table:table-cell table:style-name="ce27" office:value-type="float" office:value="1006.28" calcext:value-type="float">
            <text:p>1006,28</text:p>
          </table:table-cell>
          <table:table-cell table:style-name="ce34" office:value-type="float" office:value="1006.6" calcext:value-type="float">
            <text:p>1006,6</text:p>
          </table:table-cell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7.23529411765" calcext:value-type="float">
            <text:p>1007,23529411765</text:p>
          </table:table-cell>
          <table:table-cell table:style-name="ce25" office:value-type="float" office:value="1006.91764705882" calcext:value-type="float">
            <text:p>1006,91764705882</text:p>
          </table:table-cell>
          <table:table-cell table:style-name="ce32" office:value-type="float" office:value="1006.74705882353" calcext:value-type="float">
            <text:p>1006,7470588235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6.92" calcext:value-type="float">
            <text:p>1006,92</text:p>
          </table:table-cell>
          <table:table-cell office:value-type="float" office:value="1006.62" calcext:value-type="float">
            <text:p>1006,62</text:p>
          </table:table-cell>
          <table:table-cell office:value-type="float" office:value="1006.88" calcext:value-type="float">
            <text:p>1006,8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6.76666666667" calcext:value-type="float">
            <text:p>1006,76666666667</text:p>
          </table:table-cell>
          <table:table-cell office:value-type="float" office:value="1006.13333333333" calcext:value-type="float">
            <text:p>1006,13333333333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08.35" calcext:value-type="float">
            <text:p>1008,35</text:p>
          </table:table-cell>
          <table:table-cell table:style-name="ce27" office:value-type="float" office:value="1008.135" calcext:value-type="float">
            <text:p>1008,135</text:p>
          </table:table-cell>
          <table:table-cell table:style-name="ce34" office:value-type="float" office:value="1008.2" calcext:value-type="float">
            <text:p>1008,2</text:p>
          </table:table-cell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7.01363636364" calcext:value-type="float">
            <text:p>1007,01363636364</text:p>
          </table:table-cell>
          <table:table-cell table:style-name="ce25" office:value-type="float" office:value="1006.86818181818" calcext:value-type="float">
            <text:p>1006,86818181818</text:p>
          </table:table-cell>
          <table:table-cell table:style-name="ce32" office:value-type="float" office:value="1006.81818181818" calcext:value-type="float">
            <text:p>1006,8181818181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07142857143" calcext:value-type="float">
            <text:p>1008,07142857143</text:p>
          </table:table-cell>
          <table:table-cell office:value-type="float" office:value="1007.97857142857" calcext:value-type="float">
            <text:p>1007,97857142857</text:p>
          </table:table-cell>
          <table:table-cell office:value-type="float" office:value="1008.21428571429" calcext:value-type="float">
            <text:p>1008,2142857142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7" calcext:value-type="float">
            <text:p>1007</text:p>
          </table:table-cell>
          <table:table-cell office:value-type="float" office:value="1007.39" calcext:value-type="float">
            <text:p>1007,39</text:p>
          </table:table-cell>
          <table:table-cell office:value-type="float" office:value="1008.45" calcext:value-type="float">
            <text:p>1008,4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45" calcext:value-type="float">
            <text:p>1009,4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20" office:value-type="float" office:value="1006.8" calcext:value-type="float">
            <text:p>1006,8</text:p>
          </table:table-cell>
          <table:table-cell table:style-name="ce27" office:value-type="float" office:value="1007.48" calcext:value-type="float">
            <text:p>1007,48</text:p>
          </table:table-cell>
          <table:table-cell table:style-name="ce34" office:value-type="float" office:value="1006.2" calcext:value-type="float">
            <text:p>1006,2</text:p>
          </table:table-cell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7.16666666667" calcext:value-type="float">
            <text:p>1007,16666666667</text:p>
          </table:table-cell>
          <table:table-cell table:style-name="ce25" office:value-type="float" office:value="1007.20666666667" calcext:value-type="float">
            <text:p>1007,20666666667</text:p>
          </table:table-cell>
          <table:table-cell table:style-name="ce32" office:value-type="float" office:value="1007.47333333333" calcext:value-type="float">
            <text:p>1007,4733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12" calcext:value-type="float">
            <text:p>1008,12</text:p>
          </table:table-cell>
          <table:table-cell office:value-type="float" office:value="1008.54" calcext:value-type="float">
            <text:p>1008,5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5.05" calcext:value-type="float">
            <text:p>1005,05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20" office:value-type="float" office:value="1006.5" calcext:value-type="float">
            <text:p>1006,5</text:p>
          </table:table-cell>
          <table:table-cell table:style-name="ce27" office:value-type="float" office:value="1008.27" calcext:value-type="float">
            <text:p>1008,27</text:p>
          </table:table-cell>
          <table:table-cell table:style-name="ce34" office:value-type="float" office:value="1007.1" calcext:value-type="float">
            <text:p>1007,1</text:p>
          </table:table-cell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6.5625" calcext:value-type="float">
            <text:p>1006,5625</text:p>
          </table:table-cell>
          <table:table-cell table:style-name="ce25" office:value-type="float" office:value="1006.95" calcext:value-type="float">
            <text:p>1006,95</text:p>
          </table:table-cell>
          <table:table-cell table:style-name="ce32" office:value-type="float" office:value="1007.375" calcext:value-type="float">
            <text:p>1007,37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7.175" calcext:value-type="float">
            <text:p>1007,175</text:p>
          </table:table-cell>
          <table:table-cell office:value-type="float" office:value="1007.85" calcext:value-type="float">
            <text:p>1007,85</text:p>
          </table:table-cell>
          <table:table-cell office:value-type="float" office:value="1008.775" calcext:value-type="float">
            <text:p>1008,77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6.06666666667" calcext:value-type="float">
            <text:p>1006,06666666667</text:p>
          </table:table-cell>
          <table:table-cell office:value-type="float" office:value="1007.08666666667" calcext:value-type="float">
            <text:p>1007,08666666667</text:p>
          </table:table-cell>
          <table:table-cell office:value-type="float" office:value="1008.16666666667" calcext:value-type="float">
            <text:p>1008,1666666666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9.185" calcext:value-type="float">
            <text:p>1009,18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62" calcext:value-type="float">
            <text:p>1008,62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20" office:value-type="float" office:value="1008.9" calcext:value-type="float">
            <text:p>1008,9</text:p>
          </table:table-cell>
          <table:table-cell table:style-name="ce27" office:value-type="float" office:value="1010.31" calcext:value-type="float">
            <text:p>1010,31</text:p>
          </table:table-cell>
          <table:table-cell table:style-name="ce34" office:value-type="float" office:value="1009.6" calcext:value-type="float">
            <text:p>1009,6</text:p>
          </table:table-cell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7.36" calcext:value-type="float">
            <text:p>1007,36</text:p>
          </table:table-cell>
          <table:table-cell table:style-name="ce25" office:value-type="float" office:value="1007.81666666667" calcext:value-type="float">
            <text:p>1007,81666666667</text:p>
          </table:table-cell>
          <table:table-cell table:style-name="ce32" office:value-type="float" office:value="1008.39333333333" calcext:value-type="float">
            <text:p>1008,3933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7.98" calcext:value-type="float">
            <text:p>1007,98</text:p>
          </table:table-cell>
          <table:table-cell office:value-type="float" office:value="1008.97" calcext:value-type="float">
            <text:p>1008,97</text:p>
          </table:table-cell>
          <table:table-cell office:value-type="float" office:value="1009.76" calcext:value-type="float">
            <text:p>1009,7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7.36666666667" calcext:value-type="float">
            <text:p>1007,36666666667</text:p>
          </table:table-cell>
          <table:table-cell office:value-type="float" office:value="1008.72666666667" calcext:value-type="float">
            <text:p>1008,72666666667</text:p>
          </table:table-cell>
          <table:table-cell office:value-type="float" office:value="1009.68333333333" calcext:value-type="float">
            <text:p>1009,6833333333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20" office:value-type="float" office:value="1004.4" calcext:value-type="float">
            <text:p>1004,4</text:p>
          </table:table-cell>
          <table:table-cell table:style-name="ce27" office:value-type="float" office:value="1006.24" calcext:value-type="float">
            <text:p>1006,24</text:p>
          </table:table-cell>
          <table:table-cell table:style-name="ce34" office:value-type="float" office:value="1004.7" calcext:value-type="float">
            <text:p>1004,7</text:p>
          </table:table-cell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7.85" calcext:value-type="float">
            <text:p>1007,85</text:p>
          </table:table-cell>
          <table:table-cell table:style-name="ce25" office:value-type="float" office:value="1008.54411764706" calcext:value-type="float">
            <text:p>1008,54411764706</text:p>
          </table:table-cell>
          <table:table-cell table:style-name="ce32" office:value-type="float" office:value="1009.11176470588" calcext:value-type="float">
            <text:p>1009,1117647058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7.89230769231" calcext:value-type="float">
            <text:p>1007,89230769231</text:p>
          </table:table-cell>
          <table:table-cell office:value-type="float" office:value="1008.98846153846" calcext:value-type="float">
            <text:p>1008,98846153846</text:p>
          </table:table-cell>
          <table:table-cell office:value-type="float" office:value="1009.48461538462" calcext:value-type="float">
            <text:p>1009,4846153846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8.85" calcext:value-type="float">
            <text:p>1008,85</text:p>
          </table:table-cell>
          <table:table-cell office:value-type="float" office:value="1010.0975" calcext:value-type="float">
            <text:p>1010,0975</text:p>
          </table:table-cell>
          <table:table-cell office:value-type="float" office:value="1010.525" calcext:value-type="float">
            <text:p>1010,52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9.67" calcext:value-type="float">
            <text:p>1009,67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7.45" calcext:value-type="float">
            <text:p>1007,45</text:p>
          </table:table-cell>
          <table:table-cell office:value-type="float" office:value="1009.975" calcext:value-type="float">
            <text:p>1009,975</text:p>
          </table:table-cell>
          <table:table-cell office:value-type="float" office:value="1009.075" calcext:value-type="float">
            <text:p>1009,07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20" office:value-type="float" office:value="1009.9" calcext:value-type="float">
            <text:p>1009,9</text:p>
          </table:table-cell>
          <table:table-cell table:style-name="ce27" office:value-type="float" office:value="1011.56" calcext:value-type="float">
            <text:p>1011,56</text:p>
          </table:table-cell>
          <table:table-cell table:style-name="ce34" office:value-type="float" office:value="1010.4" calcext:value-type="float">
            <text:p>1010,4</text:p>
          </table:table-cell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7.37352941176" calcext:value-type="float">
            <text:p>1007,37352941176</text:p>
          </table:table-cell>
          <table:table-cell table:style-name="ce25" office:value-type="float" office:value="1008.17352941176" calcext:value-type="float">
            <text:p>1008,17352941176</text:p>
          </table:table-cell>
          <table:table-cell table:style-name="ce32" office:value-type="float" office:value="1008.42647058824" calcext:value-type="float">
            <text:p>1008,4264705882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17777777778" calcext:value-type="float">
            <text:p>1008,17777777778</text:p>
          </table:table-cell>
          <table:table-cell office:value-type="float" office:value="1009.00555555556" calcext:value-type="float">
            <text:p>1009,00555555556</text:p>
          </table:table-cell>
          <table:table-cell office:value-type="float" office:value="1008.92222222222" calcext:value-type="float">
            <text:p>1008,9222222222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5.85" calcext:value-type="float">
            <text:p>1005,85</text:p>
          </table:table-cell>
          <table:table-cell office:value-type="float" office:value="1006.95" calcext:value-type="float">
            <text:p>1006,95</text:p>
          </table:table-cell>
          <table:table-cell office:value-type="float" office:value="1006.475" calcext:value-type="float">
            <text:p>1006,47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20" office:value-type="float" office:value="1007.5" calcext:value-type="float">
            <text:p>1007,5</text:p>
          </table:table-cell>
          <table:table-cell table:style-name="ce27" office:value-type="float" office:value="1007.44" calcext:value-type="float">
            <text:p>1007,44</text:p>
          </table:table-cell>
          <table:table-cell table:style-name="ce34" office:value-type="float" office:value="1007.7" calcext:value-type="float">
            <text:p>1007,7</text:p>
          </table:table-cell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61818181818" calcext:value-type="float">
            <text:p>1008,61818181818</text:p>
          </table:table-cell>
          <table:table-cell table:style-name="ce25" office:value-type="float" office:value="1008.94090909091" calcext:value-type="float">
            <text:p>1008,94090909091</text:p>
          </table:table-cell>
          <table:table-cell table:style-name="ce32" office:value-type="float" office:value="1008.85" calcext:value-type="float">
            <text:p>1008,8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9.43333333333" calcext:value-type="float">
            <text:p>1009,43333333333</text:p>
          </table:table-cell>
          <table:table-cell office:value-type="float" office:value="1009.91666666667" calcext:value-type="float">
            <text:p>1009,91666666667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415" calcext:value-type="float">
            <text:p>1010,41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9.05" calcext:value-type="float">
            <text:p>1009,05</text:p>
          </table:table-cell>
          <table:table-cell office:value-type="float" office:value="1007.45" calcext:value-type="float">
            <text:p>1007,4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20" office:value-type="float" office:value="1008.4" calcext:value-type="float">
            <text:p>1008,4</text:p>
          </table:table-cell>
          <table:table-cell table:style-name="ce27" office:value-type="float" office:value="1008.31" calcext:value-type="float">
            <text:p>1008,31</text:p>
          </table:table-cell>
          <table:table-cell table:style-name="ce34" office:value-type="float" office:value="1006.96666666667" calcext:value-type="float">
            <text:p>1006,96666666667</text:p>
          </table:table-cell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76818181818" calcext:value-type="float">
            <text:p>1008,76818181818</text:p>
          </table:table-cell>
          <table:table-cell table:style-name="ce25" office:value-type="float" office:value="1008.76818181818" calcext:value-type="float">
            <text:p>1008,76818181818</text:p>
          </table:table-cell>
          <table:table-cell table:style-name="ce32" office:value-type="float" office:value="1008.25454545455" calcext:value-type="float">
            <text:p>1008,2545454545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78333333333" calcext:value-type="float">
            <text:p>1008,78333333333</text:p>
          </table:table-cell>
          <table:table-cell office:value-type="float" office:value="1008.54166666667" calcext:value-type="float">
            <text:p>1008,54166666667</text:p>
          </table:table-cell>
          <table:table-cell office:value-type="float" office:value="1007.28333333333" calcext:value-type="float">
            <text:p>1007,2833333333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78666666667" calcext:value-type="float">
            <text:p>1008,78666666667</text:p>
          </table:table-cell>
          <table:table-cell office:value-type="float" office:value="1007.13333333333" calcext:value-type="float">
            <text:p>1007,1333333333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13" calcext:value-type="float">
            <text:p>13</text:p>
          </table:table-cell>
          <table:table-cell table:style-name="ce20" office:value-type="float" office:value="1006.3" calcext:value-type="float">
            <text:p>1006,3</text:p>
          </table:table-cell>
          <table:table-cell table:style-name="ce27" office:value-type="float" office:value="1005.01" calcext:value-type="float">
            <text:p>1005,01</text:p>
          </table:table-cell>
          <table:table-cell table:style-name="ce34" office:value-type="float" office:value="1006.8" calcext:value-type="float">
            <text:p>1006,8</text:p>
          </table:table-cell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9.35416666667" calcext:value-type="float">
            <text:p>1009,35416666667</text:p>
          </table:table-cell>
          <table:table-cell table:style-name="ce25" office:value-type="float" office:value="1009.02916666667" calcext:value-type="float">
            <text:p>1009,02916666667</text:p>
          </table:table-cell>
          <table:table-cell table:style-name="ce32" office:value-type="float" office:value="1008.27083333333" calcext:value-type="float">
            <text:p>1008,2708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0.03333333333" calcext:value-type="float">
            <text:p>1010,03333333333</text:p>
          </table:table-cell>
          <table:table-cell office:value-type="float" office:value="1009.68333333333" calcext:value-type="float">
            <text:p>1009,68333333333</text:p>
          </table:table-cell>
          <table:table-cell office:value-type="float" office:value="1008.36666666667" calcext:value-type="float">
            <text:p>1008,3666666666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07" calcext:value-type="float">
            <text:p>1010,0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09.16666666667" calcext:value-type="float">
            <text:p>1009,16666666667</text:p>
          </table:table-cell>
          <table:table-cell table:style-name="ce27" office:value-type="float" office:value="1007.64666666667" calcext:value-type="float">
            <text:p>1007,64666666667</text:p>
          </table:table-cell>
          <table:table-cell table:style-name="ce34" office:value-type="float" office:value="1006.6" calcext:value-type="float">
            <text:p>1006,6</text:p>
          </table:table-cell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73571428571" calcext:value-type="float">
            <text:p>1008,73571428571</text:p>
          </table:table-cell>
          <table:table-cell table:style-name="ce25" office:value-type="float" office:value="1008.27857142857" calcext:value-type="float">
            <text:p>1008,27857142857</text:p>
          </table:table-cell>
          <table:table-cell table:style-name="ce32" office:value-type="float" office:value="1007.4" calcext:value-type="float">
            <text:p>1007,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65" calcext:value-type="float">
            <text:p>1008,65</text:p>
          </table:table-cell>
          <table:table-cell office:value-type="float" office:value="1008.0875" calcext:value-type="float">
            <text:p>1008,0875</text:p>
          </table:table-cell>
          <table:table-cell office:value-type="float" office:value="1006.775" calcext:value-type="float">
            <text:p>1006,77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0.73" calcext:value-type="float">
            <text:p>1010,7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64" calcext:value-type="float">
            <text:p>1008,6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20" office:value-type="float" office:value="1005.86666666667" calcext:value-type="float">
            <text:p>1005,86666666667</text:p>
          </table:table-cell>
          <table:table-cell table:style-name="ce27" office:value-type="float" office:value="1004.68666666667" calcext:value-type="float">
            <text:p>1004,68666666667</text:p>
          </table:table-cell>
          <table:table-cell table:style-name="ce34" office:value-type="float" office:value="1004.83333333333" calcext:value-type="float">
            <text:p>1004,83333333333</text:p>
          </table:table-cell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13333333333" calcext:value-type="float">
            <text:p>1008,13333333333</text:p>
          </table:table-cell>
          <table:table-cell table:style-name="ce25" office:value-type="float" office:value="1007.49333333333" calcext:value-type="float">
            <text:p>1007,49333333333</text:p>
          </table:table-cell>
          <table:table-cell table:style-name="ce32" office:value-type="float" office:value="1006.99333333333" calcext:value-type="float">
            <text:p>1006,9933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61666666667" calcext:value-type="float">
            <text:p>1008,61666666667</text:p>
          </table:table-cell>
          <table:table-cell office:value-type="float" office:value="1007.825" calcext:value-type="float">
            <text:p>1007,825</text:p>
          </table:table-cell>
          <table:table-cell office:value-type="float" office:value="1007.11666666667" calcext:value-type="float">
            <text:p>1007,1166666666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67" calcext:value-type="float">
            <text:p>1010,6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1008" calcext:value-type="float">
            <text:p>1008</text:p>
          </table:table-cell>
          <table:table-cell table:style-name="ce27" office:value-type="float" office:value="1007.24" calcext:value-type="float">
            <text:p>1007,24</text:p>
          </table:table-cell>
          <table:table-cell table:style-name="ce34" office:value-type="float" office:value="1006.55" calcext:value-type="float">
            <text:p>1006,55</text:p>
          </table:table-cell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6.83333333333" calcext:value-type="float">
            <text:p>1006,83333333333</text:p>
          </table:table-cell>
          <table:table-cell table:style-name="ce25" office:value-type="float" office:value="1006.26666666667" calcext:value-type="float">
            <text:p>1006,26666666667</text:p>
          </table:table-cell>
          <table:table-cell table:style-name="ce32" office:value-type="float" office:value="1005.98666666667" calcext:value-type="float">
            <text:p>1005,9866666666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6.825" calcext:value-type="float">
            <text:p>1006,825</text:p>
          </table:table-cell>
          <table:table-cell office:value-type="float" office:value="1006.6125" calcext:value-type="float">
            <text:p>1006,6125</text:p>
          </table:table-cell>
          <table:table-cell office:value-type="float" office:value="1006.425" calcext:value-type="float">
            <text:p>1006,42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9.6" calcext:value-type="float">
            <text:p>1009,6</text:p>
          </table:table-cell>
          <table:table-cell table:number-columns-repeated="2" office:value-type="float" office:value="1009.2" calcext:value-type="float">
            <text:p>1009,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08.8" calcext:value-type="float">
            <text:p>1008,8</text:p>
          </table:table-cell>
          <table:table-cell table:style-name="ce27" office:value-type="float" office:value="1009.04" calcext:value-type="float">
            <text:p>1009,04</text:p>
          </table:table-cell>
          <table:table-cell table:style-name="ce34" office:value-type="float" office:value="1009.85" calcext:value-type="float">
            <text:p>1009,85</text:p>
          </table:table-cell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6.61875" calcext:value-type="float">
            <text:p>1006,61875</text:p>
          </table:table-cell>
          <table:table-cell table:style-name="ce25" office:value-type="float" office:value="1006.4875" calcext:value-type="float">
            <text:p>1006,4875</text:p>
          </table:table-cell>
          <table:table-cell table:style-name="ce32" office:value-type="float" office:value="1006.65" calcext:value-type="float">
            <text:p>1006,6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7.95" calcext:value-type="float">
            <text:p>1007,95</text:p>
          </table:table-cell>
          <table:table-cell office:value-type="float" office:value="1008.15" calcext:value-type="float">
            <text:p>1008,1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37" calcext:value-type="float">
            <text:p>1009,37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20" office:value-type="float" office:value="1004.2" calcext:value-type="float">
            <text:p>1004,2</text:p>
          </table:table-cell>
          <table:table-cell table:style-name="ce27" office:value-type="float" office:value="1006.01" calcext:value-type="float">
            <text:p>1006,01</text:p>
          </table:table-cell>
          <table:table-cell table:style-name="ce34" office:value-type="float" office:value="1006" calcext:value-type="float">
            <text:p>1006</text:p>
          </table:table-cell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5.77777777778" calcext:value-type="float">
            <text:p>1005,77777777778</text:p>
          </table:table-cell>
          <table:table-cell table:style-name="ce25" office:value-type="float" office:value="1005.82222222222" calcext:value-type="float">
            <text:p>1005,82222222222</text:p>
          </table:table-cell>
          <table:table-cell table:style-name="ce32" office:value-type="float" office:value="1005.98888888889" calcext:value-type="float">
            <text:p>1005,9888888888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6.16666666667" calcext:value-type="float">
            <text:p>1006,16666666667</text:p>
          </table:table-cell>
          <table:table-cell office:value-type="float" office:value="1007.01666666667" calcext:value-type="float">
            <text:p>1007,0166666666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8.68" calcext:value-type="float">
            <text:p>1008,68</text:p>
          </table:table-cell>
          <table:table-cell office:value-type="float" office:value="1009.65" calcext:value-type="float">
            <text:p>1009,6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20" office:value-type="float" office:value="1006.8" calcext:value-type="float">
            <text:p>1006,8</text:p>
          </table:table-cell>
          <table:table-cell table:style-name="ce27" office:value-type="float" office:value="1008.22" calcext:value-type="float">
            <text:p>1008,22</text:p>
          </table:table-cell>
          <table:table-cell table:style-name="ce34" office:value-type="float" office:value="1009.4" calcext:value-type="float">
            <text:p>1009,4</text:p>
          </table:table-cell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6.86875" calcext:value-type="float">
            <text:p>1006,86875</text:p>
          </table:table-cell>
          <table:table-cell table:style-name="ce25" office:value-type="float" office:value="1007.25" calcext:value-type="float">
            <text:p>1007,25</text:p>
          </table:table-cell>
          <table:table-cell table:style-name="ce32" office:value-type="float" office:value="1007.6875" calcext:value-type="float">
            <text:p>1007,687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6.375" calcext:value-type="float">
            <text:p>1006,375</text:p>
          </table:table-cell>
          <table:table-cell office:value-type="float" office:value="1006.75" calcext:value-type="float">
            <text:p>1006,7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3.3" calcext:value-type="float">
            <text:p>1003,3</text:p>
          </table:table-cell>
          <table:table-cell office:value-type="float" office:value="1004.45" calcext:value-type="float">
            <text:p>1004,45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38" calcext:value-type="float">
            <text:p>1008,38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20" office:value-type="float" office:value="1007.9" calcext:value-type="float">
            <text:p>1007,9</text:p>
          </table:table-cell>
          <table:table-cell table:style-name="ce27" office:value-type="float" office:value="1010.29" calcext:value-type="float">
            <text:p>1010,29</text:p>
          </table:table-cell>
          <table:table-cell table:style-name="ce34" office:value-type="float" office:value="1011.6" calcext:value-type="float">
            <text:p>1011,6</text:p>
          </table:table-cell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7.62352941176" calcext:value-type="float">
            <text:p>1007,62352941176</text:p>
          </table:table-cell>
          <table:table-cell table:style-name="ce25" office:value-type="float" office:value="1008.02941176471" calcext:value-type="float">
            <text:p>1008,02941176471</text:p>
          </table:table-cell>
          <table:table-cell table:style-name="ce32" office:value-type="float" office:value="1008.4" calcext:value-type="float">
            <text:p>1008,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75" calcext:value-type="float">
            <text:p>1006,7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97" calcext:value-type="float">
            <text:p>1008,97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08.3" calcext:value-type="float">
            <text:p>1008,3</text:p>
          </table:table-cell>
          <table:table-cell table:style-name="ce27" office:value-type="float" office:value="1009.08" calcext:value-type="float">
            <text:p>1009,08</text:p>
          </table:table-cell>
          <table:table-cell table:style-name="ce34" office:value-type="float" office:value="1008.6" calcext:value-type="float">
            <text:p>1008,6</text:p>
          </table:table-cell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7.48888888889" calcext:value-type="float">
            <text:p>1007,48888888889</text:p>
          </table:table-cell>
          <table:table-cell table:style-name="ce25" office:value-type="float" office:value="1008.04444444444" calcext:value-type="float">
            <text:p>1008,04444444444</text:p>
          </table:table-cell>
          <table:table-cell table:style-name="ce32" office:value-type="float" office:value="1008.35555555556" calcext:value-type="float">
            <text:p>1008,3555555555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7.075" calcext:value-type="float">
            <text:p>1007,075</text:p>
          </table:table-cell>
          <table:table-cell office:value-type="float" office:value="1008.0375" calcext:value-type="float">
            <text:p>1008,0375</text:p>
          </table:table-cell>
          <table:table-cell office:value-type="float" office:value="1008.625" calcext:value-type="float">
            <text:p>1008,62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8.07" calcext:value-type="float">
            <text:p>1008,07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13" calcext:value-type="float">
            <text:p>13</text:p>
          </table:table-cell>
          <table:table-cell table:style-name="ce20" office:value-type="float" office:value="1006.9" calcext:value-type="float">
            <text:p>1006,9</text:p>
          </table:table-cell>
          <table:table-cell table:style-name="ce27" office:value-type="float" office:value="1006.2" calcext:value-type="float">
            <text:p>1006,2</text:p>
          </table:table-cell>
          <table:table-cell table:style-name="ce34" office:value-type="float" office:value="1007.5" calcext:value-type="float">
            <text:p>1007,5</text:p>
          </table:table-cell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008.77" calcext:value-type="float">
            <text:p>1008,77</text:p>
          </table:table-cell>
          <table:table-cell table:style-name="ce25" office:value-type="float" office:value="1009.62" calcext:value-type="float">
            <text:p>1009,62</text:p>
          </table:table-cell>
          <table:table-cell table:style-name="ce32" office:value-type="float" office:value="1009.89" calcext:value-type="float">
            <text:p>1009,89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1007.5" calcext:value-type="float">
            <text:p>1007,5</text:p>
          </table:table-cell>
          <table:table-cell table:style-name="ce27" office:value-type="float" office:value="1008.39" calcext:value-type="float">
            <text:p>1008,39</text:p>
          </table:table-cell>
          <table:table-cell table:style-name="ce34" office:value-type="float" office:value="1008.2" calcext:value-type="float">
            <text:p>1008,2</text:p>
          </table:table-cell>
        </table:table-row>
        <table:table-row table:style-name="ro1">
          <table:table-cell table:style-name="ce3" office:value-type="string" calcext:value-type="string">
            <text:p>SANTA CRUZ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8" office:value-type="float" office:value="988.5" calcext:value-type="float">
            <text:p>988,5</text:p>
          </table:table-cell>
          <table:table-cell table:style-name="ce25" office:value-type="float" office:value="988.8" calcext:value-type="float">
            <text:p>988,8</text:p>
          </table:table-cell>
          <table:table-cell table:style-name="ce32" office:value-type="float" office:value="987.4" calcext:value-type="float">
            <text:p>987,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9.65" calcext:value-type="float">
            <text:p>989,65</text:p>
          </table:table-cell>
          <table:table-cell office:value-type="float" office:value="989.9" calcext:value-type="float">
            <text:p>989,9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988.4" calcext:value-type="float">
            <text:p>988,4</text:p>
          </table:table-cell>
          <table:table-cell table:style-name="ce27" office:value-type="float" office:value="988.267" calcext:value-type="float">
            <text:p>988,267</text:p>
          </table:table-cell>
          <table:table-cell table:style-name="ce34" office:value-type="float" office:value="987" calcext:value-type="float">
            <text:p>987</text:p>
          </table:table-cell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1" office:value-type="float" office:value="990.2" calcext:value-type="float">
            <text:p>990,2</text:p>
          </table:table-cell>
          <table:table-cell table:style-name="ce28" office:value-type="float" office:value="989.55" calcext:value-type="float">
            <text:p>989,55</text:p>
          </table:table-cell>
          <table:table-cell table:style-name="ce35" office:value-type="float" office:value="989.2" calcext:value-type="float">
            <text:p>989,2</text:p>
          </table:table-cell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86.1" calcext:value-type="float">
            <text:p>986,1</text:p>
          </table:table-cell>
          <table:table-cell table:style-name="ce28" office:value-type="float" office:value="985.6" calcext:value-type="float">
            <text:p>985,6</text:p>
          </table:table-cell>
          <table:table-cell table:style-name="ce35" office:value-type="float" office:value="985.2" calcext:value-type="float">
            <text:p>985,2</text:p>
          </table:table-cell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6.933333333333" calcext:value-type="float">
            <text:p>986,933333333333</text:p>
          </table:table-cell>
          <table:table-cell table:style-name="ce25" office:value-type="float" office:value="987.133333333333" calcext:value-type="float">
            <text:p>987,133333333333</text:p>
          </table:table-cell>
          <table:table-cell table:style-name="ce32" office:value-type="float" office:value="987.5" calcext:value-type="float">
            <text:p>987,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89" calcext:value-type="float">
            <text:p>989</text:p>
          </table:table-cell>
          <table:table-cell table:style-name="ce27" office:value-type="float" office:value="989.65" calcext:value-type="float">
            <text:p>989,65</text:p>
          </table:table-cell>
          <table:table-cell table:style-name="ce34" office:value-type="float" office:value="990.5" calcext:value-type="float">
            <text:p>990,5</text:p>
          </table:table-cell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89.3" calcext:value-type="float">
            <text:p>989,3</text:p>
          </table:table-cell>
          <table:table-cell table:style-name="ce28" office:value-type="float" office:value="989.8" calcext:value-type="float">
            <text:p>989,8</text:p>
          </table:table-cell>
          <table:table-cell table:style-name="ce35" office:value-type="float" office:value="990.1" calcext:value-type="float">
            <text:p>990,1</text:p>
          </table:table-cell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7.5" calcext:value-type="float">
            <text:p>987,5</text:p>
          </table:table-cell>
          <table:table-cell table:style-name="ce25" office:value-type="float" office:value="988.15" calcext:value-type="float">
            <text:p>988,15</text:p>
          </table:table-cell>
          <table:table-cell table:style-name="ce32" office:value-type="float" office:value="988.875" calcext:value-type="float">
            <text:p>988,87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7.85" calcext:value-type="float">
            <text:p>987,85</text:p>
          </table:table-cell>
          <table:table-cell office:value-type="float" office:value="988.825" calcext:value-type="float">
            <text:p>988,825</text:p>
          </table:table-cell>
          <table:table-cell office:value-type="float" office:value="989.75" calcext:value-type="float">
            <text:p>989,7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20" office:value-type="float" office:value="985.7" calcext:value-type="float">
            <text:p>985,7</text:p>
          </table:table-cell>
          <table:table-cell table:style-name="ce27" office:value-type="float" office:value="989.067" calcext:value-type="float">
            <text:p>989,067</text:p>
          </table:table-cell>
          <table:table-cell table:style-name="ce34" office:value-type="float" office:value="988.2" calcext:value-type="float">
            <text:p>988,2</text:p>
          </table:table-cell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7.266666666667" calcext:value-type="float">
            <text:p>987,266666666667</text:p>
          </table:table-cell>
          <table:table-cell table:style-name="ce25" office:value-type="float" office:value="988.133333333333" calcext:value-type="float">
            <text:p>988,133333333333</text:p>
          </table:table-cell>
          <table:table-cell table:style-name="ce32" office:value-type="float" office:value="988.6" calcext:value-type="float">
            <text:p>988,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0.2" calcext:value-type="float">
            <text:p>990,2</text:p>
          </table:table-cell>
          <table:table-cell office:value-type="float" office:value="990.85" calcext:value-type="float">
            <text:p>990,85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988.1" calcext:value-type="float">
            <text:p>988,1</text:p>
          </table:table-cell>
          <table:table-cell table:style-name="ce27" office:value-type="float" office:value="989.9" calcext:value-type="float">
            <text:p>989,9</text:p>
          </table:table-cell>
          <table:table-cell table:style-name="ce34" office:value-type="float" office:value="989.9" calcext:value-type="float">
            <text:p>989,9</text:p>
          </table:table-cell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90.6" calcext:value-type="float">
            <text:p>990,6</text:p>
          </table:table-cell>
          <table:table-cell table:style-name="ce25" office:value-type="float" office:value="991.25" calcext:value-type="float">
            <text:p>991,25</text:p>
          </table:table-cell>
          <table:table-cell table:style-name="ce32" office:value-type="float" office:value="991.5" calcext:value-type="float">
            <text:p>991,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8.475" calcext:value-type="float">
            <text:p>988,475</text:p>
          </table:table-cell>
          <table:table-cell office:value-type="float" office:value="989.4" calcext:value-type="float">
            <text:p>989,4</text:p>
          </table:table-cell>
          <table:table-cell office:value-type="float" office:value="988.975" calcext:value-type="float">
            <text:p>988,97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88.9" calcext:value-type="float">
            <text:p>988,9</text:p>
          </table:table-cell>
          <table:table-cell office:value-type="float" office:value="989.867" calcext:value-type="float">
            <text:p>989,867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991.4" calcext:value-type="float">
            <text:p>991,4</text:p>
          </table:table-cell>
          <table:table-cell table:style-name="ce27" office:value-type="float" office:value="992.55" calcext:value-type="float">
            <text:p>992,55</text:p>
          </table:table-cell>
          <table:table-cell table:style-name="ce34" office:value-type="float" office:value="991.6" calcext:value-type="float">
            <text:p>991,6</text:p>
          </table:table-cell>
        </table:table-row>
        <table:table-row table:style-name="ro1">
          <table:table-cell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89.85" calcext:value-type="float">
            <text:p>989,85</text:p>
          </table:table-cell>
          <table:table-cell table:style-name="ce28" office:value-type="float" office:value="990.15" calcext:value-type="float">
            <text:p>990,15</text:p>
          </table:table-cell>
          <table:table-cell table:style-name="ce35" office:value-type="float" office:value="989.8" calcext:value-type="float">
            <text:p>989,8</text:p>
          </table:table-cell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9.21" calcext:value-type="float">
            <text:p>989,21</text:p>
          </table:table-cell>
          <table:table-cell table:style-name="ce25" office:value-type="float" office:value="989.18" calcext:value-type="float">
            <text:p>989,18</text:p>
          </table:table-cell>
          <table:table-cell table:style-name="ce32" office:value-type="float" office:value="988.6" calcext:value-type="float">
            <text:p>988,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9.2" calcext:value-type="float">
            <text:p>989,2</text:p>
          </table:table-cell>
          <table:table-cell office:value-type="float" office:value="988.85" calcext:value-type="float">
            <text:p>988,85</text:p>
          </table:table-cell>
          <table:table-cell office:value-type="float" office:value="987.4" calcext:value-type="float">
            <text:p>987,4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988.45" calcext:value-type="float">
            <text:p>988,45</text:p>
          </table:table-cell>
          <table:table-cell table:style-name="ce27" office:value-type="float" office:value="987.85" calcext:value-type="float">
            <text:p>987,85</text:p>
          </table:table-cell>
          <table:table-cell table:style-name="ce34" office:value-type="float" office:value="986.5" calcext:value-type="float">
            <text:p>986,5</text:p>
          </table:table-cell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7.8" calcext:value-type="float">
            <text:p>987,8</text:p>
          </table:table-cell>
          <table:table-cell table:style-name="ce25" office:value-type="float" office:value="988.033333333333" calcext:value-type="float">
            <text:p>988,033333333333</text:p>
          </table:table-cell>
          <table:table-cell table:style-name="ce32" office:value-type="float" office:value="987.1" calcext:value-type="float">
            <text:p>987,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90.025" calcext:value-type="float">
            <text:p>990,025</text:p>
          </table:table-cell>
          <table:table-cell table:style-name="ce27" office:value-type="float" office:value="989.2125" calcext:value-type="float">
            <text:p>989,2125</text:p>
          </table:table-cell>
          <table:table-cell table:style-name="ce34" office:value-type="float" office:value="987.85" calcext:value-type="float">
            <text:p>987,85</text:p>
          </table:table-cell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7.283333333333" calcext:value-type="float">
            <text:p>987,283333333333</text:p>
          </table:table-cell>
          <table:table-cell table:style-name="ce25" office:value-type="float" office:value="986.733333333333" calcext:value-type="float">
            <text:p>986,733333333333</text:p>
          </table:table-cell>
          <table:table-cell table:style-name="ce32" office:value-type="float" office:value="985.783333333333" calcext:value-type="float">
            <text:p>985,78333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6.3" calcext:value-type="float">
            <text:p>986,3</text:p>
          </table:table-cell>
          <table:table-cell office:value-type="float" office:value="985.25" calcext:value-type="float">
            <text:p>985,25</text:p>
          </table:table-cell>
          <table:table-cell office:value-type="float" office:value="984.3" calcext:value-type="float">
            <text:p>984,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87.56" calcext:value-type="float">
            <text:p>987,56</text:p>
          </table:table-cell>
          <table:table-cell office:value-type="float" office:value="986.8932" calcext:value-type="float">
            <text:p>986,8932</text:p>
          </table:table-cell>
          <table:table-cell office:value-type="float" office:value="985.72" calcext:value-type="float">
            <text:p>985,72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20" office:value-type="float" office:value="985.6" calcext:value-type="float">
            <text:p>985,6</text:p>
          </table:table-cell>
          <table:table-cell table:style-name="ce27" office:value-type="float" office:value="985.38" calcext:value-type="float">
            <text:p>985,38</text:p>
          </table:table-cell>
          <table:table-cell table:style-name="ce34" office:value-type="float" office:value="986.2" calcext:value-type="float">
            <text:p>986,2</text:p>
          </table:table-cell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7.3" calcext:value-type="float">
            <text:p>987,3</text:p>
          </table:table-cell>
          <table:table-cell table:style-name="ce25" office:value-type="float" office:value="986.775" calcext:value-type="float">
            <text:p>986,775</text:p>
          </table:table-cell>
          <table:table-cell table:style-name="ce32" office:value-type="float" office:value="986.1" calcext:value-type="float">
            <text:p>986,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6.6" calcext:value-type="float">
            <text:p>986,6</text:p>
          </table:table-cell>
          <table:table-cell office:value-type="float" office:value="985.825" calcext:value-type="float">
            <text:p>985,825</text:p>
          </table:table-cell>
          <table:table-cell office:value-type="float" office:value="985.05" calcext:value-type="float">
            <text:p>985,0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991.1" calcext:value-type="float">
            <text:p>991,1</text:p>
          </table:table-cell>
          <table:table-cell table:style-name="ce27" office:value-type="float" office:value="990.733" calcext:value-type="float">
            <text:p>990,733</text:p>
          </table:table-cell>
          <table:table-cell table:style-name="ce34" office:value-type="float" office:value="990.5" calcext:value-type="float">
            <text:p>990,5</text:p>
          </table:table-cell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6.615384615385" calcext:value-type="float">
            <text:p>986,615384615385</text:p>
          </table:table-cell>
          <table:table-cell table:style-name="ce25" office:value-type="float" office:value="986.446153846154" calcext:value-type="float">
            <text:p>986,446153846154</text:p>
          </table:table-cell>
          <table:table-cell table:style-name="ce32" office:value-type="float" office:value="986.076923076923" calcext:value-type="float">
            <text:p>986,07692307692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5.14" calcext:value-type="float">
            <text:p>985,14</text:p>
          </table:table-cell>
          <table:table-cell office:value-type="float" office:value="985.19" calcext:value-type="float">
            <text:p>985,19</text:p>
          </table:table-cell>
          <table:table-cell office:value-type="float" office:value="985.6" calcext:value-type="float">
            <text:p>985,6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983.9" calcext:value-type="float">
            <text:p>983,9</text:p>
          </table:table-cell>
          <table:table-cell table:style-name="ce27" office:value-type="float" office:value="983.567" calcext:value-type="float">
            <text:p>983,567</text:p>
          </table:table-cell>
          <table:table-cell table:style-name="ce34" office:value-type="float" office:value="983.6" calcext:value-type="float">
            <text:p>983,6</text:p>
          </table:table-cell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4.821428571429" calcext:value-type="float">
            <text:p>984,821428571429</text:p>
          </table:table-cell>
          <table:table-cell table:style-name="ce25" office:value-type="float" office:value="984.657142857143" calcext:value-type="float">
            <text:p>984,657142857143</text:p>
          </table:table-cell>
          <table:table-cell table:style-name="ce32" office:value-type="float" office:value="984.792857142857" calcext:value-type="float">
            <text:p>984,792857142857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85.685714285714" calcext:value-type="float">
            <text:p>985,685714285714</text:p>
          </table:table-cell>
          <table:table-cell table:style-name="ce27" office:value-type="float" office:value="985.514285714286" calcext:value-type="float">
            <text:p>985,514285714286</text:p>
          </table:table-cell>
          <table:table-cell table:style-name="ce34" office:value-type="float" office:value="985.785714285714" calcext:value-type="float">
            <text:p>985,785714285714</text:p>
          </table:table-cell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4.96" calcext:value-type="float">
            <text:p>984,96</text:p>
          </table:table-cell>
          <table:table-cell table:style-name="ce25" office:value-type="float" office:value="985.34" calcext:value-type="float">
            <text:p>985,34</text:p>
          </table:table-cell>
          <table:table-cell table:style-name="ce32" office:value-type="float" office:value="985.97" calcext:value-type="float">
            <text:p>985,9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987.233333333333" calcext:value-type="float">
            <text:p>987,233333333333</text:p>
          </table:table-cell>
          <table:table-cell office:value-type="float" office:value="987.833333333333" calcext:value-type="float">
            <text:p>987,83333333333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985.6" calcext:value-type="float">
            <text:p>985,6</text:p>
          </table:table-cell>
          <table:table-cell table:style-name="ce27" office:value-type="float" office:value="986.4665" calcext:value-type="float">
            <text:p>986,4665</text:p>
          </table:table-cell>
          <table:table-cell table:style-name="ce34" office:value-type="float" office:value="988" calcext:value-type="float">
            <text:p>988</text:p>
          </table:table-cell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4.557142857143" calcext:value-type="float">
            <text:p>984,557142857143</text:p>
          </table:table-cell>
          <table:table-cell table:style-name="ce25" office:value-type="float" office:value="985.028571428571" calcext:value-type="float">
            <text:p>985,028571428571</text:p>
          </table:table-cell>
          <table:table-cell table:style-name="ce32" office:value-type="float" office:value="985.6" calcext:value-type="float">
            <text:p>985,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4.2" calcext:value-type="float">
            <text:p>984,2</text:p>
          </table:table-cell>
          <table:table-cell office:value-type="float" office:value="985.51" calcext:value-type="float">
            <text:p>985,51</text:p>
          </table:table-cell>
          <table:table-cell office:value-type="float" office:value="986.86" calcext:value-type="float">
            <text:p>986,8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82.7" calcext:value-type="float">
            <text:p>982,7</text:p>
          </table:table-cell>
          <table:table-cell office:value-type="float" office:value="985.1" calcext:value-type="float">
            <text:p>985,1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20" office:value-type="float" office:value="984.6" calcext:value-type="float">
            <text:p>984,6</text:p>
          </table:table-cell>
          <table:table-cell table:style-name="ce27" office:value-type="float" office:value="986.825" calcext:value-type="float">
            <text:p>986,825</text:p>
          </table:table-cell>
          <table:table-cell table:style-name="ce34" office:value-type="float" office:value="988.4" calcext:value-type="float">
            <text:p>988,4</text:p>
          </table:table-cell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986.2125" calcext:value-type="float">
            <text:p>986,2125</text:p>
          </table:table-cell>
          <table:table-cell table:style-name="ce25" office:value-type="float" office:value="986.875" calcext:value-type="float">
            <text:p>986,875</text:p>
          </table:table-cell>
          <table:table-cell table:style-name="ce32" office:value-type="float" office:value="988.2" calcext:value-type="float">
            <text:p>988,2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0" office:value-type="float" office:value="985.75" calcext:value-type="float">
            <text:p>985,75</text:p>
          </table:table-cell>
          <table:table-cell table:style-name="ce27" office:value-type="float" office:value="986.85" calcext:value-type="float">
            <text:p>986,85</text:p>
          </table:table-cell>
          <table:table-cell table:style-name="ce34" office:value-type="float" office:value="988.2" calcext:value-type="float">
            <text:p>988,2</text:p>
          </table:table-cell>
        </table:table-row>
        <table:table-row table:style-name="ro1">
          <table:table-cell table:style-name="ce5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988.025" calcext:value-type="float">
            <text:p>988,025</text:p>
          </table:table-cell>
          <table:table-cell table:style-name="ce28" office:value-type="float" office:value="988.7" calcext:value-type="float">
            <text:p>988,7</text:p>
          </table:table-cell>
          <table:table-cell table:style-name="ce35" office:value-type="float" office:value="989.3" calcext:value-type="float">
            <text:p>989,3</text:p>
          </table:table-cell>
        </table:table-row>
        <table:table-row table:style-name="ro1">
          <table:table-cell table:style-name="ce6" office:value-type="string" calcext:value-type="string">
            <text:p>Total Resultado</text:p>
          </table:table-cell>
          <table:table-cell table:style-name="ce13"/>
          <table:table-cell table:style-name="ce15"/>
          <table:table-cell table:style-name="ce22" office:value-type="float" office:value="1004.54806470248" calcext:value-type="float">
            <text:p>1004,54806470248</text:p>
          </table:table-cell>
          <table:table-cell table:style-name="ce29" office:value-type="float" office:value="1004.77687232814" calcext:value-type="float">
            <text:p>1004,77687232814</text:p>
          </table:table-cell>
          <table:table-cell table:style-name="ce36" office:value-type="float" office:value="1004.86112073946" calcext:value-type="float">
            <text:p>1004,86112073946</text:p>
          </table:table-cell>
        </table:table-row>
      </table:table>
      <table:table table:name="Planilha3" table:style-name="ta1">
        <table:shapes>
          <draw:frame draw:z-index="0" draw:style-name="gr1" draw:text-style-name="P1" svg:width="41.356cm" svg:height="17.186cm" svg:x="0.055cm" svg:y="0.106cm">
            <draw:object draw:notify-on-update-of-ranges="'Tabela dinâmica_tratado_1'.A2:'Tabela dinâmica_tratado_1'.A2 'Tabela dinâmica_tratado_1'.A3:'Tabela dinâmica_tratado_1'.C435 'Tabela dinâmica_tratado_1'.D2:'Tabela dinâmica_tratado_1'.D2 'Tabela dinâmica_tratado_1'.D3:'Tabela dinâmica_tratado_1'.D435 'Tabela dinâmica_tratado_1'.E2:'Tabela dinâmica_tratado_1'.E2 'Tabela dinâmica_tratado_1'.E3:'Tabela dinâmica_tratado_1'.E435 'Tabela dinâmica_tratado_1'.F2:'Tabela dinâmica_tratado_1'.F2 'Tabela dinâmica_tratado_1'.F3:'Tabela dinâmica_tratado_1'.F4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Tabela dinâmica_tratado_1'.A1:'Tabela dinâmica_tratado_1'.F436" table:buttons="'Tabela dinâmica_tratado_1'.A2 'Tabela dinâmica_tratado_1'.B2 'Tabela dinâmica_tratado_1'.C2 'Tabela dinâmica_tratado_1'.D1" table:show-filter-button="false" table:drill-down-on-double-click="false">
          <table:source-cell-range table:cell-range-address="tratado.A1:tratado.F1732"/>
          <table:data-pilot-field table:source-field-name="Local" table:orientation="row" table:used-hierarchy="0" table:function="auto">
            <table:data-pilot-level table:show-empty="false" calcext:repeat-item-labels="false">
              <table:data-pilot-members>
                <table:data-pilot-member table:name="APODI" table:display="true" table:show-details="true"/>
                <table:data-pilot-member table:name="CAICO" table:display="true" table:show-details="true"/>
                <table:data-pilot-member table:name="CALCANHAR" table:display="true" table:show-details="true"/>
                <table:data-pilot-member table:name="IPANGUACU" table:display="true" table:show-details="true"/>
                <table:data-pilot-member table:name="MACAU" table:display="true" table:show-details="true"/>
                <table:data-pilot-member table:name="MOSSORO" table:display="true" table:show-details="true"/>
                <table:data-pilot-member table:name="NATAL" table:display="true" table:show-details="true"/>
                <table:data-pilot-member table:name="SANTA CRU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ora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ção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tes" table:orientation="data" table:used-hierarchy="0" table:function="average">
            <table:data-pilot-level table:show-empty="false" calcext:repeat-item-labels="false">
              <table:data-pilot-members>
                <table:data-pilot-member table:name="982,2" table:display="true" table:show-details="true"/>
                <table:data-pilot-member table:name="982,6" table:display="true" table:show-details="true"/>
                <table:data-pilot-member table:name="982,7" table:display="true" table:show-details="true"/>
                <table:data-pilot-member table:name="983" table:display="true" table:show-details="true"/>
                <table:data-pilot-member table:name="983,1" table:display="true" table:show-details="true"/>
                <table:data-pilot-member table:name="983,4" table:display="true" table:show-details="true"/>
                <table:data-pilot-member table:name="983,5" table:display="true" table:show-details="true"/>
                <table:data-pilot-member table:name="983,7" table:display="true" table:show-details="true"/>
                <table:data-pilot-member table:name="983,8" table:display="true" table:show-details="true"/>
                <table:data-pilot-member table:name="983,9" table:display="true" table:show-details="true"/>
                <table:data-pilot-member table:name="984" table:display="true" table:show-details="true"/>
                <table:data-pilot-member table:name="984,1" table:display="true" table:show-details="true"/>
                <table:data-pilot-member table:name="984,2" table:display="true" table:show-details="true"/>
                <table:data-pilot-member table:name="984,3" table:display="true" table:show-details="true"/>
                <table:data-pilot-member table:name="984,4" table:display="true" table:show-details="true"/>
                <table:data-pilot-member table:name="984,5" table:display="true" table:show-details="true"/>
                <table:data-pilot-member table:name="984,6" table:display="true" table:show-details="true"/>
                <table:data-pilot-member table:name="984,7" table:display="true" table:show-details="true"/>
                <table:data-pilot-member table:name="984,8" table:display="true" table:show-details="true"/>
                <table:data-pilot-member table:name="984,9" table:display="true" table:show-details="true"/>
                <table:data-pilot-member table:name="985" table:display="true" table:show-details="true"/>
                <table:data-pilot-member table:name="985,2" table:display="true" table:show-details="true"/>
                <table:data-pilot-member table:name="985,3" table:display="true" table:show-details="true"/>
                <table:data-pilot-member table:name="985,4" table:display="true" table:show-details="true"/>
                <table:data-pilot-member table:name="985,5" table:display="true" table:show-details="true"/>
                <table:data-pilot-member table:name="985,6" table:display="true" table:show-details="true"/>
                <table:data-pilot-member table:name="985,7" table:display="true" table:show-details="true"/>
                <table:data-pilot-member table:name="985,8" table:display="true" table:show-details="true"/>
                <table:data-pilot-member table:name="985,9" table:display="true" table:show-details="true"/>
                <table:data-pilot-member table:name="986" table:display="true" table:show-details="true"/>
                <table:data-pilot-member table:name="986,1" table:display="true" table:show-details="true"/>
                <table:data-pilot-member table:name="986,2" table:display="true" table:show-details="true"/>
                <table:data-pilot-member table:name="986,3" table:display="true" table:show-details="true"/>
                <table:data-pilot-member table:name="986,4" table:display="true" table:show-details="true"/>
                <table:data-pilot-member table:name="986,5" table:display="true" table:show-details="true"/>
                <table:data-pilot-member table:name="986,6" table:display="true" table:show-details="true"/>
                <table:data-pilot-member table:name="986,7" table:display="true" table:show-details="true"/>
                <table:data-pilot-member table:name="986,9" table:display="true" table:show-details="true"/>
                <table:data-pilot-member table:name="987" table:display="true" table:show-details="true"/>
                <table:data-pilot-member table:name="987,1" table:display="true" table:show-details="true"/>
                <table:data-pilot-member table:name="987,2" table:display="true" table:show-details="true"/>
                <table:data-pilot-member table:name="987,3" table:display="true" table:show-details="true"/>
                <table:data-pilot-member table:name="987,4" table:display="true" table:show-details="true"/>
                <table:data-pilot-member table:name="987,5" table:display="true" table:show-details="true"/>
                <table:data-pilot-member table:name="987,6" table:display="true" table:show-details="true"/>
                <table:data-pilot-member table:name="987,7" table:display="true" table:show-details="true"/>
                <table:data-pilot-member table:name="987,8" table:display="true" table:show-details="true"/>
                <table:data-pilot-member table:name="987,9" table:display="true" table:show-details="true"/>
                <table:data-pilot-member table:name="988" table:display="true" table:show-details="true"/>
                <table:data-pilot-member table:name="988,1" table:display="true" table:show-details="true"/>
                <table:data-pilot-member table:name="988,2" table:display="true" table:show-details="true"/>
                <table:data-pilot-member table:name="988,3" table:display="true" table:show-details="true"/>
                <table:data-pilot-member table:name="988,4" table:display="true" table:show-details="true"/>
                <table:data-pilot-member table:name="988,5" table:display="true" table:show-details="true"/>
                <table:data-pilot-member table:name="988,6" table:display="true" table:show-details="true"/>
                <table:data-pilot-member table:name="988,7" table:display="true" table:show-details="true"/>
                <table:data-pilot-member table:name="988,8" table:display="true" table:show-details="true"/>
                <table:data-pilot-member table:name="988,9" table:display="true" table:show-details="true"/>
                <table:data-pilot-member table:name="989" table:display="true" table:show-details="true"/>
                <table:data-pilot-member table:name="989,1" table:display="true" table:show-details="true"/>
                <table:data-pilot-member table:name="989,2" table:display="true" table:show-details="true"/>
                <table:data-pilot-member table:name="989,3" table:display="true" table:show-details="true"/>
                <table:data-pilot-member table:name="989,4" table:display="true" table:show-details="true"/>
                <table:data-pilot-member table:name="989,5" table:display="true" table:show-details="true"/>
                <table:data-pilot-member table:name="989,6" table:display="true" table:show-details="true"/>
                <table:data-pilot-member table:name="989,7" table:display="true" table:show-details="true"/>
                <table:data-pilot-member table:name="989,8" table:display="true" table:show-details="true"/>
                <table:data-pilot-member table:name="989,9" table:display="true" table:show-details="true"/>
                <table:data-pilot-member table:name="990" table:display="true" table:show-details="true"/>
                <table:data-pilot-member table:name="990,1" table:display="true" table:show-details="true"/>
                <table:data-pilot-member table:name="990,2" table:display="true" table:show-details="true"/>
                <table:data-pilot-member table:name="990,3" table:display="true" table:show-details="true"/>
                <table:data-pilot-member table:name="990,4" table:display="true" table:show-details="true"/>
                <table:data-pilot-member table:name="990,5" table:display="true" table:show-details="true"/>
                <table:data-pilot-member table:name="990,6" table:display="true" table:show-details="true"/>
                <table:data-pilot-member table:name="990,7" table:display="true" table:show-details="true"/>
                <table:data-pilot-member table:name="991" table:display="true" table:show-details="true"/>
                <table:data-pilot-member table:name="991,1" table:display="true" table:show-details="true"/>
                <table:data-pilot-member table:name="991,3" table:display="true" table:show-details="true"/>
                <table:data-pilot-member table:name="991,4" table:display="true" table:show-details="true"/>
                <table:data-pilot-member table:name="991,5" table:display="true" table:show-details="true"/>
                <table:data-pilot-member table:name="991,6" table:display="true" table:show-details="true"/>
                <table:data-pilot-member table:name="991,7" table:display="true" table:show-details="true"/>
                <table:data-pilot-member table:name="991,8" table:display="true" table:show-details="true"/>
                <table:data-pilot-member table:name="991,9" table:display="true" table:show-details="true"/>
                <table:data-pilot-member table:name="992" table:display="true" table:show-details="true"/>
                <table:data-pilot-member table:name="992,2" table:display="true" table:show-details="true"/>
                <table:data-pilot-member table:name="992,4" table:display="true" table:show-details="true"/>
                <table:data-pilot-member table:name="992,5" table:display="true" table:show-details="true"/>
                <table:data-pilot-member table:name="992,6" table:display="true" table:show-details="true"/>
                <table:data-pilot-member table:name="992,7" table:display="true" table:show-details="true"/>
                <table:data-pilot-member table:name="992,8" table:display="true" table:show-details="true"/>
                <table:data-pilot-member table:name="992,9" table:display="true" table:show-details="true"/>
                <table:data-pilot-member table:name="993" table:display="true" table:show-details="true"/>
                <table:data-pilot-member table:name="993,2" table:display="true" table:show-details="true"/>
                <table:data-pilot-member table:name="993,3" table:display="true" table:show-details="true"/>
                <table:data-pilot-member table:name="993,5" table:display="true" table:show-details="true"/>
                <table:data-pilot-member table:name="993,6" table:display="true" table:show-details="true"/>
                <table:data-pilot-member table:name="993,7" table:display="true" table:show-details="true"/>
                <table:data-pilot-member table:name="993,8" table:display="true" table:show-details="true"/>
                <table:data-pilot-member table:name="993,9" table:display="true" table:show-details="true"/>
                <table:data-pilot-member table:name="994" table:display="true" table:show-details="true"/>
                <table:data-pilot-member table:name="994,1" table:display="true" table:show-details="true"/>
                <table:data-pilot-member table:name="994,2" table:display="true" table:show-details="true"/>
                <table:data-pilot-member table:name="994,3" table:display="true" table:show-details="true"/>
                <table:data-pilot-member table:name="994,4" table:display="true" table:show-details="true"/>
                <table:data-pilot-member table:name="994,5" table:display="true" table:show-details="true"/>
                <table:data-pilot-member table:name="994,6" table:display="true" table:show-details="true"/>
                <table:data-pilot-member table:name="994,7" table:display="true" table:show-details="true"/>
                <table:data-pilot-member table:name="994,8" table:display="true" table:show-details="true"/>
                <table:data-pilot-member table:name="994,9" table:display="true" table:show-details="true"/>
                <table:data-pilot-member table:name="995" table:display="true" table:show-details="true"/>
                <table:data-pilot-member table:name="995,1" table:display="true" table:show-details="true"/>
                <table:data-pilot-member table:name="995,2" table:display="true" table:show-details="true"/>
                <table:data-pilot-member table:name="995,3" table:display="true" table:show-details="true"/>
                <table:data-pilot-member table:name="995,4" table:display="true" table:show-details="true"/>
                <table:data-pilot-member table:name="995,5" table:display="true" table:show-details="true"/>
                <table:data-pilot-member table:name="995,6" table:display="true" table:show-details="true"/>
                <table:data-pilot-member table:name="995,7" table:display="true" table:show-details="true"/>
                <table:data-pilot-member table:name="995,8" table:display="true" table:show-details="true"/>
                <table:data-pilot-member table:name="995,9" table:display="true" table:show-details="true"/>
                <table:data-pilot-member table:name="996" table:display="true" table:show-details="true"/>
                <table:data-pilot-member table:name="996,1" table:display="true" table:show-details="true"/>
                <table:data-pilot-member table:name="996,2" table:display="true" table:show-details="true"/>
                <table:data-pilot-member table:name="996,4" table:display="true" table:show-details="true"/>
                <table:data-pilot-member table:name="996,5" table:display="true" table:show-details="true"/>
                <table:data-pilot-member table:name="996,6" table:display="true" table:show-details="true"/>
                <table:data-pilot-member table:name="996,7" table:display="true" table:show-details="true"/>
                <table:data-pilot-member table:name="996,8" table:display="true" table:show-details="true"/>
                <table:data-pilot-member table:name="996,9" table:display="true" table:show-details="true"/>
                <table:data-pilot-member table:name="997" table:display="true" table:show-details="true"/>
                <table:data-pilot-member table:name="997,1" table:display="true" table:show-details="true"/>
                <table:data-pilot-member table:name="997,2" table:display="true" table:show-details="true"/>
                <table:data-pilot-member table:name="997,4" table:display="true" table:show-details="true"/>
                <table:data-pilot-member table:name="997,5" table:display="true" table:show-details="true"/>
                <table:data-pilot-member table:name="997,6" table:display="true" table:show-details="true"/>
                <table:data-pilot-member table:name="997,7" table:display="true" table:show-details="true"/>
                <table:data-pilot-member table:name="997,9" table:display="true" table:show-details="true"/>
                <table:data-pilot-member table:name="998" table:display="true" table:show-details="true"/>
                <table:data-pilot-member table:name="998,1" table:display="true" table:show-details="true"/>
                <table:data-pilot-member table:name="998,2" table:display="true" table:show-details="true"/>
                <table:data-pilot-member table:name="998,3" table:display="true" table:show-details="true"/>
                <table:data-pilot-member table:name="998,4" table:display="true" table:show-details="true"/>
                <table:data-pilot-member table:name="998,5" table:display="true" table:show-details="true"/>
                <table:data-pilot-member table:name="998,6" table:display="true" table:show-details="true"/>
                <table:data-pilot-member table:name="998,7" table:display="true" table:show-details="true"/>
                <table:data-pilot-member table:name="998,8" table:display="true" table:show-details="true"/>
                <table:data-pilot-member table:name="998,9" table:display="true" table:show-details="true"/>
                <table:data-pilot-member table:name="999" table:display="true" table:show-details="true"/>
                <table:data-pilot-member table:name="999,1" table:display="true" table:show-details="true"/>
                <table:data-pilot-member table:name="999,3" table:display="true" table:show-details="true"/>
                <table:data-pilot-member table:name="999,4" table:display="true" table:show-details="true"/>
                <table:data-pilot-member table:name="999,5" table:display="true" table:show-details="true"/>
                <table:data-pilot-member table:name="999,6" table:display="true" table:show-details="true"/>
                <table:data-pilot-member table:name="999,8" table:display="true" table:show-details="true"/>
                <table:data-pilot-member table:name="999,9" table:display="true" table:show-details="true"/>
                <table:data-pilot-member table:name="1000" table:display="true" table:show-details="true"/>
                <table:data-pilot-member table:name="1000,3" table:display="true" table:show-details="true"/>
                <table:data-pilot-member table:name="1000,4" table:display="true" table:show-details="true"/>
                <table:data-pilot-member table:name="1000,5" table:display="true" table:show-details="true"/>
                <table:data-pilot-member table:name="1000,6" table:display="true" table:show-details="true"/>
                <table:data-pilot-member table:name="1000,7" table:display="true" table:show-details="true"/>
                <table:data-pilot-member table:name="1000,8" table:display="true" table:show-details="true"/>
                <table:data-pilot-member table:name="1001,7" table:display="true" table:show-details="true"/>
                <table:data-pilot-member table:name="1001,9" table:display="true" table:show-details="true"/>
                <table:data-pilot-member table:name="1002,2" table:display="true" table:show-details="true"/>
                <table:data-pilot-member table:name="1002,6" table:display="true" table:show-details="true"/>
                <table:data-pilot-member table:name="1003,2" table:display="true" table:show-details="true"/>
                <table:data-pilot-member table:name="1003,3" table:display="true" table:show-details="true"/>
                <table:data-pilot-member table:name="1003,5" table:display="true" table:show-details="true"/>
                <table:data-pilot-member table:name="1003,6" table:display="true" table:show-details="true"/>
                <table:data-pilot-member table:name="1003,7" table:display="true" table:show-details="true"/>
                <table:data-pilot-member table:name="1003,9" table:display="true" table:show-details="true"/>
                <table:data-pilot-member table:name="1004,1" table:display="true" table:show-details="true"/>
                <table:data-pilot-member table:name="1004,2" table:display="true" table:show-details="true"/>
                <table:data-pilot-member table:name="1004,3" table:display="true" table:show-details="true"/>
                <table:data-pilot-member table:name="1004,4" table:display="true" table:show-details="true"/>
                <table:data-pilot-member table:name="1004,5" table:display="true" table:show-details="true"/>
                <table:data-pilot-member table:name="1004,6" table:display="true" table:show-details="true"/>
                <table:data-pilot-member table:name="1004,7" table:display="true" table:show-details="true"/>
                <table:data-pilot-member table:name="1004,8" table:display="true" table:show-details="true"/>
                <table:data-pilot-member table:name="1004,9" table:display="true" table:show-details="true"/>
                <table:data-pilot-member table:name="1005" table:display="true" table:show-details="true"/>
                <table:data-pilot-member table:name="1005,1" table:display="true" table:show-details="true"/>
                <table:data-pilot-member table:name="1005,2" table:display="true" table:show-details="true"/>
                <table:data-pilot-member table:name="1005,3" table:display="true" table:show-details="true"/>
                <table:data-pilot-member table:name="1005,4" table:display="true" table:show-details="true"/>
                <table:data-pilot-member table:name="1005,5" table:display="true" table:show-details="true"/>
                <table:data-pilot-member table:name="1005,6" table:display="true" table:show-details="true"/>
                <table:data-pilot-member table:name="1005,7" table:display="true" table:show-details="true"/>
                <table:data-pilot-member table:name="1005,8" table:display="true" table:show-details="true"/>
                <table:data-pilot-member table:name="1005,9" table:display="true" table:show-details="true"/>
                <table:data-pilot-member table:name="1006" table:display="true" table:show-details="true"/>
                <table:data-pilot-member table:name="1006,1" table:display="true" table:show-details="true"/>
                <table:data-pilot-member table:name="1006,2" table:display="true" table:show-details="true"/>
                <table:data-pilot-member table:name="1006,3" table:display="true" table:show-details="true"/>
                <table:data-pilot-member table:name="1006,4" table:display="true" table:show-details="true"/>
                <table:data-pilot-member table:name="1006,5" table:display="true" table:show-details="true"/>
                <table:data-pilot-member table:name="1006,6" table:display="true" table:show-details="true"/>
                <table:data-pilot-member table:name="1006,7" table:display="true" table:show-details="true"/>
                <table:data-pilot-member table:name="1006,8" table:display="true" table:show-details="true"/>
                <table:data-pilot-member table:name="1006,9" table:display="true" table:show-details="true"/>
                <table:data-pilot-member table:name="1007" table:display="true" table:show-details="true"/>
                <table:data-pilot-member table:name="1007,1" table:display="true" table:show-details="true"/>
                <table:data-pilot-member table:name="1007,2" table:display="true" table:show-details="true"/>
                <table:data-pilot-member table:name="1007,3" table:display="true" table:show-details="true"/>
                <table:data-pilot-member table:name="1007,4" table:display="true" table:show-details="true"/>
                <table:data-pilot-member table:name="1007,5" table:display="true" table:show-details="true"/>
                <table:data-pilot-member table:name="1007,6" table:display="true" table:show-details="true"/>
                <table:data-pilot-member table:name="1007,7" table:display="true" table:show-details="true"/>
                <table:data-pilot-member table:name="1007,8" table:display="true" table:show-details="true"/>
                <table:data-pilot-member table:name="1007,9" table:display="true" table:show-details="true"/>
                <table:data-pilot-member table:name="1008" table:display="true" table:show-details="true"/>
                <table:data-pilot-member table:name="1008,1" table:display="true" table:show-details="true"/>
                <table:data-pilot-member table:name="1008,2" table:display="true" table:show-details="true"/>
                <table:data-pilot-member table:name="1008,3" table:display="true" table:show-details="true"/>
                <table:data-pilot-member table:name="1008,4" table:display="true" table:show-details="true"/>
                <table:data-pilot-member table:name="1008,5" table:display="true" table:show-details="true"/>
                <table:data-pilot-member table:name="1008,6" table:display="true" table:show-details="true"/>
                <table:data-pilot-member table:name="1008,7" table:display="true" table:show-details="true"/>
                <table:data-pilot-member table:name="1008,8" table:display="true" table:show-details="true"/>
                <table:data-pilot-member table:name="1008,9" table:display="true" table:show-details="true"/>
                <table:data-pilot-member table:name="1009" table:display="true" table:show-details="true"/>
                <table:data-pilot-member table:name="1009,1" table:display="true" table:show-details="true"/>
                <table:data-pilot-member table:name="1009,2" table:display="true" table:show-details="true"/>
                <table:data-pilot-member table:name="1009,3" table:display="true" table:show-details="true"/>
                <table:data-pilot-member table:name="1009,4" table:display="true" table:show-details="true"/>
                <table:data-pilot-member table:name="1009,5" table:display="true" table:show-details="true"/>
                <table:data-pilot-member table:name="1009,6" table:display="true" table:show-details="true"/>
                <table:data-pilot-member table:name="1009,7" table:display="true" table:show-details="true"/>
                <table:data-pilot-member table:name="1009,8" table:display="true" table:show-details="true"/>
                <table:data-pilot-member table:name="1009,9" table:display="true" table:show-details="true"/>
                <table:data-pilot-member table:name="1010" table:display="true" table:show-details="true"/>
                <table:data-pilot-member table:name="1010,1" table:display="true" table:show-details="true"/>
                <table:data-pilot-member table:name="1010,2" table:display="true" table:show-details="true"/>
                <table:data-pilot-member table:name="1010,3" table:display="true" table:show-details="true"/>
                <table:data-pilot-member table:name="1010,4" table:display="true" table:show-details="true"/>
                <table:data-pilot-member table:name="1010,5" table:display="true" table:show-details="true"/>
                <table:data-pilot-member table:name="1010,6" table:display="true" table:show-details="true"/>
                <table:data-pilot-member table:name="1010,7" table:display="true" table:show-details="true"/>
                <table:data-pilot-member table:name="1010,8" table:display="true" table:show-details="true"/>
                <table:data-pilot-member table:name="1010,9" table:display="true" table:show-details="true"/>
                <table:data-pilot-member table:name="1011" table:display="true" table:show-details="true"/>
                <table:data-pilot-member table:name="1011,1" table:display="true" table:show-details="true"/>
                <table:data-pilot-member table:name="1011,2" table:display="true" table:show-details="true"/>
                <table:data-pilot-member table:name="1011,3" table:display="true" table:show-details="true"/>
                <table:data-pilot-member table:name="1011,4" table:display="true" table:show-details="true"/>
                <table:data-pilot-member table:name="1011,5" table:display="true" table:show-details="true"/>
                <table:data-pilot-member table:name="1011,6" table:display="true" table:show-details="true"/>
                <table:data-pilot-member table:name="1011,7" table:display="true" table:show-details="true"/>
                <table:data-pilot-member table:name="1011,8" table:display="true" table:show-details="true"/>
                <table:data-pilot-member table:name="1011,9" table:display="true" table:show-details="true"/>
                <table:data-pilot-member table:name="1012" table:display="true" table:show-details="true"/>
                <table:data-pilot-member table:name="1012,1" table:display="true" table:show-details="true"/>
                <table:data-pilot-member table:name="1012,2" table:display="true" table:show-details="true"/>
                <table:data-pilot-member table:name="1012,3" table:display="true" table:show-details="true"/>
                <table:data-pilot-member table:name="1012,4" table:display="true" table:show-details="true"/>
                <table:data-pilot-member table:name="1012,5" table:display="true" table:show-details="true"/>
                <table:data-pilot-member table:name="1012,6" table:display="true" table:show-details="true"/>
                <table:data-pilot-member table:name="1012,7" table:display="true" table:show-details="true"/>
                <table:data-pilot-member table:name="1012,8" table:display="true" table:show-details="true"/>
                <table:data-pilot-member table:name="1012,9" table:display="true" table:show-details="true"/>
                <table:data-pilot-member table:name="1013" table:display="true" table:show-details="true"/>
                <table:data-pilot-member table:name="1013,1" table:display="true" table:show-details="true"/>
                <table:data-pilot-member table:name="1013,2" table:display="true" table:show-details="true"/>
                <table:data-pilot-member table:name="1013,3" table:display="true" table:show-details="true"/>
                <table:data-pilot-member table:name="1013,4" table:display="true" table:show-details="true"/>
                <table:data-pilot-member table:name="1013,5" table:display="true" table:show-details="true"/>
                <table:data-pilot-member table:name="1013,6" table:display="true" table:show-details="true"/>
                <table:data-pilot-member table:name="1013,7" table:display="true" table:show-details="true"/>
                <table:data-pilot-member table:name="1013,8" table:display="true" table:show-details="true"/>
                <table:data-pilot-member table:name="1013,9" table:display="true" table:show-details="true"/>
                <table:data-pilot-member table:name="1014" table:display="true" table:show-details="true"/>
                <table:data-pilot-member table:name="1014,1" table:display="true" table:show-details="true"/>
                <table:data-pilot-member table:name="1014,2" table:display="true" table:show-details="true"/>
                <table:data-pilot-member table:name="1014,3" table:display="true" table:show-details="true"/>
                <table:data-pilot-member table:name="1014,4" table:display="true" table:show-details="true"/>
                <table:data-pilot-member table:name="1014,6" table:display="true" table:show-details="true"/>
                <table:data-pilot-member table:name="1014,7" table:display="true" table:show-details="true"/>
                <table:data-pilot-member table:name="1014,8" table:display="true" table:show-details="true"/>
                <table:data-pilot-member table:name="1015" table:display="true" table:show-details="true"/>
                <table:data-pilot-member table:name="1015,1" table:display="true" table:show-details="true"/>
                <table:data-pilot-member table:name="1015,2" table:display="true" table:show-details="true"/>
                <table:data-pilot-member table:name="1015,7" table:display="true" table:show-details="true"/>
                <table:data-pilot-member table:name="1015,9" table:display="true" table:show-details="true"/>
                <table:data-pilot-member table:name="1016,1" table:display="true" table:show-details="true"/>
                <table:data-pilot-member table:name="1016,5" table:display="true" table:show-details="true"/>
                <table:data-pilot-member table:name="1017" table:display="true" table:show-details="true"/>
                <table:data-pilot-member table:name="1017,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nte " table:orientation="data" table:used-hierarchy="0" table:function="average">
            <table:data-pilot-level table:show-empty="false" calcext:repeat-item-labels="false">
              <table:data-pilot-members>
                <table:data-pilot-member table:name="982,8" table:display="true" table:show-details="true"/>
                <table:data-pilot-member table:name="982,9" table:display="true" table:show-details="true"/>
                <table:data-pilot-member table:name="983" table:display="true" table:show-details="true"/>
                <table:data-pilot-member table:name="983,4" table:display="true" table:show-details="true"/>
                <table:data-pilot-member table:name="983,567" table:display="true" table:show-details="true"/>
                <table:data-pilot-member table:name="983,6" table:display="true" table:show-details="true"/>
                <table:data-pilot-member table:name="983,65" table:display="true" table:show-details="true"/>
                <table:data-pilot-member table:name="983,8" table:display="true" table:show-details="true"/>
                <table:data-pilot-member table:name="983,9" table:display="true" table:show-details="true"/>
                <table:data-pilot-member table:name="984" table:display="true" table:show-details="true"/>
                <table:data-pilot-member table:name="984,1" table:display="true" table:show-details="true"/>
                <table:data-pilot-member table:name="984,2" table:display="true" table:show-details="true"/>
                <table:data-pilot-member table:name="984,3" table:display="true" table:show-details="true"/>
                <table:data-pilot-member table:name="984,4" table:display="true" table:show-details="true"/>
                <table:data-pilot-member table:name="984,5" table:display="true" table:show-details="true"/>
                <table:data-pilot-member table:name="984,6" table:display="true" table:show-details="true"/>
                <table:data-pilot-member table:name="984,8" table:display="true" table:show-details="true"/>
                <table:data-pilot-member table:name="984,9" table:display="true" table:show-details="true"/>
                <table:data-pilot-member table:name="985" table:display="true" table:show-details="true"/>
                <table:data-pilot-member table:name="985,05" table:display="true" table:show-details="true"/>
                <table:data-pilot-member table:name="985,1" table:display="true" table:show-details="true"/>
                <table:data-pilot-member table:name="985,15" table:display="true" table:show-details="true"/>
                <table:data-pilot-member table:name="985,2" table:display="true" table:show-details="true"/>
                <table:data-pilot-member table:name="985,25" table:display="true" table:show-details="true"/>
                <table:data-pilot-member table:name="985,3" table:display="true" table:show-details="true"/>
                <table:data-pilot-member table:name="985,35" table:display="true" table:show-details="true"/>
                <table:data-pilot-member table:name="985,38" table:display="true" table:show-details="true"/>
                <table:data-pilot-member table:name="985,4" table:display="true" table:show-details="true"/>
                <table:data-pilot-member table:name="985,45" table:display="true" table:show-details="true"/>
                <table:data-pilot-member table:name="985,5" table:display="true" table:show-details="true"/>
                <table:data-pilot-member table:name="985,6" table:display="true" table:show-details="true"/>
                <table:data-pilot-member table:name="985,7" table:display="true" table:show-details="true"/>
                <table:data-pilot-member table:name="985,9" table:display="true" table:show-details="true"/>
                <table:data-pilot-member table:name="986" table:display="true" table:show-details="true"/>
                <table:data-pilot-member table:name="986,1" table:display="true" table:show-details="true"/>
                <table:data-pilot-member table:name="986,15" table:display="true" table:show-details="true"/>
                <table:data-pilot-member table:name="986,2" table:display="true" table:show-details="true"/>
                <table:data-pilot-member table:name="986,45" table:display="true" table:show-details="true"/>
                <table:data-pilot-member table:name="986,5" table:display="true" table:show-details="true"/>
                <table:data-pilot-member table:name="986,533" table:display="true" table:show-details="true"/>
                <table:data-pilot-member table:name="986,55" table:display="true" table:show-details="true"/>
                <table:data-pilot-member table:name="986,6" table:display="true" table:show-details="true"/>
                <table:data-pilot-member table:name="986,7" table:display="true" table:show-details="true"/>
                <table:data-pilot-member table:name="986,8" table:display="true" table:show-details="true"/>
                <table:data-pilot-member table:name="986,825" table:display="true" table:show-details="true"/>
                <table:data-pilot-member table:name="986,85" table:display="true" table:show-details="true"/>
                <table:data-pilot-member table:name="986,9" table:display="true" table:show-details="true"/>
                <table:data-pilot-member table:name="986,95" table:display="true" table:show-details="true"/>
                <table:data-pilot-member table:name="987" table:display="true" table:show-details="true"/>
                <table:data-pilot-member table:name="987,033" table:display="true" table:show-details="true"/>
                <table:data-pilot-member table:name="987,1" table:display="true" table:show-details="true"/>
                <table:data-pilot-member table:name="987,15" table:display="true" table:show-details="true"/>
                <table:data-pilot-member table:name="987,167" table:display="true" table:show-details="true"/>
                <table:data-pilot-member table:name="987,2" table:display="true" table:show-details="true"/>
                <table:data-pilot-member table:name="987,233" table:display="true" table:show-details="true"/>
                <table:data-pilot-member table:name="987,333" table:display="true" table:show-details="true"/>
                <table:data-pilot-member table:name="987,4" table:display="true" table:show-details="true"/>
                <table:data-pilot-member table:name="987,55" table:display="true" table:show-details="true"/>
                <table:data-pilot-member table:name="987,6" table:display="true" table:show-details="true"/>
                <table:data-pilot-member table:name="987,7" table:display="true" table:show-details="true"/>
                <table:data-pilot-member table:name="987,8" table:display="true" table:show-details="true"/>
                <table:data-pilot-member table:name="987,9" table:display="true" table:show-details="true"/>
                <table:data-pilot-member table:name="988" table:display="true" table:show-details="true"/>
                <table:data-pilot-member table:name="988,05" table:display="true" table:show-details="true"/>
                <table:data-pilot-member table:name="988,1" table:display="true" table:show-details="true"/>
                <table:data-pilot-member table:name="988,2" table:display="true" table:show-details="true"/>
                <table:data-pilot-member table:name="988,267" table:display="true" table:show-details="true"/>
                <table:data-pilot-member table:name="988,3" table:display="true" table:show-details="true"/>
                <table:data-pilot-member table:name="988,4" table:display="true" table:show-details="true"/>
                <table:data-pilot-member table:name="988,45" table:display="true" table:show-details="true"/>
                <table:data-pilot-member table:name="988,5" table:display="true" table:show-details="true"/>
                <table:data-pilot-member table:name="988,55" table:display="true" table:show-details="true"/>
                <table:data-pilot-member table:name="988,6" table:display="true" table:show-details="true"/>
                <table:data-pilot-member table:name="988,7" table:display="true" table:show-details="true"/>
                <table:data-pilot-member table:name="988,8" table:display="true" table:show-details="true"/>
                <table:data-pilot-member table:name="988,9" table:display="true" table:show-details="true"/>
                <table:data-pilot-member table:name="989" table:display="true" table:show-details="true"/>
                <table:data-pilot-member table:name="989,067" table:display="true" table:show-details="true"/>
                <table:data-pilot-member table:name="989,1" table:display="true" table:show-details="true"/>
                <table:data-pilot-member table:name="989,15" table:display="true" table:show-details="true"/>
                <table:data-pilot-member table:name="989,2" table:display="true" table:show-details="true"/>
                <table:data-pilot-member table:name="989,3" table:display="true" table:show-details="true"/>
                <table:data-pilot-member table:name="989,35" table:display="true" table:show-details="true"/>
                <table:data-pilot-member table:name="989,4" table:display="true" table:show-details="true"/>
                <table:data-pilot-member table:name="989,45" table:display="true" table:show-details="true"/>
                <table:data-pilot-member table:name="989,5" table:display="true" table:show-details="true"/>
                <table:data-pilot-member table:name="989,55" table:display="true" table:show-details="true"/>
                <table:data-pilot-member table:name="989,6" table:display="true" table:show-details="true"/>
                <table:data-pilot-member table:name="989,65" table:display="true" table:show-details="true"/>
                <table:data-pilot-member table:name="989,7" table:display="true" table:show-details="true"/>
                <table:data-pilot-member table:name="989,725" table:display="true" table:show-details="true"/>
                <table:data-pilot-member table:name="989,8" table:display="true" table:show-details="true"/>
                <table:data-pilot-member table:name="989,867" table:display="true" table:show-details="true"/>
                <table:data-pilot-member table:name="989,9" table:display="true" table:show-details="true"/>
                <table:data-pilot-member table:name="990" table:display="true" table:show-details="true"/>
                <table:data-pilot-member table:name="990,1" table:display="true" table:show-details="true"/>
                <table:data-pilot-member table:name="990,2" table:display="true" table:show-details="true"/>
                <table:data-pilot-member table:name="990,25" table:display="true" table:show-details="true"/>
                <table:data-pilot-member table:name="990,3" table:display="true" table:show-details="true"/>
                <table:data-pilot-member table:name="990,35" table:display="true" table:show-details="true"/>
                <table:data-pilot-member table:name="990,4" table:display="true" table:show-details="true"/>
                <table:data-pilot-member table:name="990,45" table:display="true" table:show-details="true"/>
                <table:data-pilot-member table:name="990,5" table:display="true" table:show-details="true"/>
                <table:data-pilot-member table:name="990,6" table:display="true" table:show-details="true"/>
                <table:data-pilot-member table:name="990,667" table:display="true" table:show-details="true"/>
                <table:data-pilot-member table:name="990,7" table:display="true" table:show-details="true"/>
                <table:data-pilot-member table:name="990,733" table:display="true" table:show-details="true"/>
                <table:data-pilot-member table:name="990,8" table:display="true" table:show-details="true"/>
                <table:data-pilot-member table:name="990,85" table:display="true" table:show-details="true"/>
                <table:data-pilot-member table:name="990,9" table:display="true" table:show-details="true"/>
                <table:data-pilot-member table:name="991" table:display="true" table:show-details="true"/>
                <table:data-pilot-member table:name="991,1" table:display="true" table:show-details="true"/>
                <table:data-pilot-member table:name="991,3" table:display="true" table:show-details="true"/>
                <table:data-pilot-member table:name="991,4" table:display="true" table:show-details="true"/>
                <table:data-pilot-member table:name="991,55" table:display="true" table:show-details="true"/>
                <table:data-pilot-member table:name="991,6" table:display="true" table:show-details="true"/>
                <table:data-pilot-member table:name="991,8" table:display="true" table:show-details="true"/>
                <table:data-pilot-member table:name="991,85" table:display="true" table:show-details="true"/>
                <table:data-pilot-member table:name="991,9" table:display="true" table:show-details="true"/>
                <table:data-pilot-member table:name="992" table:display="true" table:show-details="true"/>
                <table:data-pilot-member table:name="992,2" table:display="true" table:show-details="true"/>
                <table:data-pilot-member table:name="992,25" table:display="true" table:show-details="true"/>
                <table:data-pilot-member table:name="992,3" table:display="true" table:show-details="true"/>
                <table:data-pilot-member table:name="992,5" table:display="true" table:show-details="true"/>
                <table:data-pilot-member table:name="992,55" table:display="true" table:show-details="true"/>
                <table:data-pilot-member table:name="992,6" table:display="true" table:show-details="true"/>
                <table:data-pilot-member table:name="992,65" table:display="true" table:show-details="true"/>
                <table:data-pilot-member table:name="992,7" table:display="true" table:show-details="true"/>
                <table:data-pilot-member table:name="992,75" table:display="true" table:show-details="true"/>
                <table:data-pilot-member table:name="992,8" table:display="true" table:show-details="true"/>
                <table:data-pilot-member table:name="992,85" table:display="true" table:show-details="true"/>
                <table:data-pilot-member table:name="992,9" table:display="true" table:show-details="true"/>
                <table:data-pilot-member table:name="993" table:display="true" table:show-details="true"/>
                <table:data-pilot-member table:name="993,136" table:display="true" table:show-details="true"/>
                <table:data-pilot-member table:name="993,15" table:display="true" table:show-details="true"/>
                <table:data-pilot-member table:name="993,2" table:display="true" table:show-details="true"/>
                <table:data-pilot-member table:name="993,3" table:display="true" table:show-details="true"/>
                <table:data-pilot-member table:name="993,35" table:display="true" table:show-details="true"/>
                <table:data-pilot-member table:name="993,4" table:display="true" table:show-details="true"/>
                <table:data-pilot-member table:name="993,5" table:display="true" table:show-details="true"/>
                <table:data-pilot-member table:name="993,567" table:display="true" table:show-details="true"/>
                <table:data-pilot-member table:name="993,6" table:display="true" table:show-details="true"/>
                <table:data-pilot-member table:name="993,7" table:display="true" table:show-details="true"/>
                <table:data-pilot-member table:name="993,8" table:display="true" table:show-details="true"/>
                <table:data-pilot-member table:name="993,9" table:display="true" table:show-details="true"/>
                <table:data-pilot-member table:name="994,05" table:display="true" table:show-details="true"/>
                <table:data-pilot-member table:name="994,1" table:display="true" table:show-details="true"/>
                <table:data-pilot-member table:name="994,15" table:display="true" table:show-details="true"/>
                <table:data-pilot-member table:name="994,2" table:display="true" table:show-details="true"/>
                <table:data-pilot-member table:name="994,3" table:display="true" table:show-details="true"/>
                <table:data-pilot-member table:name="994,4" table:display="true" table:show-details="true"/>
                <table:data-pilot-member table:name="994,5" table:display="true" table:show-details="true"/>
                <table:data-pilot-member table:name="994,6" table:display="true" table:show-details="true"/>
                <table:data-pilot-member table:name="994,7" table:display="true" table:show-details="true"/>
                <table:data-pilot-member table:name="994,8" table:display="true" table:show-details="true"/>
                <table:data-pilot-member table:name="994,85" table:display="true" table:show-details="true"/>
                <table:data-pilot-member table:name="994,9" table:display="true" table:show-details="true"/>
                <table:data-pilot-member table:name="995,1" table:display="true" table:show-details="true"/>
                <table:data-pilot-member table:name="995,2" table:display="true" table:show-details="true"/>
                <table:data-pilot-member table:name="995,3" table:display="true" table:show-details="true"/>
                <table:data-pilot-member table:name="995,35" table:display="true" table:show-details="true"/>
                <table:data-pilot-member table:name="995,4" table:display="true" table:show-details="true"/>
                <table:data-pilot-member table:name="995,5" table:display="true" table:show-details="true"/>
                <table:data-pilot-member table:name="995,55" table:display="true" table:show-details="true"/>
                <table:data-pilot-member table:name="995,6" table:display="true" table:show-details="true"/>
                <table:data-pilot-member table:name="995,7" table:display="true" table:show-details="true"/>
                <table:data-pilot-member table:name="995,8" table:display="true" table:show-details="true"/>
                <table:data-pilot-member table:name="995,85" table:display="true" table:show-details="true"/>
                <table:data-pilot-member table:name="995,9" table:display="true" table:show-details="true"/>
                <table:data-pilot-member table:name="996" table:display="true" table:show-details="true"/>
                <table:data-pilot-member table:name="996,1" table:display="true" table:show-details="true"/>
                <table:data-pilot-member table:name="996,2" table:display="true" table:show-details="true"/>
                <table:data-pilot-member table:name="996,3" table:display="true" table:show-details="true"/>
                <table:data-pilot-member table:name="996,4" table:display="true" table:show-details="true"/>
                <table:data-pilot-member table:name="996,45" table:display="true" table:show-details="true"/>
                <table:data-pilot-member table:name="996,5" table:display="true" table:show-details="true"/>
                <table:data-pilot-member table:name="996,6" table:display="true" table:show-details="true"/>
                <table:data-pilot-member table:name="996,65" table:display="true" table:show-details="true"/>
                <table:data-pilot-member table:name="996,7" table:display="true" table:show-details="true"/>
                <table:data-pilot-member table:name="996,85" table:display="true" table:show-details="true"/>
                <table:data-pilot-member table:name="996,9" table:display="true" table:show-details="true"/>
                <table:data-pilot-member table:name="996,95" table:display="true" table:show-details="true"/>
                <table:data-pilot-member table:name="997" table:display="true" table:show-details="true"/>
                <table:data-pilot-member table:name="997,1" table:display="true" table:show-details="true"/>
                <table:data-pilot-member table:name="997,2" table:display="true" table:show-details="true"/>
                <table:data-pilot-member table:name="997,3" table:display="true" table:show-details="true"/>
                <table:data-pilot-member table:name="997,4" table:display="true" table:show-details="true"/>
                <table:data-pilot-member table:name="997,5" table:display="true" table:show-details="true"/>
                <table:data-pilot-member table:name="997,583" table:display="true" table:show-details="true"/>
                <table:data-pilot-member table:name="997,6" table:display="true" table:show-details="true"/>
                <table:data-pilot-member table:name="997,7" table:display="true" table:show-details="true"/>
                <table:data-pilot-member table:name="997,8" table:display="true" table:show-details="true"/>
                <table:data-pilot-member table:name="997,9" table:display="true" table:show-details="true"/>
                <table:data-pilot-member table:name="998" table:display="true" table:show-details="true"/>
                <table:data-pilot-member table:name="998,1" table:display="true" table:show-details="true"/>
                <table:data-pilot-member table:name="998,186" table:display="true" table:show-details="true"/>
                <table:data-pilot-member table:name="998,2" table:display="true" table:show-details="true"/>
                <table:data-pilot-member table:name="998,25" table:display="true" table:show-details="true"/>
                <table:data-pilot-member table:name="998,267" table:display="true" table:show-details="true"/>
                <table:data-pilot-member table:name="998,3" table:display="true" table:show-details="true"/>
                <table:data-pilot-member table:name="998,4" table:display="true" table:show-details="true"/>
                <table:data-pilot-member table:name="998,567" table:display="true" table:show-details="true"/>
                <table:data-pilot-member table:name="998,65" table:display="true" table:show-details="true"/>
                <table:data-pilot-member table:name="998,7" table:display="true" table:show-details="true"/>
                <table:data-pilot-member table:name="998,8" table:display="true" table:show-details="true"/>
                <table:data-pilot-member table:name="998,9" table:display="true" table:show-details="true"/>
                <table:data-pilot-member table:name="999" table:display="true" table:show-details="true"/>
                <table:data-pilot-member table:name="999,05" table:display="true" table:show-details="true"/>
                <table:data-pilot-member table:name="999,1" table:display="true" table:show-details="true"/>
                <table:data-pilot-member table:name="999,133" table:display="true" table:show-details="true"/>
                <table:data-pilot-member table:name="999,15" table:display="true" table:show-details="true"/>
                <table:data-pilot-member table:name="999,2" table:display="true" table:show-details="true"/>
                <table:data-pilot-member table:name="999,233" table:display="true" table:show-details="true"/>
                <table:data-pilot-member table:name="999,3" table:display="true" table:show-details="true"/>
                <table:data-pilot-member table:name="999,4" table:display="true" table:show-details="true"/>
                <table:data-pilot-member table:name="999,5" table:display="true" table:show-details="true"/>
                <table:data-pilot-member table:name="999,55" table:display="true" table:show-details="true"/>
                <table:data-pilot-member table:name="999,6" table:display="true" table:show-details="true"/>
                <table:data-pilot-member table:name="999,75" table:display="true" table:show-details="true"/>
                <table:data-pilot-member table:name="999,767" table:display="true" table:show-details="true"/>
                <table:data-pilot-member table:name="999,8" table:display="true" table:show-details="true"/>
                <table:data-pilot-member table:name="1000,1" table:display="true" table:show-details="true"/>
                <table:data-pilot-member table:name="1000,2" table:display="true" table:show-details="true"/>
                <table:data-pilot-member table:name="1000,25" table:display="true" table:show-details="true"/>
                <table:data-pilot-member table:name="1000,3" table:display="true" table:show-details="true"/>
                <table:data-pilot-member table:name="1000,4" table:display="true" table:show-details="true"/>
                <table:data-pilot-member table:name="1000,5" table:display="true" table:show-details="true"/>
                <table:data-pilot-member table:name="1000,57" table:display="true" table:show-details="true"/>
                <table:data-pilot-member table:name="1000,7" table:display="true" table:show-details="true"/>
                <table:data-pilot-member table:name="1001,05" table:display="true" table:show-details="true"/>
                <table:data-pilot-member table:name="1001,2" table:display="true" table:show-details="true"/>
                <table:data-pilot-member table:name="1001,3" table:display="true" table:show-details="true"/>
                <table:data-pilot-member table:name="1001,5" table:display="true" table:show-details="true"/>
                <table:data-pilot-member table:name="1001,65" table:display="true" table:show-details="true"/>
                <table:data-pilot-member table:name="1003,2" table:display="true" table:show-details="true"/>
                <table:data-pilot-member table:name="1003,4" table:display="true" table:show-details="true"/>
                <table:data-pilot-member table:name="1003,43" table:display="true" table:show-details="true"/>
                <table:data-pilot-member table:name="1003,5" table:display="true" table:show-details="true"/>
                <table:data-pilot-member table:name="1003,6" table:display="true" table:show-details="true"/>
                <table:data-pilot-member table:name="1003,7" table:display="true" table:show-details="true"/>
                <table:data-pilot-member table:name="1003,8" table:display="true" table:show-details="true"/>
                <table:data-pilot-member table:name="1003,95" table:display="true" table:show-details="true"/>
                <table:data-pilot-member table:name="1004" table:display="true" table:show-details="true"/>
                <table:data-pilot-member table:name="1004,2" table:display="true" table:show-details="true"/>
                <table:data-pilot-member table:name="1004,25" table:display="true" table:show-details="true"/>
                <table:data-pilot-member table:name="1004,27" table:display="true" table:show-details="true"/>
                <table:data-pilot-member table:name="1004,3" table:display="true" table:show-details="true"/>
                <table:data-pilot-member table:name="1004,32" table:display="true" table:show-details="true"/>
                <table:data-pilot-member table:name="1004,4" table:display="true" table:show-details="true"/>
                <table:data-pilot-member table:name="1004,45" table:display="true" table:show-details="true"/>
                <table:data-pilot-member table:name="1004,5" table:display="true" table:show-details="true"/>
                <table:data-pilot-member table:name="1004,6" table:display="true" table:show-details="true"/>
                <table:data-pilot-member table:name="1004,7" table:display="true" table:show-details="true"/>
                <table:data-pilot-member table:name="1004,75" table:display="true" table:show-details="true"/>
                <table:data-pilot-member table:name="1004,8" table:display="true" table:show-details="true"/>
                <table:data-pilot-member table:name="1004,9" table:display="true" table:show-details="true"/>
                <table:data-pilot-member table:name="1004,97" table:display="true" table:show-details="true"/>
                <table:data-pilot-member table:name="1005" table:display="true" table:show-details="true"/>
                <table:data-pilot-member table:name="1005,01" table:display="true" table:show-details="true"/>
                <table:data-pilot-member table:name="1005,05" table:display="true" table:show-details="true"/>
                <table:data-pilot-member table:name="1005,1" table:display="true" table:show-details="true"/>
                <table:data-pilot-member table:name="1005,15" table:display="true" table:show-details="true"/>
                <table:data-pilot-member table:name="1005,2" table:display="true" table:show-details="true"/>
                <table:data-pilot-member table:name="1005,3" table:display="true" table:show-details="true"/>
                <table:data-pilot-member table:name="1005,35" table:display="true" table:show-details="true"/>
                <table:data-pilot-member table:name="1005,4" table:display="true" table:show-details="true"/>
                <table:data-pilot-member table:name="1005,45" table:display="true" table:show-details="true"/>
                <table:data-pilot-member table:name="1005,47" table:display="true" table:show-details="true"/>
                <table:data-pilot-member table:name="1005,5" table:display="true" table:show-details="true"/>
                <table:data-pilot-member table:name="1005,6" table:display="true" table:show-details="true"/>
                <table:data-pilot-member table:name="1005,7" table:display="true" table:show-details="true"/>
                <table:data-pilot-member table:name="1005,75" table:display="true" table:show-details="true"/>
                <table:data-pilot-member table:name="1005,8" table:display="true" table:show-details="true"/>
                <table:data-pilot-member table:name="1005,85" table:display="true" table:show-details="true"/>
                <table:data-pilot-member table:name="1005,88" table:display="true" table:show-details="true"/>
                <table:data-pilot-member table:name="1005,9" table:display="true" table:show-details="true"/>
                <table:data-pilot-member table:name="1005,95" table:display="true" table:show-details="true"/>
                <table:data-pilot-member table:name="1006" table:display="true" table:show-details="true"/>
                <table:data-pilot-member table:name="1006,01" table:display="true" table:show-details="true"/>
                <table:data-pilot-member table:name="1006,05" table:display="true" table:show-details="true"/>
                <table:data-pilot-member table:name="1006,07" table:display="true" table:show-details="true"/>
                <table:data-pilot-member table:name="1006,1" table:display="true" table:show-details="true"/>
                <table:data-pilot-member table:name="1006,15" table:display="true" table:show-details="true"/>
                <table:data-pilot-member table:name="1006,2" table:display="true" table:show-details="true"/>
                <table:data-pilot-member table:name="1006,24" table:display="true" table:show-details="true"/>
                <table:data-pilot-member table:name="1006,28" table:display="true" table:show-details="true"/>
                <table:data-pilot-member table:name="1006,3" table:display="true" table:show-details="true"/>
                <table:data-pilot-member table:name="1006,38" table:display="true" table:show-details="true"/>
                <table:data-pilot-member table:name="1006,4" table:display="true" table:show-details="true"/>
                <table:data-pilot-member table:name="1006,41" table:display="true" table:show-details="true"/>
                <table:data-pilot-member table:name="1006,45" table:display="true" table:show-details="true"/>
                <table:data-pilot-member table:name="1006,5" table:display="true" table:show-details="true"/>
                <table:data-pilot-member table:name="1006,52" table:display="true" table:show-details="true"/>
                <table:data-pilot-member table:name="1006,53" table:display="true" table:show-details="true"/>
                <table:data-pilot-member table:name="1006,55" table:display="true" table:show-details="true"/>
                <table:data-pilot-member table:name="1006,6" table:display="true" table:show-details="true"/>
                <table:data-pilot-member table:name="1006,7" table:display="true" table:show-details="true"/>
                <table:data-pilot-member table:name="1006,72" table:display="true" table:show-details="true"/>
                <table:data-pilot-member table:name="1006,75" table:display="true" table:show-details="true"/>
                <table:data-pilot-member table:name="1006,8" table:display="true" table:show-details="true"/>
                <table:data-pilot-member table:name="1006,85" table:display="true" table:show-details="true"/>
                <table:data-pilot-member table:name="1006,9" table:display="true" table:show-details="true"/>
                <table:data-pilot-member table:name="1006,93" table:display="true" table:show-details="true"/>
                <table:data-pilot-member table:name="1007" table:display="true" table:show-details="true"/>
                <table:data-pilot-member table:name="1007,03" table:display="true" table:show-details="true"/>
                <table:data-pilot-member table:name="1007,05" table:display="true" table:show-details="true"/>
                <table:data-pilot-member table:name="1007,1" table:display="true" table:show-details="true"/>
                <table:data-pilot-member table:name="1007,12" table:display="true" table:show-details="true"/>
                <table:data-pilot-member table:name="1007,15" table:display="true" table:show-details="true"/>
                <table:data-pilot-member table:name="1007,17" table:display="true" table:show-details="true"/>
                <table:data-pilot-member table:name="1007,18" table:display="true" table:show-details="true"/>
                <table:data-pilot-member table:name="1007,2" table:display="true" table:show-details="true"/>
                <table:data-pilot-member table:name="1007,25" table:display="true" table:show-details="true"/>
                <table:data-pilot-member table:name="1007,3" table:display="true" table:show-details="true"/>
                <table:data-pilot-member table:name="1007,33" table:display="true" table:show-details="true"/>
                <table:data-pilot-member table:name="1007,35" table:display="true" table:show-details="true"/>
                <table:data-pilot-member table:name="1007,37" table:display="true" table:show-details="true"/>
                <table:data-pilot-member table:name="1007,38" table:display="true" table:show-details="true"/>
                <table:data-pilot-member table:name="1007,4" table:display="true" table:show-details="true"/>
                <table:data-pilot-member table:name="1007,44" table:display="true" table:show-details="true"/>
                <table:data-pilot-member table:name="1007,48" table:display="true" table:show-details="true"/>
                <table:data-pilot-member table:name="1007,5" table:display="true" table:show-details="true"/>
                <table:data-pilot-member table:name="1007,57" table:display="true" table:show-details="true"/>
                <table:data-pilot-member table:name="1007,6" table:display="true" table:show-details="true"/>
                <table:data-pilot-member table:name="1007,65" table:display="true" table:show-details="true"/>
                <table:data-pilot-member table:name="1007,66" table:display="true" table:show-details="true"/>
                <table:data-pilot-member table:name="1007,7" table:display="true" table:show-details="true"/>
                <table:data-pilot-member table:name="1007,75" table:display="true" table:show-details="true"/>
                <table:data-pilot-member table:name="1007,77" table:display="true" table:show-details="true"/>
                <table:data-pilot-member table:name="1007,8" table:display="true" table:show-details="true"/>
                <table:data-pilot-member table:name="1007,84" table:display="true" table:show-details="true"/>
                <table:data-pilot-member table:name="1007,85" table:display="true" table:show-details="true"/>
                <table:data-pilot-member table:name="1007,9" table:display="true" table:show-details="true"/>
                <table:data-pilot-member table:name="1007,92" table:display="true" table:show-details="true"/>
                <table:data-pilot-member table:name="1008" table:display="true" table:show-details="true"/>
                <table:data-pilot-member table:name="1008,03" table:display="true" table:show-details="true"/>
                <table:data-pilot-member table:name="1008,04" table:display="true" table:show-details="true"/>
                <table:data-pilot-member table:name="1008,05" table:display="true" table:show-details="true"/>
                <table:data-pilot-member table:name="1008,07" table:display="true" table:show-details="true"/>
                <table:data-pilot-member table:name="1008,08" table:display="true" table:show-details="true"/>
                <table:data-pilot-member table:name="1008,1" table:display="true" table:show-details="true"/>
                <table:data-pilot-member table:name="1008,15" table:display="true" table:show-details="true"/>
                <table:data-pilot-member table:name="1008,17" table:display="true" table:show-details="true"/>
                <table:data-pilot-member table:name="1008,2" table:display="true" table:show-details="true"/>
                <table:data-pilot-member table:name="1008,22" table:display="true" table:show-details="true"/>
                <table:data-pilot-member table:name="1008,25" table:display="true" table:show-details="true"/>
                <table:data-pilot-member table:name="1008,27" table:display="true" table:show-details="true"/>
                <table:data-pilot-member table:name="1008,3" table:display="true" table:show-details="true"/>
                <table:data-pilot-member table:name="1008,32" table:display="true" table:show-details="true"/>
                <table:data-pilot-member table:name="1008,35" table:display="true" table:show-details="true"/>
                <table:data-pilot-member table:name="1008,37" table:display="true" table:show-details="true"/>
                <table:data-pilot-member table:name="1008,38" table:display="true" table:show-details="true"/>
                <table:data-pilot-member table:name="1008,4" table:display="true" table:show-details="true"/>
                <table:data-pilot-member table:name="1008,43" table:display="true" table:show-details="true"/>
                <table:data-pilot-member table:name="1008,45" table:display="true" table:show-details="true"/>
                <table:data-pilot-member table:name="1008,5" table:display="true" table:show-details="true"/>
                <table:data-pilot-member table:name="1008,52" table:display="true" table:show-details="true"/>
                <table:data-pilot-member table:name="1008,55" table:display="true" table:show-details="true"/>
                <table:data-pilot-member table:name="1008,6" table:display="true" table:show-details="true"/>
                <table:data-pilot-member table:name="1008,64" table:display="true" table:show-details="true"/>
                <table:data-pilot-member table:name="1008,65" table:display="true" table:show-details="true"/>
                <table:data-pilot-member table:name="1008,7" table:display="true" table:show-details="true"/>
                <table:data-pilot-member table:name="1008,75" table:display="true" table:show-details="true"/>
                <table:data-pilot-member table:name="1008,77" table:display="true" table:show-details="true"/>
                <table:data-pilot-member table:name="1008,8" table:display="true" table:show-details="true"/>
                <table:data-pilot-member table:name="1008,85" table:display="true" table:show-details="true"/>
                <table:data-pilot-member table:name="1008,86" table:display="true" table:show-details="true"/>
                <table:data-pilot-member table:name="1008,88" table:display="true" table:show-details="true"/>
                <table:data-pilot-member table:name="1008,9" table:display="true" table:show-details="true"/>
                <table:data-pilot-member table:name="1008,93" table:display="true" table:show-details="true"/>
                <table:data-pilot-member table:name="1008,95" table:display="true" table:show-details="true"/>
                <table:data-pilot-member table:name="1008,97" table:display="true" table:show-details="true"/>
                <table:data-pilot-member table:name="1009" table:display="true" table:show-details="true"/>
                <table:data-pilot-member table:name="1009,02" table:display="true" table:show-details="true"/>
                <table:data-pilot-member table:name="1009,03" table:display="true" table:show-details="true"/>
                <table:data-pilot-member table:name="1009,05" table:display="true" table:show-details="true"/>
                <table:data-pilot-member table:name="1009,08" table:display="true" table:show-details="true"/>
                <table:data-pilot-member table:name="1009,1" table:display="true" table:show-details="true"/>
                <table:data-pilot-member table:name="1009,12" table:display="true" table:show-details="true"/>
                <table:data-pilot-member table:name="1009,13" table:display="true" table:show-details="true"/>
                <table:data-pilot-member table:name="1009,15" table:display="true" table:show-details="true"/>
                <table:data-pilot-member table:name="1009,2" table:display="true" table:show-details="true"/>
                <table:data-pilot-member table:name="1009,25" table:display="true" table:show-details="true"/>
                <table:data-pilot-member table:name="1009,3" table:display="true" table:show-details="true"/>
                <table:data-pilot-member table:name="1009,33" table:display="true" table:show-details="true"/>
                <table:data-pilot-member table:name="1009,34" table:display="true" table:show-details="true"/>
                <table:data-pilot-member table:name="1009,35" table:display="true" table:show-details="true"/>
                <table:data-pilot-member table:name="1009,37" table:display="true" table:show-details="true"/>
                <table:data-pilot-member table:name="1009,4" table:display="true" table:show-details="true"/>
                <table:data-pilot-member table:name="1009,45" table:display="true" table:show-details="true"/>
                <table:data-pilot-member table:name="1009,5" table:display="true" table:show-details="true"/>
                <table:data-pilot-member table:name="1009,55" table:display="true" table:show-details="true"/>
                <table:data-pilot-member table:name="1009,6" table:display="true" table:show-details="true"/>
                <table:data-pilot-member table:name="1009,62" table:display="true" table:show-details="true"/>
                <table:data-pilot-member table:name="1009,63" table:display="true" table:show-details="true"/>
                <table:data-pilot-member table:name="1009,65" table:display="true" table:show-details="true"/>
                <table:data-pilot-member table:name="1009,67" table:display="true" table:show-details="true"/>
                <table:data-pilot-member table:name="1009,7" table:display="true" table:show-details="true"/>
                <table:data-pilot-member table:name="1009,73" table:display="true" table:show-details="true"/>
                <table:data-pilot-member table:name="1009,75" table:display="true" table:show-details="true"/>
                <table:data-pilot-member table:name="1009,8" table:display="true" table:show-details="true"/>
                <table:data-pilot-member table:name="1009,83" table:display="true" table:show-details="true"/>
                <table:data-pilot-member table:name="1009,85" table:display="true" table:show-details="true"/>
                <table:data-pilot-member table:name="1009,86" table:display="true" table:show-details="true"/>
                <table:data-pilot-member table:name="1009,9" table:display="true" table:show-details="true"/>
                <table:data-pilot-member table:name="1009,94" table:display="true" table:show-details="true"/>
                <table:data-pilot-member table:name="1010" table:display="true" table:show-details="true"/>
                <table:data-pilot-member table:name="1010,05" table:display="true" table:show-details="true"/>
                <table:data-pilot-member table:name="1010,07" table:display="true" table:show-details="true"/>
                <table:data-pilot-member table:name="1010,08" table:display="true" table:show-details="true"/>
                <table:data-pilot-member table:name="1010,1" table:display="true" table:show-details="true"/>
                <table:data-pilot-member table:name="1010,17" table:display="true" table:show-details="true"/>
                <table:data-pilot-member table:name="1010,2" table:display="true" table:show-details="true"/>
                <table:data-pilot-member table:name="1010,22" table:display="true" table:show-details="true"/>
                <table:data-pilot-member table:name="1010,23" table:display="true" table:show-details="true"/>
                <table:data-pilot-member table:name="1010,25" table:display="true" table:show-details="true"/>
                <table:data-pilot-member table:name="1010,29" table:display="true" table:show-details="true"/>
                <table:data-pilot-member table:name="1010,3" table:display="true" table:show-details="true"/>
                <table:data-pilot-member table:name="1010,31" table:display="true" table:show-details="true"/>
                <table:data-pilot-member table:name="1010,35" table:display="true" table:show-details="true"/>
                <table:data-pilot-member table:name="1010,38" table:display="true" table:show-details="true"/>
                <table:data-pilot-member table:name="1010,4" table:display="true" table:show-details="true"/>
                <table:data-pilot-member table:name="1010,45" table:display="true" table:show-details="true"/>
                <table:data-pilot-member table:name="1010,5" table:display="true" table:show-details="true"/>
                <table:data-pilot-member table:name="1010,52" table:display="true" table:show-details="true"/>
                <table:data-pilot-member table:name="1010,55" table:display="true" table:show-details="true"/>
                <table:data-pilot-member table:name="1010,56" table:display="true" table:show-details="true"/>
                <table:data-pilot-member table:name="1010,57" table:display="true" table:show-details="true"/>
                <table:data-pilot-member table:name="1010,6" table:display="true" table:show-details="true"/>
                <table:data-pilot-member table:name="1010,64" table:display="true" table:show-details="true"/>
                <table:data-pilot-member table:name="1010,65" table:display="true" table:show-details="true"/>
                <table:data-pilot-member table:name="1010,67" table:display="true" table:show-details="true"/>
                <table:data-pilot-member table:name="1010,7" table:display="true" table:show-details="true"/>
                <table:data-pilot-member table:name="1010,72" table:display="true" table:show-details="true"/>
                <table:data-pilot-member table:name="1010,73" table:display="true" table:show-details="true"/>
                <table:data-pilot-member table:name="1010,75" table:display="true" table:show-details="true"/>
                <table:data-pilot-member table:name="1010,8" table:display="true" table:show-details="true"/>
                <table:data-pilot-member table:name="1010,83" table:display="true" table:show-details="true"/>
                <table:data-pilot-member table:name="1010,85" table:display="true" table:show-details="true"/>
                <table:data-pilot-member table:name="1010,9" table:display="true" table:show-details="true"/>
                <table:data-pilot-member table:name="1010,93" table:display="true" table:show-details="true"/>
                <table:data-pilot-member table:name="1010,94" table:display="true" table:show-details="true"/>
                <table:data-pilot-member table:name="1011" table:display="true" table:show-details="true"/>
                <table:data-pilot-member table:name="1011,06" table:display="true" table:show-details="true"/>
                <table:data-pilot-member table:name="1011,1" table:display="true" table:show-details="true"/>
                <table:data-pilot-member table:name="1011,11" table:display="true" table:show-details="true"/>
                <table:data-pilot-member table:name="1011,15" table:display="true" table:show-details="true"/>
                <table:data-pilot-member table:name="1011,17" table:display="true" table:show-details="true"/>
                <table:data-pilot-member table:name="1011,2" table:display="true" table:show-details="true"/>
                <table:data-pilot-member table:name="1011,27" table:display="true" table:show-details="true"/>
                <table:data-pilot-member table:name="1011,3" table:display="true" table:show-details="true"/>
                <table:data-pilot-member table:name="1011,35" table:display="true" table:show-details="true"/>
                <table:data-pilot-member table:name="1011,4" table:display="true" table:show-details="true"/>
                <table:data-pilot-member table:name="1011,45" table:display="true" table:show-details="true"/>
                <table:data-pilot-member table:name="1011,47" table:display="true" table:show-details="true"/>
                <table:data-pilot-member table:name="1011,5" table:display="true" table:show-details="true"/>
                <table:data-pilot-member table:name="1011,56" table:display="true" table:show-details="true"/>
                <table:data-pilot-member table:name="1011,57" table:display="true" table:show-details="true"/>
                <table:data-pilot-member table:name="1011,6" table:display="true" table:show-details="true"/>
                <table:data-pilot-member table:name="1011,62" table:display="true" table:show-details="true"/>
                <table:data-pilot-member table:name="1011,67" table:display="true" table:show-details="true"/>
                <table:data-pilot-member table:name="1011,7" table:display="true" table:show-details="true"/>
                <table:data-pilot-member table:name="1011,73" table:display="true" table:show-details="true"/>
                <table:data-pilot-member table:name="1011,75" table:display="true" table:show-details="true"/>
                <table:data-pilot-member table:name="1011,76" table:display="true" table:show-details="true"/>
                <table:data-pilot-member table:name="1011,8" table:display="true" table:show-details="true"/>
                <table:data-pilot-member table:name="1011,85" table:display="true" table:show-details="true"/>
                <table:data-pilot-member table:name="1011,9" table:display="true" table:show-details="true"/>
                <table:data-pilot-member table:name="1011,97" table:display="true" table:show-details="true"/>
                <table:data-pilot-member table:name="1012" table:display="true" table:show-details="true"/>
                <table:data-pilot-member table:name="1012,07" table:display="true" table:show-details="true"/>
                <table:data-pilot-member table:name="1012,08" table:display="true" table:show-details="true"/>
                <table:data-pilot-member table:name="1012,1" table:display="true" table:show-details="true"/>
                <table:data-pilot-member table:name="1012,2" table:display="true" table:show-details="true"/>
                <table:data-pilot-member table:name="1012,23" table:display="true" table:show-details="true"/>
                <table:data-pilot-member table:name="1012,26" table:display="true" table:show-details="true"/>
                <table:data-pilot-member table:name="1012,3" table:display="true" table:show-details="true"/>
                <table:data-pilot-member table:name="1012,4" table:display="true" table:show-details="true"/>
                <table:data-pilot-member table:name="1012,43" table:display="true" table:show-details="true"/>
                <table:data-pilot-member table:name="1012,44" table:display="true" table:show-details="true"/>
                <table:data-pilot-member table:name="1012,45" table:display="true" table:show-details="true"/>
                <table:data-pilot-member table:name="1012,5" table:display="true" table:show-details="true"/>
                <table:data-pilot-member table:name="1012,57" table:display="true" table:show-details="true"/>
                <table:data-pilot-member table:name="1012,6" table:display="true" table:show-details="true"/>
                <table:data-pilot-member table:name="1012,7" table:display="true" table:show-details="true"/>
                <table:data-pilot-member table:name="1012,75" table:display="true" table:show-details="true"/>
                <table:data-pilot-member table:name="1012,8" table:display="true" table:show-details="true"/>
                <table:data-pilot-member table:name="1012,83" table:display="true" table:show-details="true"/>
                <table:data-pilot-member table:name="1012,85" table:display="true" table:show-details="true"/>
                <table:data-pilot-member table:name="1012,9" table:display="true" table:show-details="true"/>
                <table:data-pilot-member table:name="1013" table:display="true" table:show-details="true"/>
                <table:data-pilot-member table:name="1013,05" table:display="true" table:show-details="true"/>
                <table:data-pilot-member table:name="1013,1" table:display="true" table:show-details="true"/>
                <table:data-pilot-member table:name="1013,13" table:display="true" table:show-details="true"/>
                <table:data-pilot-member table:name="1013,2" table:display="true" table:show-details="true"/>
                <table:data-pilot-member table:name="1013,25" table:display="true" table:show-details="true"/>
                <table:data-pilot-member table:name="1013,3" table:display="true" table:show-details="true"/>
                <table:data-pilot-member table:name="1013,33" table:display="true" table:show-details="true"/>
                <table:data-pilot-member table:name="1013,35" table:display="true" table:show-details="true"/>
                <table:data-pilot-member table:name="1013,4" table:display="true" table:show-details="true"/>
                <table:data-pilot-member table:name="1013,5" table:display="true" table:show-details="true"/>
                <table:data-pilot-member table:name="1013,55" table:display="true" table:show-details="true"/>
                <table:data-pilot-member table:name="1013,6" table:display="true" table:show-details="true"/>
                <table:data-pilot-member table:name="1013,7" table:display="true" table:show-details="true"/>
                <table:data-pilot-member table:name="1013,75" table:display="true" table:show-details="true"/>
                <table:data-pilot-member table:name="1013,8" table:display="true" table:show-details="true"/>
                <table:data-pilot-member table:name="1013,85" table:display="true" table:show-details="true"/>
                <table:data-pilot-member table:name="1013,87" table:display="true" table:show-details="true"/>
                <table:data-pilot-member table:name="1013,9" table:display="true" table:show-details="true"/>
                <table:data-pilot-member table:name="1014" table:display="true" table:show-details="true"/>
                <table:data-pilot-member table:name="1014,05" table:display="true" table:show-details="true"/>
                <table:data-pilot-member table:name="1014,1" table:display="true" table:show-details="true"/>
                <table:data-pilot-member table:name="1014,2" table:display="true" table:show-details="true"/>
                <table:data-pilot-member table:name="1014,27" table:display="true" table:show-details="true"/>
                <table:data-pilot-member table:name="1014,3" table:display="true" table:show-details="true"/>
                <table:data-pilot-member table:name="1014,6" table:display="true" table:show-details="true"/>
                <table:data-pilot-member table:name="1014,7" table:display="true" table:show-details="true"/>
                <table:data-pilot-member table:name="1014,75" table:display="true" table:show-details="true"/>
                <table:data-pilot-member table:name="1014,77" table:display="true" table:show-details="true"/>
                <table:data-pilot-member table:name="1014,78" table:display="true" table:show-details="true"/>
                <table:data-pilot-member table:name="1014,8" table:display="true" table:show-details="true"/>
                <table:data-pilot-member table:name="1014,88" table:display="true" table:show-details="true"/>
                <table:data-pilot-member table:name="1015" table:display="true" table:show-details="true"/>
                <table:data-pilot-member table:name="1015,06" table:display="true" table:show-details="true"/>
                <table:data-pilot-member table:name="1015,15" table:display="true" table:show-details="true"/>
                <table:data-pilot-member table:name="1015,2" table:display="true" table:show-details="true"/>
                <table:data-pilot-member table:name="1015,22" table:display="true" table:show-details="true"/>
                <table:data-pilot-member table:name="1015,4" table:display="true" table:show-details="true"/>
                <table:data-pilot-member table:name="1015,7" table:display="true" table:show-details="true"/>
                <table:data-pilot-member table:name="1015,75" table:display="true" table:show-details="true"/>
                <table:data-pilot-member table:name="1015,8" table:display="true" table:show-details="true"/>
                <table:data-pilot-member table:name="1017" table:display="true" table:show-details="true"/>
                <table:data-pilot-member table:name="1017,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pois" table:orientation="data" table:used-hierarchy="0" table:function="average">
            <table:data-pilot-level table:show-empty="false" calcext:repeat-item-labels="false">
              <table:data-pilot-members>
                <table:data-pilot-member table:name="982,8" table:display="true" table:show-details="true"/>
                <table:data-pilot-member table:name="983,1" table:display="true" table:show-details="true"/>
                <table:data-pilot-member table:name="983,3" table:display="true" table:show-details="true"/>
                <table:data-pilot-member table:name="983,6" table:display="true" table:show-details="true"/>
                <table:data-pilot-member table:name="983,7" table:display="true" table:show-details="true"/>
                <table:data-pilot-member table:name="983,8" table:display="true" table:show-details="true"/>
                <table:data-pilot-member table:name="983,9" table:display="true" table:show-details="true"/>
                <table:data-pilot-member table:name="984" table:display="true" table:show-details="true"/>
                <table:data-pilot-member table:name="984,1" table:display="true" table:show-details="true"/>
                <table:data-pilot-member table:name="984,2" table:display="true" table:show-details="true"/>
                <table:data-pilot-member table:name="984,3" table:display="true" table:show-details="true"/>
                <table:data-pilot-member table:name="984,4" table:display="true" table:show-details="true"/>
                <table:data-pilot-member table:name="984,5" table:display="true" table:show-details="true"/>
                <table:data-pilot-member table:name="984,7" table:display="true" table:show-details="true"/>
                <table:data-pilot-member table:name="984,8" table:display="true" table:show-details="true"/>
                <table:data-pilot-member table:name="984,9" table:display="true" table:show-details="true"/>
                <table:data-pilot-member table:name="985" table:display="true" table:show-details="true"/>
                <table:data-pilot-member table:name="985,1" table:display="true" table:show-details="true"/>
                <table:data-pilot-member table:name="985,2" table:display="true" table:show-details="true"/>
                <table:data-pilot-member table:name="985,3" table:display="true" table:show-details="true"/>
                <table:data-pilot-member table:name="985,4" table:display="true" table:show-details="true"/>
                <table:data-pilot-member table:name="985,5" table:display="true" table:show-details="true"/>
                <table:data-pilot-member table:name="985,6" table:display="true" table:show-details="true"/>
                <table:data-pilot-member table:name="985,7" table:display="true" table:show-details="true"/>
                <table:data-pilot-member table:name="985,8" table:display="true" table:show-details="true"/>
                <table:data-pilot-member table:name="985,9" table:display="true" table:show-details="true"/>
                <table:data-pilot-member table:name="986" table:display="true" table:show-details="true"/>
                <table:data-pilot-member table:name="986,1" table:display="true" table:show-details="true"/>
                <table:data-pilot-member table:name="986,2" table:display="true" table:show-details="true"/>
                <table:data-pilot-member table:name="986,3" table:display="true" table:show-details="true"/>
                <table:data-pilot-member table:name="986,4" table:display="true" table:show-details="true"/>
                <table:data-pilot-member table:name="986,5" table:display="true" table:show-details="true"/>
                <table:data-pilot-member table:name="986,6" table:display="true" table:show-details="true"/>
                <table:data-pilot-member table:name="986,7" table:display="true" table:show-details="true"/>
                <table:data-pilot-member table:name="986,8" table:display="true" table:show-details="true"/>
                <table:data-pilot-member table:name="986,9" table:display="true" table:show-details="true"/>
                <table:data-pilot-member table:name="987" table:display="true" table:show-details="true"/>
                <table:data-pilot-member table:name="987,1" table:display="true" table:show-details="true"/>
                <table:data-pilot-member table:name="987,2" table:display="true" table:show-details="true"/>
                <table:data-pilot-member table:name="987,4" table:display="true" table:show-details="true"/>
                <table:data-pilot-member table:name="987,5" table:display="true" table:show-details="true"/>
                <table:data-pilot-member table:name="987,6" table:display="true" table:show-details="true"/>
                <table:data-pilot-member table:name="987,7" table:display="true" table:show-details="true"/>
                <table:data-pilot-member table:name="987,8" table:display="true" table:show-details="true"/>
                <table:data-pilot-member table:name="987,9" table:display="true" table:show-details="true"/>
                <table:data-pilot-member table:name="988" table:display="true" table:show-details="true"/>
                <table:data-pilot-member table:name="988,1" table:display="true" table:show-details="true"/>
                <table:data-pilot-member table:name="988,2" table:display="true" table:show-details="true"/>
                <table:data-pilot-member table:name="988,3" table:display="true" table:show-details="true"/>
                <table:data-pilot-member table:name="988,4" table:display="true" table:show-details="true"/>
                <table:data-pilot-member table:name="988,6" table:display="true" table:show-details="true"/>
                <table:data-pilot-member table:name="988,7" table:display="true" table:show-details="true"/>
                <table:data-pilot-member table:name="988,8" table:display="true" table:show-details="true"/>
                <table:data-pilot-member table:name="988,9" table:display="true" table:show-details="true"/>
                <table:data-pilot-member table:name="989,1" table:display="true" table:show-details="true"/>
                <table:data-pilot-member table:name="989,2" table:display="true" table:show-details="true"/>
                <table:data-pilot-member table:name="989,3" table:display="true" table:show-details="true"/>
                <table:data-pilot-member table:name="989,6" table:display="true" table:show-details="true"/>
                <table:data-pilot-member table:name="989,7" table:display="true" table:show-details="true"/>
                <table:data-pilot-member table:name="989,8" table:display="true" table:show-details="true"/>
                <table:data-pilot-member table:name="989,9" table:display="true" table:show-details="true"/>
                <table:data-pilot-member table:name="990" table:display="true" table:show-details="true"/>
                <table:data-pilot-member table:name="990,1" table:display="true" table:show-details="true"/>
                <table:data-pilot-member table:name="990,2" table:display="true" table:show-details="true"/>
                <table:data-pilot-member table:name="990,3" table:display="true" table:show-details="true"/>
                <table:data-pilot-member table:name="990,4" table:display="true" table:show-details="true"/>
                <table:data-pilot-member table:name="990,5" table:display="true" table:show-details="true"/>
                <table:data-pilot-member table:name="990,6" table:display="true" table:show-details="true"/>
                <table:data-pilot-member table:name="990,7" table:display="true" table:show-details="true"/>
                <table:data-pilot-member table:name="990,8" table:display="true" table:show-details="true"/>
                <table:data-pilot-member table:name="990,9" table:display="true" table:show-details="true"/>
                <table:data-pilot-member table:name="991" table:display="true" table:show-details="true"/>
                <table:data-pilot-member table:name="991,1" table:display="true" table:show-details="true"/>
                <table:data-pilot-member table:name="991,2" table:display="true" table:show-details="true"/>
                <table:data-pilot-member table:name="991,3" table:display="true" table:show-details="true"/>
                <table:data-pilot-member table:name="991,4" table:display="true" table:show-details="true"/>
                <table:data-pilot-member table:name="991,6" table:display="true" table:show-details="true"/>
                <table:data-pilot-member table:name="991,7" table:display="true" table:show-details="true"/>
                <table:data-pilot-member table:name="991,8" table:display="true" table:show-details="true"/>
                <table:data-pilot-member table:name="991,9" table:display="true" table:show-details="true"/>
                <table:data-pilot-member table:name="992" table:display="true" table:show-details="true"/>
                <table:data-pilot-member table:name="992,1" table:display="true" table:show-details="true"/>
                <table:data-pilot-member table:name="992,3" table:display="true" table:show-details="true"/>
                <table:data-pilot-member table:name="992,5" table:display="true" table:show-details="true"/>
                <table:data-pilot-member table:name="992,6" table:display="true" table:show-details="true"/>
                <table:data-pilot-member table:name="992,7" table:display="true" table:show-details="true"/>
                <table:data-pilot-member table:name="992,8" table:display="true" table:show-details="true"/>
                <table:data-pilot-member table:name="992,9" table:display="true" table:show-details="true"/>
                <table:data-pilot-member table:name="993" table:display="true" table:show-details="true"/>
                <table:data-pilot-member table:name="993,2" table:display="true" table:show-details="true"/>
                <table:data-pilot-member table:name="993,3" table:display="true" table:show-details="true"/>
                <table:data-pilot-member table:name="993,4" table:display="true" table:show-details="true"/>
                <table:data-pilot-member table:name="993,5" table:display="true" table:show-details="true"/>
                <table:data-pilot-member table:name="993,6" table:display="true" table:show-details="true"/>
                <table:data-pilot-member table:name="993,7" table:display="true" table:show-details="true"/>
                <table:data-pilot-member table:name="993,8" table:display="true" table:show-details="true"/>
                <table:data-pilot-member table:name="993,9" table:display="true" table:show-details="true"/>
                <table:data-pilot-member table:name="994" table:display="true" table:show-details="true"/>
                <table:data-pilot-member table:name="994,1" table:display="true" table:show-details="true"/>
                <table:data-pilot-member table:name="994,2" table:display="true" table:show-details="true"/>
                <table:data-pilot-member table:name="994,4" table:display="true" table:show-details="true"/>
                <table:data-pilot-member table:name="994,5" table:display="true" table:show-details="true"/>
                <table:data-pilot-member table:name="994,6" table:display="true" table:show-details="true"/>
                <table:data-pilot-member table:name="994,7" table:display="true" table:show-details="true"/>
                <table:data-pilot-member table:name="994,8" table:display="true" table:show-details="true"/>
                <table:data-pilot-member table:name="994,9" table:display="true" table:show-details="true"/>
                <table:data-pilot-member table:name="995" table:display="true" table:show-details="true"/>
                <table:data-pilot-member table:name="995,1" table:display="true" table:show-details="true"/>
                <table:data-pilot-member table:name="995,2" table:display="true" table:show-details="true"/>
                <table:data-pilot-member table:name="995,3" table:display="true" table:show-details="true"/>
                <table:data-pilot-member table:name="995,4" table:display="true" table:show-details="true"/>
                <table:data-pilot-member table:name="995,5" table:display="true" table:show-details="true"/>
                <table:data-pilot-member table:name="995,6" table:display="true" table:show-details="true"/>
                <table:data-pilot-member table:name="995,7" table:display="true" table:show-details="true"/>
                <table:data-pilot-member table:name="995,8" table:display="true" table:show-details="true"/>
                <table:data-pilot-member table:name="995,9" table:display="true" table:show-details="true"/>
                <table:data-pilot-member table:name="996" table:display="true" table:show-details="true"/>
                <table:data-pilot-member table:name="996,1" table:display="true" table:show-details="true"/>
                <table:data-pilot-member table:name="996,2" table:display="true" table:show-details="true"/>
                <table:data-pilot-member table:name="996,3" table:display="true" table:show-details="true"/>
                <table:data-pilot-member table:name="996,4" table:display="true" table:show-details="true"/>
                <table:data-pilot-member table:name="996,5" table:display="true" table:show-details="true"/>
                <table:data-pilot-member table:name="996,6" table:display="true" table:show-details="true"/>
                <table:data-pilot-member table:name="996,7" table:display="true" table:show-details="true"/>
                <table:data-pilot-member table:name="996,8" table:display="true" table:show-details="true"/>
                <table:data-pilot-member table:name="996,9" table:display="true" table:show-details="true"/>
                <table:data-pilot-member table:name="997" table:display="true" table:show-details="true"/>
                <table:data-pilot-member table:name="997,1" table:display="true" table:show-details="true"/>
                <table:data-pilot-member table:name="997,3" table:display="true" table:show-details="true"/>
                <table:data-pilot-member table:name="997,4" table:display="true" table:show-details="true"/>
                <table:data-pilot-member table:name="997,5" table:display="true" table:show-details="true"/>
                <table:data-pilot-member table:name="997,6" table:display="true" table:show-details="true"/>
                <table:data-pilot-member table:name="997,7" table:display="true" table:show-details="true"/>
                <table:data-pilot-member table:name="997,8" table:display="true" table:show-details="true"/>
                <table:data-pilot-member table:name="997,9" table:display="true" table:show-details="true"/>
                <table:data-pilot-member table:name="998" table:display="true" table:show-details="true"/>
                <table:data-pilot-member table:name="998,1" table:display="true" table:show-details="true"/>
                <table:data-pilot-member table:name="998,2" table:display="true" table:show-details="true"/>
                <table:data-pilot-member table:name="998,3" table:display="true" table:show-details="true"/>
                <table:data-pilot-member table:name="998,4" table:display="true" table:show-details="true"/>
                <table:data-pilot-member table:name="998,5" table:display="true" table:show-details="true"/>
                <table:data-pilot-member table:name="998,6" table:display="true" table:show-details="true"/>
                <table:data-pilot-member table:name="998,7" table:display="true" table:show-details="true"/>
                <table:data-pilot-member table:name="998,8" table:display="true" table:show-details="true"/>
                <table:data-pilot-member table:name="998,9" table:display="true" table:show-details="true"/>
                <table:data-pilot-member table:name="999" table:display="true" table:show-details="true"/>
                <table:data-pilot-member table:name="999,1" table:display="true" table:show-details="true"/>
                <table:data-pilot-member table:name="999,2" table:display="true" table:show-details="true"/>
                <table:data-pilot-member table:name="999,3" table:display="true" table:show-details="true"/>
                <table:data-pilot-member table:name="999,4" table:display="true" table:show-details="true"/>
                <table:data-pilot-member table:name="999,5" table:display="true" table:show-details="true"/>
                <table:data-pilot-member table:name="999,6" table:display="true" table:show-details="true"/>
                <table:data-pilot-member table:name="999,8" table:display="true" table:show-details="true"/>
                <table:data-pilot-member table:name="999,9" table:display="true" table:show-details="true"/>
                <table:data-pilot-member table:name="1000" table:display="true" table:show-details="true"/>
                <table:data-pilot-member table:name="1000,1" table:display="true" table:show-details="true"/>
                <table:data-pilot-member table:name="1000,2" table:display="true" table:show-details="true"/>
                <table:data-pilot-member table:name="1000,5" table:display="true" table:show-details="true"/>
                <table:data-pilot-member table:name="1000,6" table:display="true" table:show-details="true"/>
                <table:data-pilot-member table:name="1000,8" table:display="true" table:show-details="true"/>
                <table:data-pilot-member table:name="1001,1" table:display="true" table:show-details="true"/>
                <table:data-pilot-member table:name="1001,4" table:display="true" table:show-details="true"/>
                <table:data-pilot-member table:name="1001,5" table:display="true" table:show-details="true"/>
                <table:data-pilot-member table:name="1002,2" table:display="true" table:show-details="true"/>
                <table:data-pilot-member table:name="1002,5" table:display="true" table:show-details="true"/>
                <table:data-pilot-member table:name="1003" table:display="true" table:show-details="true"/>
                <table:data-pilot-member table:name="1003,2" table:display="true" table:show-details="true"/>
                <table:data-pilot-member table:name="1003,3" table:display="true" table:show-details="true"/>
                <table:data-pilot-member table:name="1003,6" table:display="true" table:show-details="true"/>
                <table:data-pilot-member table:name="1003,7" table:display="true" table:show-details="true"/>
                <table:data-pilot-member table:name="1003,8" table:display="true" table:show-details="true"/>
                <table:data-pilot-member table:name="1003,9" table:display="true" table:show-details="true"/>
                <table:data-pilot-member table:name="1004" table:display="true" table:show-details="true"/>
                <table:data-pilot-member table:name="1004,1" table:display="true" table:show-details="true"/>
                <table:data-pilot-member table:name="1004,2" table:display="true" table:show-details="true"/>
                <table:data-pilot-member table:name="1004,3" table:display="true" table:show-details="true"/>
                <table:data-pilot-member table:name="1004,4" table:display="true" table:show-details="true"/>
                <table:data-pilot-member table:name="1004,5" table:display="true" table:show-details="true"/>
                <table:data-pilot-member table:name="1004,6" table:display="true" table:show-details="true"/>
                <table:data-pilot-member table:name="1004,7" table:display="true" table:show-details="true"/>
                <table:data-pilot-member table:name="1004,8" table:display="true" table:show-details="true"/>
                <table:data-pilot-member table:name="1004,9" table:display="true" table:show-details="true"/>
                <table:data-pilot-member table:name="1005" table:display="true" table:show-details="true"/>
                <table:data-pilot-member table:name="1005,1" table:display="true" table:show-details="true"/>
                <table:data-pilot-member table:name="1005,2" table:display="true" table:show-details="true"/>
                <table:data-pilot-member table:name="1005,3" table:display="true" table:show-details="true"/>
                <table:data-pilot-member table:name="1005,4" table:display="true" table:show-details="true"/>
                <table:data-pilot-member table:name="1005,5" table:display="true" table:show-details="true"/>
                <table:data-pilot-member table:name="1005,6" table:display="true" table:show-details="true"/>
                <table:data-pilot-member table:name="1005,7" table:display="true" table:show-details="true"/>
                <table:data-pilot-member table:name="1005,8" table:display="true" table:show-details="true"/>
                <table:data-pilot-member table:name="1005,9" table:display="true" table:show-details="true"/>
                <table:data-pilot-member table:name="1006" table:display="true" table:show-details="true"/>
                <table:data-pilot-member table:name="1006,1" table:display="true" table:show-details="true"/>
                <table:data-pilot-member table:name="1006,2" table:display="true" table:show-details="true"/>
                <table:data-pilot-member table:name="1006,3" table:display="true" table:show-details="true"/>
                <table:data-pilot-member table:name="1006,4" table:display="true" table:show-details="true"/>
                <table:data-pilot-member table:name="1006,5" table:display="true" table:show-details="true"/>
                <table:data-pilot-member table:name="1006,6" table:display="true" table:show-details="true"/>
                <table:data-pilot-member table:name="1006,7" table:display="true" table:show-details="true"/>
                <table:data-pilot-member table:name="1006,8" table:display="true" table:show-details="true"/>
                <table:data-pilot-member table:name="1006,9" table:display="true" table:show-details="true"/>
                <table:data-pilot-member table:name="1007" table:display="true" table:show-details="true"/>
                <table:data-pilot-member table:name="1007,1" table:display="true" table:show-details="true"/>
                <table:data-pilot-member table:name="1007,2" table:display="true" table:show-details="true"/>
                <table:data-pilot-member table:name="1007,3" table:display="true" table:show-details="true"/>
                <table:data-pilot-member table:name="1007,4" table:display="true" table:show-details="true"/>
                <table:data-pilot-member table:name="1007,5" table:display="true" table:show-details="true"/>
                <table:data-pilot-member table:name="1007,6" table:display="true" table:show-details="true"/>
                <table:data-pilot-member table:name="1007,7" table:display="true" table:show-details="true"/>
                <table:data-pilot-member table:name="1007,8" table:display="true" table:show-details="true"/>
                <table:data-pilot-member table:name="1007,9" table:display="true" table:show-details="true"/>
                <table:data-pilot-member table:name="1008" table:display="true" table:show-details="true"/>
                <table:data-pilot-member table:name="1008,1" table:display="true" table:show-details="true"/>
                <table:data-pilot-member table:name="1008,2" table:display="true" table:show-details="true"/>
                <table:data-pilot-member table:name="1008,3" table:display="true" table:show-details="true"/>
                <table:data-pilot-member table:name="1008,4" table:display="true" table:show-details="true"/>
                <table:data-pilot-member table:name="1008,5" table:display="true" table:show-details="true"/>
                <table:data-pilot-member table:name="1008,6" table:display="true" table:show-details="true"/>
                <table:data-pilot-member table:name="1008,7" table:display="true" table:show-details="true"/>
                <table:data-pilot-member table:name="1008,8" table:display="true" table:show-details="true"/>
                <table:data-pilot-member table:name="1008,9" table:display="true" table:show-details="true"/>
                <table:data-pilot-member table:name="1009" table:display="true" table:show-details="true"/>
                <table:data-pilot-member table:name="1009,1" table:display="true" table:show-details="true"/>
                <table:data-pilot-member table:name="1009,2" table:display="true" table:show-details="true"/>
                <table:data-pilot-member table:name="1009,3" table:display="true" table:show-details="true"/>
                <table:data-pilot-member table:name="1009,4" table:display="true" table:show-details="true"/>
                <table:data-pilot-member table:name="1009,5" table:display="true" table:show-details="true"/>
                <table:data-pilot-member table:name="1009,6" table:display="true" table:show-details="true"/>
                <table:data-pilot-member table:name="1009,7" table:display="true" table:show-details="true"/>
                <table:data-pilot-member table:name="1009,8" table:display="true" table:show-details="true"/>
                <table:data-pilot-member table:name="1009,9" table:display="true" table:show-details="true"/>
                <table:data-pilot-member table:name="1010" table:display="true" table:show-details="true"/>
                <table:data-pilot-member table:name="1010,1" table:display="true" table:show-details="true"/>
                <table:data-pilot-member table:name="1010,2" table:display="true" table:show-details="true"/>
                <table:data-pilot-member table:name="1010,3" table:display="true" table:show-details="true"/>
                <table:data-pilot-member table:name="1010,4" table:display="true" table:show-details="true"/>
                <table:data-pilot-member table:name="1010,5" table:display="true" table:show-details="true"/>
                <table:data-pilot-member table:name="1010,6" table:display="true" table:show-details="true"/>
                <table:data-pilot-member table:name="1010,7" table:display="true" table:show-details="true"/>
                <table:data-pilot-member table:name="1010,8" table:display="true" table:show-details="true"/>
                <table:data-pilot-member table:name="1010,9" table:display="true" table:show-details="true"/>
                <table:data-pilot-member table:name="1011" table:display="true" table:show-details="true"/>
                <table:data-pilot-member table:name="1011,1" table:display="true" table:show-details="true"/>
                <table:data-pilot-member table:name="1011,2" table:display="true" table:show-details="true"/>
                <table:data-pilot-member table:name="1011,3" table:display="true" table:show-details="true"/>
                <table:data-pilot-member table:name="1011,4" table:display="true" table:show-details="true"/>
                <table:data-pilot-member table:name="1011,5" table:display="true" table:show-details="true"/>
                <table:data-pilot-member table:name="1011,6" table:display="true" table:show-details="true"/>
                <table:data-pilot-member table:name="1011,7" table:display="true" table:show-details="true"/>
                <table:data-pilot-member table:name="1011,8" table:display="true" table:show-details="true"/>
                <table:data-pilot-member table:name="1011,9" table:display="true" table:show-details="true"/>
                <table:data-pilot-member table:name="1012" table:display="true" table:show-details="true"/>
                <table:data-pilot-member table:name="1012,1" table:display="true" table:show-details="true"/>
                <table:data-pilot-member table:name="1012,2" table:display="true" table:show-details="true"/>
                <table:data-pilot-member table:name="1012,3" table:display="true" table:show-details="true"/>
                <table:data-pilot-member table:name="1012,4" table:display="true" table:show-details="true"/>
                <table:data-pilot-member table:name="1012,5" table:display="true" table:show-details="true"/>
                <table:data-pilot-member table:name="1012,6" table:display="true" table:show-details="true"/>
                <table:data-pilot-member table:name="1012,7" table:display="true" table:show-details="true"/>
                <table:data-pilot-member table:name="1012,8" table:display="true" table:show-details="true"/>
                <table:data-pilot-member table:name="1012,9" table:display="true" table:show-details="true"/>
                <table:data-pilot-member table:name="1013" table:display="true" table:show-details="true"/>
                <table:data-pilot-member table:name="1013,1" table:display="true" table:show-details="true"/>
                <table:data-pilot-member table:name="1013,2" table:display="true" table:show-details="true"/>
                <table:data-pilot-member table:name="1013,3" table:display="true" table:show-details="true"/>
                <table:data-pilot-member table:name="1013,4" table:display="true" table:show-details="true"/>
                <table:data-pilot-member table:name="1013,5" table:display="true" table:show-details="true"/>
                <table:data-pilot-member table:name="1013,6" table:display="true" table:show-details="true"/>
                <table:data-pilot-member table:name="1013,7" table:display="true" table:show-details="true"/>
                <table:data-pilot-member table:name="1013,8" table:display="true" table:show-details="true"/>
                <table:data-pilot-member table:name="1013,9" table:display="true" table:show-details="true"/>
                <table:data-pilot-member table:name="1014" table:display="true" table:show-details="true"/>
                <table:data-pilot-member table:name="1014,1" table:display="true" table:show-details="true"/>
                <table:data-pilot-member table:name="1014,3" table:display="true" table:show-details="true"/>
                <table:data-pilot-member table:name="1014,4" table:display="true" table:show-details="true"/>
                <table:data-pilot-member table:name="1014,5" table:display="true" table:show-details="true"/>
                <table:data-pilot-member table:name="1014,7" table:display="true" table:show-details="true"/>
                <table:data-pilot-member table:name="1014,8" table:display="true" table:show-details="true"/>
                <table:data-pilot-member table:name="1014,9" table:display="true" table:show-details="true"/>
                <table:data-pilot-member table:name="1015" table:display="true" table:show-details="true"/>
                <table:data-pilot-member table:name="1015,1" table:display="true" table:show-details="true"/>
                <table:data-pilot-member table:name="1015,2" table:display="true" table:show-details="true"/>
                <table:data-pilot-member table:name="1015,3" table:display="true" table:show-details="true"/>
                <table:data-pilot-member table:name="1015,5" table:display="true" table:show-details="true"/>
                <table:data-pilot-member table:name="1015,6" table:display="true" table:show-details="true"/>
                <table:data-pilot-member table:name="1015,7" table:display="true" table:show-details="true"/>
                <table:data-pilot-member table:name="1016" table:display="true" table:show-details="true"/>
                <table:data-pilot-member table:name="1016,3" table:display="true" table:show-details="true"/>
                <table:data-pilot-member table:name="1016,6" table:display="true" table:show-details="true"/>
                <table:data-pilot-member table:name="1016,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3T12:07:15.785406850</dc:date>
    <meta:editing-duration>PT7M43S</meta:editing-duration>
    <meta:editing-cycles>1</meta:editing-cycles>
    <meta:document-statistic meta:table-count="3" meta:cell-count="1231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80" chart:interval-major="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1.357cm" svg:height="17.187cm" xlink:href=".." xlink:type="simple" chart:class="chart:line" chart:style-name="ch1">
        <chart:title svg:x="12.495cm" svg:y="0.365cm" chart:style-name="ch2">
          <text:p>Variação de pressão em relação a chuva, considerando horário e duração</text:p>
        </chart:title>
        <chart:legend chart:legend-position="end" svg:x="38.286cm" svg:y="7.992cm" style:legend-expansion="custom" chartooo:width="1.981cm" chartooo:height="1.096cm" style:legend-expansion-aspect-ratio="1.80748175182482" chart:style-name="ch3"/>
        <chart:plot-area chart:style-name="ch4" table:cell-range-address="'Tabela dinâmica_tratado_1'.A2:'Tabela dinâmica_tratado_1'.A2 'Tabela dinâmica_tratado_1'.A3:'Tabela dinâmica_tratado_1'.F435 'Tabela dinâmica_tratado_1'.D2:'Tabela dinâmica_tratado_1'.F2" chart:data-source-has-labels="both" svg:x="2.066cm" svg:y="1.079cm" svg:width="35.795cm" svg:height="14.665cm">
          <chartooo:coordinate-region svg:x="3.058cm" svg:y="1.278cm" svg:width="33.811cm" svg:height="13.023cm"/>
          <chart:axis chart:dimension="x" chart:name="primary-x" chart:style-name="ch5" chartooo:axis-type="auto">
            <chartooo:date-scale/>
            <chart:title svg:x="18.239cm" svg:y="16.087cm" chart:style-name="ch6">
              <text:p>Local, horário, duração</text:p>
            </chart:title>
            <chart:categories table:cell-range-address="'Tabela dinâmica_tratado_1'.A3:'Tabela dinâmica_tratado_1'.C435"/>
          </chart:axis>
          <chart:axis chart:dimension="y" chart:name="primary-y" chart:style-name="ch7">
            <chart:title svg:x="0.679cm" svg:y="9.593cm" chart:style-name="ch8">
              <text:p>Pressão (mBar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Tabela dinâmica_tratado_1'.D3:'Tabela dinâmica_tratado_1'.D435" chart:label-cell-address="'Tabela dinâmica_tratado_1'.D2:'Tabela dinâmica_tratado_1'.D2" chart:class="chart:line">
            <chart:data-point chart:repeated="433"/>
          </chart:series>
          <chart:series chart:attached-axis="primary-y" chart:style-name="ch12" chart:values-cell-range-address="'Tabela dinâmica_tratado_1'.E3:'Tabela dinâmica_tratado_1'.E435" chart:label-cell-address="'Tabela dinâmica_tratado_1'.E2:'Tabela dinâmica_tratado_1'.E2" chart:class="chart:line">
            <chart:data-point chart:repeated="433"/>
          </chart:series>
          <chart:series chart:attached-axis="primary-y" chart:style-name="ch13" chart:values-cell-range-address="'Tabela dinâmica_tratado_1'.F3:'Tabela dinâmica_tratado_1'.F435" chart:label-cell-address="'Tabela dinâmica_tratado_1'.F2:'Tabela dinâmica_tratado_1'.F2" chart:class="chart:line">
            <chart:data-point chart:repeated="4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- antes</text:p>
                <draw:g>
                  <svg:desc>'Tabela dinâmica_tratado_1'.D2:'Tabela dinâmica_tratado_1'.D2</svg:desc>
                </draw:g>
              </table:table-cell>
              <table:table-cell office:value-type="string">
                <text:p>Média - durante </text:p>
                <draw:g>
                  <svg:desc>'Tabela dinâmica_tratado_1'.E2:'Tabela dinâmica_tratado_1'.E2</svg:desc>
                </draw:g>
              </table:table-cell>
              <table:table-cell office:value-type="string">
                <text:p>Média - depois</text:p>
                <draw:g>
                  <svg:desc>'Tabela dinâmica_tratado_1'.F2:'Tabela dinâmica_tratado_1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ODI 0 1</text:p>
                <text:list>
                  <text:list-item>
                    <text:p>APODI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Tabela dinâmica_tratado_1'.A3:'Tabela dinâmica_tratado_1'.C435</svg:desc>
                </draw:g>
              </table:table-cell>
              <table:table-cell office:value-type="float" office:value="998.35">
                <text:p>998.35</text:p>
                <draw:g>
                  <svg:desc>'Tabela dinâmica_tratado_1'.D3:'Tabela dinâmica_tratado_1'.D435</svg:desc>
                </draw:g>
              </table:table-cell>
              <table:table-cell office:value-type="float" office:value="999.05">
                <text:p>999.05</text:p>
                <draw:g>
                  <svg:desc>'Tabela dinâmica_tratado_1'.E3:'Tabela dinâmica_tratado_1'.E435</svg:desc>
                </draw:g>
              </table:table-cell>
              <table:table-cell office:value-type="float" office:value="998.733333333333">
                <text:p>998.733333333333</text:p>
                <draw:g>
                  <svg:desc>'Tabela dinâmica_tratado_1'.F3:'Tabela dinâmica_tratado_1'.F435</svg:desc>
                </draw:g>
              </table:table-cell>
            </table:table-row>
            <table:table-row>
              <table:table-cell office:value-type="string">
                <text:p>APODI 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9">
                <text:p>997.9</text:p>
              </table:table-cell>
              <table:table-cell office:value-type="float" office:value="998.7">
                <text:p>998.7</text:p>
              </table:table-cell>
              <table:table-cell office:value-type="float" office:value="998.6">
                <text:p>998.6</text:p>
              </table:table-cell>
            </table:table-row>
            <table:table-row>
              <table:table-cell office:value-type="string">
                <text:p>APODI 0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5">
                <text:p>998.5</text:p>
              </table:table-cell>
              <table:table-cell office:value-type="float" office:value="1000.3">
                <text:p>1000.3</text:p>
              </table:table-cell>
              <table:table-cell office:value-type="float" office:value="1000.1">
                <text:p>1000.1</text:p>
              </table:table-cell>
            </table:table-row>
            <table:table-row>
              <table:table-cell office:value-type="string">
                <text:p>APODI 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875">
                <text:p>997.875</text:p>
              </table:table-cell>
              <table:table-cell office:value-type="float" office:value="999.55">
                <text:p>999.55</text:p>
              </table:table-cell>
              <table:table-cell office:value-type="float" office:value="998.525">
                <text:p>998.525</text:p>
              </table:table-cell>
            </table:table-row>
            <table:table-row>
              <table:table-cell office:value-type="string">
                <text:p>APODI 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">
                <text:p>996</text:p>
              </table:table-cell>
              <table:table-cell office:value-type="float" office:value="1000.25">
                <text:p>1000.25</text:p>
              </table:table-cell>
              <table:table-cell office:value-type="float" office:value="998.4">
                <text:p>998.4</text:p>
              </table:table-cell>
            </table:table-row>
            <table:table-row>
              <table:table-cell office:value-type="string">
                <text:p>APODI 1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9">
                <text:p>998.9</text:p>
              </table:table-cell>
              <table:table-cell office:value-type="float" office:value="998.85">
                <text:p>998.85</text:p>
              </table:table-cell>
              <table:table-cell office:value-type="float" office:value="997.65">
                <text:p>997.65</text:p>
              </table:table-cell>
            </table:table-row>
            <table:table-row>
              <table:table-cell office:value-type="string">
                <text:p>APODI 1 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6">
                <text:p>997.6</text:p>
              </table:table-cell>
              <table:table-cell office:value-type="float" office:value="997.583">
                <text:p>997.583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APODI 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0.35">
                <text:p>1000.35</text:p>
              </table:table-cell>
              <table:table-cell office:value-type="float" office:value="1000.45">
                <text:p>1000.45</text:p>
              </table:table-cell>
              <table:table-cell office:value-type="float" office:value="999.95">
                <text:p>999.95</text:p>
              </table:table-cell>
            </table:table-row>
            <table:table-row>
              <table:table-cell office:value-type="string">
                <text:p>APODI 2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15">
                <text:p>998.15</text:p>
              </table:table-cell>
              <table:table-cell office:value-type="float" office:value="998.35">
                <text:p>998.35</text:p>
              </table:table-cell>
              <table:table-cell office:value-type="float" office:value="997.45">
                <text:p>997.45</text:p>
              </table:table-cell>
            </table:table-row>
            <table:table-row>
              <table:table-cell office:value-type="string">
                <text:p>APODI 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15">
                <text:p>999.15</text:p>
              </table:table-cell>
              <table:table-cell office:value-type="float" office:value="998.725">
                <text:p>998.725</text:p>
              </table:table-cell>
              <table:table-cell office:value-type="float" office:value="998.525">
                <text:p>998.525</text:p>
              </table:table-cell>
            </table:table-row>
            <table:table-row>
              <table:table-cell office:value-type="string">
                <text:p>APODI 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8">
                <text:p>999.8</text:p>
              </table:table-cell>
              <table:table-cell office:value-type="float" office:value="999.55">
                <text:p>999.55</text:p>
              </table:table-cell>
              <table:table-cell office:value-type="float" office:value="998.5">
                <text:p>998.5</text:p>
              </table:table-cell>
            </table:table-row>
            <table:table-row>
              <table:table-cell office:value-type="string">
                <text:p>APODI 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75">
                <text:p>997.75</text:p>
              </table:table-cell>
              <table:table-cell office:value-type="float" office:value="997.4">
                <text:p>997.4</text:p>
              </table:table-cell>
              <table:table-cell office:value-type="float" office:value="997.05">
                <text:p>997.05</text:p>
              </table:table-cell>
            </table:table-row>
            <table:table-row>
              <table:table-cell office:value-type="string">
                <text:p>APODI 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766666666667">
                <text:p>997.766666666667</text:p>
              </table:table-cell>
              <table:table-cell office:value-type="float" office:value="997.233333333333">
                <text:p>997.233333333333</text:p>
              </table:table-cell>
              <table:table-cell office:value-type="float" office:value="997.1">
                <text:p>997.1</text:p>
              </table:table-cell>
            </table:table-row>
            <table:table-row>
              <table:table-cell office:value-type="string">
                <text:p>APODI 6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85">
                <text:p>997.85</text:p>
              </table:table-cell>
              <table:table-cell office:value-type="float" office:value="997.75">
                <text:p>997.75</text:p>
              </table:table-cell>
              <table:table-cell office:value-type="float" office:value="997.8">
                <text:p>997.8</text:p>
              </table:table-cell>
            </table:table-row>
            <table:table-row>
              <table:table-cell office:value-type="string">
                <text:p>APODI 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8">
                <text:p>996.8</text:p>
              </table:table-cell>
              <table:table-cell office:value-type="float" office:value="997.1">
                <text:p>997.1</text:p>
              </table:table-cell>
              <table:table-cell office:value-type="float" office:value="997.8">
                <text:p>997.8</text:p>
              </table:table-cell>
            </table:table-row>
            <table:table-row>
              <table:table-cell office:value-type="string">
                <text:p>APODI 7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5">
                <text:p>998.5</text:p>
              </table:table-cell>
              <table:table-cell office:value-type="float" office:value="999.25">
                <text:p>999.25</text:p>
              </table:table-cell>
              <table:table-cell office:value-type="float" office:value="999.9">
                <text:p>999.9</text:p>
              </table:table-cell>
            </table:table-row>
            <table:table-row>
              <table:table-cell office:value-type="string">
                <text:p>APODI 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85">
                <text:p>997.85</text:p>
              </table:table-cell>
              <table:table-cell office:value-type="float" office:value="998.1">
                <text:p>998.1</text:p>
              </table:table-cell>
              <table:table-cell office:value-type="float" office:value="998.65">
                <text:p>998.65</text:p>
              </table:table-cell>
            </table:table-row>
            <table:table-row>
              <table:table-cell office:value-type="string">
                <text:p>APODI 8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5">
                <text:p>995.5</text:p>
              </table:table-cell>
              <table:table-cell office:value-type="float" office:value="996.45">
                <text:p>996.45</text:p>
              </table:table-cell>
              <table:table-cell office:value-type="float" office:value="997.5">
                <text:p>997.5</text:p>
              </table:table-cell>
            </table:table-row>
            <table:table-row>
              <table:table-cell office:value-type="string">
                <text:p>APODI 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75">
                <text:p>996.75</text:p>
              </table:table-cell>
              <table:table-cell office:value-type="float" office:value="996.3">
                <text:p>996.3</text:p>
              </table:table-cell>
              <table:table-cell office:value-type="float" office:value="997.8">
                <text:p>997.8</text:p>
              </table:table-cell>
            </table:table-row>
            <table:table-row>
              <table:table-cell office:value-type="string">
                <text:p>APODI 9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2">
                <text:p>998.2</text:p>
              </table:table-cell>
              <table:table-cell office:value-type="float" office:value="999.233">
                <text:p>999.233</text:p>
              </table:table-cell>
              <table:table-cell office:value-type="float" office:value="999.9">
                <text:p>999.9</text:p>
              </table:table-cell>
            </table:table-row>
            <table:table-row>
              <table:table-cell office:value-type="string">
                <text:p>APODI 1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5">
                <text:p>998.5</text:p>
              </table:table-cell>
              <table:table-cell office:value-type="float" office:value="999.1">
                <text:p>999.1</text:p>
              </table:table-cell>
              <table:table-cell office:value-type="float" office:value="998.9">
                <text:p>998.9</text:p>
              </table:table-cell>
            </table:table-row>
            <table:table-row>
              <table:table-cell office:value-type="string">
                <text:p>APODI 1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25">
                <text:p>998.25</text:p>
              </table:table-cell>
              <table:table-cell office:value-type="float" office:value="999.55">
                <text:p>999.55</text:p>
              </table:table-cell>
              <table:table-cell office:value-type="float" office:value="998.95">
                <text:p>998.95</text:p>
              </table:table-cell>
            </table:table-row>
            <table:table-row>
              <table:table-cell office:value-type="string">
                <text:p>APODI 1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1.9">
                <text:p>1001.9</text:p>
              </table:table-cell>
              <table:table-cell office:value-type="float" office:value="1001.5">
                <text:p>1001.5</text:p>
              </table:table-cell>
              <table:table-cell office:value-type="float" office:value="1000.5">
                <text:p>1000.5</text:p>
              </table:table-cell>
            </table:table-row>
            <table:table-row>
              <table:table-cell office:value-type="string">
                <text:p>APODI 1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542857142857">
                <text:p>998.542857142857</text:p>
              </table:table-cell>
              <table:table-cell office:value-type="float" office:value="997.6">
                <text:p>997.6</text:p>
              </table:table-cell>
              <table:table-cell office:value-type="float" office:value="996.485714285714">
                <text:p>996.485714285714</text:p>
              </table:table-cell>
            </table:table-row>
            <table:table-row>
              <table:table-cell office:value-type="string">
                <text:p>APODI 16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766666666667">
                <text:p>999.766666666667</text:p>
              </table:table-cell>
              <table:table-cell office:value-type="float" office:value="995.933333333333">
                <text:p>995.933333333333</text:p>
              </table:table-cell>
              <table:table-cell office:value-type="float" office:value="996.866666666667">
                <text:p>996.866666666667</text:p>
              </table:table-cell>
            </table:table-row>
            <table:table-row>
              <table:table-cell office:value-type="string">
                <text:p>APODI 16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0.5">
                <text:p>1000.5</text:p>
              </table:table-cell>
              <table:table-cell office:value-type="float" office:value="999.15">
                <text:p>999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APODI 1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266666666667">
                <text:p>997.266666666667</text:p>
              </table:table-cell>
              <table:table-cell office:value-type="float" office:value="996.15">
                <text:p>996.15</text:p>
              </table:table-cell>
              <table:table-cell office:value-type="float" office:value="996.716666666667">
                <text:p>996.716666666667</text:p>
              </table:table-cell>
            </table:table-row>
            <table:table-row>
              <table:table-cell office:value-type="string">
                <text:p>APODI 17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9">
                <text:p>998.9</text:p>
              </table:table-cell>
              <table:table-cell office:value-type="float" office:value="999.5">
                <text:p>999.5</text:p>
              </table:table-cell>
              <table:table-cell office:value-type="float" office:value="999.5">
                <text:p>999.5</text:p>
              </table:table-cell>
            </table:table-row>
            <table:table-row>
              <table:table-cell office:value-type="string">
                <text:p>APODI 17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4">
                <text:p>998.4</text:p>
              </table:table-cell>
              <table:table-cell office:value-type="float" office:value="998.267">
                <text:p>998.267</text:p>
              </table:table-cell>
              <table:table-cell office:value-type="float" office:value="998.2">
                <text:p>998.2</text:p>
              </table:table-cell>
            </table:table-row>
            <table:table-row>
              <table:table-cell office:value-type="string">
                <text:p>APODI 1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01">
                <text:p>995.01</text:p>
              </table:table-cell>
              <table:table-cell office:value-type="float" office:value="993.97">
                <text:p>993.97</text:p>
              </table:table-cell>
              <table:table-cell office:value-type="float" office:value="997.37">
                <text:p>997.37</text:p>
              </table:table-cell>
            </table:table-row>
            <table:table-row>
              <table:table-cell office:value-type="string">
                <text:p>APODI 18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142857142857">
                <text:p>996.142857142857</text:p>
              </table:table-cell>
              <table:table-cell office:value-type="float" office:value="996.428571428571">
                <text:p>996.428571428571</text:p>
              </table:table-cell>
              <table:table-cell office:value-type="float" office:value="996.771428571429">
                <text:p>996.771428571429</text:p>
              </table:table-cell>
            </table:table-row>
            <table:table-row>
              <table:table-cell office:value-type="string">
                <text:p>APODI 1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375">
                <text:p>995.375</text:p>
              </table:table-cell>
              <table:table-cell office:value-type="float" office:value="995.966666666667">
                <text:p>995.966666666667</text:p>
              </table:table-cell>
              <table:table-cell office:value-type="float" office:value="997.425">
                <text:p>997.425</text:p>
              </table:table-cell>
            </table:table-row>
            <table:table-row>
              <table:table-cell office:value-type="string">
                <text:p>APODI 19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2">
                <text:p>997.2</text:p>
              </table:table-cell>
              <table:table-cell office:value-type="float" office:value="996.233333333334">
                <text:p>996.233333333334</text:p>
              </table:table-cell>
              <table:table-cell office:value-type="float" office:value="999.533333333333">
                <text:p>999.533333333333</text:p>
              </table:table-cell>
            </table:table-row>
            <table:table-row>
              <table:table-cell office:value-type="string">
                <text:p>APODI 19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2.7">
                <text:p>992.7</text:p>
              </table:table-cell>
              <table:table-cell office:value-type="float" office:value="994.5">
                <text:p>994.5</text:p>
              </table:table-cell>
              <table:table-cell office:value-type="float" office:value="998.6">
                <text:p>998.6</text:p>
              </table:table-cell>
            </table:table-row>
            <table:table-row>
              <table:table-cell office:value-type="string">
                <text:p>APODI 2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25625">
                <text:p>995.25625</text:p>
              </table:table-cell>
              <table:table-cell office:value-type="float" office:value="996.33125">
                <text:p>996.33125</text:p>
              </table:table-cell>
              <table:table-cell office:value-type="float" office:value="997.575">
                <text:p>997.575</text:p>
              </table:table-cell>
            </table:table-row>
            <table:table-row>
              <table:table-cell office:value-type="string">
                <text:p>APODI 2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4.5">
                <text:p>994.5</text:p>
              </table:table-cell>
              <table:table-cell office:value-type="float" office:value="995.875">
                <text:p>995.87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APODI 20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3">
                <text:p>999.3</text:p>
              </table:table-cell>
              <table:table-cell office:value-type="float" office:value="1000.57">
                <text:p>1000.57</text:p>
              </table:table-cell>
              <table:table-cell office:value-type="float" office:value="1001.5">
                <text:p>1001.5</text:p>
              </table:table-cell>
            </table:table-row>
            <table:table-row>
              <table:table-cell office:value-type="string">
                <text:p>APODI 20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7">
                <text:p>996.7</text:p>
              </table:table-cell>
              <table:table-cell office:value-type="float" office:value="999.15">
                <text:p>999.15</text:p>
              </table:table-cell>
              <table:table-cell office:value-type="float" office:value="1000.1">
                <text:p>1000.1</text:p>
              </table:table-cell>
            </table:table-row>
            <table:table-row>
              <table:table-cell office:value-type="string">
                <text:p>APODI 2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226666666667">
                <text:p>996.226666666667</text:p>
              </table:table-cell>
              <table:table-cell office:value-type="float" office:value="997.12">
                <text:p>997.12</text:p>
              </table:table-cell>
              <table:table-cell office:value-type="float" office:value="998.006666666667">
                <text:p>998.006666666667</text:p>
              </table:table-cell>
            </table:table-row>
            <table:table-row>
              <table:table-cell office:value-type="string">
                <text:p>APODI 2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5">
                <text:p>995.5</text:p>
              </table:table-cell>
              <table:table-cell office:value-type="float" office:value="997.11">
                <text:p>997.11</text:p>
              </table:table-cell>
              <table:table-cell office:value-type="float" office:value="998.18">
                <text:p>998.18</text:p>
              </table:table-cell>
            </table:table-row>
            <table:table-row>
              <table:table-cell office:value-type="string">
                <text:p>APODI 21 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">
                <text:p>996</text:p>
              </table:table-cell>
              <table:table-cell office:value-type="float" office:value="998.186">
                <text:p>998.186</text:p>
              </table:table-cell>
              <table:table-cell office:value-type="float" office:value="998.2">
                <text:p>998.2</text:p>
              </table:table-cell>
            </table:table-row>
            <table:table-row>
              <table:table-cell office:value-type="string">
                <text:p>APODI 2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3">
                <text:p>996.3</text:p>
              </table:table-cell>
              <table:table-cell office:value-type="float" office:value="997.3">
                <text:p>997.3</text:p>
              </table:table-cell>
              <table:table-cell office:value-type="float" office:value="998.627272727273">
                <text:p>998.627272727273</text:p>
              </table:table-cell>
            </table:table-row>
            <table:table-row>
              <table:table-cell office:value-type="string">
                <text:p>APODI 22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75">
                <text:p>996.75</text:p>
              </table:table-cell>
              <table:table-cell office:value-type="float" office:value="997.85">
                <text:p>997.85</text:p>
              </table:table-cell>
              <table:table-cell office:value-type="float" office:value="998.6">
                <text:p>998.6</text:p>
              </table:table-cell>
            </table:table-row>
            <table:table-row>
              <table:table-cell office:value-type="string">
                <text:p>APODI 22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25">
                <text:p>997.25</text:p>
              </table:table-cell>
              <table:table-cell office:value-type="float" office:value="998.8335">
                <text:p>998.8335</text:p>
              </table:table-cell>
              <table:table-cell office:value-type="float" office:value="999.15">
                <text:p>999.15</text:p>
              </table:table-cell>
            </table:table-row>
            <table:table-row>
              <table:table-cell office:value-type="string">
                <text:p>APODI 2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175">
                <text:p>996.175</text:p>
              </table:table-cell>
              <table:table-cell office:value-type="float" office:value="998.4375">
                <text:p>998.4375</text:p>
              </table:table-cell>
              <table:table-cell office:value-type="float" office:value="998.65">
                <text:p>998.65</text:p>
              </table:table-cell>
            </table:table-row>
            <table:table-row>
              <table:table-cell office:value-type="string">
                <text:p>APODI 2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5">
                <text:p>997.5</text:p>
              </table:table-cell>
              <table:table-cell office:value-type="float" office:value="998.8">
                <text:p>998.8</text:p>
              </table:table-cell>
              <table:table-cell office:value-type="float" office:value="998.5">
                <text:p>998.5</text:p>
              </table:table-cell>
            </table:table-row>
            <table:table-row>
              <table:table-cell office:value-type="string">
                <text:p>APODI 23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7">
                <text:p>998.7</text:p>
              </table:table-cell>
              <table:table-cell office:value-type="float" office:value="998.65">
                <text:p>998.65</text:p>
              </table:table-cell>
              <table:table-cell office:value-type="float" office:value="998.2">
                <text:p>998.2</text:p>
              </table:table-cell>
            </table:table-row>
            <table:table-row>
              <table:table-cell office:value-type="string">
                <text:p>CAICO 0 3</text:p>
                <text:list>
                  <text:list-item>
                    <text:p>CAICO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4">
                <text:p>995.4</text:p>
              </table:table-cell>
              <table:table-cell office:value-type="float" office:value="993.5">
                <text:p>993.5</text:p>
              </table:table-cell>
              <table:table-cell office:value-type="float" office:value="993.7">
                <text:p>993.7</text:p>
              </table:table-cell>
            </table:table-row>
            <table:table-row>
              <table:table-cell office:value-type="string">
                <text:p>CAICO 0 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3.2">
                <text:p>993.2</text:p>
              </table:table-cell>
              <table:table-cell office:value-type="float" office:value="993.136">
                <text:p>993.136</text:p>
              </table:table-cell>
              <table:table-cell office:value-type="float" office:value="992.9">
                <text:p>992.9</text:p>
              </table:table-cell>
            </table:table-row>
            <table:table-row>
              <table:table-cell office:value-type="string">
                <text:p>CAICO 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2">
                <text:p>992</text:p>
              </table:table-cell>
              <table:table-cell office:value-type="float" office:value="994.033333333333">
                <text:p>994.033333333333</text:p>
              </table:table-cell>
              <table:table-cell office:value-type="float" office:value="993.233333333333">
                <text:p>993.233333333333</text:p>
              </table:table-cell>
            </table:table-row>
            <table:table-row>
              <table:table-cell office:value-type="string">
                <text:p>CAICO 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5">
                <text:p>990.5</text:p>
              </table:table-cell>
              <table:table-cell office:value-type="float" office:value="994.5">
                <text:p>994.5</text:p>
              </table:table-cell>
              <table:table-cell office:value-type="float" office:value="993.2">
                <text:p>993.2</text:p>
              </table:table-cell>
            </table:table-row>
            <table:table-row>
              <table:table-cell office:value-type="string">
                <text:p>CAICO 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4.2">
                <text:p>994.2</text:p>
              </table:table-cell>
              <table:table-cell office:value-type="float" office:value="993.8">
                <text:p>993.8</text:p>
              </table:table-cell>
              <table:table-cell office:value-type="float" office:value="993.4">
                <text:p>993.4</text:p>
              </table:table-cell>
            </table:table-row>
            <table:table-row>
              <table:table-cell office:value-type="string">
                <text:p>CAICO 9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3.7">
                <text:p>993.7</text:p>
              </table:table-cell>
              <table:table-cell office:value-type="float" office:value="994.85">
                <text:p>994.85</text:p>
              </table:table-cell>
              <table:table-cell office:value-type="float" office:value="996.6">
                <text:p>996.6</text:p>
              </table:table-cell>
            </table:table-row>
            <table:table-row>
              <table:table-cell office:value-type="string">
                <text:p>CAICO 10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4">
                <text:p>990.4</text:p>
              </table:table-cell>
              <table:table-cell office:value-type="float" office:value="993.567">
                <text:p>993.567</text:p>
              </table:table-cell>
              <table:table-cell office:value-type="float" office:value="993.9">
                <text:p>993.9</text:p>
              </table:table-cell>
            </table:table-row>
            <table:table-row>
              <table:table-cell office:value-type="string">
                <text:p>CAICO 1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6">
                <text:p>996.6</text:p>
              </table:table-cell>
              <table:table-cell office:value-type="float" office:value="996.9">
                <text:p>996.9</text:p>
              </table:table-cell>
              <table:table-cell office:value-type="float" office:value="996.6">
                <text:p>996.6</text:p>
              </table:table-cell>
            </table:table-row>
            <table:table-row>
              <table:table-cell office:value-type="string">
                <text:p>CAICO 1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4">
                <text:p>996.4</text:p>
              </table:table-cell>
              <table:table-cell office:value-type="float" office:value="995.8">
                <text:p>995.8</text:p>
              </table:table-cell>
              <table:table-cell office:value-type="float" office:value="994.6">
                <text:p>994.6</text:p>
              </table:table-cell>
            </table:table-row>
            <table:table-row>
              <table:table-cell office:value-type="string">
                <text:p>CAICO 1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4.25">
                <text:p>994.25</text:p>
              </table:table-cell>
              <table:table-cell office:value-type="float" office:value="993.65">
                <text:p>993.65</text:p>
              </table:table-cell>
              <table:table-cell office:value-type="float" office:value="992.4">
                <text:p>992.4</text:p>
              </table:table-cell>
            </table:table-row>
            <table:table-row>
              <table:table-cell office:value-type="string">
                <text:p>CAICO 15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4.3">
                <text:p>994.3</text:p>
              </table:table-cell>
              <table:table-cell office:value-type="float" office:value="992.7">
                <text:p>992.7</text:p>
              </table:table-cell>
              <table:table-cell office:value-type="float" office:value="990.8">
                <text:p>990.8</text:p>
              </table:table-cell>
            </table:table-row>
            <table:table-row>
              <table:table-cell office:value-type="string">
                <text:p>CAICO 16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3.583333333333">
                <text:p>993.583333333333</text:p>
              </table:table-cell>
              <table:table-cell office:value-type="float" office:value="992.916666666667">
                <text:p>992.916666666667</text:p>
              </table:table-cell>
              <table:table-cell office:value-type="float" office:value="992.066666666667">
                <text:p>992.066666666667</text:p>
              </table:table-cell>
            </table:table-row>
            <table:table-row>
              <table:table-cell office:value-type="string">
                <text:p>CAICO 16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2.4">
                <text:p>992.4</text:p>
              </table:table-cell>
              <table:table-cell office:value-type="float" office:value="991">
                <text:p>991</text:p>
              </table:table-cell>
              <table:table-cell office:value-type="float" office:value="992.15">
                <text:p>992.15</text:p>
              </table:table-cell>
            </table:table-row>
            <table:table-row>
              <table:table-cell office:value-type="string">
                <text:p>CAICO 1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2.875">
                <text:p>992.875</text:p>
              </table:table-cell>
              <table:table-cell office:value-type="float" office:value="992.75">
                <text:p>992.75</text:p>
              </table:table-cell>
              <table:table-cell office:value-type="float" office:value="991.975">
                <text:p>991.975</text:p>
              </table:table-cell>
            </table:table-row>
            <table:table-row>
              <table:table-cell office:value-type="string">
                <text:p>CAICO 17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.05">
                <text:p>991.05</text:p>
              </table:table-cell>
              <table:table-cell office:value-type="float" office:value="991.55">
                <text:p>991.55</text:p>
              </table:table-cell>
              <table:table-cell office:value-type="float" office:value="990.9">
                <text:p>990.9</text:p>
              </table:table-cell>
            </table:table-row>
            <table:table-row>
              <table:table-cell office:value-type="string">
                <text:p>CAICO 1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533333333333">
                <text:p>989.533333333333</text:p>
              </table:table-cell>
              <table:table-cell office:value-type="float" office:value="989.7">
                <text:p>989.7</text:p>
              </table:table-cell>
              <table:table-cell office:value-type="float" office:value="990.166666666667">
                <text:p>990.166666666667</text:p>
              </table:table-cell>
            </table:table-row>
            <table:table-row>
              <table:table-cell office:value-type="string">
                <text:p>CAICO 18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966666666667">
                <text:p>990.966666666667</text:p>
              </table:table-cell>
              <table:table-cell office:value-type="float" office:value="991.816666666667">
                <text:p>991.816666666667</text:p>
              </table:table-cell>
              <table:table-cell office:value-type="float" office:value="992.333333333333">
                <text:p>992.333333333333</text:p>
              </table:table-cell>
            </table:table-row>
            <table:table-row>
              <table:table-cell office:value-type="string">
                <text:p>CAICO 18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1">
                <text:p>989.1</text:p>
              </table:table-cell>
              <table:table-cell office:value-type="float" office:value="989.725">
                <text:p>989.725</text:p>
              </table:table-cell>
              <table:table-cell office:value-type="float" office:value="991.6">
                <text:p>991.6</text:p>
              </table:table-cell>
            </table:table-row>
            <table:table-row>
              <table:table-cell office:value-type="string">
                <text:p>CAICO 1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14">
                <text:p>989.14</text:p>
              </table:table-cell>
              <table:table-cell office:value-type="float" office:value="989.2">
                <text:p>989.2</text:p>
              </table:table-cell>
              <table:table-cell office:value-type="float" office:value="989.4">
                <text:p>989.4</text:p>
              </table:table-cell>
            </table:table-row>
            <table:table-row>
              <table:table-cell office:value-type="string">
                <text:p>CAICO 19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625">
                <text:p>990.625</text:p>
              </table:table-cell>
              <table:table-cell office:value-type="float" office:value="992.225">
                <text:p>992.225</text:p>
              </table:table-cell>
              <table:table-cell office:value-type="float" office:value="992.55">
                <text:p>992.55</text:p>
              </table:table-cell>
            </table:table-row>
            <table:table-row>
              <table:table-cell office:value-type="string">
                <text:p>CAICO 19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2">
                <text:p>989.2</text:p>
              </table:table-cell>
              <table:table-cell office:value-type="float" office:value="990.667">
                <text:p>990.667</text:p>
              </table:table-cell>
              <table:table-cell office:value-type="float" office:value="992.1">
                <text:p>992.1</text:p>
              </table:table-cell>
            </table:table-row>
            <table:table-row>
              <table:table-cell office:value-type="string">
                <text:p>CAICO 2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175">
                <text:p>990.175</text:p>
              </table:table-cell>
              <table:table-cell office:value-type="float" office:value="991">
                <text:p>991</text:p>
              </table:table-cell>
              <table:table-cell office:value-type="float" office:value="991.6375">
                <text:p>991.6375</text:p>
              </table:table-cell>
            </table:table-row>
            <table:table-row>
              <table:table-cell office:value-type="string">
                <text:p>CAICO 2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033333333333">
                <text:p>990.033333333333</text:p>
              </table:table-cell>
              <table:table-cell office:value-type="float" office:value="990.65">
                <text:p>990.65</text:p>
              </table:table-cell>
              <table:table-cell office:value-type="float" office:value="992.066666666667">
                <text:p>992.066666666667</text:p>
              </table:table-cell>
            </table:table-row>
            <table:table-row>
              <table:table-cell office:value-type="string">
                <text:p>CAICO 20 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.6">
                <text:p>991.6</text:p>
              </table:table-cell>
              <table:table-cell office:value-type="float" office:value="994.05">
                <text:p>994.05</text:p>
              </table:table-cell>
              <table:table-cell office:value-type="float" office:value="995.2">
                <text:p>995.2</text:p>
              </table:table-cell>
            </table:table-row>
            <table:table-row>
              <table:table-cell office:value-type="string">
                <text:p>CAICO 2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077777777778">
                <text:p>990.077777777778</text:p>
              </table:table-cell>
              <table:table-cell office:value-type="float" office:value="991.077777777778">
                <text:p>991.077777777778</text:p>
              </table:table-cell>
              <table:table-cell office:value-type="float" office:value="992.566666666666">
                <text:p>992.566666666666</text:p>
              </table:table-cell>
            </table:table-row>
            <table:table-row>
              <table:table-cell office:value-type="string">
                <text:p>CAICO 21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4">
                <text:p>989.4</text:p>
              </table:table-cell>
              <table:table-cell office:value-type="float" office:value="992.85">
                <text:p>992.85</text:p>
              </table:table-cell>
              <table:table-cell office:value-type="float" office:value="994.1">
                <text:p>994.1</text:p>
              </table:table-cell>
            </table:table-row>
            <table:table-row>
              <table:table-cell office:value-type="string">
                <text:p>CAICO 2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.15">
                <text:p>991.15</text:p>
              </table:table-cell>
              <table:table-cell office:value-type="float" office:value="992.35">
                <text:p>992.35</text:p>
              </table:table-cell>
              <table:table-cell office:value-type="float" office:value="992.35">
                <text:p>992.35</text:p>
              </table:table-cell>
            </table:table-row>
            <table:table-row>
              <table:table-cell office:value-type="string">
                <text:p>CAICO 2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">
                <text:p>991</text:p>
              </table:table-cell>
              <table:table-cell office:value-type="float" office:value="993.95">
                <text:p>993.95</text:p>
              </table:table-cell>
              <table:table-cell office:value-type="float" office:value="993.8">
                <text:p>993.8</text:p>
              </table:table-cell>
            </table:table-row>
            <table:table-row>
              <table:table-cell office:value-type="string">
                <text:p>CAICO 2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.9">
                <text:p>991.9</text:p>
              </table:table-cell>
              <table:table-cell office:value-type="float" office:value="993.925">
                <text:p>993.925</text:p>
              </table:table-cell>
              <table:table-cell office:value-type="float" office:value="994.5">
                <text:p>994.5</text:p>
              </table:table-cell>
            </table:table-row>
            <table:table-row>
              <table:table-cell office:value-type="string">
                <text:p>CALCANHAR 0 1</text:p>
                <text:list>
                  <text:list-item>
                    <text:p>CALCANHAR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14">
                <text:p>1012.14</text:p>
              </table:table-cell>
              <table:table-cell office:value-type="float" office:value="1012.7">
                <text:p>1012.7</text:p>
              </table:table-cell>
              <table:table-cell office:value-type="float" office:value="1012.88">
                <text:p>1012.88</text:p>
              </table:table-cell>
            </table:table-row>
            <table:table-row>
              <table:table-cell office:value-type="string">
                <text:p>CALCANHAR 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425">
                <text:p>1012.425</text:p>
              </table:table-cell>
              <table:table-cell office:value-type="float" office:value="1012.425">
                <text:p>1012.425</text:p>
              </table:table-cell>
              <table:table-cell office:value-type="float" office:value="1012.175">
                <text:p>1012.175</text:p>
              </table:table-cell>
            </table:table-row>
            <table:table-row>
              <table:table-cell office:value-type="string">
                <text:p>CALCANHAR 1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">
                <text:p>1011.7</text:p>
              </table:table-cell>
              <table:table-cell office:value-type="float" office:value="1011.17">
                <text:p>1011.17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CALCANHAR 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5">
                <text:p>1011.5</text:p>
              </table:table-cell>
              <table:table-cell office:value-type="float" office:value="1011.46666666667">
                <text:p>1011.46666666667</text:p>
              </table:table-cell>
              <table:table-cell office:value-type="float" office:value="1010.7">
                <text:p>1010.7</text:p>
              </table:table-cell>
            </table:table-row>
            <table:table-row>
              <table:table-cell office:value-type="string">
                <text:p>CALCANHAR 2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">
                <text:p>1012</text:p>
              </table:table-cell>
              <table:table-cell office:value-type="float" office:value="1011.17">
                <text:p>1011.17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CALCANHAR 2 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6.5">
                <text:p>1016.5</text:p>
              </table:table-cell>
              <table:table-cell office:value-type="float" office:value="1015.22">
                <text:p>1015.22</text:p>
              </table:table-cell>
              <table:table-cell office:value-type="float" office:value="1015.6">
                <text:p>1015.6</text:p>
              </table:table-cell>
            </table:table-row>
            <table:table-row>
              <table:table-cell office:value-type="string">
                <text:p>CALCANHAR 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58">
                <text:p>1012.58</text:p>
              </table:table-cell>
              <table:table-cell office:value-type="float" office:value="1012.1">
                <text:p>1012.1</text:p>
              </table:table-cell>
              <table:table-cell office:value-type="float" office:value="1011.4">
                <text:p>1011.4</text:p>
              </table:table-cell>
            </table:table-row>
            <table:table-row>
              <table:table-cell office:value-type="string">
                <text:p>CALCANHAR 3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5">
                <text:p>1012.5</text:p>
              </table:table-cell>
              <table:table-cell office:value-type="float" office:value="1011.57">
                <text:p>1011.57</text:p>
              </table:table-cell>
              <table:table-cell office:value-type="float" office:value="1011.1">
                <text:p>1011.1</text:p>
              </table:table-cell>
            </table:table-row>
            <table:table-row>
              <table:table-cell office:value-type="string">
                <text:p>CALCANHAR 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15">
                <text:p>1012.15</text:p>
              </table:table-cell>
              <table:table-cell office:value-type="float" office:value="1011.4">
                <text:p>1011.4</text:p>
              </table:table-cell>
              <table:table-cell office:value-type="float" office:value="1010.55">
                <text:p>1010.55</text:p>
              </table:table-cell>
            </table:table-row>
            <table:table-row>
              <table:table-cell office:value-type="string">
                <text:p>CALCANHAR 4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6">
                <text:p>1009.6</text:p>
              </table:table-cell>
              <table:table-cell office:value-type="float" office:value="1009.05">
                <text:p>1009.05</text:p>
              </table:table-cell>
              <table:table-cell office:value-type="float" office:value="1008.65">
                <text:p>1008.65</text:p>
              </table:table-cell>
            </table:table-row>
            <table:table-row>
              <table:table-cell office:value-type="string">
                <text:p>CALCANHAR 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35">
                <text:p>1010.35</text:p>
              </table:table-cell>
              <table:table-cell office:value-type="float" office:value="1009.85">
                <text:p>1009.85</text:p>
              </table:table-cell>
              <table:table-cell office:value-type="float" office:value="1010.7">
                <text:p>1010.7</text:p>
              </table:table-cell>
            </table:table-row>
            <table:table-row>
              <table:table-cell office:value-type="string">
                <text:p>CALCANHAR 5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9">
                <text:p>1010.9</text:p>
              </table:table-cell>
              <table:table-cell office:value-type="float" office:value="1010.52">
                <text:p>1010.5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CALCANHAR 6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5">
                <text:p>1012.5</text:p>
              </table:table-cell>
              <table:table-cell office:value-type="float" office:value="1012.3">
                <text:p>1012.3</text:p>
              </table:table-cell>
              <table:table-cell office:value-type="float" office:value="1012.1">
                <text:p>1012.1</text:p>
              </table:table-cell>
            </table:table-row>
            <table:table-row>
              <table:table-cell office:value-type="string">
                <text:p>CALCANHAR 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86666666667">
                <text:p>1009.86666666667</text:p>
              </table:table-cell>
              <table:table-cell office:value-type="float" office:value="1009.83333333333">
                <text:p>1009.83333333333</text:p>
              </table:table-cell>
              <table:table-cell office:value-type="float" office:value="1010.06666666667">
                <text:p>1010.06666666667</text:p>
              </table:table-cell>
            </table:table-row>
            <table:table-row>
              <table:table-cell office:value-type="string">
                <text:p>CALCANHAR 7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8">
                <text:p>1008.8</text:p>
              </table:table-cell>
              <table:table-cell office:value-type="float" office:value="1008.95">
                <text:p>1008.95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CALCANHAR 7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3">
                <text:p>1009.3</text:p>
              </table:table-cell>
              <table:table-cell office:value-type="float" office:value="1009.4">
                <text:p>1009.4</text:p>
              </table:table-cell>
              <table:table-cell office:value-type="float" office:value="1010.8">
                <text:p>1010.8</text:p>
              </table:table-cell>
            </table:table-row>
            <table:table-row>
              <table:table-cell office:value-type="string">
                <text:p>CALCANHAR 7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9">
                <text:p>1012.9</text:p>
              </table:table-cell>
              <table:table-cell office:value-type="float" office:value="1013.9">
                <text:p>1013.9</text:p>
              </table:table-cell>
              <table:table-cell office:value-type="float" office:value="1015.1">
                <text:p>1015.1</text:p>
              </table:table-cell>
            </table:table-row>
            <table:table-row>
              <table:table-cell office:value-type="string">
                <text:p>CALCANHAR 7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">
                <text:p>1010</text:p>
              </table:table-cell>
              <table:table-cell office:value-type="float" office:value="1011.76">
                <text:p>1011.76</text:p>
              </table:table-cell>
              <table:table-cell office:value-type="float" office:value="1013.1">
                <text:p>1013.1</text:p>
              </table:table-cell>
            </table:table-row>
            <table:table-row>
              <table:table-cell office:value-type="string">
                <text:p>CALCANHAR 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12">
                <text:p>1011.12</text:p>
              </table:table-cell>
              <table:table-cell office:value-type="float" office:value="1011.38">
                <text:p>1011.38</text:p>
              </table:table-cell>
              <table:table-cell office:value-type="float" office:value="1011.74">
                <text:p>1011.74</text:p>
              </table:table-cell>
            </table:table-row>
            <table:table-row>
              <table:table-cell office:value-type="string">
                <text:p>CALCANHAR 8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75">
                <text:p>1010.75</text:p>
              </table:table-cell>
              <table:table-cell office:value-type="float" office:value="1011.45">
                <text:p>1011.45</text:p>
              </table:table-cell>
              <table:table-cell office:value-type="float" office:value="1012.45">
                <text:p>1012.45</text:p>
              </table:table-cell>
            </table:table-row>
            <table:table-row>
              <table:table-cell office:value-type="string">
                <text:p>CALCANHAR 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35">
                <text:p>1009.35</text:p>
              </table:table-cell>
              <table:table-cell office:value-type="float" office:value="1010.05">
                <text:p>1010.05</text:p>
              </table:table-cell>
              <table:table-cell office:value-type="float" office:value="1010.65">
                <text:p>1010.65</text:p>
              </table:table-cell>
            </table:table-row>
            <table:table-row>
              <table:table-cell office:value-type="string">
                <text:p>CALCANHAR 1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3333333333">
                <text:p>1010.63333333333</text:p>
              </table:table-cell>
              <table:table-cell office:value-type="float" office:value="1011.16666666667">
                <text:p>1011.16666666667</text:p>
              </table:table-cell>
              <table:table-cell office:value-type="float" office:value="1011.83333333333">
                <text:p>1011.83333333333</text:p>
              </table:table-cell>
            </table:table-row>
            <table:table-row>
              <table:table-cell office:value-type="string">
                <text:p>CALCANHAR 1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">
                <text:p>1010.6</text:p>
              </table:table-cell>
              <table:table-cell office:value-type="float" office:value="1012">
                <text:p>1012</text:p>
              </table:table-cell>
              <table:table-cell office:value-type="float" office:value="1012.7">
                <text:p>1012.7</text:p>
              </table:table-cell>
            </table:table-row>
            <table:table-row>
              <table:table-cell office:value-type="string">
                <text:p>CALCANHAR 1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6666666667">
                <text:p>1010.56666666667</text:p>
              </table:table-cell>
              <table:table-cell office:value-type="float" office:value="1011.4">
                <text:p>1011.4</text:p>
              </table:table-cell>
              <table:table-cell office:value-type="float" office:value="1011.66666666667">
                <text:p>1011.66666666667</text:p>
              </table:table-cell>
            </table:table-row>
            <table:table-row>
              <table:table-cell office:value-type="string">
                <text:p>CALCANHAR 1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43333333333">
                <text:p>1012.43333333333</text:p>
              </table:table-cell>
              <table:table-cell office:value-type="float" office:value="1013.36666666667">
                <text:p>1013.36666666667</text:p>
              </table:table-cell>
              <table:table-cell office:value-type="float" office:value="1013.36666666667">
                <text:p>1013.36666666667</text:p>
              </table:table-cell>
            </table:table-row>
            <table:table-row>
              <table:table-cell office:value-type="string">
                <text:p>CALCANHAR 11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3">
                <text:p>1010.3</text:p>
              </table:table-cell>
              <table:table-cell office:value-type="float" office:value="1011.67">
                <text:p>1011.67</text:p>
              </table:table-cell>
              <table:table-cell office:value-type="float" office:value="1011.3">
                <text:p>1011.3</text:p>
              </table:table-cell>
            </table:table-row>
            <table:table-row>
              <table:table-cell office:value-type="string">
                <text:p>CALCANHAR 1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75">
                <text:p>1012.675</text:p>
              </table:table-cell>
              <table:table-cell office:value-type="float" office:value="1012.9">
                <text:p>1012.9</text:p>
              </table:table-cell>
              <table:table-cell office:value-type="float" office:value="1012.875">
                <text:p>1012.875</text:p>
              </table:table-cell>
            </table:table-row>
            <table:table-row>
              <table:table-cell office:value-type="string">
                <text:p>CALCANHAR 1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">
                <text:p>1012.6</text:p>
              </table:table-cell>
              <table:table-cell office:value-type="float" office:value="1012.66666666667">
                <text:p>1012.66666666667</text:p>
              </table:table-cell>
              <table:table-cell office:value-type="float" office:value="1011.9">
                <text:p>1011.9</text:p>
              </table:table-cell>
            </table:table-row>
            <table:table-row>
              <table:table-cell office:value-type="string">
                <text:p>CALCANHAR 1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4.4">
                <text:p>1014.4</text:p>
              </table:table-cell>
              <table:table-cell office:value-type="float" office:value="1014.2">
                <text:p>1014.2</text:p>
              </table:table-cell>
              <table:table-cell office:value-type="float" office:value="1012.7">
                <text:p>1012.7</text:p>
              </table:table-cell>
            </table:table-row>
            <table:table-row>
              <table:table-cell office:value-type="string">
                <text:p>CALCANHAR 1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4.06666666667">
                <text:p>1014.06666666667</text:p>
              </table:table-cell>
              <table:table-cell office:value-type="float" office:value="1013.63333333333">
                <text:p>1013.63333333333</text:p>
              </table:table-cell>
              <table:table-cell office:value-type="float" office:value="1012.7">
                <text:p>1012.7</text:p>
              </table:table-cell>
            </table:table-row>
            <table:table-row>
              <table:table-cell office:value-type="string">
                <text:p>CALCANHAR 1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3333333333">
                <text:p>1010.53333333333</text:p>
              </table:table-cell>
              <table:table-cell office:value-type="float" office:value="1010.2">
                <text:p>1010.2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CALCANHAR 16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5">
                <text:p>1011.65</text:p>
              </table:table-cell>
              <table:table-cell office:value-type="float" office:value="1011.1">
                <text:p>1011.1</text:p>
              </table:table-cell>
              <table:table-cell office:value-type="float" office:value="1010.35">
                <text:p>1010.35</text:p>
              </table:table-cell>
            </table:table-row>
            <table:table-row>
              <table:table-cell office:value-type="string">
                <text:p>CALCANHAR 16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5">
                <text:p>1010.65</text:p>
              </table:table-cell>
              <table:table-cell office:value-type="float" office:value="1009.7">
                <text:p>1009.7</text:p>
              </table:table-cell>
              <table:table-cell office:value-type="float" office:value="1008.65">
                <text:p>1008.65</text:p>
              </table:table-cell>
            </table:table-row>
            <table:table-row>
              <table:table-cell office:value-type="string">
                <text:p>CALCANHAR 1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">
                <text:p>1010.8</text:p>
              </table:table-cell>
              <table:table-cell office:value-type="float" office:value="1010.45">
                <text:p>1010.4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CALCANHAR 1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975">
                <text:p>1010.975</text:p>
              </table:table-cell>
              <table:table-cell office:value-type="float" office:value="1010.625">
                <text:p>1010.625</text:p>
              </table:table-cell>
              <table:table-cell office:value-type="float" office:value="1011.65">
                <text:p>1011.65</text:p>
              </table:table-cell>
            </table:table-row>
            <table:table-row>
              <table:table-cell office:value-type="string">
                <text:p>CALCANHAR 1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5">
                <text:p>1011.35</text:p>
              </table:table-cell>
              <table:table-cell office:value-type="float" office:value="1011.6">
                <text:p>1011.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CALCANHAR 2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2">
                <text:p>1008.2</text:p>
              </table:table-cell>
              <table:table-cell office:value-type="float" office:value="1008.8">
                <text:p>1008.8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string">
                <text:p>CALCANHAR 2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8">
                <text:p>1007.8</text:p>
              </table:table-cell>
              <table:table-cell office:value-type="float" office:value="1008.55">
                <text:p>1008.55</text:p>
              </table:table-cell>
              <table:table-cell office:value-type="float" office:value="1009.4">
                <text:p>1009.4</text:p>
              </table:table-cell>
            </table:table-row>
            <table:table-row>
              <table:table-cell office:value-type="string">
                <text:p>CALCANHAR 2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">
                <text:p>1010.8</text:p>
              </table:table-cell>
              <table:table-cell office:value-type="float" office:value="1011.26666666667">
                <text:p>1011.26666666667</text:p>
              </table:table-cell>
              <table:table-cell office:value-type="float" office:value="1011.5">
                <text:p>1011.5</text:p>
              </table:table-cell>
            </table:table-row>
            <table:table-row>
              <table:table-cell office:value-type="string">
                <text:p>CALCANHAR 2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4.3">
                <text:p>1014.3</text:p>
              </table:table-cell>
              <table:table-cell office:value-type="float" office:value="1015.2">
                <text:p>1015.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CALCANHAR 2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03333333333">
                <text:p>1011.03333333333</text:p>
              </table:table-cell>
              <table:table-cell office:value-type="float" office:value="1011.8">
                <text:p>1011.8</text:p>
              </table:table-cell>
              <table:table-cell office:value-type="float" office:value="1012.36666666667">
                <text:p>1012.36666666667</text:p>
              </table:table-cell>
            </table:table-row>
            <table:table-row>
              <table:table-cell office:value-type="string">
                <text:p>CALCANHAR 22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">
                <text:p>1008.7</text:p>
              </table:table-cell>
              <table:table-cell office:value-type="float" office:value="1009.4">
                <text:p>1009.4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CALCANHAR 22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5">
                <text:p>1011.75</text:p>
              </table:table-cell>
              <table:table-cell office:value-type="float" office:value="1013.25">
                <text:p>1013.25</text:p>
              </table:table-cell>
              <table:table-cell office:value-type="float" office:value="1013.4">
                <text:p>1013.4</text:p>
              </table:table-cell>
            </table:table-row>
            <table:table-row>
              <table:table-cell office:value-type="string">
                <text:p>CALCANHAR 2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15">
                <text:p>1011.15</text:p>
              </table:table-cell>
              <table:table-cell office:value-type="float" office:value="1011.75">
                <text:p>1011.75</text:p>
              </table:table-cell>
              <table:table-cell office:value-type="float" office:value="1012.2">
                <text:p>1012.2</text:p>
              </table:table-cell>
            </table:table-row>
            <table:table-row>
              <table:table-cell office:value-type="string">
                <text:p>IPANGUACU 0 1</text:p>
                <text:list>
                  <text:list-item>
                    <text:p>IPANGUACU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3333333333">
                <text:p>1011.23333333333</text:p>
              </table:table-cell>
              <table:table-cell office:value-type="float" office:value="1012.06666666667">
                <text:p>1012.06666666667</text:p>
              </table:table-cell>
              <table:table-cell office:value-type="float" office:value="1012.13333333333">
                <text:p>1012.13333333333</text:p>
              </table:table-cell>
            </table:table-row>
            <table:table-row>
              <table:table-cell office:value-type="string">
                <text:p>IPANGUACU 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5">
                <text:p>1011.45</text:p>
              </table:table-cell>
              <table:table-cell office:value-type="float" office:value="1011.05">
                <text:p>1011.05</text:p>
              </table:table-cell>
              <table:table-cell office:value-type="float" office:value="1010.45">
                <text:p>1010.45</text:p>
              </table:table-cell>
            </table:table-row>
            <table:table-row>
              <table:table-cell office:value-type="string">
                <text:p>IPANGUACU 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">
                <text:p>1011.6</text:p>
              </table:table-cell>
              <table:table-cell office:value-type="float" office:value="1011.1">
                <text:p>1011.1</text:p>
              </table:table-cell>
              <table:table-cell office:value-type="float" office:value="1011.1">
                <text:p>1011.1</text:p>
              </table:table-cell>
            </table:table-row>
            <table:table-row>
              <table:table-cell office:value-type="string">
                <text:p>IPANGUACU 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">
                <text:p>1010.6</text:p>
              </table:table-cell>
              <table:table-cell office:value-type="float" office:value="1010.1">
                <text:p>1010.1</text:p>
              </table:table-cell>
              <table:table-cell office:value-type="float" office:value="1009.85">
                <text:p>1009.85</text:p>
              </table:table-cell>
            </table:table-row>
            <table:table-row>
              <table:table-cell office:value-type="string">
                <text:p>IPANGUACU 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">
                <text:p>1010</text:p>
              </table:table-cell>
              <table:table-cell office:value-type="float" office:value="1010.55">
                <text:p>1010.55</text:p>
              </table:table-cell>
              <table:table-cell office:value-type="float" office:value="1011.45">
                <text:p>1011.45</text:p>
              </table:table-cell>
            </table:table-row>
            <table:table-row>
              <table:table-cell office:value-type="string">
                <text:p>IPANGUACU 8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2">
                <text:p>1009.2</text:p>
              </table:table-cell>
              <table:table-cell office:value-type="float" office:value="1010.2">
                <text:p>1010.2</text:p>
              </table:table-cell>
              <table:table-cell office:value-type="float" office:value="1011.1">
                <text:p>1011.1</text:p>
              </table:table-cell>
            </table:table-row>
            <table:table-row>
              <table:table-cell office:value-type="string">
                <text:p>IPANGUACU 1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8">
                <text:p>1008.8</text:p>
              </table:table-cell>
              <table:table-cell office:value-type="float" office:value="1010.66666666667">
                <text:p>1010.66666666667</text:p>
              </table:table-cell>
              <table:table-cell office:value-type="float" office:value="1011.3">
                <text:p>1011.3</text:p>
              </table:table-cell>
            </table:table-row>
            <table:table-row>
              <table:table-cell office:value-type="string">
                <text:p>IPANGUACU 10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7">
                <text:p>1007.7</text:p>
              </table:table-cell>
              <table:table-cell office:value-type="float" office:value="1012.2">
                <text:p>1012.2</text:p>
              </table:table-cell>
              <table:table-cell office:value-type="float" office:value="1011.2">
                <text:p>1011.2</text:p>
              </table:table-cell>
            </table:table-row>
            <table:table-row>
              <table:table-cell office:value-type="string">
                <text:p>IPANGUACU 11 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">
                <text:p>1010.2</text:p>
              </table:table-cell>
              <table:table-cell office:value-type="float" office:value="1009.37">
                <text:p>1009.37</text:p>
              </table:table-cell>
              <table:table-cell office:value-type="float" office:value="1007.8">
                <text:p>1007.8</text:p>
              </table:table-cell>
            </table:table-row>
            <table:table-row>
              <table:table-cell office:value-type="string">
                <text:p>IPANGUACU 12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9">
                <text:p>1010.9</text:p>
              </table:table-cell>
              <table:table-cell office:value-type="float" office:value="1010.6">
                <text:p>1010.6</text:p>
              </table:table-cell>
              <table:table-cell office:value-type="float" office:value="1008.7">
                <text:p>1008.7</text:p>
              </table:table-cell>
            </table:table-row>
            <table:table-row>
              <table:table-cell office:value-type="string">
                <text:p>IPANGUACU 12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">
                <text:p>1010.8</text:p>
              </table:table-cell>
              <table:table-cell office:value-type="float" office:value="1010.94">
                <text:p>1010.94</text:p>
              </table:table-cell>
              <table:table-cell office:value-type="float" office:value="1009.3">
                <text:p>1009.3</text:p>
              </table:table-cell>
            </table:table-row>
            <table:table-row>
              <table:table-cell office:value-type="string">
                <text:p>IPANGUACU 1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">
                <text:p>1011.7</text:p>
              </table:table-cell>
              <table:table-cell office:value-type="float" office:value="1011.7">
                <text:p>1011.7</text:p>
              </table:table-cell>
              <table:table-cell office:value-type="float" office:value="1011.05">
                <text:p>1011.05</text:p>
              </table:table-cell>
            </table:table-row>
            <table:table-row>
              <table:table-cell office:value-type="string">
                <text:p>IPANGUACU 1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3333333333">
                <text:p>1011.43333333333</text:p>
              </table:table-cell>
              <table:table-cell office:value-type="float" office:value="1011.08333333333">
                <text:p>1011.08333333333</text:p>
              </table:table-cell>
              <table:table-cell office:value-type="float" office:value="1009.56666666667">
                <text:p>1009.56666666667</text:p>
              </table:table-cell>
            </table:table-row>
            <table:table-row>
              <table:table-cell office:value-type="string">
                <text:p>IPANGUACU 1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">
                <text:p>1011.2</text:p>
              </table:table-cell>
              <table:table-cell office:value-type="float" office:value="1010.825">
                <text:p>1010.825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IPANGUACU 14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">
                <text:p>1010</text:p>
              </table:table-cell>
              <table:table-cell office:value-type="float" office:value="1009.4">
                <text:p>1009.4</text:p>
              </table:table-cell>
              <table:table-cell office:value-type="float" office:value="1008.5">
                <text:p>1008.5</text:p>
              </table:table-cell>
            </table:table-row>
            <table:table-row>
              <table:table-cell office:value-type="string">
                <text:p>IPANGUACU 14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">
                <text:p>1011.6</text:p>
              </table:table-cell>
              <table:table-cell office:value-type="float" office:value="1009.08">
                <text:p>1009.0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IPANGUACU 1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6428571429">
                <text:p>1011.26428571429</text:p>
              </table:table-cell>
              <table:table-cell office:value-type="float" office:value="1010.54285714286">
                <text:p>1010.54285714286</text:p>
              </table:table-cell>
              <table:table-cell office:value-type="float" office:value="1009.46428571429">
                <text:p>1009.46428571429</text:p>
              </table:table-cell>
            </table:table-row>
            <table:table-row>
              <table:table-cell office:value-type="string">
                <text:p>IPANGUACU 15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325">
                <text:p>1010.325</text:p>
              </table:table-cell>
              <table:table-cell office:value-type="float" office:value="1009.5">
                <text:p>1009.5</text:p>
              </table:table-cell>
              <table:table-cell office:value-type="float" office:value="1008.2">
                <text:p>1008.2</text:p>
              </table:table-cell>
            </table:table-row>
            <table:table-row>
              <table:table-cell office:value-type="string">
                <text:p>IPANGUACU 15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7">
                <text:p>1013.7</text:p>
              </table:table-cell>
              <table:table-cell office:value-type="float" office:value="1012.07">
                <text:p>1012.07</text:p>
              </table:table-cell>
              <table:table-cell office:value-type="float" office:value="1011.4">
                <text:p>1011.4</text:p>
              </table:table-cell>
            </table:table-row>
            <table:table-row>
              <table:table-cell office:value-type="string">
                <text:p>IPANGUACU 15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5">
                <text:p>1009.5</text:p>
              </table:table-cell>
              <table:table-cell office:value-type="float" office:value="1008.5">
                <text:p>1008.5</text:p>
              </table:table-cell>
              <table:table-cell office:value-type="float" office:value="1006.9">
                <text:p>1006.9</text:p>
              </table:table-cell>
            </table:table-row>
            <table:table-row>
              <table:table-cell office:value-type="string">
                <text:p>IPANGUACU 16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11428571429">
                <text:p>1009.11428571429</text:p>
              </table:table-cell>
              <table:table-cell office:value-type="float" office:value="1008.63571428571">
                <text:p>1008.63571428571</text:p>
              </table:table-cell>
              <table:table-cell office:value-type="float" office:value="1007.77142857143">
                <text:p>1007.77142857143</text:p>
              </table:table-cell>
            </table:table-row>
            <table:table-row>
              <table:table-cell office:value-type="string">
                <text:p>IPANGUACU 16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25">
                <text:p>1008.025</text:p>
              </table:table-cell>
              <table:table-cell office:value-type="float" office:value="1007.26875">
                <text:p>1007.26875</text:p>
              </table:table-cell>
              <table:table-cell office:value-type="float" office:value="1006.85">
                <text:p>1006.85</text:p>
              </table:table-cell>
            </table:table-row>
            <table:table-row>
              <table:table-cell office:value-type="string">
                <text:p>IPANGUACU 16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1">
                <text:p>1010.1</text:p>
              </table:table-cell>
              <table:table-cell office:value-type="float" office:value="1008.7">
                <text:p>1008.7</text:p>
              </table:table-cell>
              <table:table-cell office:value-type="float" office:value="1007.8">
                <text:p>1007.8</text:p>
              </table:table-cell>
            </table:table-row>
            <table:table-row>
              <table:table-cell office:value-type="string">
                <text:p>IPANGUACU 1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56666666667">
                <text:p>1008.56666666667</text:p>
              </table:table-cell>
              <table:table-cell office:value-type="float" office:value="1008.32857142857">
                <text:p>1008.32857142857</text:p>
              </table:table-cell>
              <table:table-cell office:value-type="float" office:value="1008.01904761905">
                <text:p>1008.01904761905</text:p>
              </table:table-cell>
            </table:table-row>
            <table:table-row>
              <table:table-cell office:value-type="string">
                <text:p>IPANGUACU 17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58333333333">
                <text:p>1007.58333333333</text:p>
              </table:table-cell>
              <table:table-cell office:value-type="float" office:value="1006.85">
                <text:p>1006.85</text:p>
              </table:table-cell>
              <table:table-cell office:value-type="float" office:value="1006.45">
                <text:p>1006.45</text:p>
              </table:table-cell>
            </table:table-row>
            <table:table-row>
              <table:table-cell office:value-type="string">
                <text:p>IPANGUACU 1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44">
                <text:p>1007.44</text:p>
              </table:table-cell>
              <table:table-cell office:value-type="float" office:value="1007.48">
                <text:p>1007.48</text:p>
              </table:table-cell>
              <table:table-cell office:value-type="float" office:value="1007.704">
                <text:p>1007.704</text:p>
              </table:table-cell>
            </table:table-row>
            <table:table-row>
              <table:table-cell office:value-type="string">
                <text:p>IPANGUACU 18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97">
                <text:p>1006.97</text:p>
              </table:table-cell>
              <table:table-cell office:value-type="float" office:value="1007.645">
                <text:p>1007.645</text:p>
              </table:table-cell>
              <table:table-cell office:value-type="float" office:value="1008.61">
                <text:p>1008.61</text:p>
              </table:table-cell>
            </table:table-row>
            <table:table-row>
              <table:table-cell office:value-type="string">
                <text:p>IPANGUACU 18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">
                <text:p>1008.3</text:p>
              </table:table-cell>
              <table:table-cell office:value-type="float" office:value="1008.1">
                <text:p>1008.1</text:p>
              </table:table-cell>
              <table:table-cell office:value-type="float" office:value="1007.4">
                <text:p>1007.4</text:p>
              </table:table-cell>
            </table:table-row>
            <table:table-row>
              <table:table-cell office:value-type="string">
                <text:p>IPANGUACU 18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9">
                <text:p>1006.9</text:p>
              </table:table-cell>
              <table:table-cell office:value-type="float" office:value="1008.675">
                <text:p>1008.675</text:p>
              </table:table-cell>
              <table:table-cell office:value-type="float" office:value="1009.35">
                <text:p>1009.35</text:p>
              </table:table-cell>
            </table:table-row>
            <table:table-row>
              <table:table-cell office:value-type="string">
                <text:p>IPANGUACU 18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3">
                <text:p>1007.3</text:p>
              </table:table-cell>
              <table:table-cell office:value-type="float" office:value="1009.94">
                <text:p>1009.94</text:p>
              </table:table-cell>
              <table:table-cell office:value-type="float" office:value="1010.2">
                <text:p>1010.2</text:p>
              </table:table-cell>
            </table:table-row>
            <table:table-row>
              <table:table-cell office:value-type="string">
                <text:p>IPANGUACU 1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59090909091">
                <text:p>1007.59090909091</text:p>
              </table:table-cell>
              <table:table-cell office:value-type="float" office:value="1007.98787878788">
                <text:p>1007.98787878788</text:p>
              </table:table-cell>
              <table:table-cell office:value-type="float" office:value="1009.31515151515">
                <text:p>1009.31515151515</text:p>
              </table:table-cell>
            </table:table-row>
            <table:table-row>
              <table:table-cell office:value-type="string">
                <text:p>IPANGUACU 19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">
                <text:p>1007</text:p>
              </table:table-cell>
              <table:table-cell office:value-type="float" office:value="1007.65">
                <text:p>1007.65</text:p>
              </table:table-cell>
              <table:table-cell office:value-type="float" office:value="1008.5">
                <text:p>1008.5</text:p>
              </table:table-cell>
            </table:table-row>
            <table:table-row>
              <table:table-cell office:value-type="string">
                <text:p>IPANGUACU 19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8">
                <text:p>1006.8</text:p>
              </table:table-cell>
              <table:table-cell office:value-type="float" office:value="1008.37">
                <text:p>1008.37</text:p>
              </table:table-cell>
              <table:table-cell office:value-type="float" office:value="1009.3">
                <text:p>1009.3</text:p>
              </table:table-cell>
            </table:table-row>
            <table:table-row>
              <table:table-cell office:value-type="string">
                <text:p>IPANGUACU 19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2">
                <text:p>1008.2</text:p>
              </table:table-cell>
              <table:table-cell office:value-type="float" office:value="1010.08">
                <text:p>1010.08</text:p>
              </table:table-cell>
              <table:table-cell office:value-type="float" office:value="1011.2">
                <text:p>1011.2</text:p>
              </table:table-cell>
            </table:table-row>
            <table:table-row>
              <table:table-cell office:value-type="string">
                <text:p>IPANGUACU 2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11666666667">
                <text:p>1008.11666666667</text:p>
              </table:table-cell>
              <table:table-cell office:value-type="float" office:value="1008.85">
                <text:p>1008.85</text:p>
              </table:table-cell>
              <table:table-cell office:value-type="float" office:value="1009.59166666667">
                <text:p>1009.59166666667</text:p>
              </table:table-cell>
            </table:table-row>
            <table:table-row>
              <table:table-cell office:value-type="string">
                <text:p>IPANGUACU 2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13333333333">
                <text:p>1008.13333333333</text:p>
              </table:table-cell>
              <table:table-cell office:value-type="float" office:value="1009.24166666667">
                <text:p>1009.24166666667</text:p>
              </table:table-cell>
              <table:table-cell office:value-type="float" office:value="1009.61666666667">
                <text:p>1009.61666666667</text:p>
              </table:table-cell>
            </table:table-row>
            <table:table-row>
              <table:table-cell office:value-type="string">
                <text:p>IPANGUACU 20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3">
                <text:p>1006.3</text:p>
              </table:table-cell>
              <table:table-cell office:value-type="float" office:value="1009.73">
                <text:p>1009.73</text:p>
              </table:table-cell>
              <table:table-cell office:value-type="float" office:value="1010.7">
                <text:p>1010.7</text:p>
              </table:table-cell>
            </table:table-row>
            <table:table-row>
              <table:table-cell office:value-type="string">
                <text:p>IPANGUACU 2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54444444444">
                <text:p>1008.54444444444</text:p>
              </table:table-cell>
              <table:table-cell office:value-type="float" office:value="1009.45">
                <text:p>1009.45</text:p>
              </table:table-cell>
              <table:table-cell office:value-type="float" office:value="1010.26666666667">
                <text:p>1010.26666666667</text:p>
              </table:table-cell>
            </table:table-row>
            <table:table-row>
              <table:table-cell office:value-type="string">
                <text:p>IPANGUACU 2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96666666667">
                <text:p>1007.96666666667</text:p>
              </table:table-cell>
              <table:table-cell office:value-type="float" office:value="1010.05">
                <text:p>1010.05</text:p>
              </table:table-cell>
              <table:table-cell office:value-type="float" office:value="1011.3">
                <text:p>1011.3</text:p>
              </table:table-cell>
            </table:table-row>
            <table:table-row>
              <table:table-cell office:value-type="string">
                <text:p>IPANGUACU 21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">
                <text:p>1008.6</text:p>
              </table:table-cell>
              <table:table-cell office:value-type="float" office:value="1010.56">
                <text:p>1010.56</text:p>
              </table:table-cell>
              <table:table-cell office:value-type="float" office:value="1011.2">
                <text:p>1011.2</text:p>
              </table:table-cell>
            </table:table-row>
            <table:table-row>
              <table:table-cell office:value-type="string">
                <text:p>IPANGUACU 2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81428571429">
                <text:p>1009.81428571429</text:p>
              </table:table-cell>
              <table:table-cell office:value-type="float" office:value="1010.28571428571">
                <text:p>1010.28571428571</text:p>
              </table:table-cell>
              <table:table-cell office:value-type="float" office:value="1011.02857142857">
                <text:p>1011.02857142857</text:p>
              </table:table-cell>
            </table:table-row>
            <table:table-row>
              <table:table-cell office:value-type="string">
                <text:p>IPANGUACU 22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8">
                <text:p>1009.8</text:p>
              </table:table-cell>
              <table:table-cell office:value-type="float" office:value="1011">
                <text:p>1011</text:p>
              </table:table-cell>
              <table:table-cell office:value-type="float" office:value="1011.93333333333">
                <text:p>1011.93333333333</text:p>
              </table:table-cell>
            </table:table-row>
            <table:table-row>
              <table:table-cell office:value-type="string">
                <text:p>IPANGUACU 22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9">
                <text:p>1007.9</text:p>
              </table:table-cell>
              <table:table-cell office:value-type="float" office:value="1009.9">
                <text:p>1009.9</text:p>
              </table:table-cell>
              <table:table-cell office:value-type="float" office:value="1010.2">
                <text:p>1010.2</text:p>
              </table:table-cell>
            </table:table-row>
            <table:table-row>
              <table:table-cell office:value-type="string">
                <text:p>IPANGUACU 2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1">
                <text:p>1009.1</text:p>
              </table:table-cell>
              <table:table-cell office:value-type="float" office:value="1010.45">
                <text:p>1010.45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IPANGUACU 2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">
                <text:p>1008.6</text:p>
              </table:table-cell>
              <table:table-cell office:value-type="float" office:value="1009.8">
                <text:p>1009.8</text:p>
              </table:table-cell>
              <table:table-cell office:value-type="float" office:value="1010.6">
                <text:p>1010.6</text:p>
              </table:table-cell>
            </table:table-row>
            <table:table-row>
              <table:table-cell office:value-type="string">
                <text:p>MACAU 1 1</text:p>
                <text:list>
                  <text:list-item>
                    <text:p>MACAU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1011.8">
                <text:p>1011.8</text:p>
              </table:table-cell>
            </table:table-row>
            <table:table-row>
              <table:table-cell office:value-type="string">
                <text:p>MACAU 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8">
                <text:p>1011.8</text:p>
              </table:table-cell>
              <table:table-cell office:value-type="float" office:value="1011.35">
                <text:p>1011.35</text:p>
              </table:table-cell>
              <table:table-cell office:value-type="float" office:value="1010.7">
                <text:p>1010.7</text:p>
              </table:table-cell>
            </table:table-row>
            <table:table-row>
              <table:table-cell office:value-type="string">
                <text:p>MACAU 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9">
                <text:p>1009.9</text:p>
              </table:table-cell>
              <table:table-cell office:value-type="float" office:value="1009.3">
                <text:p>1009.3</text:p>
              </table:table-cell>
              <table:table-cell office:value-type="float" office:value="1008.9">
                <text:p>1008.9</text:p>
              </table:table-cell>
            </table:table-row>
            <table:table-row>
              <table:table-cell office:value-type="string">
                <text:p>MACAU 4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5">
                <text:p>1009.5</text:p>
              </table:table-cell>
              <table:table-cell office:value-type="float" office:value="1008.55">
                <text:p>1008.55</text:p>
              </table:table-cell>
              <table:table-cell office:value-type="float" office:value="1008.2">
                <text:p>1008.2</text:p>
              </table:table-cell>
            </table:table-row>
            <table:table-row>
              <table:table-cell office:value-type="string">
                <text:p>MACAU 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1009.1">
                <text:p>1009.1</text:p>
              </table:table-cell>
              <table:table-cell office:value-type="float" office:value="1008.8">
                <text:p>1008.8</text:p>
              </table:table-cell>
            </table:table-row>
            <table:table-row>
              <table:table-cell office:value-type="string">
                <text:p>MACAU 6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7">
                <text:p>1010.7</text:p>
              </table:table-cell>
              <table:table-cell office:value-type="float" office:value="1010.2">
                <text:p>1010.2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string">
                <text:p>MACAU 6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9">
                <text:p>1008.9</text:p>
              </table:table-cell>
              <table:table-cell office:value-type="float" office:value="1009.86">
                <text:p>1009.86</text:p>
              </table:table-cell>
              <table:table-cell office:value-type="float" office:value="1011.8">
                <text:p>1011.8</text:p>
              </table:table-cell>
            </table:table-row>
            <table:table-row>
              <table:table-cell office:value-type="string">
                <text:p>MACAU 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2">
                <text:p>1009.2</text:p>
              </table:table-cell>
              <table:table-cell office:value-type="float" office:value="1009.6">
                <text:p>1009.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MACAU 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">
                <text:p>1010.6</text:p>
              </table:table-cell>
              <table:table-cell office:value-type="float" office:value="1010.95">
                <text:p>1010.95</text:p>
              </table:table-cell>
              <table:table-cell office:value-type="float" office:value="1011.55">
                <text:p>1011.55</text:p>
              </table:table-cell>
            </table:table-row>
            <table:table-row>
              <table:table-cell office:value-type="string">
                <text:p>MACAU 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9">
                <text:p>1012.9</text:p>
              </table:table-cell>
              <table:table-cell office:value-type="float" office:value="1014.2">
                <text:p>1014.2</text:p>
              </table:table-cell>
              <table:table-cell office:value-type="float" office:value="1014.7">
                <text:p>1014.7</text:p>
              </table:table-cell>
            </table:table-row>
            <table:table-row>
              <table:table-cell office:value-type="string">
                <text:p>MACAU 9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65">
                <text:p>1007.65</text:p>
              </table:table-cell>
              <table:table-cell office:value-type="float" office:value="1010.825">
                <text:p>1010.82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MACAU 1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4">
                <text:p>1013.4</text:p>
              </table:table-cell>
              <table:table-cell office:value-type="float" office:value="1013.8">
                <text:p>1013.8</text:p>
              </table:table-cell>
              <table:table-cell office:value-type="float" office:value="1013.7">
                <text:p>1013.7</text:p>
              </table:table-cell>
            </table:table-row>
            <table:table-row>
              <table:table-cell office:value-type="string">
                <text:p>MACAU 1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">
                <text:p>1011.4</text:p>
              </table:table-cell>
              <table:table-cell office:value-type="float" office:value="1011.7">
                <text:p>1011.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MACAU 12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46666666667">
                <text:p>1013.46666666667</text:p>
              </table:table-cell>
              <table:table-cell office:value-type="float" office:value="1013.9">
                <text:p>1013.9</text:p>
              </table:table-cell>
              <table:table-cell office:value-type="float" office:value="1013.03333333333">
                <text:p>1013.03333333333</text:p>
              </table:table-cell>
            </table:table-row>
            <table:table-row>
              <table:table-cell office:value-type="string">
                <text:p>MACAU 1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26666666667">
                <text:p>1012.26666666667</text:p>
              </table:table-cell>
              <table:table-cell office:value-type="float" office:value="1012.1">
                <text:p>1012.1</text:p>
              </table:table-cell>
              <table:table-cell office:value-type="float" office:value="1011.66666666667">
                <text:p>1011.66666666667</text:p>
              </table:table-cell>
            </table:table-row>
            <table:table-row>
              <table:table-cell office:value-type="string">
                <text:p>MACAU 1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5">
                <text:p>1011.5</text:p>
              </table:table-cell>
              <table:table-cell office:value-type="float" office:value="1011.3">
                <text:p>1011.3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MACAU 1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16">
                <text:p>1011.16</text:p>
              </table:table-cell>
              <table:table-cell office:value-type="float" office:value="1010.88">
                <text:p>1010.88</text:p>
              </table:table-cell>
              <table:table-cell office:value-type="float" office:value="1009.86">
                <text:p>1009.86</text:p>
              </table:table-cell>
            </table:table-row>
            <table:table-row>
              <table:table-cell office:value-type="string">
                <text:p>MACAU 14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">
                <text:p>1013</text:p>
              </table:table-cell>
              <table:table-cell office:value-type="float" office:value="1012.375">
                <text:p>1012.375</text:p>
              </table:table-cell>
              <table:table-cell office:value-type="float" office:value="1011.05">
                <text:p>1011.05</text:p>
              </table:table-cell>
            </table:table-row>
            <table:table-row>
              <table:table-cell office:value-type="string">
                <text:p>MACAU 14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5">
                <text:p>1010.55</text:p>
              </table:table-cell>
              <table:table-cell office:value-type="float" office:value="1010.015">
                <text:p>1010.015</text:p>
              </table:table-cell>
              <table:table-cell office:value-type="float" office:value="1008.4">
                <text:p>1008.4</text:p>
              </table:table-cell>
            </table:table-row>
            <table:table-row>
              <table:table-cell office:value-type="string">
                <text:p>MACAU 1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6363636364">
                <text:p>1010.56363636364</text:p>
              </table:table-cell>
              <table:table-cell office:value-type="float" office:value="1009.76363636364">
                <text:p>1009.76363636364</text:p>
              </table:table-cell>
              <table:table-cell office:value-type="float" office:value="1008.89090909091">
                <text:p>1008.89090909091</text:p>
              </table:table-cell>
            </table:table-row>
            <table:table-row>
              <table:table-cell office:value-type="string">
                <text:p>MACAU 15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25">
                <text:p>1011.325</text:p>
              </table:table-cell>
              <table:table-cell office:value-type="float" office:value="1010.6125">
                <text:p>1010.6125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MACAU 15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5">
                <text:p>1010.25</text:p>
              </table:table-cell>
              <table:table-cell office:value-type="float" office:value="1009.185">
                <text:p>1009.185</text:p>
              </table:table-cell>
              <table:table-cell office:value-type="float" office:value="1008.7">
                <text:p>1008.7</text:p>
              </table:table-cell>
            </table:table-row>
            <table:table-row>
              <table:table-cell office:value-type="string">
                <text:p>MACAU 15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">
                <text:p>1010.6</text:p>
              </table:table-cell>
              <table:table-cell office:value-type="float" office:value="1009.4">
                <text:p>1009.4</text:p>
              </table:table-cell>
              <table:table-cell office:value-type="float" office:value="1008.4">
                <text:p>1008.4</text:p>
              </table:table-cell>
            </table:table-row>
            <table:table-row>
              <table:table-cell office:value-type="string">
                <text:p>MACAU 16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73076923077">
                <text:p>1010.73076923077</text:p>
              </table:table-cell>
              <table:table-cell office:value-type="float" office:value="1010.07692307692">
                <text:p>1010.07692307692</text:p>
              </table:table-cell>
              <table:table-cell office:value-type="float" office:value="1009.53076923077">
                <text:p>1009.53076923077</text:p>
              </table:table-cell>
            </table:table-row>
            <table:table-row>
              <table:table-cell office:value-type="string">
                <text:p>MACAU 16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3">
                <text:p>1009.3</text:p>
              </table:table-cell>
              <table:table-cell office:value-type="float" office:value="1008.45">
                <text:p>1008.45</text:p>
              </table:table-cell>
              <table:table-cell office:value-type="float" office:value="1007.6">
                <text:p>1007.6</text:p>
              </table:table-cell>
            </table:table-row>
            <table:table-row>
              <table:table-cell office:value-type="string">
                <text:p>MACAU 16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1009.62">
                <text:p>1009.62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MACAU 16 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1010.22">
                <text:p>1010.22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MACAU 1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6153846154">
                <text:p>1008.46153846154</text:p>
              </table:table-cell>
              <table:table-cell office:value-type="float" office:value="1007.9">
                <text:p>1007.9</text:p>
              </table:table-cell>
              <table:table-cell office:value-type="float" office:value="1007.46153846154">
                <text:p>1007.46153846154</text:p>
              </table:table-cell>
            </table:table-row>
            <table:table-row>
              <table:table-cell office:value-type="string">
                <text:p>MACAU 17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2">
                <text:p>1008.32</text:p>
              </table:table-cell>
              <table:table-cell office:value-type="float" office:value="1007.88">
                <text:p>1007.88</text:p>
              </table:table-cell>
              <table:table-cell office:value-type="float" office:value="1007.44">
                <text:p>1007.44</text:p>
              </table:table-cell>
            </table:table-row>
            <table:table-row>
              <table:table-cell office:value-type="string">
                <text:p>MACAU 17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8">
                <text:p>1008.8</text:p>
              </table:table-cell>
              <table:table-cell office:value-type="float" office:value="1009.02">
                <text:p>1009.02</text:p>
              </table:table-cell>
              <table:table-cell office:value-type="float" office:value="1009.3">
                <text:p>1009.3</text:p>
              </table:table-cell>
            </table:table-row>
            <table:table-row>
              <table:table-cell office:value-type="string">
                <text:p>MACAU 1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82727272727">
                <text:p>1008.82727272727</text:p>
              </table:table-cell>
              <table:table-cell office:value-type="float" office:value="1008.71818181818">
                <text:p>1008.71818181818</text:p>
              </table:table-cell>
              <table:table-cell office:value-type="float" office:value="1008.82727272727">
                <text:p>1008.82727272727</text:p>
              </table:table-cell>
            </table:table-row>
            <table:table-row>
              <table:table-cell office:value-type="string">
                <text:p>MACAU 18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5.6">
                <text:p>1005.6</text:p>
              </table:table-cell>
              <table:table-cell office:value-type="float" office:value="1005.4">
                <text:p>1005.4</text:p>
              </table:table-cell>
              <table:table-cell office:value-type="float" office:value="1005.8">
                <text:p>1005.8</text:p>
              </table:table-cell>
            </table:table-row>
            <table:table-row>
              <table:table-cell office:value-type="string">
                <text:p>MACAU 18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05">
                <text:p>1009.05</text:p>
              </table:table-cell>
              <table:table-cell office:value-type="float" office:value="1009.565">
                <text:p>1009.56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MACAU 18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9">
                <text:p>1008.9</text:p>
              </table:table-cell>
              <table:table-cell office:value-type="float" office:value="1009.515">
                <text:p>1009.515</text:p>
              </table:table-cell>
              <table:table-cell office:value-type="float" office:value="1011.15">
                <text:p>1011.15</text:p>
              </table:table-cell>
            </table:table-row>
            <table:table-row>
              <table:table-cell office:value-type="string">
                <text:p>MACAU 1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4285714286">
                <text:p>1008.44285714286</text:p>
              </table:table-cell>
              <table:table-cell office:value-type="float" office:value="1008.64285714286">
                <text:p>1008.64285714286</text:p>
              </table:table-cell>
              <table:table-cell office:value-type="float" office:value="1008.94285714286">
                <text:p>1008.94285714286</text:p>
              </table:table-cell>
            </table:table-row>
            <table:table-row>
              <table:table-cell office:value-type="string">
                <text:p>MACAU 19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9">
                <text:p>1007.9</text:p>
              </table:table-cell>
              <table:table-cell office:value-type="float" office:value="1008.75">
                <text:p>1008.75</text:p>
              </table:table-cell>
              <table:table-cell office:value-type="float" office:value="1009.03333333333">
                <text:p>1009.03333333333</text:p>
              </table:table-cell>
            </table:table-row>
            <table:table-row>
              <table:table-cell office:value-type="string">
                <text:p>MACAU 19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7">
                <text:p>1006.7</text:p>
              </table:table-cell>
              <table:table-cell office:value-type="float" office:value="1008.7">
                <text:p>1008.7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string">
                <text:p>MACAU 2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15833333333">
                <text:p>1008.15833333333</text:p>
              </table:table-cell>
              <table:table-cell office:value-type="float" office:value="1008.45833333333">
                <text:p>1008.45833333333</text:p>
              </table:table-cell>
              <table:table-cell office:value-type="float" office:value="1008.81666666667">
                <text:p>1008.81666666667</text:p>
              </table:table-cell>
            </table:table-row>
            <table:table-row>
              <table:table-cell office:value-type="string">
                <text:p>MACAU 2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8">
                <text:p>1007.8</text:p>
              </table:table-cell>
              <table:table-cell office:value-type="float" office:value="1007.9">
                <text:p>1007.9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string">
                <text:p>MACAU 2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8">
                <text:p>1008.8</text:p>
              </table:table-cell>
              <table:table-cell office:value-type="float" office:value="1009.85">
                <text:p>1009.85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string">
                <text:p>MACAU 22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1010.25">
                <text:p>1010.25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MOSSORO 0 1</text:p>
                <text:list>
                  <text:list-item>
                    <text:p>MOSSORO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13333333333">
                <text:p>1012.13333333333</text:p>
              </table:table-cell>
              <table:table-cell office:value-type="float" office:value="1012.4">
                <text:p>1012.4</text:p>
              </table:table-cell>
              <table:table-cell office:value-type="float" office:value="1012.53333333333">
                <text:p>1012.53333333333</text:p>
              </table:table-cell>
            </table:table-row>
            <table:table-row>
              <table:table-cell office:value-type="string">
                <text:p>MOSSORO 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4.2">
                <text:p>1014.2</text:p>
              </table:table-cell>
              <table:table-cell office:value-type="float" office:value="1015.15">
                <text:p>1015.15</text:p>
              </table:table-cell>
              <table:table-cell office:value-type="float" office:value="1014.7">
                <text:p>1014.7</text:p>
              </table:table-cell>
            </table:table-row>
            <table:table-row>
              <table:table-cell office:value-type="string">
                <text:p>MOSSORO 0 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85">
                <text:p>1007.85</text:p>
              </table:table-cell>
              <table:table-cell office:value-type="float" office:value="1009.535">
                <text:p>1009.535</text:p>
              </table:table-cell>
              <table:table-cell office:value-type="float" office:value="1010.25">
                <text:p>1010.25</text:p>
              </table:table-cell>
            </table:table-row>
            <table:table-row>
              <table:table-cell office:value-type="string">
                <text:p>MOSSORO 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76666666667">
                <text:p>1010.76666666667</text:p>
              </table:table-cell>
              <table:table-cell office:value-type="float" office:value="1011.75">
                <text:p>1011.75</text:p>
              </table:table-cell>
              <table:table-cell office:value-type="float" office:value="1010.93333333333">
                <text:p>1010.93333333333</text:p>
              </table:table-cell>
            </table:table-row>
            <table:table-row>
              <table:table-cell office:value-type="string">
                <text:p>MOSSORO 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3333333333">
                <text:p>1011.73333333333</text:p>
              </table:table-cell>
              <table:table-cell office:value-type="float" office:value="1012.5">
                <text:p>1012.5</text:p>
              </table:table-cell>
              <table:table-cell office:value-type="float" office:value="1011.83333333333">
                <text:p>1011.83333333333</text:p>
              </table:table-cell>
            </table:table-row>
            <table:table-row>
              <table:table-cell office:value-type="string">
                <text:p>MOSSORO 1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3">
                <text:p>1012.3</text:p>
              </table:table-cell>
              <table:table-cell office:value-type="float" office:value="1011.97">
                <text:p>1011.97</text:p>
              </table:table-cell>
              <table:table-cell office:value-type="float" office:value="1010.6">
                <text:p>1010.6</text:p>
              </table:table-cell>
            </table:table-row>
            <table:table-row>
              <table:table-cell office:value-type="string">
                <text:p>MOSSORO 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">
                <text:p>1010.8</text:p>
              </table:table-cell>
              <table:table-cell office:value-type="float" office:value="1010.7">
                <text:p>1010.7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MOSSORO 2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3">
                <text:p>1012.3</text:p>
              </table:table-cell>
              <table:table-cell office:value-type="float" office:value="1011.85">
                <text:p>1011.85</text:p>
              </table:table-cell>
              <table:table-cell office:value-type="float" office:value="1010.8">
                <text:p>1010.8</text:p>
              </table:table-cell>
            </table:table-row>
            <table:table-row>
              <table:table-cell office:value-type="string">
                <text:p>MOSSORO 2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5">
                <text:p>1015</text:p>
              </table:table-cell>
              <table:table-cell office:value-type="float" office:value="1013.87">
                <text:p>1013.87</text:p>
              </table:table-cell>
              <table:table-cell office:value-type="float" office:value="1012.4">
                <text:p>1012.4</text:p>
              </table:table-cell>
            </table:table-row>
            <table:table-row>
              <table:table-cell office:value-type="string">
                <text:p>MOSSORO 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58">
                <text:p>1011.58</text:p>
              </table:table-cell>
              <table:table-cell office:value-type="float" office:value="1011.66">
                <text:p>1011.66</text:p>
              </table:table-cell>
              <table:table-cell office:value-type="float" office:value="1011.06">
                <text:p>1011.06</text:p>
              </table:table-cell>
            </table:table-row>
            <table:table-row>
              <table:table-cell office:value-type="string">
                <text:p>MOSSORO 3 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4">
                <text:p>1012.4</text:p>
              </table:table-cell>
              <table:table-cell office:value-type="float" office:value="1011.11">
                <text:p>1011.11</text:p>
              </table:table-cell>
              <table:table-cell office:value-type="float" office:value="1012.4">
                <text:p>1012.4</text:p>
              </table:table-cell>
            </table:table-row>
            <table:table-row>
              <table:table-cell office:value-type="string">
                <text:p>MOSSORO 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95">
                <text:p>1010.95</text:p>
              </table:table-cell>
              <table:table-cell office:value-type="float" office:value="1010.71666666667">
                <text:p>1010.71666666667</text:p>
              </table:table-cell>
              <table:table-cell office:value-type="float" office:value="1010.33333333333">
                <text:p>1010.33333333333</text:p>
              </table:table-cell>
            </table:table-row>
            <table:table-row>
              <table:table-cell office:value-type="string">
                <text:p>MOSSORO 4 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7">
                <text:p>1012.7</text:p>
              </table:table-cell>
              <table:table-cell office:value-type="float" office:value="1012.43">
                <text:p>1012.43</text:p>
              </table:table-cell>
              <table:table-cell office:value-type="float" office:value="1013.5">
                <text:p>1013.5</text:p>
              </table:table-cell>
            </table:table-row>
            <table:table-row>
              <table:table-cell office:value-type="string">
                <text:p>MOSSORO 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8">
                <text:p>1008.8</text:p>
              </table:table-cell>
              <table:table-cell office:value-type="float" office:value="1010.03333333333">
                <text:p>1010.03333333333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MOSSORO 5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">
                <text:p>1010</text:p>
              </table:table-cell>
              <table:table-cell office:value-type="float" office:value="1009.4">
                <text:p>1009.4</text:p>
              </table:table-cell>
              <table:table-cell office:value-type="float" office:value="1009.4">
                <text:p>1009.4</text:p>
              </table:table-cell>
            </table:table-row>
            <table:table-row>
              <table:table-cell office:value-type="string">
                <text:p>MOSSORO 5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55">
                <text:p>1009.55</text:p>
              </table:table-cell>
              <table:table-cell office:value-type="float" office:value="1009.25">
                <text:p>1009.25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MOSSORO 5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">
                <text:p>1011.6</text:p>
              </table:table-cell>
              <table:table-cell office:value-type="float" office:value="1012.08">
                <text:p>1012.08</text:p>
              </table:table-cell>
              <table:table-cell office:value-type="float" office:value="1012.9">
                <text:p>1012.9</text:p>
              </table:table-cell>
            </table:table-row>
            <table:table-row>
              <table:table-cell office:value-type="string">
                <text:p>MOSSORO 5 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35">
                <text:p>1012.35</text:p>
              </table:table-cell>
              <table:table-cell office:value-type="float" office:value="1012.415">
                <text:p>1012.415</text:p>
              </table:table-cell>
              <table:table-cell office:value-type="float" office:value="1012.9">
                <text:p>1012.9</text:p>
              </table:table-cell>
            </table:table-row>
            <table:table-row>
              <table:table-cell office:value-type="string">
                <text:p>MOSSORO 6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3333333333">
                <text:p>1011.43333333333</text:p>
              </table:table-cell>
              <table:table-cell office:value-type="float" office:value="1011.43333333333">
                <text:p>1011.43333333333</text:p>
              </table:table-cell>
              <table:table-cell office:value-type="float" office:value="1011.7">
                <text:p>1011.7</text:p>
              </table:table-cell>
            </table:table-row>
            <table:table-row>
              <table:table-cell office:value-type="string">
                <text:p>MOSSORO 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8">
                <text:p>1011.8</text:p>
              </table:table-cell>
              <table:table-cell office:value-type="float" office:value="1011.75">
                <text:p>1011.7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MOSSORO 7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">
                <text:p>1012.6</text:p>
              </table:table-cell>
              <table:table-cell office:value-type="float" office:value="1013.85">
                <text:p>1013.85</text:p>
              </table:table-cell>
              <table:table-cell office:value-type="float" office:value="1015.2">
                <text:p>1015.2</text:p>
              </table:table-cell>
            </table:table-row>
            <table:table-row>
              <table:table-cell office:value-type="string">
                <text:p>MOSSORO 7 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9">
                <text:p>1010.9</text:p>
              </table:table-cell>
              <table:table-cell office:value-type="float" office:value="1011.06">
                <text:p>1011.06</text:p>
              </table:table-cell>
              <table:table-cell office:value-type="float" office:value="1011.1">
                <text:p>1011.1</text:p>
              </table:table-cell>
            </table:table-row>
            <table:table-row>
              <table:table-cell office:value-type="string">
                <text:p>MOSSORO 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4">
                <text:p>1010.4</text:p>
              </table:table-cell>
              <table:table-cell office:value-type="float" office:value="1010.8">
                <text:p>1010.8</text:p>
              </table:table-cell>
              <table:table-cell office:value-type="float" office:value="1011.325">
                <text:p>1011.325</text:p>
              </table:table-cell>
            </table:table-row>
            <table:table-row>
              <table:table-cell office:value-type="string">
                <text:p>MOSSORO 8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">
                <text:p>1011</text:p>
              </table:table-cell>
              <table:table-cell office:value-type="float" office:value="1012.07">
                <text:p>1012.07</text:p>
              </table:table-cell>
              <table:table-cell office:value-type="float" office:value="1012.9">
                <text:p>1012.9</text:p>
              </table:table-cell>
            </table:table-row>
            <table:table-row>
              <table:table-cell office:value-type="string">
                <text:p>MOSSORO 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91666666667">
                <text:p>1010.91666666667</text:p>
              </table:table-cell>
              <table:table-cell office:value-type="float" office:value="1011.61666666667">
                <text:p>1011.61666666667</text:p>
              </table:table-cell>
              <table:table-cell office:value-type="float" office:value="1012.36666666667">
                <text:p>1012.36666666667</text:p>
              </table:table-cell>
            </table:table-row>
            <table:table-row>
              <table:table-cell office:value-type="string">
                <text:p>MOSSORO 9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">
                <text:p>1010.2</text:p>
              </table:table-cell>
              <table:table-cell office:value-type="float" office:value="1012.15">
                <text:p>1012.15</text:p>
              </table:table-cell>
              <table:table-cell office:value-type="float" office:value="1012.9">
                <text:p>1012.9</text:p>
              </table:table-cell>
            </table:table-row>
            <table:table-row>
              <table:table-cell office:value-type="string">
                <text:p>MOSSORO 9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">
                <text:p>1008.4</text:p>
              </table:table-cell>
              <table:table-cell office:value-type="float" office:value="1010.72">
                <text:p>1010.72</text:p>
              </table:table-cell>
              <table:table-cell office:value-type="float" office:value="1011.1">
                <text:p>1011.1</text:p>
              </table:table-cell>
            </table:table-row>
            <table:table-row>
              <table:table-cell office:value-type="string">
                <text:p>MOSSORO 9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9">
                <text:p>1011.9</text:p>
              </table:table-cell>
              <table:table-cell office:value-type="float" office:value="1015.06">
                <text:p>1015.06</text:p>
              </table:table-cell>
              <table:table-cell office:value-type="float" office:value="1015.1">
                <text:p>1015.1</text:p>
              </table:table-cell>
            </table:table-row>
            <table:table-row>
              <table:table-cell office:value-type="string">
                <text:p>MOSSORO 1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975">
                <text:p>1011.975</text:p>
              </table:table-cell>
              <table:table-cell office:value-type="float" office:value="1012.625">
                <text:p>1012.625</text:p>
              </table:table-cell>
              <table:table-cell office:value-type="float" office:value="1012.95">
                <text:p>1012.95</text:p>
              </table:table-cell>
            </table:table-row>
            <table:table-row>
              <table:table-cell office:value-type="string">
                <text:p>MOSSORO 1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15">
                <text:p>1009.15</text:p>
              </table:table-cell>
              <table:table-cell office:value-type="float" office:value="1010.15">
                <text:p>1010.15</text:p>
              </table:table-cell>
              <table:table-cell office:value-type="float" office:value="1010.8">
                <text:p>1010.8</text:p>
              </table:table-cell>
            </table:table-row>
            <table:table-row>
              <table:table-cell office:value-type="string">
                <text:p>MOSSORO 10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8">
                <text:p>1008.8</text:p>
              </table:table-cell>
              <table:table-cell office:value-type="float" office:value="1010.67">
                <text:p>1010.67</text:p>
              </table:table-cell>
              <table:table-cell office:value-type="float" office:value="1010.6">
                <text:p>1010.6</text:p>
              </table:table-cell>
            </table:table-row>
            <table:table-row>
              <table:table-cell office:value-type="string">
                <text:p>MOSSORO 1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1428571429">
                <text:p>1010.81428571429</text:p>
              </table:table-cell>
              <table:table-cell office:value-type="float" office:value="1011.82857142857">
                <text:p>1011.82857142857</text:p>
              </table:table-cell>
              <table:table-cell office:value-type="float" office:value="1011.85714285714">
                <text:p>1011.85714285714</text:p>
              </table:table-cell>
            </table:table-row>
            <table:table-row>
              <table:table-cell office:value-type="string">
                <text:p>MOSSORO 1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42">
                <text:p>1013.42</text:p>
              </table:table-cell>
              <table:table-cell office:value-type="float" office:value="1014.1">
                <text:p>1014.1</text:p>
              </table:table-cell>
              <table:table-cell office:value-type="float" office:value="1013.84">
                <text:p>1013.84</text:p>
              </table:table-cell>
            </table:table-row>
            <table:table-row>
              <table:table-cell office:value-type="string">
                <text:p>MOSSORO 1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4">
                <text:p>1012.4</text:p>
              </table:table-cell>
              <table:table-cell office:value-type="float" office:value="1012.9">
                <text:p>1012.9</text:p>
              </table:table-cell>
              <table:table-cell office:value-type="float" office:value="1012.5">
                <text:p>1012.5</text:p>
              </table:table-cell>
            </table:table-row>
            <table:table-row>
              <table:table-cell office:value-type="string">
                <text:p>MOSSORO 12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1">
                <text:p>1013.1</text:p>
              </table:table-cell>
              <table:table-cell office:value-type="float" office:value="1013.33">
                <text:p>1013.33</text:p>
              </table:table-cell>
              <table:table-cell office:value-type="float" office:value="1012.4">
                <text:p>1012.4</text:p>
              </table:table-cell>
            </table:table-row>
            <table:table-row>
              <table:table-cell office:value-type="string">
                <text:p>MOSSORO 1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84">
                <text:p>1012.84</text:p>
              </table:table-cell>
              <table:table-cell office:value-type="float" office:value="1012.84">
                <text:p>1012.84</text:p>
              </table:table-cell>
              <table:table-cell office:value-type="float" office:value="1012.26">
                <text:p>1012.26</text:p>
              </table:table-cell>
            </table:table-row>
            <table:table-row>
              <table:table-cell office:value-type="string">
                <text:p>MOSSORO 1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4">
                <text:p>1013.4</text:p>
              </table:table-cell>
              <table:table-cell office:value-type="float" office:value="1013.3">
                <text:p>1013.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MOSSORO 1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05714285714">
                <text:p>1012.05714285714</text:p>
              </table:table-cell>
              <table:table-cell office:value-type="float" office:value="1011.48571428571">
                <text:p>1011.48571428571</text:p>
              </table:table-cell>
              <table:table-cell office:value-type="float" office:value="1010.58571428571">
                <text:p>1010.58571428571</text:p>
              </table:table-cell>
            </table:table-row>
            <table:table-row>
              <table:table-cell office:value-type="string">
                <text:p>MOSSORO 14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9">
                <text:p>1013.9</text:p>
              </table:table-cell>
              <table:table-cell office:value-type="float" office:value="1013.3">
                <text:p>1013.3</text:p>
              </table:table-cell>
              <table:table-cell office:value-type="float" office:value="1011.4">
                <text:p>1011.4</text:p>
              </table:table-cell>
            </table:table-row>
            <table:table-row>
              <table:table-cell office:value-type="string">
                <text:p>MOSSORO 14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">
                <text:p>1012.6</text:p>
              </table:table-cell>
              <table:table-cell office:value-type="float" office:value="1011.47">
                <text:p>1011.47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MOSSORO 1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6">
                <text:p>1011.46</text:p>
              </table:table-cell>
              <table:table-cell office:value-type="float" office:value="1010.82">
                <text:p>1010.82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MOSSORO 15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">
                <text:p>1011</text:p>
              </table:table-cell>
              <table:table-cell office:value-type="float" office:value="1009.85">
                <text:p>1009.85</text:p>
              </table:table-cell>
              <table:table-cell office:value-type="float" office:value="1008.825">
                <text:p>1008.825</text:p>
              </table:table-cell>
            </table:table-row>
            <table:table-row>
              <table:table-cell office:value-type="string">
                <text:p>MOSSORO 16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875">
                <text:p>1009.875</text:p>
              </table:table-cell>
              <table:table-cell office:value-type="float" office:value="1009.075">
                <text:p>1009.075</text:p>
              </table:table-cell>
              <table:table-cell office:value-type="float" office:value="1008.475">
                <text:p>1008.475</text:p>
              </table:table-cell>
            </table:table-row>
            <table:table-row>
              <table:table-cell office:value-type="string">
                <text:p>MOSSORO 16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3333333333">
                <text:p>1010.53333333333</text:p>
              </table:table-cell>
              <table:table-cell office:value-type="float" office:value="1009.91666666667">
                <text:p>1009.91666666667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MOSSORO 16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1008.93">
                <text:p>1008.93</text:p>
              </table:table-cell>
              <table:table-cell office:value-type="float" office:value="1008.2">
                <text:p>1008.2</text:p>
              </table:table-cell>
            </table:table-row>
            <table:table-row>
              <table:table-cell office:value-type="string">
                <text:p>MOSSORO 16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4">
                <text:p>1014</text:p>
              </table:table-cell>
              <table:table-cell office:value-type="float" office:value="1012.83">
                <text:p>1012.83</text:p>
              </table:table-cell>
              <table:table-cell office:value-type="float" office:value="1012.2">
                <text:p>1012.2</text:p>
              </table:table-cell>
            </table:table-row>
            <table:table-row>
              <table:table-cell office:value-type="string">
                <text:p>MOSSORO 16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1">
                <text:p>1010.1</text:p>
              </table:table-cell>
              <table:table-cell office:value-type="float" office:value="1008.32">
                <text:p>1008.32</text:p>
              </table:table-cell>
              <table:table-cell office:value-type="float" office:value="1008.8">
                <text:p>1008.8</text:p>
              </table:table-cell>
            </table:table-row>
            <table:table-row>
              <table:table-cell office:value-type="string">
                <text:p>MOSSORO 1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97777777778">
                <text:p>1010.97777777778</text:p>
              </table:table-cell>
              <table:table-cell office:value-type="float" office:value="1010.71111111111">
                <text:p>1010.71111111111</text:p>
              </table:table-cell>
              <table:table-cell office:value-type="float" office:value="1010.17777777778">
                <text:p>1010.17777777778</text:p>
              </table:table-cell>
            </table:table-row>
            <table:table-row>
              <table:table-cell office:value-type="string">
                <text:p>MOSSORO 17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5.9">
                <text:p>1015.9</text:p>
              </table:table-cell>
              <table:table-cell office:value-type="float" office:value="1015.75">
                <text:p>1015.75</text:p>
              </table:table-cell>
              <table:table-cell office:value-type="float" office:value="1015.3">
                <text:p>1015.3</text:p>
              </table:table-cell>
            </table:table-row>
            <table:table-row>
              <table:table-cell office:value-type="string">
                <text:p>MOSSORO 17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5">
                <text:p>1015</text:p>
              </table:table-cell>
              <table:table-cell office:value-type="float" office:value="1014.77">
                <text:p>1014.77</text:p>
              </table:table-cell>
              <table:table-cell office:value-type="float" office:value="1015.5">
                <text:p>1015.5</text:p>
              </table:table-cell>
            </table:table-row>
            <table:table-row>
              <table:table-cell office:value-type="string">
                <text:p>MOSSORO 1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05">
                <text:p>1010.05</text:p>
              </table:table-cell>
              <table:table-cell office:value-type="float" office:value="1009.75">
                <text:p>1009.75</text:p>
              </table:table-cell>
              <table:table-cell office:value-type="float" office:value="1010.26">
                <text:p>1010.26</text:p>
              </table:table-cell>
            </table:table-row>
            <table:table-row>
              <table:table-cell office:value-type="string">
                <text:p>MOSSORO 18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">
                <text:p>1010.6</text:p>
              </table:table-cell>
              <table:table-cell office:value-type="float" office:value="1010.66">
                <text:p>1010.66</text:p>
              </table:table-cell>
              <table:table-cell office:value-type="float" office:value="1011.14">
                <text:p>1011.14</text:p>
              </table:table-cell>
            </table:table-row>
            <table:table-row>
              <table:table-cell office:value-type="string">
                <text:p>MOSSORO 1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13333333333">
                <text:p>1009.13333333333</text:p>
              </table:table-cell>
              <table:table-cell office:value-type="float" office:value="1009.2">
                <text:p>1009.2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MOSSORO 19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8">
                <text:p>1009.8</text:p>
              </table:table-cell>
              <table:table-cell office:value-type="float" office:value="1010.8">
                <text:p>1010.8</text:p>
              </table:table-cell>
              <table:table-cell office:value-type="float" office:value="1011.7">
                <text:p>1011.7</text:p>
              </table:table-cell>
            </table:table-row>
            <table:table-row>
              <table:table-cell office:value-type="string">
                <text:p>MOSSORO 19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5">
                <text:p>1006.5</text:p>
              </table:table-cell>
              <table:table-cell office:value-type="float" office:value="1007.8">
                <text:p>1007.8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MOSSORO 2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625">
                <text:p>1010.2625</text:p>
              </table:table-cell>
              <table:table-cell office:value-type="float" office:value="1010.75">
                <text:p>1010.75</text:p>
              </table:table-cell>
              <table:table-cell office:value-type="float" office:value="1011.35">
                <text:p>1011.35</text:p>
              </table:table-cell>
            </table:table-row>
            <table:table-row>
              <table:table-cell office:value-type="string">
                <text:p>MOSSORO 2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25">
                <text:p>1008.025</text:p>
              </table:table-cell>
              <table:table-cell office:value-type="float" office:value="1008.7125">
                <text:p>1008.7125</text:p>
              </table:table-cell>
              <table:table-cell office:value-type="float" office:value="1009.85">
                <text:p>1009.85</text:p>
              </table:table-cell>
            </table:table-row>
            <table:table-row>
              <table:table-cell office:value-type="string">
                <text:p>MOSSORO 20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6">
                <text:p>1009.6</text:p>
              </table:table-cell>
              <table:table-cell office:value-type="float" office:value="1011.05">
                <text:p>1011.05</text:p>
              </table:table-cell>
              <table:table-cell office:value-type="float" office:value="1010.7">
                <text:p>1010.7</text:p>
              </table:table-cell>
            </table:table-row>
            <table:table-row>
              <table:table-cell office:value-type="string">
                <text:p>MOSSORO 20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3">
                <text:p>1006.3</text:p>
              </table:table-cell>
              <table:table-cell office:value-type="float" office:value="1008.88">
                <text:p>1008.88</text:p>
              </table:table-cell>
              <table:table-cell office:value-type="float" office:value="1008.8">
                <text:p>1008.8</text:p>
              </table:table-cell>
            </table:table-row>
            <table:table-row>
              <table:table-cell office:value-type="string">
                <text:p>MOSSORO 2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9375">
                <text:p>1009.9375</text:p>
              </table:table-cell>
              <table:table-cell office:value-type="float" office:value="1010.75">
                <text:p>1010.75</text:p>
              </table:table-cell>
              <table:table-cell office:value-type="float" office:value="1011.125">
                <text:p>1011.125</text:p>
              </table:table-cell>
            </table:table-row>
            <table:table-row>
              <table:table-cell office:value-type="string">
                <text:p>MOSSORO 2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1009.75">
                <text:p>1009.75</text:p>
              </table:table-cell>
              <table:table-cell office:value-type="float" office:value="1011.3">
                <text:p>1011.3</text:p>
              </table:table-cell>
            </table:table-row>
            <table:table-row>
              <table:table-cell office:value-type="string">
                <text:p>MOSSORO 2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275">
                <text:p>1012.275</text:p>
              </table:table-cell>
              <table:table-cell office:value-type="float" office:value="1012.825">
                <text:p>1012.825</text:p>
              </table:table-cell>
              <table:table-cell office:value-type="float" office:value="1013.225">
                <text:p>1013.225</text:p>
              </table:table-cell>
            </table:table-row>
            <table:table-row>
              <table:table-cell office:value-type="string">
                <text:p>MOSSORO 22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5">
                <text:p>1011.35</text:p>
              </table:table-cell>
              <table:table-cell office:value-type="float" office:value="1012.65">
                <text:p>1012.65</text:p>
              </table:table-cell>
              <table:table-cell office:value-type="float" office:value="1013.25">
                <text:p>1013.25</text:p>
              </table:table-cell>
            </table:table-row>
            <table:table-row>
              <table:table-cell office:value-type="string">
                <text:p>MOSSORO 22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1">
                <text:p>1010.1</text:p>
              </table:table-cell>
              <table:table-cell office:value-type="float" office:value="1011">
                <text:p>1011</text:p>
              </table:table-cell>
              <table:table-cell office:value-type="float" office:value="1011.6">
                <text:p>1011.6</text:p>
              </table:table-cell>
            </table:table-row>
            <table:table-row>
              <table:table-cell office:value-type="string">
                <text:p>MOSSORO 22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">
                <text:p>1011</text:p>
              </table:table-cell>
              <table:table-cell office:value-type="float" office:value="1012.26">
                <text:p>1012.26</text:p>
              </table:table-cell>
              <table:table-cell office:value-type="float" office:value="1011.2">
                <text:p>1011.2</text:p>
              </table:table-cell>
            </table:table-row>
            <table:table-row>
              <table:table-cell office:value-type="string">
                <text:p>MOSSORO 2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3333333333">
                <text:p>1011.23333333333</text:p>
              </table:table-cell>
              <table:table-cell office:value-type="float" office:value="1011.81666666667">
                <text:p>1011.81666666667</text:p>
              </table:table-cell>
              <table:table-cell office:value-type="float" office:value="1012.16666666667">
                <text:p>1012.16666666667</text:p>
              </table:table-cell>
            </table:table-row>
            <table:table-row>
              <table:table-cell office:value-type="string">
                <text:p>MOSSORO 2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">
                <text:p>1011.3</text:p>
              </table:table-cell>
              <table:table-cell office:value-type="float" office:value="1013.5">
                <text:p>1013.5</text:p>
              </table:table-cell>
              <table:table-cell office:value-type="float" office:value="1012.8">
                <text:p>1012.8</text:p>
              </table:table-cell>
            </table:table-row>
            <table:table-row>
              <table:table-cell office:value-type="string">
                <text:p>MOSSORO 23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6">
                <text:p>1013.6</text:p>
              </table:table-cell>
              <table:table-cell office:value-type="float" office:value="1014.78">
                <text:p>1014.78</text:p>
              </table:table-cell>
              <table:table-cell office:value-type="float" office:value="1012.9">
                <text:p>1012.9</text:p>
              </table:table-cell>
            </table:table-row>
            <table:table-row>
              <table:table-cell office:value-type="string">
                <text:p>NATAL 0 1</text:p>
                <text:list>
                  <text:list-item>
                    <text:p>NAT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02857142857">
                <text:p>1009.02857142857</text:p>
              </table:table-cell>
              <table:table-cell office:value-type="float" office:value="1009.92857142857">
                <text:p>1009.92857142857</text:p>
              </table:table-cell>
              <table:table-cell office:value-type="float" office:value="1009.51428571429">
                <text:p>1009.51428571429</text:p>
              </table:table-cell>
            </table:table-row>
            <table:table-row>
              <table:table-cell office:value-type="string">
                <text:p>NATAL 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9">
                <text:p>1006.9</text:p>
              </table:table-cell>
              <table:table-cell office:value-type="float" office:value="1007.5">
                <text:p>1007.5</text:p>
              </table:table-cell>
              <table:table-cell office:value-type="float" office:value="1007.35">
                <text:p>1007.35</text:p>
              </table:table-cell>
            </table:table-row>
            <table:table-row>
              <table:table-cell office:value-type="string">
                <text:p>NATAL 0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86666666667">
                <text:p>1007.86666666667</text:p>
              </table:table-cell>
              <table:table-cell office:value-type="float" office:value="1009.03666666667">
                <text:p>1009.03666666667</text:p>
              </table:table-cell>
              <table:table-cell office:value-type="float" office:value="1008.43333333333">
                <text:p>1008.43333333333</text:p>
              </table:table-cell>
            </table:table-row>
            <table:table-row>
              <table:table-cell office:value-type="string">
                <text:p>NATAL 0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">
                <text:p>1008.7</text:p>
              </table:table-cell>
              <table:table-cell office:value-type="float" office:value="1009.12">
                <text:p>1009.12</text:p>
              </table:table-cell>
              <table:table-cell office:value-type="float" office:value="1007.9">
                <text:p>1007.9</text:p>
              </table:table-cell>
            </table:table-row>
            <table:table-row>
              <table:table-cell office:value-type="string">
                <text:p>NATAL 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53333333333">
                <text:p>1009.53333333333</text:p>
              </table:table-cell>
              <table:table-cell office:value-type="float" office:value="1009.85">
                <text:p>1009.85</text:p>
              </table:table-cell>
              <table:table-cell office:value-type="float" office:value="1009.55833333333">
                <text:p>1009.55833333333</text:p>
              </table:table-cell>
            </table:table-row>
            <table:table-row>
              <table:table-cell office:value-type="string">
                <text:p>NATAL 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56666666667">
                <text:p>1007.56666666667</text:p>
              </table:table-cell>
              <table:table-cell office:value-type="float" office:value="1007.58333333333">
                <text:p>1007.58333333333</text:p>
              </table:table-cell>
              <table:table-cell office:value-type="float" office:value="1006.96666666667">
                <text:p>1006.96666666667</text:p>
              </table:table-cell>
            </table:table-row>
            <table:table-row>
              <table:table-cell office:value-type="string">
                <text:p>NATAL 1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75">
                <text:p>1008.475</text:p>
              </table:table-cell>
              <table:table-cell office:value-type="float" office:value="1008.1725">
                <text:p>1008.172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NATAL 1 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6">
                <text:p>1007.6</text:p>
              </table:table-cell>
              <table:table-cell office:value-type="float" office:value="1007.33">
                <text:p>1007.33</text:p>
              </table:table-cell>
              <table:table-cell office:value-type="float" office:value="1006.4">
                <text:p>1006.4</text:p>
              </table:table-cell>
            </table:table-row>
            <table:table-row>
              <table:table-cell office:value-type="string">
                <text:p>NATAL 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625">
                <text:p>1008.0625</text:p>
              </table:table-cell>
              <table:table-cell office:value-type="float" office:value="1008.38125">
                <text:p>1008.38125</text:p>
              </table:table-cell>
              <table:table-cell office:value-type="float" office:value="1007.54375">
                <text:p>1007.54375</text:p>
              </table:table-cell>
            </table:table-row>
            <table:table-row>
              <table:table-cell office:value-type="string">
                <text:p>NATAL 2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6">
                <text:p>1008.66</text:p>
              </table:table-cell>
              <table:table-cell office:value-type="float" office:value="1008.17">
                <text:p>1008.17</text:p>
              </table:table-cell>
              <table:table-cell office:value-type="float" office:value="1007.2">
                <text:p>1007.2</text:p>
              </table:table-cell>
            </table:table-row>
            <table:table-row>
              <table:table-cell office:value-type="string">
                <text:p>NATAL 2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">
                <text:p>1010.8</text:p>
              </table:table-cell>
              <table:table-cell office:value-type="float" office:value="1010.57">
                <text:p>1010.57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string">
                <text:p>NATAL 2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">
                <text:p>1008</text:p>
              </table:table-cell>
              <table:table-cell office:value-type="float" office:value="1007.25">
                <text:p>1007.25</text:p>
              </table:table-cell>
              <table:table-cell office:value-type="float" office:value="1006.3">
                <text:p>1006.3</text:p>
              </table:table-cell>
            </table:table-row>
            <table:table-row>
              <table:table-cell office:value-type="string">
                <text:p>NATAL 2 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6">
                <text:p>1007.6</text:p>
              </table:table-cell>
              <table:table-cell office:value-type="float" office:value="1006.41">
                <text:p>1006.41</text:p>
              </table:table-cell>
              <table:table-cell office:value-type="float" office:value="1008.2">
                <text:p>1008.2</text:p>
              </table:table-cell>
            </table:table-row>
            <table:table-row>
              <table:table-cell office:value-type="string">
                <text:p>NATAL 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2727272727">
                <text:p>1008.32727272727</text:p>
              </table:table-cell>
              <table:table-cell office:value-type="float" office:value="1007.99090909091">
                <text:p>1007.99090909091</text:p>
              </table:table-cell>
              <table:table-cell office:value-type="float" office:value="1007.36363636364">
                <text:p>1007.36363636364</text:p>
              </table:table-cell>
            </table:table-row>
            <table:table-row>
              <table:table-cell office:value-type="string">
                <text:p>NATAL 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5">
                <text:p>1008.5</text:p>
              </table:table-cell>
              <table:table-cell office:value-type="float" office:value="1007.95">
                <text:p>1007.95</text:p>
              </table:table-cell>
              <table:table-cell office:value-type="float" office:value="1007.3">
                <text:p>1007.3</text:p>
              </table:table-cell>
            </table:table-row>
            <table:table-row>
              <table:table-cell office:value-type="string">
                <text:p>NATAL 3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5">
                <text:p>1011.75</text:p>
              </table:table-cell>
              <table:table-cell office:value-type="float" office:value="1010.85">
                <text:p>1010.85</text:p>
              </table:table-cell>
              <table:table-cell office:value-type="float" office:value="1010.35">
                <text:p>1010.35</text:p>
              </table:table-cell>
            </table:table-row>
            <table:table-row>
              <table:table-cell office:value-type="string">
                <text:p>NATAL 3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7">
                <text:p>1010.7</text:p>
              </table:table-cell>
              <table:table-cell office:value-type="float" office:value="1010">
                <text:p>1010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NATAL 3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3">
                <text:p>1009.3</text:p>
              </table:table-cell>
              <table:table-cell office:value-type="float" office:value="1007.84">
                <text:p>1007.84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NATAL 3 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">
                <text:p>1008.6</text:p>
              </table:table-cell>
              <table:table-cell office:value-type="float" office:value="1007.66">
                <text:p>1007.66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NATAL 3 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6">
                <text:p>1006.6</text:p>
              </table:table-cell>
              <table:table-cell office:value-type="float" office:value="1006.52">
                <text:p>1006.52</text:p>
              </table:table-cell>
              <table:table-cell office:value-type="float" office:value="1007.9">
                <text:p>1007.9</text:p>
              </table:table-cell>
            </table:table-row>
            <table:table-row>
              <table:table-cell office:value-type="string">
                <text:p>NATAL 3 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4">
                <text:p>1007.4</text:p>
              </table:table-cell>
              <table:table-cell office:value-type="float" office:value="1006.8">
                <text:p>1006.8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NATAL 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6875">
                <text:p>1008.46875</text:p>
              </table:table-cell>
              <table:table-cell office:value-type="float" office:value="1008.0375">
                <text:p>1008.0375</text:p>
              </table:table-cell>
              <table:table-cell office:value-type="float" office:value="1007.5125">
                <text:p>1007.5125</text:p>
              </table:table-cell>
            </table:table-row>
            <table:table-row>
              <table:table-cell office:value-type="string">
                <text:p>NATAL 4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43333333333">
                <text:p>1007.43333333333</text:p>
              </table:table-cell>
              <table:table-cell office:value-type="float" office:value="1006.88333333333">
                <text:p>1006.88333333333</text:p>
              </table:table-cell>
              <table:table-cell office:value-type="float" office:value="1006.53333333333">
                <text:p>1006.53333333333</text:p>
              </table:table-cell>
            </table:table-row>
            <table:table-row>
              <table:table-cell office:value-type="string">
                <text:p>NATAL 4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">
                <text:p>1006</text:p>
              </table:table-cell>
              <table:table-cell office:value-type="float" office:value="1004.97">
                <text:p>1004.97</text:p>
              </table:table-cell>
              <table:table-cell office:value-type="float" office:value="1004.6">
                <text:p>1004.6</text:p>
              </table:table-cell>
            </table:table-row>
            <table:table-row>
              <table:table-cell office:value-type="string">
                <text:p>NATAL 4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1">
                <text:p>1007.1</text:p>
              </table:table-cell>
              <table:table-cell office:value-type="float" office:value="1006.28">
                <text:p>1006.28</text:p>
              </table:table-cell>
              <table:table-cell office:value-type="float" office:value="1006.6">
                <text:p>1006.6</text:p>
              </table:table-cell>
            </table:table-row>
            <table:table-row>
              <table:table-cell office:value-type="string">
                <text:p>NATAL 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23529411765">
                <text:p>1007.23529411765</text:p>
              </table:table-cell>
              <table:table-cell office:value-type="float" office:value="1006.91764705882">
                <text:p>1006.91764705882</text:p>
              </table:table-cell>
              <table:table-cell office:value-type="float" office:value="1006.74705882353">
                <text:p>1006.74705882353</text:p>
              </table:table-cell>
            </table:table-row>
            <table:table-row>
              <table:table-cell office:value-type="string">
                <text:p>NATAL 5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92">
                <text:p>1006.92</text:p>
              </table:table-cell>
              <table:table-cell office:value-type="float" office:value="1006.62">
                <text:p>1006.62</text:p>
              </table:table-cell>
              <table:table-cell office:value-type="float" office:value="1006.88">
                <text:p>1006.88</text:p>
              </table:table-cell>
            </table:table-row>
            <table:table-row>
              <table:table-cell office:value-type="string">
                <text:p>NATAL 5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76666666667">
                <text:p>1006.76666666667</text:p>
              </table:table-cell>
              <table:table-cell office:value-type="float" office:value="1006.13333333333">
                <text:p>1006.13333333333</text:p>
              </table:table-cell>
              <table:table-cell office:value-type="float" office:value="1006.3">
                <text:p>1006.3</text:p>
              </table:table-cell>
            </table:table-row>
            <table:table-row>
              <table:table-cell office:value-type="string">
                <text:p>NATAL 5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5">
                <text:p>1008.35</text:p>
              </table:table-cell>
              <table:table-cell office:value-type="float" office:value="1008.135">
                <text:p>1008.135</text:p>
              </table:table-cell>
              <table:table-cell office:value-type="float" office:value="1008.2">
                <text:p>1008.2</text:p>
              </table:table-cell>
            </table:table-row>
            <table:table-row>
              <table:table-cell office:value-type="string">
                <text:p>NATAL 6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01363636364">
                <text:p>1007.01363636364</text:p>
              </table:table-cell>
              <table:table-cell office:value-type="float" office:value="1006.86818181818">
                <text:p>1006.86818181818</text:p>
              </table:table-cell>
              <table:table-cell office:value-type="float" office:value="1006.81818181818">
                <text:p>1006.81818181818</text:p>
              </table:table-cell>
            </table:table-row>
            <table:table-row>
              <table:table-cell office:value-type="string">
                <text:p>NATAL 6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7142857143">
                <text:p>1008.07142857143</text:p>
              </table:table-cell>
              <table:table-cell office:value-type="float" office:value="1007.97857142857">
                <text:p>1007.97857142857</text:p>
              </table:table-cell>
              <table:table-cell office:value-type="float" office:value="1008.21428571429">
                <text:p>1008.21428571429</text:p>
              </table:table-cell>
            </table:table-row>
            <table:table-row>
              <table:table-cell office:value-type="string">
                <text:p>NATAL 6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">
                <text:p>1007</text:p>
              </table:table-cell>
              <table:table-cell office:value-type="float" office:value="1007.39">
                <text:p>1007.39</text:p>
              </table:table-cell>
              <table:table-cell office:value-type="float" office:value="1008.45">
                <text:p>1008.45</text:p>
              </table:table-cell>
            </table:table-row>
            <table:table-row>
              <table:table-cell office:value-type="string">
                <text:p>NATAL 6 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">
                <text:p>1008.6</text:p>
              </table:table-cell>
              <table:table-cell office:value-type="float" office:value="1009.45">
                <text:p>1009.45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NATAL 6 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8">
                <text:p>1006.8</text:p>
              </table:table-cell>
              <table:table-cell office:value-type="float" office:value="1007.48">
                <text:p>1007.48</text:p>
              </table:table-cell>
              <table:table-cell office:value-type="float" office:value="1006.2">
                <text:p>1006.2</text:p>
              </table:table-cell>
            </table:table-row>
            <table:table-row>
              <table:table-cell office:value-type="string">
                <text:p>NATAL 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16666666667">
                <text:p>1007.16666666667</text:p>
              </table:table-cell>
              <table:table-cell office:value-type="float" office:value="1007.20666666667">
                <text:p>1007.20666666667</text:p>
              </table:table-cell>
              <table:table-cell office:value-type="float" office:value="1007.47333333333">
                <text:p>1007.47333333333</text:p>
              </table:table-cell>
            </table:table-row>
            <table:table-row>
              <table:table-cell office:value-type="string">
                <text:p>NATAL 7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7">
                <text:p>1007.7</text:p>
              </table:table-cell>
              <table:table-cell office:value-type="float" office:value="1008.12">
                <text:p>1008.12</text:p>
              </table:table-cell>
              <table:table-cell office:value-type="float" office:value="1008.54">
                <text:p>1008.54</text:p>
              </table:table-cell>
            </table:table-row>
            <table:table-row>
              <table:table-cell office:value-type="string">
                <text:p>NATAL 7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4.4">
                <text:p>1004.4</text:p>
              </table:table-cell>
              <table:table-cell office:value-type="float" office:value="1005.05">
                <text:p>1005.05</text:p>
              </table:table-cell>
              <table:table-cell office:value-type="float" office:value="1006.4">
                <text:p>1006.4</text:p>
              </table:table-cell>
            </table:table-row>
            <table:table-row>
              <table:table-cell office:value-type="string">
                <text:p>NATAL 7 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">
                <text:p>1008.3</text:p>
              </table:table-cell>
              <table:table-cell office:value-type="float" office:value="1009.9">
                <text:p>1009.9</text:p>
              </table:table-cell>
              <table:table-cell office:value-type="float" office:value="1010.7">
                <text:p>1010.7</text:p>
              </table:table-cell>
            </table:table-row>
            <table:table-row>
              <table:table-cell office:value-type="string">
                <text:p>NATAL 7 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5">
                <text:p>1006.5</text:p>
              </table:table-cell>
              <table:table-cell office:value-type="float" office:value="1008.27">
                <text:p>1008.27</text:p>
              </table:table-cell>
              <table:table-cell office:value-type="float" office:value="1007.1">
                <text:p>1007.1</text:p>
              </table:table-cell>
            </table:table-row>
            <table:table-row>
              <table:table-cell office:value-type="string">
                <text:p>NATAL 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5625">
                <text:p>1006.5625</text:p>
              </table:table-cell>
              <table:table-cell office:value-type="float" office:value="1006.95">
                <text:p>1006.95</text:p>
              </table:table-cell>
              <table:table-cell office:value-type="float" office:value="1007.375">
                <text:p>1007.375</text:p>
              </table:table-cell>
            </table:table-row>
            <table:table-row>
              <table:table-cell office:value-type="string">
                <text:p>NATAL 8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175">
                <text:p>1007.175</text:p>
              </table:table-cell>
              <table:table-cell office:value-type="float" office:value="1007.85">
                <text:p>1007.85</text:p>
              </table:table-cell>
              <table:table-cell office:value-type="float" office:value="1008.775">
                <text:p>1008.775</text:p>
              </table:table-cell>
            </table:table-row>
            <table:table-row>
              <table:table-cell office:value-type="string">
                <text:p>NATAL 8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06666666667">
                <text:p>1006.06666666667</text:p>
              </table:table-cell>
              <table:table-cell office:value-type="float" office:value="1007.08666666667">
                <text:p>1007.08666666667</text:p>
              </table:table-cell>
              <table:table-cell office:value-type="float" office:value="1008.16666666667">
                <text:p>1008.16666666667</text:p>
              </table:table-cell>
            </table:table-row>
            <table:table-row>
              <table:table-cell office:value-type="string">
                <text:p>NATAL 8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5">
                <text:p>1008.05</text:p>
              </table:table-cell>
              <table:table-cell office:value-type="float" office:value="1009.185">
                <text:p>1009.185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NATAL 8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4">
                <text:p>1007.4</text:p>
              </table:table-cell>
              <table:table-cell office:value-type="float" office:value="1008.62">
                <text:p>1008.62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string">
                <text:p>NATAL 8 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9">
                <text:p>1008.9</text:p>
              </table:table-cell>
              <table:table-cell office:value-type="float" office:value="1010.31">
                <text:p>1010.31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NATAL 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36">
                <text:p>1007.36</text:p>
              </table:table-cell>
              <table:table-cell office:value-type="float" office:value="1007.81666666667">
                <text:p>1007.81666666667</text:p>
              </table:table-cell>
              <table:table-cell office:value-type="float" office:value="1008.39333333333">
                <text:p>1008.39333333333</text:p>
              </table:table-cell>
            </table:table-row>
            <table:table-row>
              <table:table-cell office:value-type="string">
                <text:p>NATAL 9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98">
                <text:p>1007.98</text:p>
              </table:table-cell>
              <table:table-cell office:value-type="float" office:value="1008.97">
                <text:p>1008.97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NATAL 9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36666666667">
                <text:p>1007.36666666667</text:p>
              </table:table-cell>
              <table:table-cell office:value-type="float" office:value="1008.72666666667">
                <text:p>1008.72666666667</text:p>
              </table:table-cell>
              <table:table-cell office:value-type="float" office:value="1009.68333333333">
                <text:p>1009.68333333333</text:p>
              </table:table-cell>
            </table:table-row>
            <table:table-row>
              <table:table-cell office:value-type="string">
                <text:p>NATAL 9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">
                <text:p>1010.8</text:p>
              </table:table-cell>
              <table:table-cell office:value-type="float" office:value="1010.7">
                <text:p>1010.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NATAL 9 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4.4">
                <text:p>1004.4</text:p>
              </table:table-cell>
              <table:table-cell office:value-type="float" office:value="1006.24">
                <text:p>1006.24</text:p>
              </table:table-cell>
              <table:table-cell office:value-type="float" office:value="1004.7">
                <text:p>1004.7</text:p>
              </table:table-cell>
            </table:table-row>
            <table:table-row>
              <table:table-cell office:value-type="string">
                <text:p>NATAL 1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85">
                <text:p>1007.85</text:p>
              </table:table-cell>
              <table:table-cell office:value-type="float" office:value="1008.54411764706">
                <text:p>1008.54411764706</text:p>
              </table:table-cell>
              <table:table-cell office:value-type="float" office:value="1009.11176470588">
                <text:p>1009.11176470588</text:p>
              </table:table-cell>
            </table:table-row>
            <table:table-row>
              <table:table-cell office:value-type="string">
                <text:p>NATAL 1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89230769231">
                <text:p>1007.89230769231</text:p>
              </table:table-cell>
              <table:table-cell office:value-type="float" office:value="1008.98846153846">
                <text:p>1008.98846153846</text:p>
              </table:table-cell>
              <table:table-cell office:value-type="float" office:value="1009.48461538462">
                <text:p>1009.48461538462</text:p>
              </table:table-cell>
            </table:table-row>
            <table:table-row>
              <table:table-cell office:value-type="string">
                <text:p>NATAL 10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85">
                <text:p>1008.85</text:p>
              </table:table-cell>
              <table:table-cell office:value-type="float" office:value="1010.0975">
                <text:p>1010.0975</text:p>
              </table:table-cell>
              <table:table-cell office:value-type="float" office:value="1010.525">
                <text:p>1010.525</text:p>
              </table:table-cell>
            </table:table-row>
            <table:table-row>
              <table:table-cell office:value-type="string">
                <text:p>NATAL 10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8">
                <text:p>1006.8</text:p>
              </table:table-cell>
              <table:table-cell office:value-type="float" office:value="1009.67">
                <text:p>1009.67</text:p>
              </table:table-cell>
              <table:table-cell office:value-type="float" office:value="1008.7">
                <text:p>1008.7</text:p>
              </table:table-cell>
            </table:table-row>
            <table:table-row>
              <table:table-cell office:value-type="string">
                <text:p>NATAL 10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45">
                <text:p>1007.45</text:p>
              </table:table-cell>
              <table:table-cell office:value-type="float" office:value="1009.975">
                <text:p>1009.975</text:p>
              </table:table-cell>
              <table:table-cell office:value-type="float" office:value="1009.075">
                <text:p>1009.075</text:p>
              </table:table-cell>
            </table:table-row>
            <table:table-row>
              <table:table-cell office:value-type="string">
                <text:p>NATAL 10 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9">
                <text:p>1009.9</text:p>
              </table:table-cell>
              <table:table-cell office:value-type="float" office:value="1011.56">
                <text:p>1011.56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string">
                <text:p>NATAL 1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37352941176">
                <text:p>1007.37352941176</text:p>
              </table:table-cell>
              <table:table-cell office:value-type="float" office:value="1008.17352941176">
                <text:p>1008.17352941176</text:p>
              </table:table-cell>
              <table:table-cell office:value-type="float" office:value="1008.42647058824">
                <text:p>1008.42647058824</text:p>
              </table:table-cell>
            </table:table-row>
            <table:table-row>
              <table:table-cell office:value-type="string">
                <text:p>NATAL 1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17777777778">
                <text:p>1008.17777777778</text:p>
              </table:table-cell>
              <table:table-cell office:value-type="float" office:value="1009.00555555556">
                <text:p>1009.00555555556</text:p>
              </table:table-cell>
              <table:table-cell office:value-type="float" office:value="1008.92222222222">
                <text:p>1008.92222222222</text:p>
              </table:table-cell>
            </table:table-row>
            <table:table-row>
              <table:table-cell office:value-type="string">
                <text:p>NATAL 11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5.85">
                <text:p>1005.85</text:p>
              </table:table-cell>
              <table:table-cell office:value-type="float" office:value="1006.95">
                <text:p>1006.95</text:p>
              </table:table-cell>
              <table:table-cell office:value-type="float" office:value="1006.475">
                <text:p>1006.475</text:p>
              </table:table-cell>
            </table:table-row>
            <table:table-row>
              <table:table-cell office:value-type="string">
                <text:p>NATAL 11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5.3">
                <text:p>1005.3</text:p>
              </table:table-cell>
              <table:table-cell office:value-type="float" office:value="1006.1">
                <text:p>1006.1</text:p>
              </table:table-cell>
              <table:table-cell office:value-type="float" office:value="1005.1">
                <text:p>1005.1</text:p>
              </table:table-cell>
            </table:table-row>
            <table:table-row>
              <table:table-cell office:value-type="string">
                <text:p>NATAL 11 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5">
                <text:p>1007.5</text:p>
              </table:table-cell>
              <table:table-cell office:value-type="float" office:value="1007.44">
                <text:p>1007.44</text:p>
              </table:table-cell>
              <table:table-cell office:value-type="float" office:value="1007.7">
                <text:p>1007.7</text:p>
              </table:table-cell>
            </table:table-row>
            <table:table-row>
              <table:table-cell office:value-type="string">
                <text:p>NATAL 1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1818181818">
                <text:p>1008.61818181818</text:p>
              </table:table-cell>
              <table:table-cell office:value-type="float" office:value="1008.94090909091">
                <text:p>1008.94090909091</text:p>
              </table:table-cell>
              <table:table-cell office:value-type="float" office:value="1008.85">
                <text:p>1008.85</text:p>
              </table:table-cell>
            </table:table-row>
            <table:table-row>
              <table:table-cell office:value-type="string">
                <text:p>NATAL 12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3333333333">
                <text:p>1009.43333333333</text:p>
              </table:table-cell>
              <table:table-cell office:value-type="float" office:value="1009.91666666667">
                <text:p>1009.91666666667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string">
                <text:p>NATAL 12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5">
                <text:p>1009.5</text:p>
              </table:table-cell>
              <table:table-cell office:value-type="float" office:value="1010.415">
                <text:p>1010.415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NATAL 12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">
                <text:p>1009</text:p>
              </table:table-cell>
              <table:table-cell office:value-type="float" office:value="1009.05">
                <text:p>1009.05</text:p>
              </table:table-cell>
              <table:table-cell office:value-type="float" office:value="1007.45">
                <text:p>1007.45</text:p>
              </table:table-cell>
            </table:table-row>
            <table:table-row>
              <table:table-cell office:value-type="string">
                <text:p>NATAL 12 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">
                <text:p>1008.4</text:p>
              </table:table-cell>
              <table:table-cell office:value-type="float" office:value="1008.31">
                <text:p>1008.31</text:p>
              </table:table-cell>
              <table:table-cell office:value-type="float" office:value="1006.96666666667">
                <text:p>1006.96666666667</text:p>
              </table:table-cell>
            </table:table-row>
            <table:table-row>
              <table:table-cell office:value-type="string">
                <text:p>NATAL 1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6818181818">
                <text:p>1008.76818181818</text:p>
              </table:table-cell>
              <table:table-cell office:value-type="float" office:value="1008.76818181818">
                <text:p>1008.76818181818</text:p>
              </table:table-cell>
              <table:table-cell office:value-type="float" office:value="1008.25454545455">
                <text:p>1008.25454545455</text:p>
              </table:table-cell>
            </table:table-row>
            <table:table-row>
              <table:table-cell office:value-type="string">
                <text:p>NATAL 1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8333333333">
                <text:p>1008.78333333333</text:p>
              </table:table-cell>
              <table:table-cell office:value-type="float" office:value="1008.54166666667">
                <text:p>1008.54166666667</text:p>
              </table:table-cell>
              <table:table-cell office:value-type="float" office:value="1007.28333333333">
                <text:p>1007.28333333333</text:p>
              </table:table-cell>
            </table:table-row>
            <table:table-row>
              <table:table-cell office:value-type="string">
                <text:p>NATAL 13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2">
                <text:p>1009.2</text:p>
              </table:table-cell>
              <table:table-cell office:value-type="float" office:value="1008.78666666667">
                <text:p>1008.78666666667</text:p>
              </table:table-cell>
              <table:table-cell office:value-type="float" office:value="1007.13333333333">
                <text:p>1007.13333333333</text:p>
              </table:table-cell>
            </table:table-row>
            <table:table-row>
              <table:table-cell office:value-type="string">
                <text:p>NATAL 13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7">
                <text:p>1006.7</text:p>
              </table:table-cell>
              <table:table-cell office:value-type="float" office:value="1006.5">
                <text:p>1006.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NATAL 13 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6">
                <text:p>1007.6</text:p>
              </table:table-cell>
              <table:table-cell office:value-type="float" office:value="1007.25">
                <text:p>1007.25</text:p>
              </table:table-cell>
              <table:table-cell office:value-type="float" office:value="1006.8">
                <text:p>1006.8</text:p>
              </table:table-cell>
            </table:table-row>
            <table:table-row>
              <table:table-cell office:value-type="string">
                <text:p>NATAL 13 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3">
                <text:p>1006.3</text:p>
              </table:table-cell>
              <table:table-cell office:value-type="float" office:value="1005.01">
                <text:p>1005.01</text:p>
              </table:table-cell>
              <table:table-cell office:value-type="float" office:value="1006.8">
                <text:p>1006.8</text:p>
              </table:table-cell>
            </table:table-row>
            <table:table-row>
              <table:table-cell office:value-type="string">
                <text:p>NATAL 1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35416666667">
                <text:p>1009.35416666667</text:p>
              </table:table-cell>
              <table:table-cell office:value-type="float" office:value="1009.02916666667">
                <text:p>1009.02916666667</text:p>
              </table:table-cell>
              <table:table-cell office:value-type="float" office:value="1008.27083333333">
                <text:p>1008.27083333333</text:p>
              </table:table-cell>
            </table:table-row>
            <table:table-row>
              <table:table-cell office:value-type="string">
                <text:p>NATAL 14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03333333333">
                <text:p>1010.03333333333</text:p>
              </table:table-cell>
              <table:table-cell office:value-type="float" office:value="1009.68333333333">
                <text:p>1009.68333333333</text:p>
              </table:table-cell>
              <table:table-cell office:value-type="float" office:value="1008.36666666667">
                <text:p>1008.36666666667</text:p>
              </table:table-cell>
            </table:table-row>
            <table:table-row>
              <table:table-cell office:value-type="string">
                <text:p>NATAL 14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">
                <text:p>1010.5</text:p>
              </table:table-cell>
              <table:table-cell office:value-type="float" office:value="1010.07">
                <text:p>1010.07</text:p>
              </table:table-cell>
              <table:table-cell office:value-type="float" office:value="1009.3">
                <text:p>1009.3</text:p>
              </table:table-cell>
            </table:table-row>
            <table:table-row>
              <table:table-cell office:value-type="string">
                <text:p>NATAL 14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16666666667">
                <text:p>1009.16666666667</text:p>
              </table:table-cell>
              <table:table-cell office:value-type="float" office:value="1007.64666666667">
                <text:p>1007.64666666667</text:p>
              </table:table-cell>
              <table:table-cell office:value-type="float" office:value="1006.6">
                <text:p>1006.6</text:p>
              </table:table-cell>
            </table:table-row>
            <table:table-row>
              <table:table-cell office:value-type="string">
                <text:p>NATAL 1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3571428571">
                <text:p>1008.73571428571</text:p>
              </table:table-cell>
              <table:table-cell office:value-type="float" office:value="1008.27857142857">
                <text:p>1008.27857142857</text:p>
              </table:table-cell>
              <table:table-cell office:value-type="float" office:value="1007.4">
                <text:p>1007.4</text:p>
              </table:table-cell>
            </table:table-row>
            <table:table-row>
              <table:table-cell office:value-type="string">
                <text:p>NATAL 15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5">
                <text:p>1008.65</text:p>
              </table:table-cell>
              <table:table-cell office:value-type="float" office:value="1008.0875">
                <text:p>1008.0875</text:p>
              </table:table-cell>
              <table:table-cell office:value-type="float" office:value="1006.775">
                <text:p>1006.775</text:p>
              </table:table-cell>
            </table:table-row>
            <table:table-row>
              <table:table-cell office:value-type="string">
                <text:p>NATAL 15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4">
                <text:p>1012.4</text:p>
              </table:table-cell>
              <table:table-cell office:value-type="float" office:value="1010.73">
                <text:p>1010.73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NATAL 15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5">
                <text:p>1009.5</text:p>
              </table:table-cell>
              <table:table-cell office:value-type="float" office:value="1008.64">
                <text:p>1008.6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NATAL 15 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5.86666666667">
                <text:p>1005.86666666667</text:p>
              </table:table-cell>
              <table:table-cell office:value-type="float" office:value="1004.68666666667">
                <text:p>1004.68666666667</text:p>
              </table:table-cell>
              <table:table-cell office:value-type="float" office:value="1004.83333333333">
                <text:p>1004.83333333333</text:p>
              </table:table-cell>
            </table:table-row>
            <table:table-row>
              <table:table-cell office:value-type="string">
                <text:p>NATAL 16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13333333333">
                <text:p>1008.13333333333</text:p>
              </table:table-cell>
              <table:table-cell office:value-type="float" office:value="1007.49333333333">
                <text:p>1007.49333333333</text:p>
              </table:table-cell>
              <table:table-cell office:value-type="float" office:value="1006.99333333333">
                <text:p>1006.99333333333</text:p>
              </table:table-cell>
            </table:table-row>
            <table:table-row>
              <table:table-cell office:value-type="string">
                <text:p>NATAL 16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1666666667">
                <text:p>1008.61666666667</text:p>
              </table:table-cell>
              <table:table-cell office:value-type="float" office:value="1007.825">
                <text:p>1007.825</text:p>
              </table:table-cell>
              <table:table-cell office:value-type="float" office:value="1007.11666666667">
                <text:p>1007.11666666667</text:p>
              </table:table-cell>
            </table:table-row>
            <table:table-row>
              <table:table-cell office:value-type="string">
                <text:p>NATAL 16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">
                <text:p>1011.4</text:p>
              </table:table-cell>
              <table:table-cell office:value-type="float" office:value="1010.67">
                <text:p>1010.67</text:p>
              </table:table-cell>
              <table:table-cell office:value-type="float" office:value="1010.6">
                <text:p>1010.6</text:p>
              </table:table-cell>
            </table:table-row>
            <table:table-row>
              <table:table-cell office:value-type="string">
                <text:p>NATAL 16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">
                <text:p>1008</text:p>
              </table:table-cell>
              <table:table-cell office:value-type="float" office:value="1007.24">
                <text:p>1007.24</text:p>
              </table:table-cell>
              <table:table-cell office:value-type="float" office:value="1006.55">
                <text:p>1006.55</text:p>
              </table:table-cell>
            </table:table-row>
            <table:table-row>
              <table:table-cell office:value-type="string">
                <text:p>NATAL 1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83333333333">
                <text:p>1006.83333333333</text:p>
              </table:table-cell>
              <table:table-cell office:value-type="float" office:value="1006.26666666667">
                <text:p>1006.26666666667</text:p>
              </table:table-cell>
              <table:table-cell office:value-type="float" office:value="1005.98666666667">
                <text:p>1005.98666666667</text:p>
              </table:table-cell>
            </table:table-row>
            <table:table-row>
              <table:table-cell office:value-type="string">
                <text:p>NATAL 17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825">
                <text:p>1006.825</text:p>
              </table:table-cell>
              <table:table-cell office:value-type="float" office:value="1006.6125">
                <text:p>1006.6125</text:p>
              </table:table-cell>
              <table:table-cell office:value-type="float" office:value="1006.425">
                <text:p>1006.425</text:p>
              </table:table-cell>
            </table:table-row>
            <table:table-row>
              <table:table-cell office:value-type="string">
                <text:p>NATAL 17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6">
                <text:p>1009.6</text:p>
              </table:table-cell>
              <table:table-cell office:value-type="float" office:value="1009.2">
                <text:p>1009.2</text:p>
              </table:table-cell>
              <table:table-cell office:value-type="float" office:value="1009.2">
                <text:p>1009.2</text:p>
              </table:table-cell>
            </table:table-row>
            <table:table-row>
              <table:table-cell office:value-type="string">
                <text:p>NATAL 17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4.5">
                <text:p>1004.5</text:p>
              </table:table-cell>
              <table:table-cell office:value-type="float" office:value="1004.9">
                <text:p>1004.9</text:p>
              </table:table-cell>
              <table:table-cell office:value-type="float" office:value="1006.6">
                <text:p>1006.6</text:p>
              </table:table-cell>
            </table:table-row>
            <table:table-row>
              <table:table-cell office:value-type="string">
                <text:p>NATAL 17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8">
                <text:p>1008.8</text:p>
              </table:table-cell>
              <table:table-cell office:value-type="float" office:value="1009.04">
                <text:p>1009.04</text:p>
              </table:table-cell>
              <table:table-cell office:value-type="float" office:value="1009.85">
                <text:p>1009.85</text:p>
              </table:table-cell>
            </table:table-row>
            <table:table-row>
              <table:table-cell office:value-type="string">
                <text:p>NATAL 1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61875">
                <text:p>1006.61875</text:p>
              </table:table-cell>
              <table:table-cell office:value-type="float" office:value="1006.4875">
                <text:p>1006.4875</text:p>
              </table:table-cell>
              <table:table-cell office:value-type="float" office:value="1006.65">
                <text:p>1006.65</text:p>
              </table:table-cell>
            </table:table-row>
            <table:table-row>
              <table:table-cell office:value-type="string">
                <text:p>NATAL 18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95">
                <text:p>1007.95</text:p>
              </table:table-cell>
              <table:table-cell office:value-type="float" office:value="1008.15">
                <text:p>1008.15</text:p>
              </table:table-cell>
              <table:table-cell office:value-type="float" office:value="1008.2">
                <text:p>1008.2</text:p>
              </table:table-cell>
            </table:table-row>
            <table:table-row>
              <table:table-cell office:value-type="string">
                <text:p>NATAL 18 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">
                <text:p>1008.3</text:p>
              </table:table-cell>
              <table:table-cell office:value-type="float" office:value="1009.37">
                <text:p>1009.37</text:p>
              </table:table-cell>
              <table:table-cell office:value-type="float" office:value="1008.3">
                <text:p>1008.3</text:p>
              </table:table-cell>
            </table:table-row>
            <table:table-row>
              <table:table-cell office:value-type="string">
                <text:p>NATAL 18 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4.2">
                <text:p>1004.2</text:p>
              </table:table-cell>
              <table:table-cell office:value-type="float" office:value="1006.01">
                <text:p>1006.0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NATAL 1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5.77777777778">
                <text:p>1005.77777777778</text:p>
              </table:table-cell>
              <table:table-cell office:value-type="float" office:value="1005.82222222222">
                <text:p>1005.82222222222</text:p>
              </table:table-cell>
              <table:table-cell office:value-type="float" office:value="1005.98888888889">
                <text:p>1005.98888888889</text:p>
              </table:table-cell>
            </table:table-row>
            <table:table-row>
              <table:table-cell office:value-type="string">
                <text:p>NATAL 19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16666666667">
                <text:p>1006.16666666667</text:p>
              </table:table-cell>
              <table:table-cell office:value-type="float" office:value="1007.01666666667">
                <text:p>1007.01666666667</text:p>
              </table:table-cell>
              <table:table-cell office:value-type="float" office:value="1007.8">
                <text:p>1007.8</text:p>
              </table:table-cell>
            </table:table-row>
            <table:table-row>
              <table:table-cell office:value-type="string">
                <text:p>NATAL 19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5">
                <text:p>1008.05</text:p>
              </table:table-cell>
              <table:table-cell office:value-type="float" office:value="1008.68">
                <text:p>1008.68</text:p>
              </table:table-cell>
              <table:table-cell office:value-type="float" office:value="1009.65">
                <text:p>1009.65</text:p>
              </table:table-cell>
            </table:table-row>
            <table:table-row>
              <table:table-cell office:value-type="string">
                <text:p>NATAL 19 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8">
                <text:p>1006.8</text:p>
              </table:table-cell>
              <table:table-cell office:value-type="float" office:value="1008.22">
                <text:p>1008.22</text:p>
              </table:table-cell>
              <table:table-cell office:value-type="float" office:value="1009.4">
                <text:p>1009.4</text:p>
              </table:table-cell>
            </table:table-row>
            <table:table-row>
              <table:table-cell office:value-type="string">
                <text:p>NATAL 2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86875">
                <text:p>1006.86875</text:p>
              </table:table-cell>
              <table:table-cell office:value-type="float" office:value="1007.25">
                <text:p>1007.25</text:p>
              </table:table-cell>
              <table:table-cell office:value-type="float" office:value="1007.6875">
                <text:p>1007.6875</text:p>
              </table:table-cell>
            </table:table-row>
            <table:table-row>
              <table:table-cell office:value-type="string">
                <text:p>NATAL 2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375">
                <text:p>1006.375</text:p>
              </table:table-cell>
              <table:table-cell office:value-type="float" office:value="1006.75">
                <text:p>1006.75</text:p>
              </table:table-cell>
              <table:table-cell office:value-type="float" office:value="1007.4">
                <text:p>1007.4</text:p>
              </table:table-cell>
            </table:table-row>
            <table:table-row>
              <table:table-cell office:value-type="string">
                <text:p>NATAL 20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3.3">
                <text:p>1003.3</text:p>
              </table:table-cell>
              <table:table-cell office:value-type="float" office:value="1004.45">
                <text:p>1004.45</text:p>
              </table:table-cell>
              <table:table-cell office:value-type="float" office:value="1004.6">
                <text:p>1004.6</text:p>
              </table:table-cell>
            </table:table-row>
            <table:table-row>
              <table:table-cell office:value-type="string">
                <text:p>NATAL 20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7">
                <text:p>1006.7</text:p>
              </table:table-cell>
              <table:table-cell office:value-type="float" office:value="1008.38">
                <text:p>1008.38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NATAL 20 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9">
                <text:p>1007.9</text:p>
              </table:table-cell>
              <table:table-cell office:value-type="float" office:value="1010.29">
                <text:p>1010.29</text:p>
              </table:table-cell>
              <table:table-cell office:value-type="float" office:value="1011.6">
                <text:p>1011.6</text:p>
              </table:table-cell>
            </table:table-row>
            <table:table-row>
              <table:table-cell office:value-type="string">
                <text:p>NATAL 2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62352941176">
                <text:p>1007.62352941176</text:p>
              </table:table-cell>
              <table:table-cell office:value-type="float" office:value="1008.02941176471">
                <text:p>1008.02941176471</text:p>
              </table:table-cell>
              <table:table-cell office:value-type="float" office:value="1008.4">
                <text:p>1008.4</text:p>
              </table:table-cell>
            </table:table-row>
            <table:table-row>
              <table:table-cell office:value-type="string">
                <text:p>NATAL 2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1">
                <text:p>1006.1</text:p>
              </table:table-cell>
              <table:table-cell office:value-type="float" office:value="1006.75">
                <text:p>1006.75</text:p>
              </table:table-cell>
              <table:table-cell office:value-type="float" office:value="1007.6">
                <text:p>1007.6</text:p>
              </table:table-cell>
            </table:table-row>
            <table:table-row>
              <table:table-cell office:value-type="string">
                <text:p>NATAL 21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">
                <text:p>1008.3</text:p>
              </table:table-cell>
              <table:table-cell office:value-type="float" office:value="1008.97">
                <text:p>1008.97</text:p>
              </table:table-cell>
              <table:table-cell office:value-type="float" office:value="1009.4">
                <text:p>1009.4</text:p>
              </table:table-cell>
            </table:table-row>
            <table:table-row>
              <table:table-cell office:value-type="string">
                <text:p>NATAL 21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">
                <text:p>1008.3</text:p>
              </table:table-cell>
              <table:table-cell office:value-type="float" office:value="1009.08">
                <text:p>1009.08</text:p>
              </table:table-cell>
              <table:table-cell office:value-type="float" office:value="1008.6">
                <text:p>1008.6</text:p>
              </table:table-cell>
            </table:table-row>
            <table:table-row>
              <table:table-cell office:value-type="string">
                <text:p>NATAL 2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48888888889">
                <text:p>1007.48888888889</text:p>
              </table:table-cell>
              <table:table-cell office:value-type="float" office:value="1008.04444444444">
                <text:p>1008.04444444444</text:p>
              </table:table-cell>
              <table:table-cell office:value-type="float" office:value="1008.35555555556">
                <text:p>1008.35555555556</text:p>
              </table:table-cell>
            </table:table-row>
            <table:table-row>
              <table:table-cell office:value-type="string">
                <text:p>NATAL 22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075">
                <text:p>1007.075</text:p>
              </table:table-cell>
              <table:table-cell office:value-type="float" office:value="1008.0375">
                <text:p>1008.0375</text:p>
              </table:table-cell>
              <table:table-cell office:value-type="float" office:value="1008.625">
                <text:p>1008.625</text:p>
              </table:table-cell>
            </table:table-row>
            <table:table-row>
              <table:table-cell office:value-type="string">
                <text:p>NATAL 22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4">
                <text:p>1006.4</text:p>
              </table:table-cell>
              <table:table-cell office:value-type="float" office:value="1008.07">
                <text:p>1008.07</text:p>
              </table:table-cell>
              <table:table-cell office:value-type="float" office:value="1008.5">
                <text:p>1008.5</text:p>
              </table:table-cell>
            </table:table-row>
            <table:table-row>
              <table:table-cell office:value-type="string">
                <text:p>NATAL 22 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9">
                <text:p>1006.9</text:p>
              </table:table-cell>
              <table:table-cell office:value-type="float" office:value="1006.2">
                <text:p>1006.2</text:p>
              </table:table-cell>
              <table:table-cell office:value-type="float" office:value="1007.5">
                <text:p>1007.5</text:p>
              </table:table-cell>
            </table:table-row>
            <table:table-row>
              <table:table-cell office:value-type="string">
                <text:p>NATAL 2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7">
                <text:p>1008.77</text:p>
              </table:table-cell>
              <table:table-cell office:value-type="float" office:value="1009.62">
                <text:p>1009.62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NATAL 23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5">
                <text:p>1007.5</text:p>
              </table:table-cell>
              <table:table-cell office:value-type="float" office:value="1008.39">
                <text:p>1008.39</text:p>
              </table:table-cell>
              <table:table-cell office:value-type="float" office:value="1008.2">
                <text:p>1008.2</text:p>
              </table:table-cell>
            </table:table-row>
            <table:table-row>
              <table:table-cell office:value-type="string">
                <text:p>SANTA CRUZ 1 1</text:p>
                <text:list>
                  <text:list-item>
                    <text:p>SANTA CRUZ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8.5">
                <text:p>988.5</text:p>
              </table:table-cell>
              <table:table-cell office:value-type="float" office:value="988.8">
                <text:p>988.8</text:p>
              </table:table-cell>
              <table:table-cell office:value-type="float" office:value="987.4">
                <text:p>987.4</text:p>
              </table:table-cell>
            </table:table-row>
            <table:table-row>
              <table:table-cell office:value-type="string">
                <text:p>SANTA CRUZ 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65">
                <text:p>989.65</text:p>
              </table:table-cell>
              <table:table-cell office:value-type="float" office:value="989.9">
                <text:p>989.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SANTA CRUZ 1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8.4">
                <text:p>988.4</text:p>
              </table:table-cell>
              <table:table-cell office:value-type="float" office:value="988.267">
                <text:p>988.26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SANTA CRUZ 4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2">
                <text:p>990.2</text:p>
              </table:table-cell>
              <table:table-cell office:value-type="float" office:value="989.55">
                <text:p>989.55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string">
                <text:p>SANTA CRUZ 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1">
                <text:p>986.1</text:p>
              </table:table-cell>
              <table:table-cell office:value-type="float" office:value="985.6">
                <text:p>985.6</text:p>
              </table:table-cell>
              <table:table-cell office:value-type="float" office:value="985.2">
                <text:p>985.2</text:p>
              </table:table-cell>
            </table:table-row>
            <table:table-row>
              <table:table-cell office:value-type="string">
                <text:p>SANTA CRUZ 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933333333333">
                <text:p>986.933333333333</text:p>
              </table:table-cell>
              <table:table-cell office:value-type="float" office:value="987.133333333333">
                <text:p>987.133333333333</text:p>
              </table:table-cell>
              <table:table-cell office:value-type="float" office:value="987.5">
                <text:p>987.5</text:p>
              </table:table-cell>
            </table:table-row>
            <table:table-row>
              <table:table-cell office:value-type="string">
                <text:p>SANTA CRUZ 7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">
                <text:p>989</text:p>
              </table:table-cell>
              <table:table-cell office:value-type="float" office:value="989.65">
                <text:p>989.65</text:p>
              </table:table-cell>
              <table:table-cell office:value-type="float" office:value="990.5">
                <text:p>990.5</text:p>
              </table:table-cell>
            </table:table-row>
            <table:table-row>
              <table:table-cell office:value-type="string">
                <text:p>SANTA CRUZ 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3">
                <text:p>989.3</text:p>
              </table:table-cell>
              <table:table-cell office:value-type="float" office:value="989.8">
                <text:p>989.8</text:p>
              </table:table-cell>
              <table:table-cell office:value-type="float" office:value="990.1">
                <text:p>990.1</text:p>
              </table:table-cell>
            </table:table-row>
            <table:table-row>
              <table:table-cell office:value-type="string">
                <text:p>SANTA CRUZ 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5">
                <text:p>987.5</text:p>
              </table:table-cell>
              <table:table-cell office:value-type="float" office:value="988.15">
                <text:p>988.15</text:p>
              </table:table-cell>
              <table:table-cell office:value-type="float" office:value="988.875">
                <text:p>988.875</text:p>
              </table:table-cell>
            </table:table-row>
            <table:table-row>
              <table:table-cell office:value-type="string">
                <text:p>SANTA CRUZ 9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85">
                <text:p>987.85</text:p>
              </table:table-cell>
              <table:table-cell office:value-type="float" office:value="988.825">
                <text:p>988.825</text:p>
              </table:table-cell>
              <table:table-cell office:value-type="float" office:value="989.75">
                <text:p>989.75</text:p>
              </table:table-cell>
            </table:table-row>
            <table:table-row>
              <table:table-cell office:value-type="string">
                <text:p>SANTA CRUZ 9 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5.7">
                <text:p>985.7</text:p>
              </table:table-cell>
              <table:table-cell office:value-type="float" office:value="989.067">
                <text:p>989.067</text:p>
              </table:table-cell>
              <table:table-cell office:value-type="float" office:value="988.2">
                <text:p>988.2</text:p>
              </table:table-cell>
            </table:table-row>
            <table:table-row>
              <table:table-cell office:value-type="string">
                <text:p>SANTA CRUZ 1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266666666667">
                <text:p>987.266666666667</text:p>
              </table:table-cell>
              <table:table-cell office:value-type="float" office:value="988.133333333333">
                <text:p>988.133333333333</text:p>
              </table:table-cell>
              <table:table-cell office:value-type="float" office:value="988.6">
                <text:p>988.6</text:p>
              </table:table-cell>
            </table:table-row>
            <table:table-row>
              <table:table-cell office:value-type="string">
                <text:p>SANTA CRUZ 1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2">
                <text:p>990.2</text:p>
              </table:table-cell>
              <table:table-cell office:value-type="float" office:value="990.85">
                <text:p>990.8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SANTA CRUZ 10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8.1">
                <text:p>988.1</text:p>
              </table:table-cell>
              <table:table-cell office:value-type="float" office:value="989.9">
                <text:p>989.9</text:p>
              </table:table-cell>
              <table:table-cell office:value-type="float" office:value="989.9">
                <text:p>989.9</text:p>
              </table:table-cell>
            </table:table-row>
            <table:table-row>
              <table:table-cell office:value-type="string">
                <text:p>SANTA CRUZ 1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6">
                <text:p>990.6</text:p>
              </table:table-cell>
              <table:table-cell office:value-type="float" office:value="991.25">
                <text:p>991.25</text:p>
              </table:table-cell>
              <table:table-cell office:value-type="float" office:value="991.5">
                <text:p>991.5</text:p>
              </table:table-cell>
            </table:table-row>
            <table:table-row>
              <table:table-cell office:value-type="string">
                <text:p>SANTA CRUZ 1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8.475">
                <text:p>988.475</text:p>
              </table:table-cell>
              <table:table-cell office:value-type="float" office:value="989.4">
                <text:p>989.4</text:p>
              </table:table-cell>
              <table:table-cell office:value-type="float" office:value="988.975">
                <text:p>988.975</text:p>
              </table:table-cell>
            </table:table-row>
            <table:table-row>
              <table:table-cell office:value-type="string">
                <text:p>SANTA CRUZ 11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8.9">
                <text:p>988.9</text:p>
              </table:table-cell>
              <table:table-cell office:value-type="float" office:value="989.867">
                <text:p>989.867</text:p>
              </table:table-cell>
              <table:table-cell office:value-type="float" office:value="989.3">
                <text:p>989.3</text:p>
              </table:table-cell>
            </table:table-row>
            <table:table-row>
              <table:table-cell office:value-type="string">
                <text:p>SANTA CRUZ 11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.4">
                <text:p>991.4</text:p>
              </table:table-cell>
              <table:table-cell office:value-type="float" office:value="992.55">
                <text:p>992.55</text:p>
              </table:table-cell>
              <table:table-cell office:value-type="float" office:value="991.6">
                <text:p>991.6</text:p>
              </table:table-cell>
            </table:table-row>
            <table:table-row>
              <table:table-cell office:value-type="string">
                <text:p>SANTA CRUZ 1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85">
                <text:p>989.85</text:p>
              </table:table-cell>
              <table:table-cell office:value-type="float" office:value="990.15">
                <text:p>990.15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SANTA CRUZ 13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21">
                <text:p>989.21</text:p>
              </table:table-cell>
              <table:table-cell office:value-type="float" office:value="989.18">
                <text:p>989.18</text:p>
              </table:table-cell>
              <table:table-cell office:value-type="float" office:value="988.6">
                <text:p>988.6</text:p>
              </table:table-cell>
            </table:table-row>
            <table:table-row>
              <table:table-cell office:value-type="string">
                <text:p>SANTA CRUZ 13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2">
                <text:p>989.2</text:p>
              </table:table-cell>
              <table:table-cell office:value-type="float" office:value="988.85">
                <text:p>988.85</text:p>
              </table:table-cell>
              <table:table-cell office:value-type="float" office:value="987.4">
                <text:p>987.4</text:p>
              </table:table-cell>
            </table:table-row>
            <table:table-row>
              <table:table-cell office:value-type="string">
                <text:p>SANTA CRUZ 13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8.45">
                <text:p>988.45</text:p>
              </table:table-cell>
              <table:table-cell office:value-type="float" office:value="987.85">
                <text:p>987.85</text:p>
              </table:table-cell>
              <table:table-cell office:value-type="float" office:value="986.5">
                <text:p>986.5</text:p>
              </table:table-cell>
            </table:table-row>
            <table:table-row>
              <table:table-cell office:value-type="string">
                <text:p>SANTA CRUZ 14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8">
                <text:p>987.8</text:p>
              </table:table-cell>
              <table:table-cell office:value-type="float" office:value="988.033333333333">
                <text:p>988.033333333333</text:p>
              </table:table-cell>
              <table:table-cell office:value-type="float" office:value="987.1">
                <text:p>987.1</text:p>
              </table:table-cell>
            </table:table-row>
            <table:table-row>
              <table:table-cell office:value-type="string">
                <text:p>SANTA CRUZ 14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025">
                <text:p>990.025</text:p>
              </table:table-cell>
              <table:table-cell office:value-type="float" office:value="989.2125">
                <text:p>989.2125</text:p>
              </table:table-cell>
              <table:table-cell office:value-type="float" office:value="987.85">
                <text:p>987.85</text:p>
              </table:table-cell>
            </table:table-row>
            <table:table-row>
              <table:table-cell office:value-type="string">
                <text:p>SANTA CRUZ 15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283333333333">
                <text:p>987.283333333333</text:p>
              </table:table-cell>
              <table:table-cell office:value-type="float" office:value="986.733333333333">
                <text:p>986.733333333333</text:p>
              </table:table-cell>
              <table:table-cell office:value-type="float" office:value="985.783333333333">
                <text:p>985.783333333333</text:p>
              </table:table-cell>
            </table:table-row>
            <table:table-row>
              <table:table-cell office:value-type="string">
                <text:p>SANTA CRUZ 15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3">
                <text:p>986.3</text:p>
              </table:table-cell>
              <table:table-cell office:value-type="float" office:value="985.25">
                <text:p>985.25</text:p>
              </table:table-cell>
              <table:table-cell office:value-type="float" office:value="984.3">
                <text:p>984.3</text:p>
              </table:table-cell>
            </table:table-row>
            <table:table-row>
              <table:table-cell office:value-type="string">
                <text:p>SANTA CRUZ 15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56">
                <text:p>987.56</text:p>
              </table:table-cell>
              <table:table-cell office:value-type="float" office:value="986.8932">
                <text:p>986.8932</text:p>
              </table:table-cell>
              <table:table-cell office:value-type="float" office:value="985.72">
                <text:p>985.72</text:p>
              </table:table-cell>
            </table:table-row>
            <table:table-row>
              <table:table-cell office:value-type="string">
                <text:p>SANTA CRUZ 15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5.6">
                <text:p>985.6</text:p>
              </table:table-cell>
              <table:table-cell office:value-type="float" office:value="985.38">
                <text:p>985.38</text:p>
              </table:table-cell>
              <table:table-cell office:value-type="float" office:value="986.2">
                <text:p>986.2</text:p>
              </table:table-cell>
            </table:table-row>
            <table:table-row>
              <table:table-cell office:value-type="string">
                <text:p>SANTA CRUZ 16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3">
                <text:p>987.3</text:p>
              </table:table-cell>
              <table:table-cell office:value-type="float" office:value="986.775">
                <text:p>986.775</text:p>
              </table:table-cell>
              <table:table-cell office:value-type="float" office:value="986.1">
                <text:p>986.1</text:p>
              </table:table-cell>
            </table:table-row>
            <table:table-row>
              <table:table-cell office:value-type="string">
                <text:p>SANTA CRUZ 16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6">
                <text:p>986.6</text:p>
              </table:table-cell>
              <table:table-cell office:value-type="float" office:value="985.825">
                <text:p>985.825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SANTA CRUZ 16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.1">
                <text:p>991.1</text:p>
              </table:table-cell>
              <table:table-cell office:value-type="float" office:value="990.733">
                <text:p>990.733</text:p>
              </table:table-cell>
              <table:table-cell office:value-type="float" office:value="990.5">
                <text:p>990.5</text:p>
              </table:table-cell>
            </table:table-row>
            <table:table-row>
              <table:table-cell office:value-type="string">
                <text:p>SANTA CRUZ 17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615384615385">
                <text:p>986.615384615385</text:p>
              </table:table-cell>
              <table:table-cell office:value-type="float" office:value="986.446153846154">
                <text:p>986.446153846154</text:p>
              </table:table-cell>
              <table:table-cell office:value-type="float" office:value="986.076923076923">
                <text:p>986.076923076923</text:p>
              </table:table-cell>
            </table:table-row>
            <table:table-row>
              <table:table-cell office:value-type="string">
                <text:p>SANTA CRUZ 17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5.14">
                <text:p>985.14</text:p>
              </table:table-cell>
              <table:table-cell office:value-type="float" office:value="985.19">
                <text:p>985.19</text:p>
              </table:table-cell>
              <table:table-cell office:value-type="float" office:value="985.6">
                <text:p>985.6</text:p>
              </table:table-cell>
            </table:table-row>
            <table:table-row>
              <table:table-cell office:value-type="string">
                <text:p>SANTA CRUZ 17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3.9">
                <text:p>983.9</text:p>
              </table:table-cell>
              <table:table-cell office:value-type="float" office:value="983.567">
                <text:p>983.567</text:p>
              </table:table-cell>
              <table:table-cell office:value-type="float" office:value="983.6">
                <text:p>983.6</text:p>
              </table:table-cell>
            </table:table-row>
            <table:table-row>
              <table:table-cell office:value-type="string">
                <text:p>SANTA CRUZ 18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4.821428571429">
                <text:p>984.821428571429</text:p>
              </table:table-cell>
              <table:table-cell office:value-type="float" office:value="984.657142857143">
                <text:p>984.657142857143</text:p>
              </table:table-cell>
              <table:table-cell office:value-type="float" office:value="984.792857142857">
                <text:p>984.792857142857</text:p>
              </table:table-cell>
            </table:table-row>
            <table:table-row>
              <table:table-cell office:value-type="string">
                <text:p>SANTA CRUZ 18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5.685714285714">
                <text:p>985.685714285714</text:p>
              </table:table-cell>
              <table:table-cell office:value-type="float" office:value="985.514285714286">
                <text:p>985.514285714286</text:p>
              </table:table-cell>
              <table:table-cell office:value-type="float" office:value="985.785714285714">
                <text:p>985.785714285714</text:p>
              </table:table-cell>
            </table:table-row>
            <table:table-row>
              <table:table-cell office:value-type="string">
                <text:p>SANTA CRUZ 19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4.96">
                <text:p>984.96</text:p>
              </table:table-cell>
              <table:table-cell office:value-type="float" office:value="985.34">
                <text:p>985.34</text:p>
              </table:table-cell>
              <table:table-cell office:value-type="float" office:value="985.97">
                <text:p>985.97</text:p>
              </table:table-cell>
            </table:table-row>
            <table:table-row>
              <table:table-cell office:value-type="string">
                <text:p>SANTA CRUZ 19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">
                <text:p>986</text:p>
              </table:table-cell>
              <table:table-cell office:value-type="float" office:value="987.233333333333">
                <text:p>987.233333333333</text:p>
              </table:table-cell>
              <table:table-cell office:value-type="float" office:value="987.833333333333">
                <text:p>987.833333333333</text:p>
              </table:table-cell>
            </table:table-row>
            <table:table-row>
              <table:table-cell office:value-type="string">
                <text:p>SANTA CRUZ 19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5.6">
                <text:p>985.6</text:p>
              </table:table-cell>
              <table:table-cell office:value-type="float" office:value="986.4665">
                <text:p>986.466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SANTA CRUZ 2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4.557142857143">
                <text:p>984.557142857143</text:p>
              </table:table-cell>
              <table:table-cell office:value-type="float" office:value="985.028571428571">
                <text:p>985.028571428571</text:p>
              </table:table-cell>
              <table:table-cell office:value-type="float" office:value="985.6">
                <text:p>985.6</text:p>
              </table:table-cell>
            </table:table-row>
            <table:table-row>
              <table:table-cell office:value-type="string">
                <text:p>SANTA CRUZ 2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4.2">
                <text:p>984.2</text:p>
              </table:table-cell>
              <table:table-cell office:value-type="float" office:value="985.51">
                <text:p>985.51</text:p>
              </table:table-cell>
              <table:table-cell office:value-type="float" office:value="986.86">
                <text:p>986.86</text:p>
              </table:table-cell>
            </table:table-row>
            <table:table-row>
              <table:table-cell office:value-type="string">
                <text:p>SANTA CRUZ 20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2.7">
                <text:p>982.7</text:p>
              </table:table-cell>
              <table:table-cell office:value-type="float" office:value="985.1">
                <text:p>985.1</text:p>
              </table:table-cell>
              <table:table-cell office:value-type="float" office:value="986.3">
                <text:p>986.3</text:p>
              </table:table-cell>
            </table:table-row>
            <table:table-row>
              <table:table-cell office:value-type="string">
                <text:p>SANTA CRUZ 20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4.6">
                <text:p>984.6</text:p>
              </table:table-cell>
              <table:table-cell office:value-type="float" office:value="986.825">
                <text:p>986.825</text:p>
              </table:table-cell>
              <table:table-cell office:value-type="float" office:value="988.4">
                <text:p>988.4</text:p>
              </table:table-cell>
            </table:table-row>
            <table:table-row>
              <table:table-cell office:value-type="string">
                <text:p>SANTA CRUZ 21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2125">
                <text:p>986.2125</text:p>
              </table:table-cell>
              <table:table-cell office:value-type="float" office:value="986.875">
                <text:p>986.875</text:p>
              </table:table-cell>
              <table:table-cell office:value-type="float" office:value="988.2">
                <text:p>988.2</text:p>
              </table:table-cell>
            </table:table-row>
            <table:table-row>
              <table:table-cell office:value-type="string">
                <text:p>SANTA CRUZ 21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5.75">
                <text:p>985.75</text:p>
              </table:table-cell>
              <table:table-cell office:value-type="float" office:value="986.85">
                <text:p>986.85</text:p>
              </table:table-cell>
              <table:table-cell office:value-type="float" office:value="988.2">
                <text:p>988.2</text:p>
              </table:table-cell>
            </table:table-row>
            <table:table-row>
              <table:table-cell office:value-type="string">
                <text:p>SANTA CRUZ 22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8.025">
                <text:p>988.025</text:p>
              </table:table-cell>
              <table:table-cell office:value-type="float" office:value="988.7">
                <text:p>988.7</text:p>
              </table:table-cell>
              <table:table-cell office:value-type="float" office:value="989.3">
                <text:p>98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